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Regular" style:font-pitch="variable" style:font-charset="x-symbol"/>
    <style:font-face style:name="Mangal1" svg:font-family="Mangal"/>
    <style:font-face style:name="OpenSymbol" svg:font-family="OpenSymbol"/>
    <style:font-face style:name="Meiryo UI" svg:font-family="'Meiryo UI'" style:font-family-generic="swiss"/>
    <style:font-face style:name="Yu Gothic UI" svg:font-family="'Yu Gothic UI'" style:font-family-generic="swiss"/>
    <style:font-face style:name="ＭＳ 明朝" svg:font-family="'ＭＳ 明朝'" style:font-adornments="標準" style:font-family-generic="roman" style:font-pitch="fixed"/>
    <style:font-face style:name="Arial1" svg:font-family="Arial" style:font-family-generic="roman" style:font-pitch="variable"/>
    <style:font-face style:name="Century" svg:font-family="Century" style:font-family-generic="roman" style:font-pitch="variable"/>
    <style:font-face style:name="Arial" svg:font-family="Arial" style:font-family-generic="swiss" style:font-pitch="variable"/>
    <style:font-face style:name="Century1" svg:font-family="Century" style:font-family-generic="swiss" style:font-pitch="variable"/>
    <style:font-face style:name="Meiryo UI1" svg:font-family="'Meiryo UI'" style:font-family-generic="swiss" style:font-pitch="variable"/>
    <style:font-face style:name="Arial2" svg:font-family="Arial"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明朝1" svg:font-family="'ＭＳ 明朝'"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master-page-name="Standard">
      <style:paragraph-properties fo:margin-top="1.27cm" fo:margin-bottom="0cm" fo:text-align="end" style:justify-single-word="false" fo:orphans="2" fo:widows="2" style:page-number="auto"/>
    </style:style>
    <style:style style:name="P2" style:family="paragraph" style:parent-style-name="Standard">
      <style:paragraph-properties fo:margin-top="0cm" fo:margin-bottom="0.318cm" fo:text-align="center" style:justify-single-word="false" fo:orphans="2" fo:widows="2" fo:break-before="page"/>
      <style:text-properties fo:color="#1f4e79" style:font-name="Arial1" fo:font-size="11pt" fo:font-weight="bold" style:font-size-asian="11pt" style:font-weight-asian="bold" style:font-name-complex="Arial2"/>
    </style:style>
    <style:style style:name="P3" style:family="paragraph" style:parent-style-name="Standard">
      <style:paragraph-properties fo:margin-top="0.318cm" fo:margin-bottom="0cm"/>
    </style:style>
    <style:style style:name="P4" style:family="paragraph" style:parent-style-name="Standard">
      <style:paragraph-properties fo:margin-top="0.318cm" fo:margin-bottom="0cm"/>
      <style:text-properties style:font-name="Arial1" fo:font-size="9pt" style:font-size-asian="9pt" style:font-name-complex="Arial2"/>
    </style:style>
    <style:style style:name="P5" style:family="paragraph" style:parent-style-name="List_20_Paragraph">
      <style:paragraph-properties fo:margin-left="1.251cm" fo:margin-right="0cm" fo:text-indent="0cm" style:auto-text-indent="false"/>
    </style:style>
    <style:style style:name="P6" style:family="paragraph" style:parent-style-name="Standard">
      <style:paragraph-properties fo:margin-left="0.75cm" fo:margin-right="0cm" fo:text-indent="-0.75cm" style:auto-text-indent="false"/>
      <style:text-properties style:font-name="Arial1" fo:font-size="9pt" fo:font-weight="bold" style:font-size-asian="9pt" style:font-weight-asian="bold" style:font-name-complex="Arial2"/>
    </style:style>
    <style:style style:name="P7" style:family="paragraph" style:parent-style-name="List_20_Paragraph">
      <style:paragraph-properties fo:margin-left="1.501cm" fo:margin-right="0cm" fo:text-indent="0cm" style:auto-text-indent="false"/>
      <style:text-properties style:font-name="Arial1" fo:font-size="9pt" style:font-size-asian="9pt" style:font-name-complex="Arial2"/>
    </style:style>
    <style:style style:name="P8" style:family="paragraph" style:parent-style-name="List_20_Paragraph" style:list-style-name="WWNum5">
      <style:paragraph-properties fo:margin-left="1.501cm" fo:margin-right="0cm" fo:text-indent="0cm" style:auto-text-indent="false"/>
    </style:style>
    <style:style style:name="P9" style:family="paragraph" style:parent-style-name="List_20_Paragraph">
      <style:paragraph-properties fo:margin-left="1.501cm" fo:margin-right="0cm" fo:text-indent="0cm" style:auto-text-indent="false"/>
    </style:style>
    <style:style style:name="P10" style:family="paragraph" style:parent-style-name="Standard">
      <style:paragraph-properties fo:margin-left="0.748cm" fo:margin-right="0cm" fo:text-indent="0cm" style:auto-text-indent="false"/>
      <style:text-properties style:font-name="Arial1" fo:font-size="9pt" style:font-size-asian="9pt" style:font-name-complex="Arial2"/>
    </style:style>
    <style:style style:name="P11" style:family="paragraph" style:parent-style-name="Standard">
      <style:paragraph-properties fo:margin-top="0.318cm" fo:margin-bottom="0cm"/>
      <style:text-properties style:font-name="Arial1" fo:font-size="9pt" fo:font-weight="bold" style:font-size-asian="9pt" style:font-weight-asian="bold" style:font-name-complex="Arial2"/>
    </style:style>
    <style:style style:name="P12" style:family="paragraph" style:parent-style-name="Standard" style:list-style-name="L1">
      <style:paragraph-properties fo:margin-top="0.318cm" fo:margin-bottom="0cm"/>
    </style:style>
    <style:style style:name="P13" style:family="paragraph" style:parent-style-name="List_20_Paragraph">
      <style:paragraph-properties fo:margin-left="1.501cm" fo:margin-right="0cm" fo:text-indent="0cm" style:auto-text-indent="false"/>
      <style:text-properties style:font-name="Arial1" fo:font-size="9pt" fo:font-weight="bold" style:font-size-asian="9pt" style:font-weight-asian="bold" style:font-name-complex="Arial2"/>
    </style:style>
    <style:style style:name="P14" style:family="paragraph" style:parent-style-name="List_20_Paragraph" style:list-style-name="WWNum3">
      <style:paragraph-properties fo:margin-left="1.501cm" fo:margin-right="0cm" fo:text-indent="0cm" style:auto-text-indent="false"/>
      <style:text-properties style:font-name="Arial1" fo:font-size="9pt" fo:font-weight="bold" style:font-size-asian="9pt" style:font-weight-asian="bold" style:font-name-complex="Arial2"/>
    </style:style>
    <style:style style:name="P15" style:family="paragraph" style:parent-style-name="List_20_Paragraph" style:list-style-name="WWNum3">
      <style:text-properties style:font-name="Arial1" fo:font-size="9pt" fo:font-weight="bold" style:font-size-asian="9pt" style:font-weight-asian="bold" style:font-name-complex="Arial2"/>
    </style:style>
    <style:style style:name="P16" style:family="paragraph" style:parent-style-name="Heading_20_2">
      <style:paragraph-properties fo:break-before="page"/>
    </style:style>
    <style:style style:name="P17" style:family="paragraph" style:parent-style-name="Standard">
      <style:text-properties style:font-name="Arial1" fo:font-size="9pt" fo:font-weight="bold" style:font-size-asian="9pt" style:font-weight-asian="bold" style:font-name-complex="Arial2" style:font-weight-complex="bold"/>
    </style:style>
    <style:style style:name="P18" style:family="paragraph" style:parent-style-name="List_20_Paragraph">
      <style:text-properties fo:font-size="9pt" fo:font-weight="bold" style:font-size-asian="9pt" style:font-weight-asian="bold" style:font-size-complex="9pt" style:font-weight-complex="bold"/>
    </style:style>
    <style:style style:name="P19" style:family="paragraph" style:parent-style-name="List_20_Paragraph" style:list-style-name="WWNum2"/>
    <style:style style:name="P20" style:family="paragraph" style:parent-style-name="List_20_Paragraph">
      <style:text-properties style:font-name="Arial1" fo:font-size="9pt" style:font-size-asian="9pt" style:font-name-complex="Arial2"/>
    </style:style>
    <style:style style:name="P21" style:family="paragraph" style:parent-style-name="List_20_Paragraph">
      <style:paragraph-properties fo:margin-left="2.752cm" fo:margin-right="0cm" fo:text-indent="0cm" style:auto-text-indent="false"/>
      <style:text-properties style:font-name="Arial1" fo:font-size="9pt" fo:font-weight="bold" style:font-size-asian="9pt" style:font-weight-asian="bold" style:font-name-complex="Arial2"/>
    </style:style>
    <style:style style:name="P22" style:family="paragraph" style:parent-style-name="Standard">
      <style:paragraph-properties fo:margin-left="0.748cm" fo:margin-right="0cm" fo:margin-top="0.318cm" fo:margin-bottom="0cm" fo:text-indent="0cm" style:auto-text-indent="false"/>
      <style:text-properties style:font-name="Arial1" fo:font-size="9pt" fo:font-weight="bold" style:font-size-asian="9pt" style:font-weight-asian="bold" style:font-name-complex="Arial2"/>
    </style:style>
    <style:style style:name="P23" style:family="paragraph" style:parent-style-name="Heading_20_2">
      <style:paragraph-properties fo:break-before="page"/>
      <style:text-properties style:font-name="Arial1" fo:font-size="10pt" style:font-size-asian="10pt" style:font-name-complex="Arial2"/>
    </style:style>
    <style:style style:name="P24" style:family="paragraph" style:parent-style-name="Standard">
      <style:paragraph-properties fo:margin-left="0.75cm" fo:margin-right="0cm" fo:margin-top="0.318cm" fo:margin-bottom="0cm" fo:text-indent="-0.75cm" style:auto-text-indent="false"/>
    </style:style>
    <style:style style:name="P25" style:family="paragraph" style:parent-style-name="Standard">
      <style:paragraph-properties fo:margin-left="0.748cm" fo:margin-right="0cm" fo:text-indent="0cm" style:auto-text-indent="false"/>
    </style:style>
    <style:style style:name="P26" style:family="paragraph" style:parent-style-name="List_20_Paragraph">
      <style:text-properties style:font-name="Arial1" fo:font-size="9pt" fo:font-weight="bold" style:font-size-asian="9pt" style:font-weight-asian="bold" style:font-name-complex="Arial2"/>
    </style:style>
    <style:style style:name="P27" style:family="paragraph" style:parent-style-name="List_20_Paragraph" style:list-style-name="WWNum5">
      <style:paragraph-properties fo:margin-left="1.501cm" fo:margin-right="0cm" fo:text-indent="0cm" style:auto-text-indent="false"/>
      <style:text-properties style:font-name="Arial1" fo:font-size="9pt" style:font-size-asian="9pt" style:font-name-complex="Arial2"/>
    </style:style>
    <style:style style:name="P28" style:family="paragraph" style:parent-style-name="Standard">
      <style:paragraph-properties fo:margin-left="0.75cm" fo:margin-right="0cm" fo:text-indent="-0.75cm" style:auto-text-indent="false"/>
    </style:style>
    <style:style style:name="P29" style:family="paragraph" style:parent-style-name="Standard">
      <style:paragraph-properties fo:margin-left="0.75cm" fo:margin-right="0cm" fo:margin-top="0.318cm" fo:margin-bottom="0cm" fo:text-indent="-0.75cm" style:auto-text-indent="false"/>
      <style:text-properties style:font-name="Arial1" fo:font-size="9pt" fo:font-weight="bold" style:font-size-asian="9pt" style:font-weight-asian="bold" style:font-name-complex="Arial2"/>
    </style:style>
    <style:style style:name="P30" style:family="paragraph" style:parent-style-name="Standard">
      <style:paragraph-properties fo:text-align="end" style:justify-single-word="false"/>
      <style:text-properties style:font-name="Arial1" style:font-name-complex="Arial2"/>
    </style:style>
    <style:style style:name="P31" style:family="paragraph" style:parent-style-name="Standard">
      <style:paragraph-properties fo:text-align="start" style:justify-single-word="false" fo:orphans="2" fo:widows="2"/>
      <style:text-properties style:font-name="Arial1" fo:font-size="9pt" style:font-size-asian="9pt" style:font-name-complex="Arial2"/>
    </style:style>
    <style:style style:name="P32" style:family="paragraph" style:parent-style-name="Standard">
      <style:paragraph-properties fo:text-align="start" style:justify-single-word="false" fo:orphans="2" fo:widows="2"/>
    </style:style>
    <style:style style:name="P33" style:family="paragraph" style:parent-style-name="Footer">
      <style:paragraph-properties fo:text-align="end" style:justify-single-word="false"/>
    </style:style>
    <style:style style:name="P34" style:family="paragraph" style:parent-style-name="Standard">
      <style:paragraph-properties fo:margin-top="0.318cm" fo:margin-bottom="0cm"/>
    </style:style>
    <style:style style:name="P35" style:family="paragraph" style:parent-style-name="Standard">
      <style:paragraph-properties fo:margin-top="0.318cm" fo:margin-bottom="0cm"/>
      <style:text-properties style:font-name="Arial1" fo:font-size="9pt" fo:font-weight="bold" style:font-size-asian="9pt" style:font-weight-asian="bold" style:font-name-complex="Arial2"/>
    </style:style>
    <style:style style:name="P36" style:family="paragraph" style:parent-style-name="Standard">
      <style:paragraph-properties fo:margin-top="0.318cm" fo:margin-bottom="0cm"/>
      <style:text-properties style:font-name="Arial1" fo:font-size="9pt" style:font-size-asian="9pt" style:font-name-complex="Arial2"/>
    </style:style>
    <style:style style:name="P37" style:family="paragraph" style:parent-style-name="Standard">
      <style:paragraph-properties fo:margin-left="0.748cm" fo:margin-right="0cm" fo:text-indent="0cm" style:auto-text-indent="false"/>
    </style:style>
    <style:style style:name="P38" style:family="paragraph" style:parent-style-name="Standard">
      <style:paragraph-properties fo:margin-left="0.748cm" fo:margin-right="0cm" fo:text-indent="0cm" style:auto-text-indent="false"/>
      <style:text-properties style:font-name="Arial1" fo:font-size="9pt" style:font-size-asian="9pt" style:font-name-complex="Arial2"/>
    </style:style>
    <style:style style:name="P39" style:family="paragraph" style:parent-style-name="Standard">
      <style:paragraph-properties fo:margin-left="0.748cm" fo:margin-right="0cm" fo:text-indent="0cm" style:auto-text-indent="false"/>
      <style:text-properties style:font-name="Arial1" fo:font-size="9pt" fo:font-weight="bold" style:font-size-asian="9pt" style:font-weight-asian="bold" style:font-name-complex="Arial2"/>
    </style:style>
    <style:style style:name="P40" style:family="paragraph" style:parent-style-name="Standard">
      <style:paragraph-properties fo:margin-left="0.748cm" fo:margin-right="0cm" fo:margin-top="0.318cm" fo:margin-bottom="0cm" fo:text-indent="0cm" style:auto-text-indent="false"/>
      <style:text-properties style:font-name="Arial1" fo:font-size="9pt" fo:font-weight="bold" style:font-size-asian="9pt" style:font-weight-asian="bold" style:font-name-complex="Arial2"/>
    </style:style>
    <style:style style:name="P41" style:family="paragraph" style:parent-style-name="Standard">
      <style:paragraph-properties fo:margin-left="0.75cm" fo:margin-right="0cm" fo:margin-top="0.318cm" fo:margin-bottom="0cm" fo:text-indent="-0.75cm" style:auto-text-indent="false"/>
    </style:style>
    <style:style style:name="P42" style:family="paragraph" style:parent-style-name="Standard">
      <style:paragraph-properties fo:margin-left="0.75cm" fo:margin-right="0cm" fo:margin-top="0.318cm" fo:margin-bottom="0cm" fo:text-indent="-0.75cm" style:auto-text-indent="false"/>
      <style:text-properties style:font-name="Arial1" fo:font-size="9pt" fo:font-weight="bold" style:font-size-asian="9pt" style:font-weight-asian="bold" style:font-name-complex="Arial2"/>
    </style:style>
    <style:style style:name="P43" style:family="paragraph" style:parent-style-name="Standard">
      <style:paragraph-properties fo:margin-left="0.75cm" fo:margin-right="0cm" fo:text-indent="-0.75cm" style:auto-text-indent="false"/>
    </style:style>
    <style:style style:name="P44" style:family="paragraph" style:parent-style-name="Standard">
      <style:paragraph-properties fo:margin-left="0.75cm" fo:margin-right="0cm" fo:text-indent="-0.75cm" style:auto-text-indent="false"/>
      <style:text-properties style:font-name="Arial1" fo:font-size="9pt" fo:font-weight="bold" style:font-size-asian="9pt" style:font-weight-asian="bold" style:font-name-complex="Arial2"/>
    </style:style>
    <style:style style:name="P45" style:family="paragraph" style:parent-style-name="Contents_20_1">
      <style:paragraph-properties>
        <style:tab-stops>
          <style:tab-stop style:position="15cm" style:type="right" style:leader-style="dotted" style:leader-text="."/>
        </style:tab-stops>
      </style:paragraph-properties>
    </style:style>
    <style:style style:name="P46" style:family="paragraph" style:parent-style-name="Contents_20_2">
      <style:paragraph-properties>
        <style:tab-stops>
          <style:tab-stop style:position="15cm" style:type="right" style:leader-style="dotted" style:leader-text="."/>
        </style:tab-stops>
      </style:paragraph-properties>
    </style:style>
    <style:style style:name="P47" style:family="paragraph" style:parent-style-name="Standard">
      <style:paragraph-properties fo:margin-top="0cm" fo:margin-bottom="0.318cm" fo:text-align="center" style:justify-single-word="false" fo:orphans="2" fo:widows="2" fo:break-before="page"/>
      <style:text-properties fo:color="#1f4e79" style:font-name="Arial1" fo:font-size="11pt" fo:font-weight="bold" style:font-size-asian="11pt" style:font-weight-asian="bold" style:font-name-complex="Arial2"/>
    </style:style>
    <style:style style:name="P48" style:family="paragraph" style:parent-style-name="Standard">
      <style:text-properties style:font-name="Arial1" fo:font-size="9pt" fo:font-weight="bold" style:font-size-asian="9pt" style:font-weight-asian="bold" style:font-name-complex="Arial2" style:font-weight-complex="bold"/>
    </style:style>
    <style:style style:name="P49" style:family="paragraph" style:parent-style-name="Standard" style:master-page-name="Standard">
      <style:paragraph-properties fo:margin-top="1.27cm" fo:margin-bottom="0cm" fo:text-align="end" style:justify-single-word="false" fo:orphans="2" fo:widows="2" style:page-number="auto"/>
    </style:style>
    <style:style style:name="P50" style:family="paragraph" style:parent-style-name="Standard">
      <style:paragraph-properties fo:margin-top="0.318cm" fo:margin-bottom="0cm"/>
    </style:style>
    <style:style style:name="P51" style:family="paragraph" style:parent-style-name="Standard">
      <style:paragraph-properties fo:margin-top="0.318cm" fo:margin-bottom="0cm"/>
      <style:text-properties style:font-name="Arial1" fo:font-size="9pt" style:font-size-asian="9pt" style:font-name-complex="Arial2"/>
    </style:style>
    <style:style style:name="P52" style:family="paragraph" style:parent-style-name="Standard">
      <style:paragraph-properties fo:margin-top="0.318cm" fo:margin-bottom="0cm"/>
      <style:text-properties style:font-name="Arial1" fo:font-size="9pt" fo:font-weight="bold" style:font-size-asian="9pt" style:font-weight-asian="bold" style:font-name-complex="Arial2"/>
    </style:style>
    <style:style style:name="P53" style:family="paragraph" style:parent-style-name="Standard" style:list-style-name="L1">
      <style:paragraph-properties fo:margin-top="0.318cm" fo:margin-bottom="0cm"/>
    </style:style>
    <style:style style:name="P54" style:family="paragraph" style:parent-style-name="Standard">
      <style:paragraph-properties fo:margin-left="0.748cm" fo:margin-right="0cm" fo:text-indent="0cm" style:auto-text-indent="false"/>
    </style:style>
    <style:style style:name="P55" style:family="paragraph" style:parent-style-name="Standard">
      <style:paragraph-properties fo:margin-left="0.748cm" fo:margin-right="0cm" fo:text-indent="0cm" style:auto-text-indent="false"/>
      <style:text-properties style:font-name="Arial1" fo:font-size="9pt" style:font-size-asian="9pt" style:font-name-complex="Arial2"/>
    </style:style>
    <style:style style:name="P56" style:family="paragraph" style:parent-style-name="Standard">
      <style:paragraph-properties fo:margin-left="0.748cm" fo:margin-right="0cm" fo:margin-top="0.318cm" fo:margin-bottom="0cm" fo:text-indent="0cm" style:auto-text-indent="false"/>
      <style:text-properties style:font-name="Arial1" fo:font-size="9pt" fo:font-weight="bold" style:font-size-asian="9pt" style:font-weight-asian="bold" style:font-name-complex="Arial2"/>
    </style:style>
    <style:style style:name="P57" style:family="paragraph" style:parent-style-name="Standard">
      <style:paragraph-properties fo:margin-left="0.748cm" fo:margin-right="0cm" fo:margin-top="0.318cm" fo:margin-bottom="0cm" fo:text-indent="0cm" style:auto-text-indent="false"/>
      <style:text-properties style:font-name="Arial1" fo:font-size="9pt" fo:font-weight="bold" style:font-size-asian="9pt" style:language-asian="ja" style:country-asian="JP" style:font-weight-asian="bold" style:font-name-complex="Arial2"/>
    </style:style>
    <style:style style:name="P58" style:family="paragraph" style:parent-style-name="Standard">
      <style:paragraph-properties fo:margin-left="0.75cm" fo:margin-right="0cm" fo:margin-top="0.318cm" fo:margin-bottom="0cm" fo:text-indent="-0.75cm" style:auto-text-indent="false"/>
    </style:style>
    <style:style style:name="P59" style:family="paragraph" style:parent-style-name="Standard">
      <style:paragraph-properties fo:margin-left="0.75cm" fo:margin-right="0cm" fo:margin-top="0.318cm" fo:margin-bottom="0cm" fo:text-indent="-0.75cm" style:auto-text-indent="false"/>
      <style:text-properties style:font-name="Arial1" fo:font-size="9pt" fo:font-weight="bold" style:font-size-asian="9pt" style:font-weight-asian="bold" style:font-name-complex="Arial2"/>
    </style:style>
    <style:style style:name="P60" style:family="paragraph" style:parent-style-name="Standard">
      <style:paragraph-properties fo:margin-left="0.75cm" fo:margin-right="0cm" fo:text-indent="-0.75cm" style:auto-text-indent="false"/>
    </style:style>
    <style:style style:name="P61" style:family="paragraph" style:parent-style-name="Standard">
      <style:paragraph-properties fo:margin-left="0.75cm" fo:margin-right="0cm" fo:text-indent="-0.75cm" style:auto-text-indent="false"/>
      <style:text-properties style:font-name="Arial1" fo:font-size="9pt" fo:font-weight="bold" style:font-size-asian="9pt" style:font-weight-asian="bold" style:font-name-complex="Arial2"/>
    </style:style>
    <style:style style:name="P62" style:family="paragraph" style:parent-style-name="Standard">
      <style:paragraph-properties fo:margin-top="0cm" fo:margin-bottom="0.318cm" fo:text-align="center" style:justify-single-word="false" fo:orphans="2" fo:widows="2" fo:break-before="page"/>
      <style:text-properties fo:color="#1f4e79" style:font-name="Arial1" fo:font-size="11pt" fo:font-weight="bold" style:font-size-asian="11pt" style:font-weight-asian="bold" style:font-name-complex="Arial2"/>
    </style:style>
    <style:style style:name="P63" style:family="paragraph" style:parent-style-name="Heading_20_1">
      <style:paragraph-properties fo:break-before="page"/>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style:font-name="Arial1" fo:font-size="10pt" style:font-size-asian="10pt" style:font-name-complex="Arial2"/>
    </style:style>
    <style:style style:name="P66" style:family="paragraph" style:parent-style-name="List_20_Paragraph">
      <style:paragraph-properties fo:margin-left="1.251cm" fo:margin-right="0cm" fo:text-indent="0cm" style:auto-text-indent="false"/>
    </style:style>
    <style:style style:name="P67" style:family="paragraph" style:parent-style-name="List_20_Paragraph" style:list-style-name="WWNum1">
      <style:paragraph-properties fo:margin-left="1.251cm" fo:margin-right="0cm" fo:text-indent="0cm" style:auto-text-indent="false"/>
    </style:style>
    <style:style style:name="P68" style:family="paragraph" style:parent-style-name="List_20_Paragraph">
      <style:paragraph-properties fo:margin-left="1.501cm" fo:margin-right="0cm" fo:text-indent="0cm" style:auto-text-indent="false"/>
    </style:style>
    <style:style style:name="P69" style:family="paragraph" style:parent-style-name="List_20_Paragraph">
      <style:paragraph-properties fo:margin-left="1.501cm" fo:margin-right="0cm" fo:text-indent="0cm" style:auto-text-indent="false"/>
      <style:text-properties style:font-name="Arial1" fo:font-size="9pt" style:font-size-asian="9pt" style:font-name-complex="Arial2"/>
    </style:style>
    <style:style style:name="P70" style:family="paragraph" style:parent-style-name="List_20_Paragraph" style:list-style-name="WWNum5">
      <style:paragraph-properties fo:margin-left="1.501cm" fo:margin-right="0cm" fo:text-indent="0cm" style:auto-text-indent="false"/>
      <style:text-properties style:font-name="Arial1" fo:font-size="9pt" style:font-size-asian="9pt" style:font-name-complex="Arial2"/>
    </style:style>
    <style:style style:name="P71" style:family="paragraph" style:parent-style-name="List_20_Paragraph">
      <style:paragraph-properties fo:margin-left="1.501cm" fo:margin-right="0cm" fo:text-indent="0cm" style:auto-text-indent="false"/>
      <style:text-properties style:font-name="Arial1" fo:font-size="9pt" fo:font-weight="bold" style:font-size-asian="9pt" style:font-weight-asian="bold" style:font-name-complex="Arial2"/>
    </style:style>
    <style:style style:name="P72" style:family="paragraph" style:parent-style-name="List_20_Paragraph" style:list-style-name="WWNum2">
      <style:paragraph-properties fo:margin-left="1.501cm" fo:margin-right="0cm" fo:text-indent="0cm" style:auto-text-indent="false"/>
      <style:text-properties style:font-name="Arial1" fo:font-size="9pt" fo:font-weight="bold" style:font-size-asian="9pt" style:font-weight-asian="bold" style:font-name-complex="Arial2"/>
    </style:style>
    <style:style style:name="P73" style:family="paragraph" style:parent-style-name="List_20_Paragraph" style:list-style-name="WWNum3">
      <style:paragraph-properties fo:margin-left="1.501cm" fo:margin-right="0cm" fo:text-indent="0cm" style:auto-text-indent="false"/>
      <style:text-properties style:font-name="Arial1" fo:font-size="9pt" fo:font-weight="bold" style:font-size-asian="9pt" style:font-weight-asian="bold" style:font-name-complex="Arial2"/>
    </style:style>
    <style:style style:name="P74" style:family="paragraph" style:parent-style-name="List_20_Paragraph" style:list-style-name="WWNum5">
      <style:paragraph-properties fo:margin-left="1.501cm" fo:margin-right="0cm" fo:text-indent="0cm" style:auto-text-indent="false"/>
      <style:text-properties style:font-name="Arial1" fo:font-size="9pt" fo:font-weight="bold" style:font-size-asian="9pt" style:font-weight-asian="bold" style:font-name-complex="Arial2"/>
    </style:style>
    <style:style style:name="P75" style:family="paragraph" style:parent-style-name="List_20_Paragraph" style:list-style-name="WWNum5">
      <style:paragraph-properties fo:margin-left="1.501cm" fo:margin-right="0cm" fo:text-indent="0cm" style:auto-text-indent="false"/>
    </style:style>
    <style:style style:name="P76" style:family="paragraph" style:parent-style-name="List_20_Paragraph" style:list-style-name="WWNum2">
      <style:paragraph-properties fo:margin-left="1.501cm" fo:margin-right="0cm" fo:text-indent="0cm" style:auto-text-indent="false"/>
    </style:style>
    <style:style style:name="P77" style:family="paragraph" style:parent-style-name="List_20_Paragraph">
      <style:text-properties style:font-name="Arial1" fo:font-size="9pt" fo:font-weight="bold" style:font-size-asian="9pt" style:font-weight-asian="bold" style:font-name-complex="Arial2"/>
    </style:style>
    <style:style style:name="P78" style:family="paragraph" style:parent-style-name="List_20_Paragraph" style:list-style-name="WWNum3">
      <style:text-properties style:font-name="Arial1" fo:font-size="9pt" fo:font-weight="bold" style:font-size-asian="9pt" style:font-weight-asian="bold" style:font-name-complex="Arial2"/>
    </style:style>
    <style:style style:name="P79" style:family="paragraph" style:parent-style-name="List_20_Paragraph" style:list-style-name="WWNum2">
      <style:text-properties style:font-name="Arial1" fo:font-size="9pt" fo:font-weight="bold" style:font-size-asian="9pt" style:font-weight-asian="bold" style:font-name-complex="Arial2"/>
    </style:style>
    <style:style style:name="P80" style:family="paragraph" style:parent-style-name="List_20_Paragraph">
      <style:text-properties style:font-name="Arial1" fo:font-size="9pt" style:font-size-asian="9pt" style:font-name-complex="Arial2"/>
    </style:style>
    <style:style style:name="P81" style:family="paragraph" style:parent-style-name="List_20_Paragraph" style:list-style-name="WWNum5">
      <style:text-properties style:font-name="Arial1" fo:font-size="9pt" style:font-size-asian="9pt" style:font-name-complex="Arial2"/>
    </style:style>
    <style:style style:name="P82" style:family="paragraph" style:parent-style-name="List_20_Paragraph" style:list-style-name="WWNum5"/>
    <style:style style:name="P83" style:family="paragraph" style:parent-style-name="List_20_Paragraph" style:list-style-name="WWNum2"/>
    <style:style style:name="P84" style:family="paragraph" style:parent-style-name="List_20_Paragraph">
      <style:text-properties fo:font-size="9pt" fo:font-weight="bold" style:font-size-asian="9pt" style:font-weight-asian="bold" style:font-size-complex="9pt" style:font-weight-complex="bold"/>
    </style:style>
    <style:style style:name="P85" style:family="paragraph" style:parent-style-name="List_20_Paragraph" style:list-style-name="WWNum2">
      <style:text-properties fo:font-size="9pt" fo:font-weight="bold" style:font-size-asian="9pt" style:font-weight-asian="bold" style:font-size-complex="9pt" style:font-weight-complex="bold"/>
    </style:style>
    <style:style style:name="P86" style:family="paragraph" style:parent-style-name="List_20_Paragraph">
      <style:paragraph-properties fo:margin-left="2.752cm" fo:margin-right="0cm" fo:text-indent="0cm" style:auto-text-indent="false"/>
      <style:text-properties style:font-name="Arial1" fo:font-size="9pt" fo:font-weight="bold" style:font-size-asian="9pt" style:font-weight-asian="bold" style:font-name-complex="Arial2"/>
    </style:style>
    <style:style style:name="P87" style:family="paragraph" style:parent-style-name="List_20_Paragraph" style:list-style-name="WWNum3">
      <style:paragraph-properties fo:margin-left="2.752cm" fo:margin-right="0cm" fo:text-indent="0cm" style:auto-text-indent="false"/>
      <style:text-properties style:font-name="Arial1" fo:font-size="9pt" fo:font-weight="bold" style:font-size-asian="9pt" style:font-weight-asian="bold" style:font-name-complex="Arial2"/>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1" fo:font-size="18pt" fo:font-weight="bold" style:font-size-asian="18pt" style:font-weight-asian="bold" style:font-name-complex="Arial2"/>
    </style:style>
    <style:style style:name="T2" style:family="text">
      <style:text-properties style:font-name="Arial1" fo:font-size="9pt" style:font-size-asian="9pt" style:language-asian="ja" style:country-asian="JP" style:font-name-complex="Arial2"/>
    </style:style>
    <style:style style:name="T3" style:family="text">
      <style:text-properties style:font-name="Arial1" fo:font-size="9pt" style:font-size-asian="9pt" style:font-name-complex="Arial2"/>
    </style:style>
    <style:style style:name="T4" style:family="text">
      <style:text-properties style:font-name="Arial1" fo:font-size="9pt" style:font-size-asian="9pt" style:language-asian="ja" style:country-asian="JP" style:font-name-complex="Arial2" style:font-size-complex="9pt"/>
    </style:style>
    <style:style style:name="T5" style:family="text">
      <style:text-properties style:font-name="Arial1" fo:font-size="9pt" style:font-size-asian="9pt" style:font-name-complex="Arial2" style:font-size-complex="9pt"/>
    </style:style>
    <style:style style:name="T6" style:family="text">
      <style:text-properties style:language-asian="ja" style:country-asian="JP"/>
    </style:style>
    <style:style style:name="T7" style:family="text">
      <style:text-properties style:font-name="Arial1" fo:font-size="9pt" fo:font-weight="bold" style:font-size-asian="9pt" style:font-weight-asian="bold" style:font-name-complex="Arial2"/>
    </style:style>
    <style:style style:name="T8" style:family="text">
      <style:text-properties style:font-name="Arial1" fo:font-size="9pt" fo:font-weight="bold" style:font-size-asian="9pt" style:language-asian="ja" style:country-asian="JP" style:font-weight-asian="bold" style:font-name-complex="Arial2"/>
    </style:style>
    <style:style style:name="T9" style:family="text">
      <style:text-properties style:font-name="Arial1" fo:font-size="9pt" fo:font-weight="bold" fo:background-color="#ffff00" style:font-size-asian="9pt" style:font-weight-asian="bold" style:font-name-complex="Arial2"/>
    </style:style>
    <style:style style:name="T10" style:family="text">
      <style:text-properties style:font-name="Arial1" fo:font-size="9pt" fo:font-weight="bold" style:font-size-asian="9pt" style:language-asian="ja" style:country-asian="JP" style:font-weight-asian="bold" style:font-name-complex="Arial2" style:font-weight-complex="bold"/>
    </style:style>
    <style:style style:name="T11" style:family="text">
      <style:text-properties style:font-name="Arial1" fo:font-size="10pt" style:font-size-asian="10pt" style:language-asian="ja" style:country-asian="JP" style:font-name-complex="Arial2"/>
    </style:style>
    <style:style style:name="T12" style:family="text">
      <style:text-properties style:font-name="Arial1" fo:font-size="10pt" style:font-size-asian="10pt" style:font-name-complex="Arial2"/>
    </style:style>
    <style:style style:name="T13" style:family="text">
      <style:text-properties style:font-name="Arial1" fo:font-size="9pt" fo:font-weight="bold" fo:background-color="#ffff00" style:font-size-asian="9pt" style:language-asian="ja" style:country-asian="JP" style:font-weight-asian="bold" style:font-name-complex="Arial2"/>
    </style:style>
    <style:style style:name="T14" style:family="text">
      <style:text-properties style:font-name="Arial1" fo:font-size="10pt" fo:background-color="#ffff00" style:font-size-asian="10pt" style:language-asian="ja" style:country-asian="JP" style:font-name-complex="Arial2"/>
    </style:style>
    <style:style style:name="T15" style:family="text">
      <style:text-properties fo:background-color="#ffff00"/>
    </style:style>
    <style:style style:name="T16" style:family="text">
      <style:text-properties style:font-name="Arial1" fo:font-size="9pt" style:font-size-asian="9pt" style:font-name-complex="Arial2"/>
    </style:style>
    <style:style style:name="T17" style:family="text">
      <style:text-properties style:font-name="Arial1" fo:font-size="9pt" style:font-size-asian="9pt" style:font-name-complex="Arial2" style:font-size-complex="9pt"/>
    </style:style>
    <style:style style:name="T18" style:family="text">
      <style:text-properties style:font-name="Arial1" fo:font-size="9pt" style:font-size-asian="9pt" style:font-name-complex="Arial2" text:display="none"/>
    </style:style>
    <style:style style:name="T19" style:family="text">
      <style:text-properties style:font-name="Arial1" fo:font-size="9pt" style:font-size-asian="9pt" style:language-asian="ja" style:country-asian="JP" style:font-name-complex="Arial2"/>
    </style:style>
    <style:style style:name="T20" style:family="text">
      <style:text-properties style:font-name="Arial1" fo:font-size="9pt" style:font-size-asian="9pt" style:language-asian="ja" style:country-asian="JP" style:font-name-complex="Arial2" style:font-size-complex="9pt"/>
    </style:style>
    <style:style style:name="T21" style:family="text">
      <style:text-properties style:font-name="Arial1" fo:font-size="9pt" fo:font-weight="bold" style:font-size-asian="9pt" style:font-weight-asian="bold" style:font-name-complex="Arial2"/>
    </style:style>
    <style:style style:name="T22" style:family="text">
      <style:text-properties style:font-name="Arial1" fo:font-size="9pt" fo:font-weight="bold" style:font-size-asian="9pt" style:font-weight-asian="bold" style:font-name-complex="Arial2" style:font-weight-complex="bold"/>
    </style:style>
    <style:style style:name="T23" style:family="text">
      <style:text-properties style:font-name="Arial1" fo:font-size="9pt" fo:font-weight="bold" style:font-size-asian="9pt" style:language-asian="ja" style:country-asian="JP" style:font-weight-asian="bold" style:font-name-complex="Arial2"/>
    </style:style>
    <style:style style:name="T24" style:family="text">
      <style:text-properties style:font-name="Arial1" fo:font-size="9pt" fo:font-weight="bold" style:font-size-asian="9pt" style:language-asian="ja" style:country-asian="JP" style:font-weight-asian="bold" style:font-name-complex="Arial2" style:font-weight-complex="bold"/>
    </style:style>
    <style:style style:name="T25" style:family="text">
      <style:text-properties style:font-name="Arial1" fo:font-size="9pt" fo:font-weight="bold" fo:background-color="#ffff00" style:font-size-asian="9pt" style:font-weight-asian="bold" style:font-name-complex="Arial2"/>
    </style:style>
    <style:style style:name="T26" style:family="text">
      <style:text-properties style:font-name="Arial1" fo:font-size="9pt" fo:font-weight="bold" fo:background-color="#ffff00" style:font-size-asian="9pt" style:language-asian="ja" style:country-asian="JP" style:font-weight-asian="bold" style:font-name-complex="Arial2"/>
    </style:style>
    <style:style style:name="T27" style:family="text">
      <style:text-properties style:font-name="Arial1" fo:font-size="9pt" fo:font-weight="bold" fo:background-color="transparent" style:font-size-asian="9pt" style:language-asian="ja" style:country-asian="JP" style:font-weight-asian="bold" style:font-name-complex="Arial2"/>
    </style:style>
    <style:style style:name="T28" style:family="text">
      <style:text-properties style:font-name="Arial1" fo:font-size="9pt" fo:background-color="#ffff00" style:font-size-asian="9pt" style:language-asian="ja" style:country-asian="JP" style:font-name-complex="Arial2"/>
    </style:style>
    <style:style style:name="T29" style:family="text">
      <style:text-properties style:font-name="Arial1" fo:font-size="9pt" fo:background-color="#ffff00" style:font-size-asian="9pt" style:font-name-complex="Arial2"/>
    </style:style>
    <style:style style:name="T30" style:family="text">
      <style:text-properties style:font-name="Arial1" fo:font-size="18pt" fo:font-weight="bold" style:font-size-asian="18pt" style:font-weight-asian="bold" style:font-name-complex="Arial2"/>
    </style:style>
    <style:style style:name="T31" style:family="text">
      <style:text-properties style:font-name="Arial1" fo:font-size="18pt" style:font-size-asian="18pt" style:font-name-complex="Arial2"/>
    </style:style>
    <style:style style:name="T32" style:family="text">
      <style:text-properties style:font-name="Arial1" fo:font-size="10pt" style:font-size-asian="10pt" style:language-asian="ja" style:country-asian="JP" style:font-name-complex="Arial2"/>
    </style:style>
    <style:style style:name="T33" style:family="text">
      <style:text-properties style:font-name="Arial1" fo:font-size="10pt" style:font-size-asian="10pt" style:font-name-complex="Arial2"/>
    </style:style>
    <style:style style:name="T34" style:family="text">
      <style:text-properties style:font-name="Arial1" fo:font-size="10pt" fo:background-color="#ffff00" style:font-size-asian="10pt" style:language-asian="ja" style:country-asian="JP" style:font-name-complex="Arial2"/>
    </style:style>
    <style:style style:name="T35" style:family="text">
      <style:text-properties style:font-name="Arial1" style:font-name-complex="Arial2"/>
    </style:style>
    <style:style style:name="T36" style:family="text">
      <style:text-properties style:language-asian="ja" style:country-asian="JP"/>
    </style:style>
    <style:style style:name="T37" style:family="text">
      <style:text-properties style:use-window-font-color="true" style:language-asian="ja" style:country-asian="JP"/>
    </style:style>
    <style:style style:name="T38" style:family="text">
      <style:text-properties fo:background-color="#ffff00"/>
    </style:style>
    <style:style style:name="T39" style:family="text">
      <style:text-properties fo:background-color="#ffff00" style:language-asian="ja" style:country-asian="JP"/>
    </style:style>
    <style:style style:name="T40" style:family="text">
      <style:text-properties style:use-window-font-color="true" style:text-outline="false" style:text-line-through-style="none" style:text-position="0% 100%" style:font-name="Meiryo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0.5pt" style:language-asian="ja" style:country-asian="JP"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position="0% 100%" style:font-name="Yu Gothic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0.5pt" style:language-asian="ja" style:country-asian="JP"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position="0% 100%" style:font-name="Yu Gothic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ＭＳ Ｐ明朝" style:font-size-asian="10.5pt" style:language-asian="ja" style:country-asian="JP"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43" style:family="text">
      <style:text-properties style:font-name="Yu Gothic UI" fo:font-size="10pt" fo:language="en" fo:country="US" style:language-asian="ja" style:country-asian="JP" style:language-complex="ar" style:country-complex="S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471cm" fo:margin-left="0.16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68756640" text:id="ct168756640">
          <text:deletion>
            <office:change-info>
              <dc:creator>N</dc:creator>
              <dc:date>2017-03-21T07:53:00</dc:date>
            </office:change-info>
            <text:p text:style-name="P1"><text:span text:style-name="T1">Openchain </text:span></text:p>
          </text:deletion>
        </text:changed-region>
        <text:changed-region xml:id="ct168756744" text:id="ct168756744">
          <text:insertion>
            <office:change-info>
              <dc:creator>N</dc:creator>
              <dc:date>2017-03-21T07:53:00</dc:date>
            </office:change-info>
          </text:insertion>
        </text:changed-region>
        <text:changed-region xml:id="ct322520936" text:id="ct322520936">
          <text:deletion>
            <office:change-info>
              <dc:creator>Mieko</dc:creator>
              <dc:date>2017-03-29T11:17:00</dc:date>
            </office:change-info>
            <text:p text:style-name="P2">目次</text:p>
          </text:deletion>
        </text:changed-region>
        <text:changed-region xml:id="ct322523952" text:id="ct322523952">
          <text:insertion>
            <office:change-info>
              <dc:creator>Mieko</dc:creator>
              <dc:date>2017-03-29T11:17:00</dc:date>
            </office:change-info>
          </text:insertion>
        </text:changed-region>
        <text:changed-region xml:id="ct168755392" text:id="ct168755392">
          <text:insertion>
            <office:change-info>
              <dc:creator>Kunai Takashi</dc:creator>
              <dc:date>2017-03-23T17:02:00</dc:date>
            </office:change-info>
          </text:insertion>
        </text:changed-region>
        <text:changed-region xml:id="ct322522704" text:id="ct322522704">
          <text:insertion>
            <office:change-info>
              <dc:creator>Mieko</dc:creator>
              <dc:date>2017-03-29T11:16:00</dc:date>
            </office:change-info>
          </text:insertion>
        </text:changed-region>
        <text:changed-region xml:id="ct168755600" text:id="ct168755600">
          <text:insertion>
            <office:change-info>
              <dc:creator>Kunai Takashi</dc:creator>
              <dc:date>2017-03-22T16:33:00</dc:date>
            </office:change-info>
          </text:insertion>
        </text:changed-region>
        <text:changed-region xml:id="ct323601824" text:id="ct323601824">
          <text:deletion>
            <office:change-info>
              <dc:creator>Mieko</dc:creator>
              <dc:date>2017-03-26T13:19:00</dc:date>
            </office:change-info>
            <text:p text:style-name="P3"><text:span text:style-name="T2">、</text:span></text:p>
          </text:deletion>
          <text:insertion>
            <office:change-info office:chg-author="Kunai Takashi" office:chg-date-time="2017-03-22T16:33:00"/>
          </text:insertion>
        </text:changed-region>
        <text:changed-region xml:id="ct168756016" text:id="ct168756016">
          <text:deletion>
            <office:change-info>
              <dc:creator>Kunai Takashi</dc:creator>
              <dc:date>2017-03-22T16:34:00</dc:date>
            </office:change-info>
            <text:p text:style-name="P3"><text:span text:style-name="T2">がスタートした</text:span></text:p>
          </text:deletion>
        </text:changed-region>
        <text:changed-region xml:id="ct325081752" text:id="ct325081752">
          <text:insertion>
            <office:change-info>
              <dc:creator>Mieko</dc:creator>
              <dc:date>2017-03-26T11:25:00</dc:date>
            </office:change-info>
          </text:insertion>
        </text:changed-region>
        <text:changed-region xml:id="ct323603384" text:id="ct323603384">
          <text:insertion>
            <office:change-info>
              <dc:creator>Mieko</dc:creator>
              <dc:date>2017-03-26T13:29:00</dc:date>
            </office:change-info>
          </text:insertion>
        </text:changed-region>
        <text:changed-region xml:id="ct323600992" text:id="ct323600992">
          <text:deletion>
            <office:change-info>
              <dc:creator>Mieko</dc:creator>
              <dc:date>2017-03-26T13:31:00</dc:date>
            </office:change-info>
            <text:p text:style-name="P3"><text:span text:style-name="T2">、</text:span></text:p>
          </text:deletion>
        </text:changed-region>
        <text:changed-region xml:id="ct168755704" text:id="ct168755704">
          <text:deletion>
            <office:change-info>
              <dc:creator>Kunai Takashi</dc:creator>
              <dc:date>2017-03-22T16:34:00</dc:date>
            </office:change-info>
            <text:p text:style-name="P3"><text:span text:style-name="T2">この年</text:span></text:p>
          </text:deletion>
        </text:changed-region>
        <text:changed-region xml:id="ct323601200" text:id="ct323601200">
          <text:insertion>
            <office:change-info>
              <dc:creator>Mieko</dc:creator>
              <dc:date>2017-03-26T13:31:00</dc:date>
            </office:change-info>
          </text:insertion>
        </text:changed-region>
        <text:changed-region xml:id="ct168754976" text:id="ct168754976">
          <text:insertion>
            <office:change-info>
              <dc:creator>Kunai Takashi</dc:creator>
              <dc:date>2017-03-22T16:34:00</dc:date>
            </office:change-info>
          </text:insertion>
        </text:changed-region>
        <text:changed-region xml:id="ct168753728" text:id="ct168753728">
          <text:deletion>
            <office:change-info>
              <dc:creator>Kunai Takashi</dc:creator>
              <dc:date>2017-03-22T16:34:00</dc:date>
            </office:change-info>
            <text:p text:style-name="P3"><text:span text:style-name="T2">践</text:span></text:p>
          </text:deletion>
        </text:changed-region>
        <text:changed-region xml:id="ct325081024" text:id="ct325081024">
          <text:deletion>
            <office:change-info>
              <dc:creator>Mieko</dc:creator>
              <dc:date>2017-03-26T11:26:00</dc:date>
            </office:change-info>
            <text:p text:style-name="P3"><text:span text:style-name="T2">の</text:span></text:p>
          </text:deletion>
          <text:insertion>
            <office:change-info office:chg-author="Kunai Takashi" office:chg-date-time="2017-03-22T16:34:00"/>
          </text:insertion>
        </text:changed-region>
        <text:changed-region xml:id="ct168755288" text:id="ct168755288">
          <text:insertion>
            <office:change-info>
              <dc:creator>Kunai Takashi</dc:creator>
              <dc:date>2017-03-22T16:34:00</dc:date>
            </office:change-info>
          </text:insertion>
        </text:changed-region>
        <text:changed-region xml:id="ct323602344" text:id="ct323602344">
          <text:insertion>
            <office:change-info>
              <dc:creator>Mieko</dc:creator>
              <dc:date>2017-03-26T13:29:00</dc:date>
            </office:change-info>
          </text:insertion>
        </text:changed-region>
        <text:changed-region xml:id="ct323602448" text:id="ct323602448">
          <text:deletion>
            <office:change-info>
              <dc:creator>Mieko</dc:creator>
              <dc:date>2017-03-26T13:29:00</dc:date>
            </office:change-info>
            <text:p text:style-name="P3"><text:span text:style-name="T2">が</text:span></text:p>
          </text:deletion>
          <text:insertion>
            <office:change-info office:chg-author="Kunai Takashi" office:chg-date-time="2017-03-22T16:34:00"/>
          </text:insertion>
        </text:changed-region>
        <text:changed-region xml:id="ct168753832" text:id="ct168753832">
          <text:deletion>
            <office:change-info>
              <dc:creator>Kunai Takashi</dc:creator>
              <dc:date>2017-03-22T16:34:00</dc:date>
            </office:change-info>
            <text:p text:style-name="P3"><text:span text:style-name="T2">たちは</text:span></text:p>
          </text:deletion>
        </text:changed-region>
        <text:changed-region xml:id="ct168757368" text:id="ct168757368">
          <text:insertion>
            <office:change-info>
              <dc:creator>Kunai Takashi</dc:creator>
              <dc:date>2017-03-22T16:35:00</dc:date>
            </office:change-info>
          </text:insertion>
        </text:changed-region>
        <text:changed-region xml:id="ct168757472" text:id="ct168757472">
          <text:deletion>
            <office:change-info>
              <dc:creator>Kunai Takashi</dc:creator>
              <dc:date>2017-03-22T16:35:00</dc:date>
            </office:change-info>
            <text:p text:style-name="P3"><text:span text:style-name="T2">表面化してきている</text:span></text:p>
          </text:deletion>
        </text:changed-region>
        <text:changed-region xml:id="ct168757264" text:id="ct168757264">
          <text:insertion>
            <office:change-info>
              <dc:creator>Kunai Takashi</dc:creator>
              <dc:date>2017-03-22T16:36:00</dc:date>
            </office:change-info>
          </text:insertion>
        </text:changed-region>
        <text:changed-region xml:id="ct323602656" text:id="ct323602656">
          <text:insertion>
            <office:change-info>
              <dc:creator>Mieko</dc:creator>
              <dc:date>2017-03-26T13:31:00</dc:date>
            </office:change-info>
          </text:insertion>
        </text:changed-region>
        <text:changed-region xml:id="ct323602864" text:id="ct323602864">
          <text:deletion>
            <office:change-info>
              <dc:creator>Mieko</dc:creator>
              <dc:date>2017-03-26T13:31:00</dc:date>
            </office:change-info>
            <text:p text:style-name="P3"><text:span text:style-name="T2">ことをきっかけ</text:span></text:p>
          </text:deletion>
          <text:insertion>
            <office:change-info office:chg-author="Kunai Takashi" office:chg-date-time="2017-03-22T16:36:00"/>
          </text:insertion>
        </text:changed-region>
        <text:changed-region xml:id="ct325090488" text:id="ct325090488">
          <text:deletion>
            <office:change-info>
              <dc:creator>Mieko</dc:creator>
              <dc:date>2017-03-26T11:27:00</dc:date>
            </office:change-info>
            <text:p text:style-name="P3"><text:span text:style-name="T2">として</text:span></text:p>
          </text:deletion>
          <text:insertion>
            <office:change-info office:chg-author="Kunai Takashi" office:chg-date-time="2017-03-22T16:36:00"/>
          </text:insertion>
        </text:changed-region>
        <text:changed-region xml:id="ct323600472" text:id="ct323600472">
          <text:deletion>
            <office:change-info>
              <dc:creator>Mieko</dc:creator>
              <dc:date>2017-03-26T13:31:00</dc:date>
            </office:change-info>
            <text:p text:style-name="P3"><text:span text:style-name="T2">開始され</text:span></text:p>
          </text:deletion>
          <text:insertion>
            <office:change-info office:chg-author="Kunai Takashi" office:chg-date-time="2017-03-22T16:37:00"/>
          </text:insertion>
        </text:changed-region>
        <text:changed-region xml:id="ct168757680" text:id="ct168757680">
          <text:deletion>
            <office:change-info>
              <dc:creator>Kunai Takashi</dc:creator>
              <dc:date>2017-03-22T16:37:00</dc:date>
            </office:change-info>
            <text:p text:style-name="P3"><text:span text:style-name="T2">観測してい</text:span></text:p>
          </text:deletion>
        </text:changed-region>
        <text:changed-region xml:id="ct323602032" text:id="ct323602032">
          <text:deletion>
            <office:change-info>
              <dc:creator>Mieko</dc:creator>
              <dc:date>2017-03-26T13:31:00</dc:date>
            </office:change-info>
            <text:p text:style-name="P3"><text:span text:style-name="T2">ました</text:span></text:p>
          </text:deletion>
        </text:changed-region>
        <text:changed-region xml:id="ct325088096" text:id="ct325088096">
          <text:deletion>
            <office:change-info>
              <dc:creator>Mieko</dc:creator>
              <dc:date>2017-03-26T11:27:00</dc:date>
            </office:change-info>
            <text:p text:style-name="P3"><text:span text:style-name="T2">：</text:span></text:p>
          </text:deletion>
        </text:changed-region>
        <text:changed-region xml:id="ct323600888" text:id="ct323600888">
          <text:insertion>
            <office:change-info>
              <dc:creator>Mieko</dc:creator>
              <dc:date>2017-03-26T13:36:00</dc:date>
            </office:change-info>
          </text:insertion>
        </text:changed-region>
        <text:changed-region xml:id="ct168757056" text:id="ct168757056">
          <text:deletion>
            <office:change-info>
              <dc:creator>N</dc:creator>
              <dc:date>2017-03-21T07:53:00</dc:date>
            </office:change-info>
            <text:p text:style-name="P3"><text:span text:style-name="T3">持つ</text:span></text:p>
          </text:deletion>
        </text:changed-region>
        <text:changed-region xml:id="ct325089760" text:id="ct325089760">
          <text:insertion>
            <office:change-info>
              <dc:creator>Mieko</dc:creator>
              <dc:date>2017-03-26T11:27:00</dc:date>
            </office:change-info>
          </text:insertion>
        </text:changed-region>
        <text:changed-region xml:id="ct325088304" text:id="ct325088304">
          <text:deletion>
            <office:change-info>
              <dc:creator>Mieko</dc:creator>
              <dc:date>2017-03-26T11:27:00</dc:date>
            </office:change-info>
            <text:p text:style-name="P3"><text:span text:style-name="T2">も</text:span></text:p>
          </text:deletion>
          <text:insertion>
            <office:change-info office:chg-author="N" office:chg-date-time="2017-03-21T07:53:00"/>
          </text:insertion>
        </text:changed-region>
        <text:changed-region xml:id="ct168757160" text:id="ct168757160">
          <text:insertion>
            <office:change-info>
              <dc:creator>N</dc:creator>
              <dc:date>2017-03-21T07:53:00</dc:date>
            </office:change-info>
          </text:insertion>
        </text:changed-region>
        <text:changed-region xml:id="ct325050344" text:id="ct325050344">
          <text:deletion>
            <office:change-info>
              <dc:creator>Mieko</dc:creator>
              <dc:date>2017-03-26T12:50:00</dc:date>
            </office:change-info>
            <text:p text:style-name="P3"><text:span text:style-name="T3">において</text:span></text:p>
          </text:deletion>
        </text:changed-region>
        <text:changed-region xml:id="ct168304360" text:id="ct168304360">
          <text:deletion>
            <office:change-info>
              <dc:creator>Mieko</dc:creator>
              <dc:date>2017-03-26T12:29:00</dc:date>
            </office:change-info>
            <text:p text:style-name="P3"><text:span text:style-name="T2">は</text:span></text:p>
          </text:deletion>
          <text:insertion>
            <office:change-info office:chg-author="Kunai Takashi" office:chg-date-time="2017-03-22T16:38:00"/>
          </text:insertion>
        </text:changed-region>
        <text:changed-region xml:id="ct325048472" text:id="ct325048472">
          <text:deletion>
            <office:change-info>
              <dc:creator>Mieko</dc:creator>
              <dc:date>2017-03-26T12:50:00</dc:date>
            </office:change-info>
            <text:p text:style-name="P3"><text:span text:style-name="T2">、そ</text:span></text:p>
          </text:deletion>
        </text:changed-region>
        <text:changed-region xml:id="ct323601304" text:id="ct323601304">
          <text:insertion>
            <office:change-info>
              <dc:creator>Mieko</dc:creator>
              <dc:date>2017-03-26T13:33:00</dc:date>
            </office:change-info>
          </text:insertion>
        </text:changed-region>
        <text:changed-region xml:id="ct168303112" text:id="ct168303112">
          <text:insertion>
            <office:change-info>
              <dc:creator>Kunai Takashi</dc:creator>
              <dc:date>2017-03-22T16:38:00</dc:date>
            </office:change-info>
          </text:insertion>
        </text:changed-region>
        <text:changed-region xml:id="ct168304464" text:id="ct168304464">
          <text:deletion>
            <office:change-info>
              <dc:creator>Kunai Takashi</dc:creator>
              <dc:date>2017-03-22T16:38:00</dc:date>
            </office:change-info>
            <text:p text:style-name="P3"><text:span text:style-name="T2">意味ありげ</text:span></text:p>
          </text:deletion>
        </text:changed-region>
        <text:changed-region xml:id="ct323601616" text:id="ct323601616">
          <text:deletion>
            <office:change-info>
              <dc:creator>Mieko</dc:creator>
              <dc:date>2017-03-26T13:25:00</dc:date>
            </office:change-info>
            <text:p text:style-name="P3"><text:span text:style-name="T3">った</text:span></text:p>
          </text:deletion>
        </text:changed-region>
        <text:changed-region xml:id="ct323600680" text:id="ct323600680">
          <text:insertion>
            <office:change-info>
              <dc:creator>Mieko</dc:creator>
              <dc:date>2017-03-26T13:25:00</dc:date>
            </office:change-info>
          </text:insertion>
        </text:changed-region>
        <text:changed-region xml:id="ct323603800" text:id="ct323603800">
          <text:insertion>
            <office:change-info>
              <dc:creator>Mieko</dc:creator>
              <dc:date>2017-03-26T13:36:00</dc:date>
            </office:change-info>
          </text:insertion>
        </text:changed-region>
        <text:changed-region xml:id="ct323602760" text:id="ct323602760">
          <text:deletion>
            <office:change-info>
              <dc:creator>Mieko</dc:creator>
              <dc:date>2017-03-26T13:36:00</dc:date>
            </office:change-info>
            <text:p text:style-name="P3"><text:span text:style-name="T2">。</text:span></text:p>
          </text:deletion>
        </text:changed-region>
        <text:changed-region xml:id="ct325088824" text:id="ct325088824">
          <text:deletion>
            <office:change-info>
              <dc:creator>Mieko</dc:creator>
              <dc:date>2017-03-26T11:27:00</dc:date>
            </office:change-info>
            <text:p text:style-name="P3"><text:span text:style-name="T2">； </text:span></text:p>
          </text:deletion>
        </text:changed-region>
        <text:changed-region xml:id="ct323621480" text:id="ct323621480">
          <text:insertion>
            <office:change-info>
              <dc:creator>Mieko</dc:creator>
              <dc:date>2017-03-26T17:14:00</dc:date>
            </office:change-info>
          </text:insertion>
        </text:changed-region>
        <text:changed-region xml:id="ct325093712" text:id="ct325093712">
          <text:insertion>
            <office:change-info>
              <dc:creator>Mieko</dc:creator>
              <dc:date>2017-03-26T11:28:00</dc:date>
            </office:change-info>
          </text:insertion>
        </text:changed-region>
        <text:changed-region xml:id="ct325044624" text:id="ct325044624">
          <text:deletion>
            <office:change-info>
              <dc:creator>Mieko</dc:creator>
              <dc:date>2017-03-26T12:30:00</dc:date>
            </office:change-info>
            <text:p text:style-name="P3"><text:span text:style-name="T2">一方で</text:span></text:p>
          </text:deletion>
        </text:changed-region>
        <text:changed-region xml:id="ct168306128" text:id="ct168306128">
          <text:deletion>
            <office:change-info>
              <dc:creator>Kunai Takashi</dc:creator>
              <dc:date>2017-03-22T16:40:00</dc:date>
            </office:change-info>
            <text:p text:style-name="P3"><text:span text:style-name="T2">いまだ多くの組織において</text:span></text:p>
          </text:deletion>
        </text:changed-region>
        <text:changed-region xml:id="ct323605672" text:id="ct323605672">
          <text:insertion>
            <office:change-info>
              <dc:creator>Mieko</dc:creator>
              <dc:date>2017-03-26T13:40:00</dc:date>
            </office:change-info>
          </text:insertion>
        </text:changed-region>
        <text:changed-region xml:id="ct325048784" text:id="ct325048784">
          <text:insertion>
            <office:change-info>
              <dc:creator>Mieko</dc:creator>
              <dc:date>2017-03-26T12:39:00</dc:date>
            </office:change-info>
          </text:insertion>
        </text:changed-region>
        <text:changed-region xml:id="ct325046808" text:id="ct325046808">
          <text:deletion>
            <office:change-info>
              <dc:creator>Mieko</dc:creator>
              <dc:date>2017-03-26T12:39:00</dc:date>
            </office:change-info>
            <text:p text:style-name="P3"><text:span text:style-name="T2">ソフトウェア</text:span></text:p>
          </text:deletion>
        </text:changed-region>
        <text:changed-region xml:id="ct168305920" text:id="ct168305920">
          <text:deletion>
            <office:change-info>
              <dc:creator>Mieko</dc:creator>
              <dc:date>2017-03-26T12:39:00</dc:date>
            </office:change-info>
            <text:p text:style-name="P3"><text:span text:style-name="T2">を</text:span></text:p>
          </text:deletion>
          <text:insertion>
            <office:change-info office:chg-author="Kunai Takashi" office:chg-date-time="2017-03-22T16:43:00"/>
          </text:insertion>
        </text:changed-region>
        <text:changed-region xml:id="ct168305608" text:id="ct168305608">
          <text:deletion>
            <office:change-info>
              <dc:creator>Kunai Takashi</dc:creator>
              <dc:date>2017-03-22T16:43:00</dc:date>
            </office:change-info>
            <text:p text:style-name="P3"><text:span text:style-name="T2">の</text:span></text:p>
          </text:deletion>
        </text:changed-region>
        <text:changed-region xml:id="ct325049408" text:id="ct325049408">
          <text:deletion>
            <office:change-info>
              <dc:creator>Mieko</dc:creator>
              <dc:date>2017-03-26T12:39:00</dc:date>
            </office:change-info>
            <text:p text:style-name="P3"><text:span text:style-name="T2">やり</text:span></text:p>
          </text:deletion>
        </text:changed-region>
        <text:changed-region xml:id="ct325089552" text:id="ct325089552">
          <text:deletion>
            <office:change-info>
              <dc:creator>Mieko</dc:creator>
              <dc:date>2017-03-26T11:28:00</dc:date>
            </office:change-info>
            <text:p text:style-name="P3"><text:span text:style-name="T2">取</text:span></text:p>
          </text:deletion>
        </text:changed-region>
        <text:changed-region xml:id="ct325049096" text:id="ct325049096">
          <text:deletion>
            <office:change-info>
              <dc:creator>Mieko</dc:creator>
              <dc:date>2017-03-26T12:39:00</dc:date>
            </office:change-info>
            <text:p text:style-name="P3"><text:span text:style-name="T2">り</text:span></text:p>
          </text:deletion>
        </text:changed-region>
        <text:changed-region xml:id="ct325049720" text:id="ct325049720">
          <text:deletion>
            <office:change-info>
              <dc:creator>Mieko</dc:creator>
              <dc:date>2017-03-26T12:39:00</dc:date>
            </office:change-info>
            <text:p text:style-name="P3"><text:span text:style-name="T2">している組織</text:span></text:p>
          </text:deletion>
          <text:insertion>
            <office:change-info office:chg-author="Kunai Takashi" office:chg-date-time="2017-03-22T16:40:00"/>
          </text:insertion>
        </text:changed-region>
        <text:changed-region xml:id="ct325045352" text:id="ct325045352">
          <text:deletion>
            <office:change-info>
              <dc:creator>Mieko</dc:creator>
              <dc:date>2017-03-26T12:36:00</dc:date>
            </office:change-info>
            <text:p text:style-name="P3"><text:span text:style-name="T2">で</text:span></text:p>
          </text:deletion>
        </text:changed-region>
        <text:changed-region xml:id="ct325046600" text:id="ct325046600">
          <text:deletion>
            <office:change-info>
              <dc:creator>Mieko</dc:creator>
              <dc:date>2017-03-26T12:36:00</dc:date>
            </office:change-info>
            <text:p text:style-name="P3"><text:span text:style-name="T2">さえ、多くにおいて</text:span></text:p>
          </text:deletion>
          <text:insertion>
            <office:change-info office:chg-author="Kunai Takashi" office:chg-date-time="2017-03-22T16:40:00"/>
          </text:insertion>
        </text:changed-region>
        <text:changed-region xml:id="ct168303736" text:id="ct168303736">
          <text:deletion>
            <office:change-info>
              <dc:creator>Kunai Takashi</dc:creator>
              <dc:date>2017-03-22T16:42:00</dc:date>
            </office:change-info>
            <text:p text:style-name="P3"><text:span text:style-name="T2">するための</text:span></text:p>
          </text:deletion>
        </text:changed-region>
        <text:changed-region xml:id="ct325049616" text:id="ct325049616">
          <text:insertion>
            <office:change-info>
              <dc:creator>Mieko</dc:creator>
              <dc:date>2017-03-26T12:49:00</dc:date>
            </office:change-info>
          </text:insertion>
        </text:changed-region>
        <text:changed-region xml:id="ct325048264" text:id="ct325048264">
          <text:deletion>
            <office:change-info>
              <dc:creator>Mieko</dc:creator>
              <dc:date>2017-03-26T12:49:00</dc:date>
            </office:change-info>
            <text:p text:style-name="P3"><text:span text:style-name="T2">進んだ</text:span></text:p>
          </text:deletion>
          <text:insertion>
            <office:change-info office:chg-author="Kunai Takashi" office:chg-date-time="2017-03-22T16:51:00"/>
          </text:insertion>
        </text:changed-region>
        <text:changed-region xml:id="ct169189704" text:id="ct169189704">
          <text:insertion>
            <office:change-info>
              <dc:creator>Kunai Takashi</dc:creator>
              <dc:date>2017-03-22T16:42:00</dc:date>
            </office:change-info>
          </text:insertion>
        </text:changed-region>
        <text:changed-region xml:id="ct325048680" text:id="ct325048680">
          <text:insertion>
            <office:change-info>
              <dc:creator>Mieko</dc:creator>
              <dc:date>2017-03-26T12:50:00</dc:date>
            </office:change-info>
          </text:insertion>
        </text:changed-region>
        <text:changed-region xml:id="ct169192096" text:id="ct169192096">
          <text:deletion>
            <office:change-info>
              <dc:creator>Mieko</dc:creator>
              <dc:date>2017-03-26T12:50:00</dc:date>
            </office:change-info>
            <text:p text:style-name="P3"><text:span text:style-name="T2">を</text:span></text:p>
          </text:deletion>
          <text:insertion>
            <office:change-info office:chg-author="Kunai Takashi" office:chg-date-time="2017-03-22T16:51:00"/>
          </text:insertion>
        </text:changed-region>
        <text:changed-region xml:id="ct325044520" text:id="ct325044520">
          <text:insertion>
            <office:change-info>
              <dc:creator>Mieko</dc:creator>
              <dc:date>2017-03-26T12:40:00</dc:date>
            </office:change-info>
          </text:insertion>
        </text:changed-region>
        <text:changed-region xml:id="ct323600576" text:id="ct323600576">
          <text:insertion>
            <office:change-info>
              <dc:creator>Mieko</dc:creator>
              <dc:date>2017-03-26T13:25:00</dc:date>
            </office:change-info>
          </text:insertion>
        </text:changed-region>
        <text:changed-region xml:id="ct325093816" text:id="ct325093816">
          <text:deletion>
            <office:change-info>
              <dc:creator>Mieko</dc:creator>
              <dc:date>2017-03-26T12:40:00</dc:date>
            </office:change-info>
            <text:p text:style-name="P3"><text:span text:style-name="T2">い</text:span></text:p>
          </text:deletion>
        </text:changed-region>
        <text:changed-region xml:id="ct325044728" text:id="ct325044728">
          <text:deletion>
            <office:change-info>
              <dc:creator>Mieko</dc:creator>
              <dc:date>2017-03-26T12:40:00</dc:date>
            </office:change-info>
            <text:p text:style-name="P3"><text:span text:style-name="T2">持って</text:span></text:p>
          </text:deletion>
          <text:insertion>
            <office:change-info office:chg-author="Kunai Takashi" office:chg-date-time="2017-03-22T16:51:00"/>
          </text:insertion>
        </text:changed-region>
        <text:changed-region xml:id="ct325045560" text:id="ct325045560">
          <text:deletion>
            <office:change-info>
              <dc:creator>Mieko</dc:creator>
              <dc:date>2017-03-26T12:40:00</dc:date>
            </office:change-info>
            <text:p text:style-name="P3"><text:span text:style-name="T2">いなか</text:span></text:p>
          </text:deletion>
          <text:insertion>
            <office:change-info office:chg-author="Kunai Takashi" office:chg-date-time="2017-03-22T16:52:00"/>
          </text:insertion>
        </text:changed-region>
        <text:changed-region xml:id="ct169191472" text:id="ct169191472">
          <text:deletion>
            <office:change-info>
              <dc:creator>Kunai Takashi</dc:creator>
              <dc:date>2017-03-22T16:52:00</dc:date>
            </office:change-info>
            <text:p text:style-name="P3"><text:span text:style-name="T2">なものだ</text:span></text:p>
          </text:deletion>
        </text:changed-region>
        <text:changed-region xml:id="ct169189912" text:id="ct169189912">
          <text:deletion>
            <office:change-info>
              <dc:creator>Kunai Takashi</dc:creator>
              <dc:date>2017-03-22T16:44:00</dc:date>
            </office:change-info>
            <text:p text:style-name="P3"><text:span text:style-name="T2">非先進的</text:span></text:p>
          </text:deletion>
        </text:changed-region>
        <text:changed-region xml:id="ct169190120" text:id="ct169190120">
          <text:deletion>
            <office:change-info>
              <dc:creator>Kunai Takashi</dc:creator>
              <dc:date>2017-03-22T16:52:00</dc:date>
            </office:change-info>
            <text:p text:style-name="P3"><text:span text:style-name="T2">が</text:span></text:p>
          </text:deletion>
        </text:changed-region>
        <text:changed-region xml:id="ct325046704" text:id="ct325046704">
          <text:deletion>
            <office:change-info>
              <dc:creator>Mieko</dc:creator>
              <dc:date>2017-03-26T12:40:00</dc:date>
            </office:change-info>
            <text:p text:style-name="P3"><text:span text:style-name="T2">った</text:span></text:p>
          </text:deletion>
        </text:changed-region>
        <text:changed-region xml:id="ct323605256" text:id="ct323605256">
          <text:insertion>
            <office:change-info>
              <dc:creator>Mieko</dc:creator>
              <dc:date>2017-03-26T13:37:00</dc:date>
            </office:change-info>
          </text:insertion>
        </text:changed-region>
        <text:changed-region xml:id="ct325092048" text:id="ct325092048">
          <text:insertion>
            <office:change-info>
              <dc:creator>Kunai Takashi</dc:creator>
              <dc:date>2017-03-22T16:44:00</dc:date>
            </office:change-info>
          </text:insertion>
        </text:changed-region>
        <text:changed-region xml:id="ct169189808" text:id="ct169189808">
          <text:deletion>
            <office:change-info>
              <dc:creator>Kunai Takashi</dc:creator>
              <dc:date>2017-03-22T16:45:00</dc:date>
            </office:change-info>
            <text:p text:style-name="P3"><text:span text:style-name="T3">の観測</text:span></text:p>
          </text:deletion>
        </text:changed-region>
        <text:changed-region xml:id="ct325099432" text:id="ct325099432">
          <text:deletion>
            <office:change-info>
              <dc:creator>Mieko</dc:creator>
              <dc:date>2017-03-26T12:07:00</dc:date>
            </office:change-info>
            <text:p text:style-name="P3"><text:span text:style-name="T3">で</text:span></text:p>
          </text:deletion>
        </text:changed-region>
        <text:changed-region xml:id="ct323605776" text:id="ct323605776">
          <text:insertion>
            <office:change-info>
              <dc:creator>Mieko</dc:creator>
              <dc:date>2017-03-26T13:40:00</dc:date>
            </office:change-info>
          </text:insertion>
        </text:changed-region>
        <text:changed-region xml:id="ct323602136" text:id="ct323602136">
          <text:insertion>
            <office:change-info>
              <dc:creator>Mieko</dc:creator>
              <dc:date>2017-03-26T13:26:00</dc:date>
            </office:change-info>
          </text:insertion>
        </text:changed-region>
        <text:changed-region xml:id="ct323600160" text:id="ct323600160">
          <text:deletion>
            <office:change-info>
              <dc:creator>Mieko</dc:creator>
              <dc:date>2017-03-26T17:15:00</dc:date>
            </office:change-info>
            <text:p text:style-name="P3"><text:span text:style-name="T2">は</text:span></text:p>
          </text:deletion>
        </text:changed-region>
        <text:changed-region xml:id="ct323622416" text:id="ct323622416">
          <text:insertion>
            <office:change-info>
              <dc:creator>Mieko</dc:creator>
              <dc:date>2017-03-26T17:20:00</dc:date>
            </office:change-info>
          </text:insertion>
        </text:changed-region>
        <text:changed-region xml:id="ct169190640" text:id="ct169190640">
          <text:insertion>
            <office:change-info>
              <dc:creator>Kunai Takashi</dc:creator>
              <dc:date>2017-03-22T16:46:00</dc:date>
            </office:change-info>
          </text:insertion>
        </text:changed-region>
        <text:changed-region xml:id="ct325092152" text:id="ct325092152">
          <text:deletion>
            <office:change-info>
              <dc:creator>Mieko</dc:creator>
              <dc:date>2017-03-26T11:29:00</dc:date>
            </office:change-info>
            <text:p text:style-name="P3"><text:span text:style-name="T3">取</text:span></text:p>
          </text:deletion>
          <text:insertion>
            <office:change-info office:chg-author="Kunai Takashi" office:chg-date-time="2017-03-22T16:46:00"/>
          </text:insertion>
        </text:changed-region>
        <text:changed-region xml:id="ct325096520" text:id="ct325096520">
          <text:insertion>
            <office:change-info>
              <dc:creator>Mieko</dc:creator>
              <dc:date>2017-03-26T11:29:00</dc:date>
            </office:change-info>
          </text:insertion>
        </text:changed-region>
        <text:changed-region xml:id="ct325094024" text:id="ct325094024">
          <text:insertion>
            <office:change-info>
              <dc:creator>Kunai Takashi</dc:creator>
              <dc:date>2017-03-22T16:46:00</dc:date>
            </office:change-info>
          </text:insertion>
        </text:changed-region>
        <text:changed-region xml:id="ct169190224" text:id="ct169190224">
          <text:insertion>
            <office:change-info>
              <dc:creator>Kunai Takashi</dc:creator>
              <dc:date>2017-03-22T16:46:00</dc:date>
            </office:change-info>
          </text:insertion>
        </text:changed-region>
        <text:changed-region xml:id="ct169190328" text:id="ct169190328">
          <text:deletion>
            <office:change-info>
              <dc:creator>Kunai Takashi</dc:creator>
              <dc:date>2017-03-22T16:46:00</dc:date>
            </office:change-info>
            <text:p text:style-name="P3"><text:span text:style-name="T2">のやり取りで</text:span></text:p>
          </text:deletion>
        </text:changed-region>
        <text:changed-region xml:id="ct322472576" text:id="ct322472576">
          <text:deletion>
            <office:change-info>
              <dc:creator>Mieko</dc:creator>
              <dc:date>2017-03-26T13:47:00</dc:date>
            </office:change-info>
            <text:p text:style-name="P3"><text:span text:style-name="T2">した</text:span></text:p>
          </text:deletion>
        </text:changed-region>
        <text:changed-region xml:id="ct322509288" text:id="ct322509288">
          <text:insertion>
            <office:change-info>
              <dc:creator>Mieko</dc:creator>
              <dc:date>2017-03-26T17:15:00</dc:date>
            </office:change-info>
          </text:insertion>
        </text:changed-region>
        <text:changed-region xml:id="ct323622832" text:id="ct323622832">
          <text:deletion>
            <office:change-info>
              <dc:creator>Mieko</dc:creator>
              <dc:date>2017-03-26T17:15:00</dc:date>
            </office:change-info>
            <text:p text:style-name="P3"><text:span text:style-name="T2">する</text:span></text:p>
          </text:deletion>
        </text:changed-region>
        <text:changed-region xml:id="ct323602240" text:id="ct323602240">
          <text:deletion>
            <office:change-info>
              <dc:creator>Mieko</dc:creator>
              <dc:date>2017-03-26T13:47:00</dc:date>
            </office:change-info>
            <text:p text:style-name="P3"><text:span text:style-name="T2">、</text:span></text:p>
          </text:deletion>
        </text:changed-region>
        <text:changed-region xml:id="ct169192720" text:id="ct169192720">
          <text:insertion>
            <office:change-info>
              <dc:creator>Kunai Takashi</dc:creator>
              <dc:date>2017-03-22T16:47:00</dc:date>
            </office:change-info>
          </text:insertion>
        </text:changed-region>
        <text:changed-region xml:id="ct169190952" text:id="ct169190952">
          <text:deletion>
            <office:change-info>
              <dc:creator>Kunai Takashi</dc:creator>
              <dc:date>2017-03-22T16:47:00</dc:date>
            </office:change-info>
            <text:p text:style-name="P3"><text:span text:style-name="T2">関連生成物</text:span></text:p>
          </text:deletion>
        </text:changed-region>
        <text:changed-region xml:id="ct169367088" text:id="ct169367088">
          <text:insertion>
            <office:change-info>
              <dc:creator>Mieko</dc:creator>
              <dc:date>2017-03-29T10:34:00</dc:date>
            </office:change-info>
          </text:insertion>
        </text:changed-region>
        <text:changed-region xml:id="ct325094960" text:id="ct325094960">
          <text:insertion>
            <office:change-info>
              <dc:creator>Mieko</dc:creator>
              <dc:date>2017-03-26T12:16:00</dc:date>
            </office:change-info>
          </text:insertion>
        </text:changed-region>
        <text:changed-region xml:id="ct325095792" text:id="ct325095792">
          <text:deletion>
            <office:change-info>
              <dc:creator>Mieko</dc:creator>
              <dc:date>2017-03-26T12:16:00</dc:date>
            </office:change-info>
            <text:p text:style-name="P3"><text:span text:style-name="T2">ついて</text:span></text:p>
          </text:deletion>
        </text:changed-region>
        <text:changed-region xml:id="ct325096208" text:id="ct325096208">
          <text:deletion>
            <office:change-info>
              <dc:creator>Mieko</dc:creator>
              <dc:date>2017-03-26T12:12:00</dc:date>
            </office:change-info>
            <text:p text:style-name="P3"><text:span text:style-name="T3">る事態</text:span></text:p>
          </text:deletion>
        </text:changed-region>
        <text:changed-region xml:id="ct169191576" text:id="ct169191576">
          <text:deletion>
            <office:change-info>
              <dc:creator>Kunai Takashi</dc:creator>
              <dc:date>2017-03-22T16:48:00</dc:date>
            </office:change-info>
            <text:p text:style-name="P3"><text:span text:style-name="T3">を</text:span></text:p>
          </text:deletion>
        </text:changed-region>
        <text:changed-region xml:id="ct169191056" text:id="ct169191056">
          <text:deletion>
            <office:change-info>
              <dc:creator>Mieko</dc:creator>
              <dc:date>2017-03-26T12:12:00</dc:date>
            </office:change-info>
            <text:p text:style-name="P3"><text:span text:style-name="T2">が</text:span></text:p>
          </text:deletion>
          <text:insertion>
            <office:change-info office:chg-author="Kunai Takashi" office:chg-date-time="2017-03-22T16:48:00"/>
          </text:insertion>
        </text:changed-region>
        <text:changed-region xml:id="ct325097352" text:id="ct325097352">
          <text:deletion>
            <office:change-info>
              <dc:creator>Mieko</dc:creator>
              <dc:date>2017-03-26T12:12:00</dc:date>
            </office:change-info>
            <text:p text:style-name="P3"><text:span text:style-name="T2">引き起こ</text:span></text:p>
          </text:deletion>
        </text:changed-region>
        <text:changed-region xml:id="ct169192408" text:id="ct169192408">
          <text:deletion>
            <office:change-info>
              <dc:creator>Mieko</dc:creator>
              <dc:date>2017-03-26T12:12:00</dc:date>
            </office:change-info>
            <text:p text:style-name="P3"><text:span text:style-name="T2">され</text:span></text:p>
          </text:deletion>
          <text:insertion>
            <office:change-info office:chg-author="Kunai Takashi" office:chg-date-time="2017-03-22T16:48:00"/>
          </text:insertion>
        </text:changed-region>
        <text:changed-region xml:id="ct169191680" text:id="ct169191680">
          <text:deletion>
            <office:change-info>
              <dc:creator>Kunai Takashi</dc:creator>
              <dc:date>2017-03-22T16:48:00</dc:date>
            </office:change-info>
            <text:p text:style-name="P3"><text:span text:style-name="T2">し</text:span></text:p>
          </text:deletion>
        </text:changed-region>
        <text:changed-region xml:id="ct323621376" text:id="ct323621376">
          <text:insertion>
            <office:change-info>
              <dc:creator>Mieko</dc:creator>
              <dc:date>2017-03-26T17:18:00</dc:date>
            </office:change-info>
          </text:insertion>
        </text:changed-region>
        <text:changed-region xml:id="ct323618672" text:id="ct323618672">
          <text:deletion>
            <office:change-info>
              <dc:creator>Mieko</dc:creator>
              <dc:date>2017-03-26T17:18:00</dc:date>
            </office:change-info>
            <text:p text:style-name="P3"><text:span text:style-name="T2">、</text:span></text:p>
          </text:deletion>
        </text:changed-region>
        <text:changed-region xml:id="ct325054816" text:id="ct325054816">
          <text:insertion>
            <office:change-info>
              <dc:creator>Mieko</dc:creator>
              <dc:date>2017-03-29T10:34:00</dc:date>
            </office:change-info>
          </text:insertion>
        </text:changed-region>
        <text:changed-region xml:id="ct325094336" text:id="ct325094336">
          <text:deletion>
            <office:change-info>
              <dc:creator>Mieko</dc:creator>
              <dc:date>2017-03-26T12:19:00</dc:date>
            </office:change-info>
            <text:p text:style-name="P3"><text:span text:style-name="T3">それぞれの</text:span></text:p>
          </text:deletion>
        </text:changed-region>
        <text:changed-region xml:id="ct325094440" text:id="ct325094440">
          <text:insertion>
            <office:change-info>
              <dc:creator>Mieko</dc:creator>
              <dc:date>2017-03-26T12:19:00</dc:date>
            </office:change-info>
          </text:insertion>
        </text:changed-region>
        <text:changed-region xml:id="ct323604216" text:id="ct323604216">
          <text:insertion>
            <office:change-info>
              <dc:creator>Mieko</dc:creator>
              <dc:date>2017-03-26T14:31:00</dc:date>
            </office:change-info>
          </text:insertion>
        </text:changed-region>
        <text:changed-region xml:id="ct323604320" text:id="ct323604320">
          <text:deletion>
            <office:change-info>
              <dc:creator>Mieko</dc:creator>
              <dc:date>2017-03-26T14:31:00</dc:date>
            </office:change-info>
            <text:p text:style-name="P3"><text:span text:style-name="T2">において</text:span></text:p>
          </text:deletion>
        </text:changed-region>
        <text:changed-region xml:id="ct323603488" text:id="ct323603488">
          <text:insertion>
            <office:change-info>
              <dc:creator>Mieko</dc:creator>
              <dc:date>2017-03-26T14:30:00</dc:date>
            </office:change-info>
          </text:insertion>
        </text:changed-region>
        <text:changed-region xml:id="ct323606504" text:id="ct323606504">
          <text:deletion>
            <office:change-info>
              <dc:creator>Mieko</dc:creator>
              <dc:date>2017-03-26T14:30:00</dc:date>
            </office:change-info>
            <text:p text:style-name="P3"><text:span text:style-name="T2">で</text:span></text:p>
          </text:deletion>
        </text:changed-region>
        <text:changed-region xml:id="ct322474240" text:id="ct322474240">
          <text:insertion>
            <office:change-info>
              <dc:creator>Mieko</dc:creator>
              <dc:date>2017-03-26T17:27:00</dc:date>
            </office:change-info>
          </text:insertion>
        </text:changed-region>
        <text:changed-region xml:id="ct323604944" text:id="ct323604944">
          <text:deletion>
            <office:change-info>
              <dc:creator>Mieko</dc:creator>
              <dc:date>2017-03-26T17:23:00</dc:date>
            </office:change-info>
            <text:p text:style-name="P3"><text:span text:style-name="T2">実施</text:span></text:p>
          </text:deletion>
        </text:changed-region>
        <text:changed-region xml:id="ct325096312" text:id="ct325096312">
          <text:insertion>
            <office:change-info>
              <dc:creator>Mieko</dc:creator>
              <dc:date>2017-03-26T12:19:00</dc:date>
            </office:change-info>
          </text:insertion>
        </text:changed-region>
        <text:changed-region xml:id="ct325094648" text:id="ct325094648">
          <text:deletion>
            <office:change-info>
              <dc:creator>Mieko</dc:creator>
              <dc:date>2017-03-26T12:19:00</dc:date>
            </office:change-info>
            <text:p text:style-name="P3"><text:span text:style-name="T2">が</text:span></text:p>
          </text:deletion>
        </text:changed-region>
        <text:changed-region xml:id="ct169191888" text:id="ct169191888">
          <text:insertion>
            <office:change-info>
              <dc:creator>Kunai Takashi</dc:creator>
              <dc:date>2017-03-22T16:49:00</dc:date>
            </office:change-info>
          </text:insertion>
        </text:changed-region>
        <text:changed-region xml:id="ct325094856" text:id="ct325094856">
          <text:deletion>
            <office:change-info>
              <dc:creator>Mieko</dc:creator>
              <dc:date>2017-03-26T12:20:00</dc:date>
            </office:change-info>
            <text:p text:style-name="P3"><text:span text:style-name="T2">で</text:span></text:p>
          </text:deletion>
        </text:changed-region>
        <text:changed-region xml:id="ct323621272" text:id="ct323621272">
          <text:insertion>
            <office:change-info>
              <dc:creator>Mieko</dc:creator>
              <dc:date>2017-03-26T17:21:00</dc:date>
            </office:change-info>
          </text:insertion>
        </text:changed-region>
        <text:changed-region xml:id="ct323600368" text:id="ct323600368">
          <text:insertion>
            <office:change-info>
              <dc:creator>Mieko</dc:creator>
              <dc:date>2017-03-26T12:56:00</dc:date>
            </office:change-info>
          </text:insertion>
        </text:changed-region>
        <text:changed-region xml:id="ct323600784" text:id="ct323600784">
          <text:deletion>
            <office:change-info>
              <dc:creator>Mieko</dc:creator>
              <dc:date>2017-03-26T13:49:00</dc:date>
            </office:change-info>
            <text:p text:style-name="P3"><text:span text:style-name="T3">び</text:span></text:p>
          </text:deletion>
        </text:changed-region>
        <text:changed-region xml:id="ct322473200" text:id="ct322473200">
          <text:insertion>
            <office:change-info>
              <dc:creator>Mieko</dc:creator>
              <dc:date>2017-03-26T17:27:00</dc:date>
            </office:change-info>
          </text:insertion>
        </text:changed-region>
        <text:changed-region xml:id="ct322473512" text:id="ct322473512">
          <text:deletion>
            <office:change-info>
              <dc:creator>Mieko</dc:creator>
              <dc:date>2017-03-26T17:27:00</dc:date>
            </office:change-info>
            <text:p text:style-name="P3"><text:span text:style-name="T2">実施</text:span></text:p>
          </text:deletion>
        </text:changed-region>
        <text:changed-region xml:id="ct323600264" text:id="ct323600264">
          <text:insertion>
            <office:change-info>
              <dc:creator>Mieko</dc:creator>
              <dc:date>2017-03-26T12:56:00</dc:date>
            </office:change-info>
          </text:insertion>
        </text:changed-region>
        <text:changed-region xml:id="ct323601512" text:id="ct323601512">
          <text:deletion>
            <office:change-info>
              <dc:creator>Mieko</dc:creator>
              <dc:date>2017-03-26T12:56:00</dc:date>
            </office:change-info>
            <text:p text:style-name="P3"><text:span text:style-name="T2">され</text:span></text:p>
          </text:deletion>
        </text:changed-region>
        <text:changed-region xml:id="ct325073848" text:id="ct325073848">
          <text:deletion>
            <office:change-info>
              <dc:creator>Mieko</dc:creator>
              <dc:date>2017-03-26T11:44:00</dc:date>
            </office:change-info>
            <text:p text:style-name="P3"><text:span text:style-name="T3"><text:s/></text:span></text:p>
          </text:deletion>
        </text:changed-region>
        <text:changed-region xml:id="ct169191992" text:id="ct169191992">
          <text:insertion>
            <office:change-info>
              <dc:creator>Kunai Takashi</dc:creator>
              <dc:date>2017-03-22T16:53:00</dc:date>
            </office:change-info>
          </text:insertion>
        </text:changed-region>
        <text:changed-region xml:id="ct169191160" text:id="ct169191160">
          <text:insertion>
            <office:change-info>
              <dc:creator>Kunai Takashi</dc:creator>
              <dc:date>2017-03-22T16:53:00</dc:date>
            </office:change-info>
          </text:insertion>
        </text:changed-region>
        <text:changed-region xml:id="ct169191264" text:id="ct169191264">
          <text:deletion>
            <office:change-info>
              <dc:creator>Kunai Takashi</dc:creator>
              <dc:date>2017-03-22T16:53:00</dc:date>
            </office:change-info>
            <text:p text:style-name="P3"><text:span text:style-name="T4">というもの</text:span></text:p>
          </text:deletion>
        </text:changed-region>
        <text:changed-region xml:id="ct325055440" text:id="ct325055440">
          <text:insertion>
            <office:change-info>
              <dc:creator>Mieko</dc:creator>
              <dc:date>2017-03-29T10:34:00</dc:date>
            </office:change-info>
          </text:insertion>
        </text:changed-region>
        <text:changed-region xml:id="ct323604008" text:id="ct323604008">
          <text:insertion>
            <office:change-info>
              <dc:creator>Mieko</dc:creator>
              <dc:date>2017-03-26T13:51:00</dc:date>
            </office:change-info>
          </text:insertion>
        </text:changed-region>
        <text:changed-region xml:id="ct169363552" text:id="ct169363552">
          <text:insertion>
            <office:change-info>
              <dc:creator>Mieko</dc:creator>
              <dc:date>2017-03-29T10:35:00</dc:date>
            </office:change-info>
          </text:insertion>
        </text:changed-region>
        <text:changed-region xml:id="ct323606712" text:id="ct323606712">
          <text:deletion>
            <office:change-info>
              <dc:creator>Mieko</dc:creator>
              <dc:date>2017-03-26T14:01:00</dc:date>
            </office:change-info>
            <text:p text:style-name="P3"><text:span text:style-name="T4">れ</text:span></text:p>
          </text:deletion>
        </text:changed-region>
        <text:changed-region xml:id="ct323606608" text:id="ct323606608">
          <text:deletion>
            <office:change-info>
              <dc:creator>Mieko</dc:creator>
              <dc:date>2017-03-26T14:06:00</dc:date>
            </office:change-info>
            <text:p text:style-name="P3"><text:span text:style-name="T4">は</text:span></text:p>
          </text:deletion>
        </text:changed-region>
        <text:changed-region xml:id="ct323601096" text:id="ct323601096">
          <text:insertion>
            <office:change-info>
              <dc:creator>Mieko</dc:creator>
              <dc:date>2017-03-26T12:58:00</dc:date>
            </office:change-info>
          </text:insertion>
        </text:changed-region>
        <text:changed-region xml:id="ct323601928" text:id="ct323601928">
          <text:deletion>
            <office:change-info>
              <dc:creator>Mieko</dc:creator>
              <dc:date>2017-03-26T12:58:00</dc:date>
            </office:change-info>
            <text:p text:style-name="P3"><text:span text:style-name="T4">産業横断的に</text:span></text:p>
          </text:deletion>
        </text:changed-region>
        <text:changed-region xml:id="ct323602968" text:id="ct323602968">
          <text:insertion>
            <office:change-info>
              <dc:creator>Mieko</dc:creator>
              <dc:date>2017-03-26T12:58:00</dc:date>
            </office:change-info>
          </text:insertion>
        </text:changed-region>
        <text:changed-region xml:id="ct169191368" text:id="ct169191368">
          <text:insertion>
            <office:change-info>
              <dc:creator>Kunai Takashi</dc:creator>
              <dc:date>2017-03-22T16:54:00</dc:date>
            </office:change-info>
          </text:insertion>
        </text:changed-region>
        <text:changed-region xml:id="ct169191784" text:id="ct169191784">
          <text:deletion>
            <office:change-info>
              <dc:creator>Kunai Takashi</dc:creator>
              <dc:date>2017-03-22T16:54:00</dc:date>
            </office:change-info>
            <text:p text:style-name="P3"><text:span text:style-name="T4">に係る</text:span></text:p>
          </text:deletion>
        </text:changed-region>
        <text:changed-region xml:id="ct323603176" text:id="ct323603176">
          <text:insertion>
            <office:change-info>
              <dc:creator>Mieko</dc:creator>
              <dc:date>2017-03-26T13:00:00</dc:date>
            </office:change-info>
          </text:insertion>
        </text:changed-region>
        <text:changed-region xml:id="ct323606088" text:id="ct323606088">
          <text:deletion>
            <office:change-info>
              <dc:creator>Mieko</dc:creator>
              <dc:date>2017-03-26T13:58:00</dc:date>
            </office:change-info>
            <text:p text:style-name="P3"><text:span text:style-name="T5">を</text:span></text:p>
          </text:deletion>
        </text:changed-region>
        <text:changed-region xml:id="ct323605984" text:id="ct323605984">
          <text:insertion>
            <office:change-info>
              <dc:creator>Mieko</dc:creator>
              <dc:date>2017-03-26T13:58:00</dc:date>
            </office:change-info>
          </text:insertion>
        </text:changed-region>
        <text:changed-region xml:id="ct325083728" text:id="ct325083728">
          <text:deletion>
            <office:change-info>
              <dc:creator>Mieko</dc:creator>
              <dc:date>2017-03-26T11:46:00</dc:date>
            </office:change-info>
            <text:p text:style-name="P3"><text:span text:style-name="T4">し；</text:span></text:p>
          </text:deletion>
        </text:changed-region>
        <text:changed-region xml:id="ct325082792" text:id="ct325082792">
          <text:deletion>
            <office:change-info>
              <dc:creator>Mieko</dc:creator>
              <dc:date>2017-03-26T11:45:00</dc:date>
            </office:change-info>
            <text:p text:style-name="P3"><text:span text:style-name="T4">； <text:s/></text:span></text:p>
          </text:deletion>
        </text:changed-region>
        <text:changed-region xml:id="ct323606192" text:id="ct323606192">
          <text:insertion>
            <office:change-info>
              <dc:creator>Mieko</dc:creator>
              <dc:date>2017-03-26T13:58:00</dc:date>
            </office:change-info>
          </text:insertion>
        </text:changed-region>
        <text:changed-region xml:id="ct325081336" text:id="ct325081336">
          <text:insertion>
            <office:change-info>
              <dc:creator>Mieko</dc:creator>
              <dc:date>2017-03-26T11:45:00</dc:date>
            </office:change-info>
          </text:insertion>
        </text:changed-region>
        <text:changed-region xml:id="ct169192200" text:id="ct169192200">
          <text:deletion>
            <office:change-info>
              <dc:creator>Kunai Takashi</dc:creator>
              <dc:date>2017-03-22T16:55:00</dc:date>
            </office:change-info>
            <text:p text:style-name="P3"><text:span text:style-name="T5">、</text:span></text:p>
          </text:deletion>
        </text:changed-region>
        <text:changed-region xml:id="ct169192304" text:id="ct169192304">
          <text:deletion>
            <office:change-info>
              <dc:creator>Kunai Takashi</dc:creator>
              <dc:date>2017-03-22T16:55:00</dc:date>
            </office:change-info>
            <text:p text:style-name="P3"><text:span text:style-name="T5">に</text:span></text:p>
          </text:deletion>
        </text:changed-region>
        <text:changed-region xml:id="ct169192512" text:id="ct169192512">
          <text:insertion>
            <office:change-info>
              <dc:creator>Kunai Takashi</dc:creator>
              <dc:date>2017-03-22T16:55:00</dc:date>
            </office:change-info>
          </text:insertion>
        </text:changed-region>
        <text:changed-region xml:id="ct169192616" text:id="ct169192616">
          <text:deletion>
            <office:change-info>
              <dc:creator>Kunai Takashi</dc:creator>
              <dc:date>2017-03-22T16:55:00</dc:date>
            </office:change-info>
            <text:p text:style-name="P3"><text:span text:style-name="T4">するトランザクション</text:span></text:p>
          </text:deletion>
        </text:changed-region>
        <text:changed-region xml:id="ct323601720" text:id="ct323601720">
          <text:deletion>
            <office:change-info>
              <dc:creator>Mieko</dc:creator>
              <dc:date>2017-03-26T13:58:00</dc:date>
            </office:change-info>
            <text:p text:style-name="P3"><text:span text:style-name="T4">を</text:span></text:p>
          </text:deletion>
        </text:changed-region>
        <text:changed-region xml:id="ct325056584" text:id="ct325056584">
          <text:insertion>
            <office:change-info>
              <dc:creator>Mieko</dc:creator>
              <dc:date>2017-03-29T10:35:00</dc:date>
            </office:change-info>
          </text:insertion>
        </text:changed-region>
        <text:changed-region xml:id="ct323604736" text:id="ct323604736">
          <text:insertion>
            <office:change-info>
              <dc:creator>Mieko</dc:creator>
              <dc:date>2017-03-26T13:59:00</dc:date>
            </office:change-info>
          </text:insertion>
        </text:changed-region>
        <text:changed-region xml:id="ct323605152" text:id="ct323605152">
          <text:insertion>
            <office:change-info>
              <dc:creator>Mieko</dc:creator>
              <dc:date>2017-03-26T14:07:00</dc:date>
            </office:change-info>
          </text:insertion>
        </text:changed-region>
        <text:changed-region xml:id="ct323604112" text:id="ct323604112">
          <text:insertion>
            <office:change-info>
              <dc:creator>Mieko</dc:creator>
              <dc:date>2017-03-26T13:52:00</dc:date>
            </office:change-info>
          </text:insertion>
        </text:changed-region>
        <text:changed-region xml:id="ct323606400" text:id="ct323606400">
          <text:deletion>
            <office:change-info>
              <dc:creator>Mieko</dc:creator>
              <dc:date>2017-03-26T13:52:00</dc:date>
            </office:change-info>
            <text:p text:style-name="P3"><text:span text:style-name="T4">ことを見据えています。</text:span></text:p>
          </text:deletion>
        </text:changed-region>
        <text:changed-region xml:id="ct325096936" text:id="ct325096936">
          <text:deletion>
            <office:change-info>
              <dc:creator>Mieko</dc:creator>
              <dc:date>2017-03-26T11:47:00</dc:date>
            </office:change-info>
            <text:p text:style-name="P3"><text:span text:style-name="T5">、</text:span></text:p>
          </text:deletion>
        </text:changed-region>
        <text:changed-region xml:id="ct325096104" text:id="ct325096104">
          <text:insertion>
            <office:change-info>
              <dc:creator>Mieko</dc:creator>
              <dc:date>2017-03-26T11:47:00</dc:date>
            </office:change-info>
          </text:insertion>
        </text:changed-region>
        <text:changed-region xml:id="ct325095688" text:id="ct325095688">
          <text:insertion>
            <office:change-info>
              <dc:creator>Mieko</dc:creator>
              <dc:date>2017-03-26T11:47:00</dc:date>
            </office:change-info>
          </text:insertion>
        </text:changed-region>
        <text:changed-region xml:id="ct325097248" text:id="ct325097248">
          <text:deletion>
            <office:change-info>
              <dc:creator>Mieko</dc:creator>
              <dc:date>2017-03-26T11:47:00</dc:date>
            </office:change-info>
            <text:p text:style-name="P3"><text:span text:style-name="T4">のち</text:span></text:p>
          </text:deletion>
        </text:changed-region>
        <text:changed-region xml:id="ct325095480" text:id="ct325095480">
          <text:deletion>
            <office:change-info>
              <dc:creator>Mieko</dc:creator>
              <dc:date>2017-03-26T11:47:00</dc:date>
            </office:change-info>
            <text:p text:style-name="P3"><text:span text:style-name="T5"><text:s/></text:span></text:p>
          </text:deletion>
        </text:changed-region>
        <text:changed-region xml:id="ct325095896" text:id="ct325095896">
          <text:insertion>
            <office:change-info>
              <dc:creator>Mieko</dc:creator>
              <dc:date>2017-03-26T11:47:00</dc:date>
            </office:change-info>
          </text:insertion>
        </text:changed-region>
        <text:changed-region xml:id="ct325095376" text:id="ct325095376">
          <text:deletion>
            <office:change-info>
              <dc:creator>Mieko</dc:creator>
              <dc:date>2017-03-26T11:47:00</dc:date>
            </office:change-info>
            <text:p text:style-name="P3"><text:span text:style-name="T4">、</text:span></text:p>
          </text:deletion>
        </text:changed-region>
        <text:changed-region xml:id="ct169189496" text:id="ct169189496">
          <text:insertion>
            <office:change-info>
              <dc:creator>Kunai Takashi</dc:creator>
              <dc:date>2017-03-22T16:56:00</dc:date>
            </office:change-info>
          </text:insertion>
        </text:changed-region>
        <text:changed-region xml:id="ct169189600" text:id="ct169189600">
          <text:deletion>
            <office:change-info>
              <dc:creator>Kunai Takashi</dc:creator>
              <dc:date>2017-03-22T16:56:00</dc:date>
            </office:change-info>
            <text:p text:style-name="P3"><text:span text:style-name="T4">コラボレーティブ・</text:span></text:p>
          </text:deletion>
        </text:changed-region>
        <text:changed-region xml:id="ct325094752" text:id="ct325094752">
          <text:deletion>
            <office:change-info>
              <dc:creator>Mieko</dc:creator>
              <dc:date>2017-03-26T11:48:00</dc:date>
            </office:change-info>
            <text:p text:style-name="P3"><text:span text:style-name="T5">ることとなり</text:span></text:p>
          </text:deletion>
        </text:changed-region>
        <text:changed-region xml:id="ct325091528" text:id="ct325091528">
          <text:deletion>
            <office:change-info>
              <dc:creator>Mieko</dc:creator>
              <dc:date>2017-03-26T11:48:00</dc:date>
            </office:change-info>
            <text:p text:style-name="P3"><text:span text:style-name="T5"><text:s/></text:span></text:p>
          </text:deletion>
        </text:changed-region>
        <text:changed-region xml:id="ct325095064" text:id="ct325095064">
          <text:deletion>
            <office:change-info>
              <dc:creator>Mieko</dc:creator>
              <dc:date>2017-03-26T11:48:00</dc:date>
            </office:change-info>
            <text:p text:style-name="P4"><text:s/></text:p>
          </text:deletion>
        </text:changed-region>
        <text:changed-region xml:id="ct325098288" text:id="ct325098288">
          <text:insertion>
            <office:change-info>
              <dc:creator>Mieko</dc:creator>
              <dc:date>2017-03-26T11:48:00</dc:date>
            </office:change-info>
          </text:insertion>
        </text:changed-region>
        <text:changed-region xml:id="ct325095272" text:id="ct325095272">
          <text:deletion>
            <office:change-info>
              <dc:creator>Mieko</dc:creator>
              <dc:date>2017-03-26T11:48:00</dc:date>
            </office:change-info>
            <text:p text:style-name="P4"><text:span text:style-name="T6">： </text:span></text:p>
          </text:deletion>
        </text:changed-region>
        <text:changed-region xml:id="ct325098808" text:id="ct325098808">
          <text:deletion>
            <office:change-info>
              <dc:creator>Mieko</dc:creator>
              <dc:date>2017-03-26T11:49:00</dc:date>
            </office:change-info>
            <text:p text:style-name="P5"><text:span text:style-name="T7"><text:s/></text:span></text:p>
          </text:deletion>
        </text:changed-region>
        <text:changed-region xml:id="ct325098912" text:id="ct325098912">
          <text:insertion>
            <office:change-info>
              <dc:creator>Mieko</dc:creator>
              <dc:date>2017-03-26T11:49:00</dc:date>
            </office:change-info>
          </text:insertion>
        </text:changed-region>
        <text:changed-region xml:id="ct325097456" text:id="ct325097456">
          <text:deletion>
            <office:change-info>
              <dc:creator>Mieko</dc:creator>
              <dc:date>2017-03-26T11:49:00</dc:date>
            </office:change-info>
            <text:p text:style-name="P5"><text:span text:style-name="T2">(</text:span></text:p>
          </text:deletion>
        </text:changed-region>
        <text:changed-region xml:id="ct325097664" text:id="ct325097664">
          <text:insertion>
            <office:change-info>
              <dc:creator>Mieko</dc:creator>
              <dc:date>2017-03-26T11:49:00</dc:date>
            </office:change-info>
          </text:insertion>
        </text:changed-region>
        <text:changed-region xml:id="ct325095168" text:id="ct325095168">
          <text:deletion>
            <office:change-info>
              <dc:creator>Mieko</dc:creator>
              <dc:date>2017-03-26T11:49:00</dc:date>
            </office:change-info>
            <text:p text:style-name="P5"><text:span text:style-name="T2">)</text:span></text:p>
          </text:deletion>
        </text:changed-region>
        <text:changed-region xml:id="ct169192824" text:id="ct169192824">
          <text:insertion>
            <office:change-info>
              <dc:creator>Kunai Takashi</dc:creator>
              <dc:date>2017-03-23T17:04:00</dc:date>
            </office:change-info>
          </text:insertion>
        </text:changed-region>
        <text:changed-region xml:id="ct169193240" text:id="ct169193240">
          <text:deletion>
            <office:change-info>
              <dc:creator>Kunai Takashi</dc:creator>
              <dc:date>2017-03-23T17:04:00</dc:date>
            </office:change-info>
            <text:p text:style-name="P5"><text:span text:style-name="T2">でき</text:span></text:p>
          </text:deletion>
        </text:changed-region>
        <text:changed-region xml:id="ct322471744" text:id="ct322471744">
          <text:insertion>
            <office:change-info>
              <dc:creator>Mieko</dc:creator>
              <dc:date>2017-03-26T17:36:00</dc:date>
            </office:change-info>
          </text:insertion>
        </text:changed-region>
        <text:changed-region xml:id="ct322472472" text:id="ct322472472">
          <text:insertion>
            <office:change-info>
              <dc:creator>Mieko</dc:creator>
              <dc:date>2017-03-26T17:34:00</dc:date>
            </office:change-info>
          </text:insertion>
        </text:changed-region>
        <text:changed-region xml:id="ct325098600" text:id="ct325098600">
          <text:insertion>
            <office:change-info>
              <dc:creator>Mieko</dc:creator>
              <dc:date>2017-03-26T11:50:00</dc:date>
            </office:change-info>
          </text:insertion>
        </text:changed-region>
        <text:changed-region xml:id="ct325099120" text:id="ct325099120">
          <text:deletion>
            <office:change-info>
              <dc:creator>Mieko</dc:creator>
              <dc:date>2017-03-26T11:50:00</dc:date>
            </office:change-info>
            <text:p text:style-name="P5"><text:span text:style-name="T8">: </text:span></text:p>
          </text:deletion>
        </text:changed-region>
        <text:changed-region xml:id="ct169193032" text:id="ct169193032">
          <text:deletion>
            <office:change-info>
              <dc:creator>Kunai Takashi</dc:creator>
              <dc:date>2017-03-22T16:57:00</dc:date>
            </office:change-info>
            <text:p text:style-name="P5"><text:span text:style-name="T8">フリー/オープンソース ソフトウェア(</text:span></text:p>
          </text:deletion>
        </text:changed-region>
        <text:changed-region xml:id="ct169192928" text:id="ct169192928">
          <text:deletion>
            <office:change-info>
              <dc:creator>Kunai Takashi</dc:creator>
              <dc:date>2017-03-22T16:57:00</dc:date>
            </office:change-info>
            <text:p text:style-name="P5"><text:span text:style-name="T3">)</text:span></text:p>
          </text:deletion>
        </text:changed-region>
        <text:changed-region xml:id="ct169193344" text:id="ct169193344">
          <text:deletion>
            <office:change-info>
              <dc:creator>Kunai Takashi</dc:creator>
              <dc:date>2017-03-23T17:04:00</dc:date>
            </office:change-info>
            <text:p text:style-name="P5"><text:span text:style-name="T3"><text:s/></text:span></text:p>
          </text:deletion>
        </text:changed-region>
        <text:changed-region xml:id="ct169193136" text:id="ct169193136">
          <text:deletion>
            <office:change-info>
              <dc:creator>Kunai Takashi</dc:creator>
              <dc:date>2017-03-23T17:04:00</dc:date>
            </office:change-info>
            <text:p text:style-name="P5"><text:span text:style-name="T3"><text:s/></text:span></text:p>
          </text:deletion>
        </text:changed-region>
        <text:changed-region xml:id="ct323626472" text:id="ct323626472">
          <text:deletion>
            <office:change-info>
              <dc:creator>Mieko</dc:creator>
              <dc:date>2017-03-29T10:36:00</dc:date>
            </office:change-info>
            <text:p text:style-name="P5"><text:span text:style-name="T3">人たち</text:span></text:p>
          </text:deletion>
        </text:changed-region>
        <text:changed-region xml:id="ct325074992" text:id="ct325074992">
          <text:insertion>
            <office:change-info>
              <dc:creator>Mieko</dc:creator>
              <dc:date>2017-03-29T10:36:00</dc:date>
            </office:change-info>
          </text:insertion>
        </text:changed-region>
        <text:changed-region xml:id="ct323612536" text:id="ct323612536">
          <text:insertion>
            <office:change-info>
              <dc:creator>Mieko</dc:creator>
              <dc:date>2017-03-26T14:45:00</dc:date>
            </office:change-info>
          </text:insertion>
        </text:changed-region>
        <text:changed-region xml:id="ct323613264" text:id="ct323613264">
          <text:deletion>
            <office:change-info>
              <dc:creator>Mieko</dc:creator>
              <dc:date>2017-03-26T14:45:00</dc:date>
            </office:change-info>
            <text:p text:style-name="P5"><text:span text:style-name="T2">ういった</text:span></text:p>
          </text:deletion>
        </text:changed-region>
        <text:changed-region xml:id="ct169201240" text:id="ct169201240">
          <text:insertion>
            <office:change-info>
              <dc:creator>Kunai Takashi</dc:creator>
              <dc:date>2017-03-22T16:59:00</dc:date>
            </office:change-info>
          </text:insertion>
        </text:changed-region>
        <text:changed-region xml:id="ct169202696" text:id="ct169202696">
          <text:insertion>
            <office:change-info>
              <dc:creator>Kunai Takashi</dc:creator>
              <dc:date>2017-03-22T16:59:00</dc:date>
            </office:change-info>
          </text:insertion>
        </text:changed-region>
        <text:changed-region xml:id="ct169203320" text:id="ct169203320">
          <text:deletion>
            <office:change-info>
              <dc:creator>Kunai Takashi</dc:creator>
              <dc:date>2017-03-22T16:59:00</dc:date>
            </office:change-info>
            <text:p text:style-name="P5"><text:span text:style-name="T2">随</text:span></text:p>
          </text:deletion>
        </text:changed-region>
        <text:changed-region xml:id="ct323613368" text:id="ct323613368">
          <text:insertion>
            <office:change-info>
              <dc:creator>Mieko</dc:creator>
              <dc:date>2017-03-26T14:48:00</dc:date>
            </office:change-info>
          </text:insertion>
        </text:changed-region>
        <text:changed-region xml:id="ct169202800" text:id="ct169202800">
          <text:deletion>
            <office:change-info>
              <dc:creator>Kunai Takashi</dc:creator>
              <dc:date>2017-03-22T17:00:00</dc:date>
            </office:change-info>
            <text:p text:style-name="P5"><text:span text:style-name="T3">オープンに、</text:span></text:p>
          </text:deletion>
        </text:changed-region>
        <text:changed-region xml:id="ct169202904" text:id="ct169202904">
          <text:deletion>
            <office:change-info>
              <dc:creator>Kunai Takashi</dc:creator>
              <dc:date>2017-03-23T17:04:00</dc:date>
            </office:change-info>
            <text:p text:style-name="P5"><text:span text:style-name="T3">・</text:span></text:p>
          </text:deletion>
        </text:changed-region>
        <text:changed-region xml:id="ct169201448" text:id="ct169201448">
          <text:insertion>
            <office:change-info>
              <dc:creator>Kunai Takashi</dc:creator>
              <dc:date>2017-03-23T17:05:00</dc:date>
            </office:change-info>
          </text:insertion>
        </text:changed-region>
        <text:changed-region xml:id="ct169203008" text:id="ct169203008">
          <text:deletion>
            <office:change-info>
              <dc:creator>Kunai Takashi</dc:creator>
              <dc:date>2017-03-23T17:05:00</dc:date>
            </office:change-info>
            <text:p text:style-name="P5"><text:span text:style-name="T3">・</text:span></text:p>
          </text:deletion>
        </text:changed-region>
        <text:changed-region xml:id="ct169201136" text:id="ct169201136">
          <text:insertion>
            <office:change-info>
              <dc:creator>Kunai Takashi</dc:creator>
              <dc:date>2017-03-22T17:00:00</dc:date>
            </office:change-info>
          </text:insertion>
        </text:changed-region>
        <text:changed-region xml:id="ct323622104" text:id="ct323622104">
          <text:insertion>
            <office:change-info>
              <dc:creator>Mieko</dc:creator>
              <dc:date>2017-03-26T16:53:00</dc:date>
            </office:change-info>
          </text:insertion>
        </text:changed-region>
        <text:changed-region xml:id="ct323620440" text:id="ct323620440">
          <text:deletion>
            <office:change-info>
              <dc:creator>Mieko</dc:creator>
              <dc:date>2017-03-26T16:53:00</dc:date>
            </office:change-info>
            <text:p text:style-name="P5"><text:span text:style-name="T2">あるいは、</text:span></text:p>
          </text:deletion>
          <text:insertion>
            <office:change-info office:chg-author="Kunai Takashi" office:chg-date-time="2017-03-22T17:00:00"/>
          </text:insertion>
        </text:changed-region>
        <text:changed-region xml:id="ct169203112" text:id="ct169203112">
          <text:deletion>
            <office:change-info>
              <dc:creator>Kunai Takashi</dc:creator>
              <dc:date>2017-03-22T17:00:00</dc:date>
            </office:change-info>
            <text:p text:style-name="P5"><text:span text:style-name="T2">や</text:span></text:p>
          </text:deletion>
        </text:changed-region>
        <text:changed-region xml:id="ct323620544" text:id="ct323620544">
          <text:deletion>
            <office:change-info>
              <dc:creator>Mieko</dc:creator>
              <dc:date>2017-03-26T16:53:00</dc:date>
            </office:change-info>
            <text:p text:style-name="P5"><text:span text:style-name="T2">アカデミア（</text:span></text:p>
          </text:deletion>
        </text:changed-region>
        <text:changed-region xml:id="ct323622208" text:id="ct323622208">
          <text:deletion>
            <office:change-info>
              <dc:creator>Mieko</dc:creator>
              <dc:date>2017-03-26T16:53:00</dc:date>
            </office:change-info>
            <text:p text:style-name="P5"><text:span text:style-name="T3">）</text:span></text:p>
          </text:deletion>
        </text:changed-region>
        <text:changed-region xml:id="ct323623352" text:id="ct323623352">
          <text:insertion>
            <office:change-info>
              <dc:creator>Mieko</dc:creator>
              <dc:date>2017-03-26T16:55:00</dc:date>
            </office:change-info>
          </text:insertion>
        </text:changed-region>
        <text:changed-region xml:id="ct323620648" text:id="ct323620648">
          <text:deletion>
            <office:change-info>
              <dc:creator>Mieko</dc:creator>
              <dc:date>2017-03-26T16:55:00</dc:date>
            </office:change-info>
            <text:p text:style-name="P5"><text:span text:style-name="T2">関係</text:span></text:p>
          </text:deletion>
        </text:changed-region>
        <text:changed-region xml:id="ct323623040" text:id="ct323623040">
          <text:insertion>
            <office:change-info>
              <dc:creator>Mieko</dc:creator>
              <dc:date>2017-03-26T16:55:00</dc:date>
            </office:change-info>
          </text:insertion>
        </text:changed-region>
        <text:changed-region xml:id="ct323621584" text:id="ct323621584">
          <text:deletion>
            <office:change-info>
              <dc:creator>Mieko</dc:creator>
              <dc:date>2017-03-26T16:55:00</dc:date>
            </office:change-info>
            <text:p text:style-name="P5"><text:span text:style-name="T2">それぞれ</text:span></text:p>
          </text:deletion>
        </text:changed-region>
        <text:changed-region xml:id="ct322476112" text:id="ct322476112">
          <text:insertion>
            <office:change-info>
              <dc:creator>Mieko</dc:creator>
              <dc:date>2017-03-26T17:43:00</dc:date>
            </office:change-info>
          </text:insertion>
        </text:changed-region>
        <text:changed-region xml:id="ct322475176" text:id="ct322475176">
          <text:deletion>
            <office:change-info>
              <dc:creator>Mieko</dc:creator>
              <dc:date>2017-03-26T17:43:00</dc:date>
            </office:change-info>
            <text:p text:style-name="P5"><text:span text:style-name="T2">す</text:span></text:p>
          </text:deletion>
        </text:changed-region>
        <text:changed-region xml:id="ct322473304" text:id="ct322473304">
          <text:insertion>
            <office:change-info>
              <dc:creator>Mieko</dc:creator>
              <dc:date>2017-03-26T17:34:00</dc:date>
            </office:change-info>
          </text:insertion>
        </text:changed-region>
        <text:changed-region xml:id="ct323613160" text:id="ct323613160">
          <text:deletion>
            <office:change-info>
              <dc:creator>Mieko</dc:creator>
              <dc:date>2017-03-26T14:47:00</dc:date>
            </office:change-info>
            <text:p text:style-name="P5"><text:span text:style-name="T2">を進めてい</text:span></text:p>
          </text:deletion>
        </text:changed-region>
        <text:changed-region xml:id="ct169203216" text:id="ct169203216">
          <text:deletion>
            <office:change-info>
              <dc:creator>Mieko</dc:creator>
              <dc:date>2017-03-26T14:47:00</dc:date>
            </office:change-info>
            <text:p text:style-name="P5"><text:span text:style-name="T2">く</text:span></text:p>
          </text:deletion>
          <text:insertion>
            <office:change-info office:chg-author="Kunai Takashi" office:chg-date-time="2017-03-23T17:05:00"/>
          </text:insertion>
        </text:changed-region>
        <text:changed-region xml:id="ct169203424" text:id="ct169203424">
          <text:deletion>
            <office:change-info>
              <dc:creator>Kunai Takashi</dc:creator>
              <dc:date>2017-03-23T17:05:00</dc:date>
            </office:change-info>
            <text:p text:style-name="P5"><text:span text:style-name="T2">きます</text:span></text:p>
          </text:deletion>
        </text:changed-region>
        <text:changed-region xml:id="ct323618360" text:id="ct323618360">
          <text:insertion>
            <office:change-info>
              <dc:creator>Mieko</dc:creator>
              <dc:date>2017-03-26T15:46:00</dc:date>
            </office:change-info>
          </text:insertion>
        </text:changed-region>
        <text:changed-region xml:id="ct323615864" text:id="ct323615864">
          <text:insertion>
            <office:change-info>
              <dc:creator>Mieko</dc:creator>
              <dc:date>2017-03-26T16:01:00</dc:date>
            </office:change-info>
          </text:insertion>
        </text:changed-region>
        <text:changed-region xml:id="ct323617840" text:id="ct323617840">
          <text:insertion>
            <office:change-info>
              <dc:creator>Mieko</dc:creator>
              <dc:date>2017-03-26T16:02:00</dc:date>
            </office:change-info>
          </text:insertion>
        </text:changed-region>
        <text:changed-region xml:id="ct323619088" text:id="ct323619088">
          <text:insertion>
            <office:change-info>
              <dc:creator>Mieko</dc:creator>
              <dc:date>2017-03-26T16:06:00</dc:date>
            </office:change-info>
          </text:insertion>
        </text:changed-region>
        <text:changed-region xml:id="ct169201552" text:id="ct169201552">
          <text:deletion>
            <office:change-info>
              <dc:creator>Mieko</dc:creator>
              <dc:date>2017-03-26T15:56:00</dc:date>
            </office:change-info>
            <text:p text:style-name="P3"><text:span text:style-name="T2">の一連の要件を定義し</text:span></text:p>
          </text:deletion>
          <text:insertion>
            <office:change-info office:chg-author="Kunai Takashi" office:chg-date-time="2017-03-22T17:03:00"/>
          </text:insertion>
        </text:changed-region>
        <text:changed-region xml:id="ct323616384" text:id="ct323616384">
          <text:deletion>
            <office:change-info>
              <dc:creator>Mieko</dc:creator>
              <dc:date>2017-03-26T15:47:00</dc:date>
            </office:change-info>
            <text:p text:style-name="P3"><text:span text:style-name="T2">、</text:span></text:p>
          </text:deletion>
          <text:insertion>
            <office:change-info office:chg-author="Kunai Takashi" office:chg-date-time="2017-03-22T17:03:00"/>
          </text:insertion>
        </text:changed-region>
        <text:changed-region xml:id="ct323612328" text:id="ct323612328">
          <text:deletion>
            <office:change-info>
              <dc:creator>Mieko</dc:creator>
              <dc:date>2017-03-26T15:56:00</dc:date>
            </office:change-info>
            <text:p text:style-name="P3"><text:span text:style-name="T2">組織のコンプライアンス プログラム</text:span></text:p>
          </text:deletion>
          <text:insertion>
            <office:change-info office:chg-author="Kunai Takashi" office:chg-date-time="2017-03-22T17:08:00"/>
          </text:insertion>
        </text:changed-region>
        <text:changed-region xml:id="ct323619192" text:id="ct323619192">
          <text:insertion>
            <office:change-info>
              <dc:creator>Mieko</dc:creator>
              <dc:date>2017-03-26T16:08:00</dc:date>
            </office:change-info>
          </text:insertion>
        </text:changed-region>
        <text:changed-region xml:id="ct323618776" text:id="ct323618776">
          <text:deletion>
            <office:change-info>
              <dc:creator>Mieko</dc:creator>
              <dc:date>2017-03-26T15:43:00</dc:date>
            </office:change-info>
            <text:p text:style-name="P3"><text:span text:style-name="T2">の</text:span></text:p>
          </text:deletion>
        </text:changed-region>
        <text:changed-region xml:id="ct323619816" text:id="ct323619816">
          <text:deletion>
            <office:change-info>
              <dc:creator>Mieko</dc:creator>
              <dc:date>2017-03-26T15:39:00</dc:date>
            </office:change-info>
            <text:p text:style-name="P3"><text:span text:style-name="T2">がこれ</text:span></text:p>
          </text:deletion>
        </text:changed-region>
        <text:changed-region xml:id="ct323614096" text:id="ct323614096">
          <text:deletion>
            <office:change-info>
              <dc:creator>Mieko</dc:creator>
              <dc:date>2017-03-26T15:27:00</dc:date>
            </office:change-info>
            <text:p text:style-name="P3"><text:span text:style-name="T2">に適合した場合</text:span></text:p>
          </text:deletion>
        </text:changed-region>
        <text:changed-region xml:id="ct323618256" text:id="ct323618256">
          <text:deletion>
            <office:change-info>
              <dc:creator>Mieko</dc:creator>
              <dc:date>2017-03-26T15:40:00</dc:date>
            </office:change-info>
            <text:p text:style-name="P3"><text:span text:style-name="T2">、</text:span></text:p>
          </text:deletion>
        </text:changed-region>
        <text:changed-region xml:id="ct169202592" text:id="ct169202592">
          <text:insertion>
            <office:change-info>
              <dc:creator>Kunai Takashi</dc:creator>
              <dc:date>2017-03-23T17:05:00</dc:date>
            </office:change-info>
          </text:insertion>
        </text:changed-region>
        <text:changed-region xml:id="ct169204048" text:id="ct169204048">
          <text:deletion>
            <office:change-info>
              <dc:creator>Kunai Takashi</dc:creator>
              <dc:date>2017-03-23T17:05:00</dc:date>
            </office:change-info>
            <text:p text:style-name="P3"><text:span text:style-name="T2">や</text:span></text:p>
          </text:deletion>
        </text:changed-region>
        <text:changed-region xml:id="ct169201656" text:id="ct169201656">
          <text:insertion>
            <office:change-info>
              <dc:creator>Kunai Takashi</dc:creator>
              <dc:date>2017-03-23T17:05:00</dc:date>
            </office:change-info>
          </text:insertion>
        </text:changed-region>
        <text:changed-region xml:id="ct323616280" text:id="ct323616280">
          <text:insertion>
            <office:change-info>
              <dc:creator>Mieko</dc:creator>
              <dc:date>2017-03-26T15:19:00</dc:date>
            </office:change-info>
          </text:insertion>
        </text:changed-region>
        <text:changed-region xml:id="ct323615656" text:id="ct323615656">
          <text:deletion>
            <office:change-info>
              <dc:creator>Mieko</dc:creator>
              <dc:date>2017-03-26T15:19:00</dc:date>
            </office:change-info>
            <text:p text:style-name="P3"><text:span text:style-name="T2">あるいは</text:span></text:p>
          </text:deletion>
          <text:insertion>
            <office:change-info office:chg-author="Kunai Takashi" office:chg-date-time="2017-03-23T17:05:00"/>
          </text:insertion>
        </text:changed-region>
        <text:changed-region xml:id="ct169202488" text:id="ct169202488">
          <text:deletion>
            <office:change-info>
              <dc:creator>Kunai Takashi</dc:creator>
              <dc:date>2017-03-23T17:05:00</dc:date>
            </office:change-info>
            <text:p text:style-name="P3"><text:span text:style-name="T2">や</text:span></text:p>
          </text:deletion>
        </text:changed-region>
        <text:changed-region xml:id="ct323617424" text:id="ct323617424">
          <text:deletion>
            <office:change-info>
              <dc:creator>Mieko</dc:creator>
              <dc:date>2017-03-26T15:44:00</dc:date>
            </office:change-info>
            <text:p text:style-name="P3"><text:span text:style-name="T3">が十分なレベル</text:span></text:p>
          </text:deletion>
        </text:changed-region>
        <text:changed-region xml:id="ct323618568" text:id="ct323618568">
          <text:insertion>
            <office:change-info>
              <dc:creator>Mieko</dc:creator>
              <dc:date>2017-03-26T16:09:00</dc:date>
            </office:change-info>
          </text:insertion>
        </text:changed-region>
        <text:changed-region xml:id="ct323618880" text:id="ct323618880">
          <text:insertion>
            <office:change-info>
              <dc:creator>Mieko</dc:creator>
              <dc:date>2017-03-26T16:00:00</dc:date>
            </office:change-info>
          </text:insertion>
        </text:changed-region>
        <text:changed-region xml:id="ct323614304" text:id="ct323614304">
          <text:deletion>
            <office:change-info>
              <dc:creator>Mieko</dc:creator>
              <dc:date>2017-03-26T15:59:00</dc:date>
            </office:change-info>
            <text:p text:style-name="P3"><text:span text:style-name="T2">す</text:span></text:p>
          </text:deletion>
        </text:changed-region>
        <text:changed-region xml:id="ct323615240" text:id="ct323615240">
          <text:deletion>
            <office:change-info>
              <dc:creator>Mieko</dc:creator>
              <dc:date>2017-03-26T16:00:00</dc:date>
            </office:change-info>
            <text:p text:style-name="P3"><text:span text:style-name="T2">る</text:span></text:p>
          </text:deletion>
        </text:changed-region>
        <text:changed-region xml:id="ct323615136" text:id="ct323615136">
          <text:deletion>
            <office:change-info>
              <dc:creator>Mieko</dc:creator>
              <dc:date>2017-03-26T15:23:00</dc:date>
            </office:change-info>
            <text:p text:style-name="P3"><text:span text:style-name="T3">を</text:span></text:p>
          </text:deletion>
        </text:changed-region>
        <text:changed-region xml:id="ct323619296" text:id="ct323619296">
          <text:insertion>
            <office:change-info>
              <dc:creator>Mieko</dc:creator>
              <dc:date>2017-03-26T16:05:00</dc:date>
            </office:change-info>
          </text:insertion>
        </text:changed-region>
        <text:changed-region xml:id="ct323618464" text:id="ct323618464">
          <text:insertion>
            <office:change-info>
              <dc:creator>Mieko</dc:creator>
              <dc:date>2017-03-26T15:59:00</dc:date>
            </office:change-info>
          </text:insertion>
        </text:changed-region>
        <text:changed-region xml:id="ct323613576" text:id="ct323613576">
          <text:deletion>
            <office:change-info>
              <dc:creator>Mieko</dc:creator>
              <dc:date>2017-03-26T15:17:00</dc:date>
            </office:change-info>
            <text:p text:style-name="P3"><text:span text:style-name="T2">著しく</text:span></text:p>
          </text:deletion>
        </text:changed-region>
        <text:changed-region xml:id="ct323617632" text:id="ct323617632">
          <text:insertion>
            <office:change-info>
              <dc:creator>Mieko</dc:creator>
              <dc:date>2017-03-26T16:03:00</dc:date>
            </office:change-info>
          </text:insertion>
        </text:changed-region>
        <text:changed-region xml:id="ct323613472" text:id="ct323613472">
          <text:deletion>
            <office:change-info>
              <dc:creator>Mieko</dc:creator>
              <dc:date>2017-03-26T15:25:00</dc:date>
            </office:change-info>
            <text:p text:style-name="P3"><text:span text:style-name="T2">め</text:span></text:p>
          </text:deletion>
        </text:changed-region>
        <text:changed-region xml:id="ct323615760" text:id="ct323615760">
          <text:deletion>
            <office:change-info>
              <dc:creator>Mieko</dc:creator>
              <dc:date>2017-03-26T15:17:00</dc:date>
            </office:change-info>
            <text:p text:style-name="P3"><text:span text:style-name="T2">てくれる</text:span></text:p>
          </text:deletion>
        </text:changed-region>
        <text:changed-region xml:id="ct323616176" text:id="ct323616176">
          <text:deletion>
            <office:change-info>
              <dc:creator>Mieko</dc:creator>
              <dc:date>2017-03-26T15:17:00</dc:date>
            </office:change-info>
            <text:p text:style-name="P3"><text:span text:style-name="T2">ものとな</text:span></text:p>
          </text:deletion>
          <text:insertion>
            <office:change-info office:chg-author="Kunai Takashi" office:chg-date-time="2017-03-22T17:13:00"/>
          </text:insertion>
        </text:changed-region>
        <text:changed-region xml:id="ct169203944" text:id="ct169203944">
          <text:deletion>
            <office:change-info>
              <dc:creator>Mieko</dc:creator>
              <dc:date>2017-03-26T15:25:00</dc:date>
            </office:change-info>
            <text:p text:style-name="P3"><text:span text:style-name="T2">る</text:span></text:p>
          </text:deletion>
          <text:insertion>
            <office:change-info office:chg-author="Kunai Takashi" office:chg-date-time="2017-03-22T17:13:00"/>
          </text:insertion>
        </text:changed-region>
        <text:changed-region xml:id="ct323616488" text:id="ct323616488">
          <text:deletion>
            <office:change-info>
              <dc:creator>Mieko</dc:creator>
              <dc:date>2017-03-26T15:25:00</dc:date>
            </office:change-info>
            <text:p text:style-name="P3"><text:span text:style-name="T2">ことを</text:span></text:p>
          </text:deletion>
          <text:insertion>
            <office:change-info office:chg-author="Kunai Takashi" office:chg-date-time="2017-03-22T17:09:00"/>
          </text:insertion>
        </text:changed-region>
        <text:changed-region xml:id="ct323613992" text:id="ct323613992">
          <text:deletion>
            <office:change-info>
              <dc:creator>Mieko</dc:creator>
              <dc:date>2017-03-26T15:25:00</dc:date>
            </office:change-info>
            <text:p text:style-name="P3"><text:span text:style-name="T2">期待</text:span></text:p>
          </text:deletion>
          <text:insertion>
            <office:change-info office:chg-author="Kunai Takashi" office:chg-date-time="2017-03-22T17:10:00"/>
          </text:insertion>
        </text:changed-region>
        <text:changed-region xml:id="ct169201760" text:id="ct169201760">
          <text:deletion>
            <office:change-info>
              <dc:creator>Kunai Takashi</dc:creator>
              <dc:date>2017-03-22T17:10:00</dc:date>
            </office:change-info>
            <text:p text:style-name="P3"><text:span text:style-name="T2">であろう要件の一式を定義</text:span></text:p>
          </text:deletion>
        </text:changed-region>
        <text:changed-region xml:id="ct323615448" text:id="ct323615448">
          <text:deletion>
            <office:change-info>
              <dc:creator>Mieko</dc:creator>
              <dc:date>2017-03-26T15:25:00</dc:date>
            </office:change-info>
            <text:p text:style-name="P3"><text:span text:style-name="T2">しています</text:span></text:p>
          </text:deletion>
        </text:changed-region>
        <text:changed-region xml:id="ct323611704" text:id="ct323611704">
          <text:deletion>
            <office:change-info>
              <dc:creator>Mieko</dc:creator>
              <dc:date>2017-03-26T15:08:00</dc:date>
            </office:change-info>
            <text:p text:style-name="P3"><text:span text:style-name="T2">；</text:span></text:p>
          </text:deletion>
        </text:changed-region>
        <text:changed-region xml:id="ct169203736" text:id="ct169203736">
          <text:deletion>
            <office:change-info>
              <dc:creator>Kunai Takashi</dc:creator>
              <dc:date>2017-03-22T17:14:00</dc:date>
            </office:change-info>
            <text:p text:style-name="P3"><text:span text:style-name="T3">本仕様書は</text:span></text:p>
          </text:deletion>
        </text:changed-region>
        <text:changed-region xml:id="ct323615032" text:id="ct323615032">
          <text:deletion>
            <office:change-info>
              <dc:creator>Mieko</dc:creator>
              <dc:date>2017-03-26T16:07:00</dc:date>
            </office:change-info>
            <text:p text:style-name="P3"><text:span text:style-name="T3">い</text:span></text:p>
          </text:deletion>
        </text:changed-region>
        <text:changed-region xml:id="ct323614512" text:id="ct323614512">
          <text:deletion>
            <office:change-info>
              <dc:creator>Mieko</dc:creator>
              <dc:date>2017-03-26T16:06:00</dc:date>
            </office:change-info>
            <text:p text:style-name="P3"><text:span text:style-name="T3">たとし</text:span></text:p>
          </text:deletion>
        </text:changed-region>
        <text:changed-region xml:id="ct323615344" text:id="ct323615344">
          <text:deletion>
            <office:change-info>
              <dc:creator>Mieko</dc:creator>
              <dc:date>2017-03-26T16:07:00</dc:date>
            </office:change-info>
            <text:p text:style-name="P3"><text:span text:style-name="T3">て</text:span></text:p>
          </text:deletion>
        </text:changed-region>
        <text:changed-region xml:id="ct323612640" text:id="ct323612640">
          <text:insertion>
            <office:change-info>
              <dc:creator>Mieko</dc:creator>
              <dc:date>2017-03-26T15:08:00</dc:date>
            </office:change-info>
          </text:insertion>
        </text:changed-region>
        <text:changed-region xml:id="ct169203840" text:id="ct169203840">
          <text:insertion>
            <office:change-info>
              <dc:creator>Kunai Takashi</dc:creator>
              <dc:date>2017-03-22T17:16:00</dc:date>
            </office:change-info>
          </text:insertion>
        </text:changed-region>
        <text:changed-region xml:id="ct169204152" text:id="ct169204152">
          <text:deletion>
            <office:change-info>
              <dc:creator>Kunai Takashi</dc:creator>
              <dc:date>2017-03-22T17:17:00</dc:date>
            </office:change-info>
            <text:p text:style-name="P3"><text:span text:style-name="T2">拠</text:span></text:p>
          </text:deletion>
        </text:changed-region>
        <text:changed-region xml:id="ct169201344" text:id="ct169201344">
          <text:deletion>
            <office:change-info>
              <dc:creator>Kunai Takashi</dc:creator>
              <dc:date>2017-03-22T17:16:00</dc:date>
            </office:change-info>
            <text:p text:style-name="P3"><text:span text:style-name="T2">準</text:span></text:p>
          </text:deletion>
        </text:changed-region>
        <text:changed-region xml:id="ct169201864" text:id="ct169201864">
          <text:deletion>
            <office:change-info>
              <dc:creator>Kunai Takashi</dc:creator>
              <dc:date>2017-03-22T17:17:00</dc:date>
            </office:change-info>
            <text:p text:style-name="P3"><text:span text:style-name="T3">え</text:span></text:p>
          </text:deletion>
        </text:changed-region>
        <text:changed-region xml:id="ct169201968" text:id="ct169201968">
          <text:insertion>
            <office:change-info>
              <dc:creator>Kunai Takashi</dc:creator>
              <dc:date>2017-03-22T17:17:00</dc:date>
            </office:change-info>
          </text:insertion>
        </text:changed-region>
        <text:changed-region xml:id="ct169204256" text:id="ct169204256">
          <text:insertion>
            <office:change-info>
              <dc:creator>Kunai Takashi</dc:creator>
              <dc:date>2017-03-22T17:18:00</dc:date>
            </office:change-info>
          </text:insertion>
        </text:changed-region>
        <text:changed-region xml:id="ct323611392" text:id="ct323611392">
          <text:deletion>
            <office:change-info>
              <dc:creator>Mieko</dc:creator>
              <dc:date>2017-03-26T15:09:00</dc:date>
            </office:change-info>
            <text:p text:style-name="P3"><text:span text:style-name="T3"><text:s text:c="2"/></text:span></text:p>
          </text:deletion>
        </text:changed-region>
        <text:changed-region xml:id="ct323616696" text:id="ct323616696">
          <text:insertion>
            <office:change-info>
              <dc:creator>Mieko</dc:creator>
              <dc:date>2017-03-26T15:32:00</dc:date>
            </office:change-info>
          </text:insertion>
        </text:changed-region>
        <text:changed-region xml:id="ct323616592" text:id="ct323616592">
          <text:deletion>
            <office:change-info>
              <dc:creator>Mieko</dc:creator>
              <dc:date>2017-03-26T15:32:00</dc:date>
            </office:change-info>
            <text:p text:style-name="P3"><text:span text:style-name="T2">す</text:span></text:p>
          </text:deletion>
        </text:changed-region>
        <text:changed-region xml:id="ct323612224" text:id="ct323612224">
          <text:deletion>
            <office:change-info>
              <dc:creator>Mieko</dc:creator>
              <dc:date>2017-03-26T15:33:00</dc:date>
            </office:change-info>
            <text:p text:style-name="P3"><text:span text:style-name="T3">てい</text:span></text:p>
          </text:deletion>
        </text:changed-region>
        <text:changed-region xml:id="ct323612016" text:id="ct323612016">
          <text:deletion>
            <office:change-info>
              <dc:creator>Mieko</dc:creator>
              <dc:date>2017-03-26T15:09:00</dc:date>
            </office:change-info>
            <text:p text:style-name="P3"><text:span text:style-name="T3">、</text:span></text:p>
          </text:deletion>
        </text:changed-region>
        <text:changed-region xml:id="ct169201032" text:id="ct169201032">
          <text:insertion>
            <office:change-info>
              <dc:creator>Kunai Takashi</dc:creator>
              <dc:date>2017-03-22T17:21:00</dc:date>
            </office:change-info>
          </text:insertion>
        </text:changed-region>
        <text:changed-region xml:id="ct169202072" text:id="ct169202072">
          <text:deletion>
            <office:change-info>
              <dc:creator>Kunai Takashi</dc:creator>
              <dc:date>2017-03-22T17:21:00</dc:date>
            </office:change-info>
            <text:p text:style-name="P3"><text:span text:style-name="T2">準</text:span></text:p>
          </text:deletion>
        </text:changed-region>
        <text:changed-region xml:id="ct169202176" text:id="ct169202176">
          <text:deletion>
            <office:change-info>
              <dc:creator>Kunai Takashi</dc:creator>
              <dc:date>2017-03-22T17:21:00</dc:date>
            </office:change-info>
            <text:p text:style-name="P3"><text:span text:style-name="T3">を</text:span></text:p>
          </text:deletion>
        </text:changed-region>
        <text:changed-region xml:id="ct169202280" text:id="ct169202280">
          <text:insertion>
            <office:change-info>
              <dc:creator>Kunai Takashi</dc:creator>
              <dc:date>2017-03-22T17:21:00</dc:date>
            </office:change-info>
          </text:insertion>
        </text:changed-region>
        <text:changed-region xml:id="ct169205608" text:id="ct169205608">
          <text:deletion>
            <office:change-info>
              <dc:creator>Kunai Takashi</dc:creator>
              <dc:date>2017-03-22T17:21:00</dc:date>
            </office:change-info>
            <text:p text:style-name="P3"><text:span text:style-name="T2">として</text:span></text:p>
          </text:deletion>
        </text:changed-region>
        <text:changed-region xml:id="ct323617008" text:id="ct323617008">
          <text:deletion>
            <office:change-info>
              <dc:creator>Mieko</dc:creator>
              <dc:date>2017-03-26T16:11:00</dc:date>
            </office:change-info>
            <text:p text:style-name="P3"><text:span text:style-name="T3">「ど</text:span></text:p>
          </text:deletion>
        </text:changed-region>
        <text:changed-region xml:id="ct323610144" text:id="ct323610144">
          <text:deletion>
            <office:change-info>
              <dc:creator>Mieko</dc:creator>
              <dc:date>2017-03-26T15:33:00</dc:date>
            </office:change-info>
            <text:p text:style-name="P3"><text:span text:style-name="T2">うやって</text:span></text:p>
          </text:deletion>
        </text:changed-region>
        <text:changed-region xml:id="ct323612848" text:id="ct323612848">
          <text:deletion>
            <office:change-info>
              <dc:creator>Mieko</dc:creator>
              <dc:date>2017-03-26T15:10:00</dc:date>
            </office:change-info>
            <text:p text:style-name="P3"><text:span text:style-name="T2">(</text:span></text:p>
          </text:deletion>
        </text:changed-region>
        <text:changed-region xml:id="ct323612952" text:id="ct323612952">
          <text:deletion>
            <office:change-info>
              <dc:creator>Mieko</dc:creator>
              <dc:date>2017-03-26T16:11:00</dc:date>
            </office:change-info>
            <text:p text:style-name="P3"><text:span text:style-name="T2">How</text:span></text:p>
          </text:deletion>
        </text:changed-region>
        <text:changed-region xml:id="ct169204672" text:id="ct169204672">
          <text:deletion>
            <office:change-info>
              <dc:creator>N</dc:creator>
              <dc:date>2017-03-21T07:53:00</dc:date>
            </office:change-info>
            <text:p text:style-name="P3"><text:span text:style-name="T2">）</text:span></text:p>
          </text:deletion>
        </text:changed-region>
        <text:changed-region xml:id="ct169205504" text:id="ct169205504">
          <text:deletion>
            <office:change-info>
              <dc:creator>Mieko</dc:creator>
              <dc:date>2017-03-26T15:10:00</dc:date>
            </office:change-info>
            <text:p text:style-name="P3"><text:span text:style-name="T2">)</text:span></text:p>
          </text:deletion>
          <text:insertion>
            <office:change-info office:chg-author="N" office:chg-date-time="2017-03-21T07:53:00"/>
          </text:insertion>
        </text:changed-region>
        <text:changed-region xml:id="ct323614408" text:id="ct323614408">
          <text:deletion>
            <office:change-info>
              <dc:creator>Mieko</dc:creator>
              <dc:date>2017-03-26T16:11:00</dc:date>
            </office:change-info>
            <text:p text:style-name="P3"><text:span text:style-name="T2">」や「いつ</text:span></text:p>
          </text:deletion>
        </text:changed-region>
        <text:changed-region xml:id="ct323613056" text:id="ct323613056">
          <text:deletion>
            <office:change-info>
              <dc:creator>Mieko</dc:creator>
              <dc:date>2017-03-26T15:10:00</dc:date>
            </office:change-info>
            <text:p text:style-name="P3"><text:span text:style-name="T2">(</text:span></text:p>
          </text:deletion>
        </text:changed-region>
        <text:changed-region xml:id="ct323618984" text:id="ct323618984">
          <text:deletion>
            <office:change-info>
              <dc:creator>Mieko</dc:creator>
              <dc:date>2017-03-26T16:11:00</dc:date>
            </office:change-info>
            <text:p text:style-name="P3"><text:span text:style-name="T2">When</text:span></text:p>
          </text:deletion>
        </text:changed-region>
        <text:changed-region xml:id="ct323610248" text:id="ct323610248">
          <text:deletion>
            <office:change-info>
              <dc:creator>Mieko</dc:creator>
              <dc:date>2017-03-26T15:10:00</dc:date>
            </office:change-info>
            <text:p text:style-name="P3"><text:span text:style-name="T2">)</text:span></text:p>
          </text:deletion>
        </text:changed-region>
        <text:changed-region xml:id="ct323617944" text:id="ct323617944">
          <text:deletion>
            <office:change-info>
              <dc:creator>Mieko</dc:creator>
              <dc:date>2017-03-26T16:11:00</dc:date>
            </office:change-info>
            <text:p text:style-name="P3"><text:span text:style-name="T2">」といった考慮</text:span></text:p>
          </text:deletion>
        </text:changed-region>
        <text:changed-region xml:id="ct169204568" text:id="ct169204568">
          <text:deletion>
            <office:change-info>
              <dc:creator>Mieko</dc:creator>
              <dc:date>2017-03-26T16:11:00</dc:date>
            </office:change-info>
            <text:p text:style-name="P3"><text:span text:style-name="T2">点</text:span></text:p>
          </text:deletion>
          <text:insertion>
            <office:change-info office:chg-author="Kunai Takashi" office:chg-date-time="2017-03-22T17:22:00"/>
          </text:insertion>
        </text:changed-region>
        <text:changed-region xml:id="ct323618152" text:id="ct323618152">
          <text:deletion>
            <office:change-info>
              <dc:creator>Mieko</dc:creator>
              <dc:date>2017-03-26T16:11:00</dc:date>
            </office:change-info>
            <text:p text:style-name="P3"><text:span text:style-name="T2">ではなく、</text:span></text:p>
          </text:deletion>
        </text:changed-region>
        <text:changed-region xml:id="ct323615552" text:id="ct323615552">
          <text:insertion>
            <office:change-info>
              <dc:creator>Mieko</dc:creator>
              <dc:date>2017-03-26T15:10:00</dc:date>
            </office:change-info>
          </text:insertion>
        </text:changed-region>
        <text:changed-region xml:id="ct323610456" text:id="ct323610456">
          <text:deletion>
            <office:change-info>
              <dc:creator>Mieko</dc:creator>
              <dc:date>2017-03-26T15:10:00</dc:date>
            </office:change-info>
            <text:p text:style-name="P3"><text:span text:style-name="T2">(</text:span></text:p>
          </text:deletion>
        </text:changed-region>
        <text:changed-region xml:id="ct323616072" text:id="ct323616072">
          <text:insertion>
            <office:change-info>
              <dc:creator>Mieko</dc:creator>
              <dc:date>2017-03-26T15:10:00</dc:date>
            </office:change-info>
          </text:insertion>
        </text:changed-region>
        <text:changed-region xml:id="ct323614200" text:id="ct323614200">
          <text:deletion>
            <office:change-info>
              <dc:creator>Mieko</dc:creator>
              <dc:date>2017-03-26T15:10:00</dc:date>
            </office:change-info>
            <text:p text:style-name="P3"><text:span text:style-name="T2">)</text:span></text:p>
          </text:deletion>
        </text:changed-region>
        <text:changed-region xml:id="ct323614928" text:id="ct323614928">
          <text:insertion>
            <office:change-info>
              <dc:creator>Mieko</dc:creator>
              <dc:date>2017-03-26T16:11:00</dc:date>
            </office:change-info>
          </text:insertion>
        </text:changed-region>
        <text:changed-region xml:id="ct323611288" text:id="ct323611288">
          <text:deletion>
            <office:change-info>
              <dc:creator>Mieko</dc:creator>
              <dc:date>2017-03-26T16:11:00</dc:date>
            </office:change-info>
            <text:p text:style-name="P3"><text:span text:style-name="T2">、</text:span></text:p>
          </text:deletion>
        </text:changed-region>
        <text:changed-region xml:id="ct323613888" text:id="ct323613888">
          <text:insertion>
            <office:change-info>
              <dc:creator>Mieko</dc:creator>
              <dc:date>2017-03-26T15:11:00</dc:date>
            </office:change-info>
          </text:insertion>
        </text:changed-region>
        <text:changed-region xml:id="ct323613680" text:id="ct323613680">
          <text:deletion>
            <office:change-info>
              <dc:creator>Mieko</dc:creator>
              <dc:date>2017-03-26T15:11:00</dc:date>
            </office:change-info>
            <text:p text:style-name="P3"><text:span text:style-name="T2">(</text:span></text:p>
          </text:deletion>
        </text:changed-region>
        <text:changed-region xml:id="ct323613784" text:id="ct323613784">
          <text:insertion>
            <office:change-info>
              <dc:creator>Mieko</dc:creator>
              <dc:date>2017-03-26T15:11:00</dc:date>
            </office:change-info>
          </text:insertion>
        </text:changed-region>
        <text:changed-region xml:id="ct323614720" text:id="ct323614720">
          <text:deletion>
            <office:change-info>
              <dc:creator>Mieko</dc:creator>
              <dc:date>2017-03-26T15:11:00</dc:date>
            </office:change-info>
            <text:p text:style-name="P3"><text:span text:style-name="T2">)</text:span></text:p>
          </text:deletion>
        </text:changed-region>
        <text:changed-region xml:id="ct323616800" text:id="ct323616800">
          <text:insertion>
            <office:change-info>
              <dc:creator>Mieko</dc:creator>
              <dc:date>2017-03-26T16:11:00</dc:date>
            </office:change-info>
          </text:insertion>
        </text:changed-region>
        <text:changed-region xml:id="ct323615968" text:id="ct323615968">
          <text:deletion>
            <office:change-info>
              <dc:creator>Mieko</dc:creator>
              <dc:date>2017-03-26T16:14:00</dc:date>
            </office:change-info>
            <text:p text:style-name="P3"><text:span text:style-name="T2">います</text:span></text:p>
          </text:deletion>
        </text:changed-region>
        <text:changed-region xml:id="ct323619920" text:id="ct323619920">
          <text:insertion>
            <office:change-info>
              <dc:creator>Mieko</dc:creator>
              <dc:date>2017-03-26T16:22:00</dc:date>
            </office:change-info>
          </text:insertion>
        </text:changed-region>
        <text:changed-region xml:id="ct323619608" text:id="ct323619608">
          <text:deletion>
            <office:change-info>
              <dc:creator>Mieko</dc:creator>
              <dc:date>2017-03-26T16:22:00</dc:date>
            </office:change-info>
            <text:p text:style-name="P3"><text:span text:style-name="T2">そうすることにより</text:span></text:p>
          </text:deletion>
          <text:insertion>
            <office:change-info office:chg-author="Kunai Takashi" office:chg-date-time="2017-03-22T17:22:00"/>
          </text:insertion>
        </text:changed-region>
        <text:changed-region xml:id="ct169204360" text:id="ct169204360">
          <text:deletion>
            <office:change-info>
              <dc:creator>Kunai Takashi</dc:creator>
              <dc:date>2017-03-22T17:23:00</dc:date>
            </office:change-info>
            <text:p text:style-name="P3"><text:span text:style-name="T2">書は</text:span></text:p>
          </text:deletion>
        </text:changed-region>
        <text:changed-region xml:id="ct169205712" text:id="ct169205712">
          <text:deletion>
            <office:change-info>
              <dc:creator>Kunai Takashi</dc:creator>
              <dc:date>2017-03-22T17:22:00</dc:date>
            </office:change-info>
            <text:p text:style-name="P3"><text:span text:style-name="T2">また本仕様</text:span></text:p>
          </text:deletion>
        </text:changed-region>
        <text:changed-region xml:id="ct323619712" text:id="ct323619712">
          <text:deletion>
            <office:change-info>
              <dc:creator>Mieko</dc:creator>
              <dc:date>2017-03-26T16:22:00</dc:date>
            </office:change-info>
            <text:p text:style-name="P3"><text:span text:style-name="T2">、</text:span></text:p>
          </text:deletion>
        </text:changed-region>
        <text:changed-region xml:id="ct323617320" text:id="ct323617320">
          <text:insertion>
            <office:change-info>
              <dc:creator>Mieko</dc:creator>
              <dc:date>2017-03-26T16:15:00</dc:date>
            </office:change-info>
          </text:insertion>
        </text:changed-region>
        <text:changed-region xml:id="ct323614616" text:id="ct323614616">
          <text:deletion>
            <office:change-info>
              <dc:creator>Mieko</dc:creator>
              <dc:date>2017-03-26T16:15:00</dc:date>
            </office:change-info>
            <text:p text:style-name="P3"><text:span text:style-name="T2">身</text:span></text:p>
          </text:deletion>
        </text:changed-region>
        <text:changed-region xml:id="ct322475696" text:id="ct322475696">
          <text:insertion>
            <office:change-info>
              <dc:creator>Mieko</dc:creator>
              <dc:date>2017-03-26T17:40:00</dc:date>
            </office:change-info>
          </text:insertion>
        </text:changed-region>
        <text:changed-region xml:id="ct323624704" text:id="ct323624704">
          <text:insertion>
            <office:change-info>
              <dc:creator>Mieko</dc:creator>
              <dc:date>2017-03-29T10:38:00</dc:date>
            </office:change-info>
          </text:insertion>
        </text:changed-region>
        <text:changed-region xml:id="ct169205192" text:id="ct169205192">
          <text:deletion>
            <office:change-info>
              <dc:creator>Mieko</dc:creator>
              <dc:date>2017-03-26T17:42:00</dc:date>
            </office:change-info>
            <text:p text:style-name="P3"><text:span text:style-name="T2">を</text:span></text:p>
          </text:deletion>
          <text:insertion>
            <office:change-info office:chg-author="Kunai Takashi" office:chg-date-time="2017-03-22T17:24:00"/>
          </text:insertion>
        </text:changed-region>
        <text:changed-region xml:id="ct169204464" text:id="ct169204464">
          <text:deletion>
            <office:change-info>
              <dc:creator>Kunai Takashi</dc:creator>
              <dc:date>2017-03-22T17:24:00</dc:date>
            </office:change-info>
            <text:p text:style-name="P3"><text:span text:style-name="T2">が</text:span></text:p>
          </text:deletion>
        </text:changed-region>
        <text:changed-region xml:id="ct322476840" text:id="ct322476840">
          <text:deletion>
            <office:change-info>
              <dc:creator>Mieko</dc:creator>
              <dc:date>2017-03-26T17:42:00</dc:date>
            </office:change-info>
            <text:p text:style-name="P3"><text:span text:style-name="T2">目的にうまく合う形で</text:span></text:p>
          </text:deletion>
        </text:changed-region>
        <text:changed-region xml:id="ct325053776" text:id="ct325053776">
          <text:deletion>
            <office:change-info>
              <dc:creator>Mieko</dc:creator>
              <dc:date>2017-03-29T10:38:00</dc:date>
            </office:change-info>
            <text:p text:style-name="P3"><text:span text:style-name="T2">仕立て上げ</text:span></text:p>
          </text:deletion>
        </text:changed-region>
        <text:changed-region xml:id="ct323617736" text:id="ct323617736">
          <text:insertion>
            <office:change-info>
              <dc:creator>Mieko</dc:creator>
              <dc:date>2017-03-26T16:25:00</dc:date>
            </office:change-info>
          </text:insertion>
        </text:changed-region>
        <text:changed-region xml:id="ct323617112" text:id="ct323617112">
          <text:deletion>
            <office:change-info>
              <dc:creator>Mieko</dc:creator>
              <dc:date>2017-03-26T16:25:00</dc:date>
            </office:change-info>
            <text:p text:style-name="P3"><text:span text:style-name="T2">られるように、</text:span></text:p>
          </text:deletion>
        </text:changed-region>
        <text:changed-region xml:id="ct323616904" text:id="ct323616904">
          <text:deletion>
            <office:change-info>
              <dc:creator>Mieko</dc:creator>
              <dc:date>2017-03-26T16:23:00</dc:date>
            </office:change-info>
            <text:p text:style-name="P3"><text:span text:style-name="T2">実用的レベルでの柔軟性を確保</text:span></text:p>
          </text:deletion>
        </text:changed-region>
        <text:changed-region xml:id="ct323620024" text:id="ct323620024">
          <text:deletion>
            <office:change-info>
              <dc:creator>Mieko</dc:creator>
              <dc:date>2017-03-26T16:25:00</dc:date>
            </office:change-info>
            <text:p text:style-name="P3"><text:span text:style-name="T2">しています。</text:span></text:p>
          </text:deletion>
        </text:changed-region>
        <text:changed-region xml:id="ct323619400" text:id="ct323619400">
          <text:deletion>
            <office:change-info>
              <dc:creator>Mieko</dc:creator>
              <dc:date>2017-03-26T15:52:00</dc:date>
            </office:change-info>
            <text:p text:style-name="P3"><text:span text:style-name="T2"><text:s/></text:span></text:p>
          </text:deletion>
        </text:changed-region>
        <text:changed-region xml:id="ct169204880" text:id="ct169204880">
          <text:insertion>
            <office:change-info>
              <dc:creator>Kunai Takashi</dc:creator>
              <dc:date>2017-03-22T17:24:00</dc:date>
            </office:change-info>
          </text:insertion>
        </text:changed-region>
        <text:changed-region xml:id="ct169204776" text:id="ct169204776">
          <text:insertion>
            <office:change-info>
              <dc:creator>Kunai Takashi</dc:creator>
              <dc:date>2017-03-22T17:25:00</dc:date>
            </office:change-info>
          </text:insertion>
        </text:changed-region>
        <text:changed-region xml:id="ct169205088" text:id="ct169205088">
          <text:deletion>
            <office:change-info>
              <dc:creator>Kunai Takashi</dc:creator>
              <dc:date>2017-03-22T17:25:00</dc:date>
            </office:change-info>
            <text:p text:style-name="P3"><text:span text:style-name="T2">仕様として</text:span></text:p>
          </text:deletion>
        </text:changed-region>
        <text:changed-region xml:id="ct323614824" text:id="ct323614824">
          <text:deletion>
            <office:change-info>
              <dc:creator>Mieko</dc:creator>
              <dc:date>2017-03-26T15:12:00</dc:date>
            </office:change-info>
            <text:p text:style-name="P3"><text:span text:style-name="T3">ていき</text:span></text:p>
          </text:deletion>
        </text:changed-region>
        <text:changed-region xml:id="ct323619504" text:id="ct323619504">
          <text:deletion>
            <office:change-info>
              <dc:creator>Mieko</dc:creator>
              <dc:date>2017-03-26T16:18:00</dc:date>
            </office:change-info>
            <text:p text:style-name="P3"><text:span text:style-name="T3">ていき</text:span></text:p>
          </text:deletion>
        </text:changed-region>
        <text:changed-region xml:id="ct169205296" text:id="ct169205296">
          <text:deletion>
            <office:change-info>
              <dc:creator>N</dc:creator>
              <dc:date>2017-03-21T07:53:00</dc:date>
            </office:change-info>
            <text:p text:style-name="P3"><text:span text:style-name="T3">一つ</text:span></text:p>
          </text:deletion>
        </text:changed-region>
        <text:changed-region xml:id="ct169205400" text:id="ct169205400">
          <text:insertion>
            <office:change-info>
              <dc:creator>N</dc:creator>
              <dc:date>2017-03-21T07:53:00</dc:date>
            </office:change-info>
          </text:insertion>
        </text:changed-region>
        <text:changed-region xml:id="ct323662872" text:id="ct323662872">
          <text:insertion>
            <office:change-info>
              <dc:creator>Mieko</dc:creator>
              <dc:date>2017-03-28T14:21:00</dc:date>
            </office:change-info>
          </text:insertion>
        </text:changed-region>
        <text:changed-region xml:id="ct169200720" text:id="ct169200720">
          <text:insertion>
            <office:change-info>
              <dc:creator>Kunai Takashi</dc:creator>
              <dc:date>2017-03-23T08:43:00</dc:date>
            </office:change-info>
          </text:insertion>
        </text:changed-region>
        <text:changed-region xml:id="ct327541488" text:id="ct327541488">
          <text:format-change>
            <office:change-info>
              <dc:creator>Mieko</dc:creator>
              <dc:date>2017-03-28T14:18:00</dc:date>
            </office:change-info>
          </text:format-change>
        </text:changed-region>
        <text:changed-region xml:id="ct169198952" text:id="ct169198952">
          <text:insertion>
            <office:change-info>
              <dc:creator>Kunai Takashi</dc:creator>
              <dc:date>2017-03-22T17:25:00</dc:date>
            </office:change-info>
          </text:insertion>
        </text:changed-region>
        <text:changed-region xml:id="ct169198328" text:id="ct169198328">
          <text:deletion>
            <office:change-info>
              <dc:creator>Kunai Takashi</dc:creator>
              <dc:date>2017-03-22T17:25:00</dc:date>
            </office:change-info>
            <text:p text:style-name="P3"><text:span text:style-name="T2">検討</text:span></text:p>
          </text:deletion>
        </text:changed-region>
        <text:changed-region xml:id="ct327561872" text:id="ct327561872">
          <text:deletion>
            <office:change-info>
              <dc:creator>Mieko</dc:creator>
              <dc:date>2017-03-28T17:45:00</dc:date>
            </office:change-info>
            <text:p text:style-name="P3"><text:span text:style-name="T3">、</text:span></text:p>
          </text:deletion>
        </text:changed-region>
        <text:changed-region xml:id="ct327562288" text:id="ct327562288">
          <text:insertion>
            <office:change-info>
              <dc:creator>Mieko</dc:creator>
              <dc:date>2017-03-28T17:45:00</dc:date>
            </office:change-info>
          </text:insertion>
        </text:changed-region>
        <text:changed-region xml:id="ct327560312" text:id="ct327560312">
          <text:deletion>
            <office:change-info>
              <dc:creator>Mieko</dc:creator>
              <dc:date>2017-03-28T17:45:00</dc:date>
            </office:change-info>
            <text:p text:style-name="P3"><text:span text:style-name="T2">担っ</text:span></text:p>
          </text:deletion>
        </text:changed-region>
        <text:changed-region xml:id="ct169199784" text:id="ct169199784">
          <text:insertion>
            <office:change-info>
              <dc:creator>Kunai Takashi</dc:creator>
              <dc:date>2017-03-22T17:27:00</dc:date>
            </office:change-info>
          </text:insertion>
        </text:changed-region>
        <text:changed-region xml:id="ct169366880" text:id="ct169366880">
          <text:insertion>
            <office:change-info>
              <dc:creator>Mieko</dc:creator>
              <dc:date>2017-03-29T10:39:00</dc:date>
            </office:change-info>
          </text:insertion>
        </text:changed-region>
        <text:changed-region xml:id="ct323661104" text:id="ct323661104">
          <text:deletion>
            <office:change-info>
              <dc:creator>Mieko</dc:creator>
              <dc:date>2017-03-29T10:39:00</dc:date>
            </office:change-info>
            <text:p text:style-name="P3"><text:span text:style-name="T2">いて</text:span></text:p>
          </text:deletion>
        </text:changed-region>
        <text:changed-region xml:id="ct323618048" text:id="ct323618048">
          <text:deletion>
            <office:change-info>
              <dc:creator>Mieko</dc:creator>
              <dc:date>2017-03-26T16:28:00</dc:date>
            </office:change-info>
            <text:p text:style-name="P3"><text:span text:style-name="T3"><text:s/></text:span></text:p>
          </text:deletion>
        </text:changed-region>
        <text:changed-region xml:id="ct323610352" text:id="ct323610352">
          <text:deletion>
            <office:change-info>
              <dc:creator>Mieko</dc:creator>
              <dc:date>2017-03-26T16:28:00</dc:date>
            </office:change-info>
            <text:p text:style-name="P3"><text:span text:style-name="T3"><text:s/></text:span></text:p>
          </text:deletion>
        </text:changed-region>
        <text:changed-region xml:id="ct169199576" text:id="ct169199576">
          <text:insertion>
            <office:change-info>
              <dc:creator>Kunai Takashi</dc:creator>
              <dc:date>2017-03-22T17:27:00</dc:date>
            </office:change-info>
          </text:insertion>
        </text:changed-region>
        <text:changed-region xml:id="ct169199368" text:id="ct169199368">
          <text:deletion>
            <office:change-info>
              <dc:creator>Kunai Takashi</dc:creator>
              <dc:date>2017-03-22T17:27:00</dc:date>
            </office:change-info>
            <text:p text:style-name="P3"><text:span text:style-name="T2">準拠</text:span></text:p>
          </text:deletion>
        </text:changed-region>
        <text:changed-region xml:id="ct323622000" text:id="ct323622000">
          <text:insertion>
            <office:change-info>
              <dc:creator>Mieko</dc:creator>
              <dc:date>2017-03-26T16:28:00</dc:date>
            </office:change-info>
          </text:insertion>
        </text:changed-region>
        <text:changed-region xml:id="ct323617216" text:id="ct323617216">
          <text:deletion>
            <office:change-info>
              <dc:creator>Mieko</dc:creator>
              <dc:date>2017-03-26T16:28:00</dc:date>
            </office:change-info>
            <text:p text:style-name="P3"><text:span text:style-name="T2">(</text:span></text:p>
          </text:deletion>
        </text:changed-region>
        <text:changed-region xml:id="ct323617528" text:id="ct323617528">
          <text:deletion>
            <office:change-info>
              <dc:creator>Mieko</dc:creator>
              <dc:date>2017-03-26T16:28:00</dc:date>
            </office:change-info>
            <text:p text:style-name="P3"><text:span text:style-name="T3">)</text:span></text:p>
          </text:deletion>
        </text:changed-region>
        <text:changed-region xml:id="ct323620128" text:id="ct323620128">
          <text:insertion>
            <office:change-info>
              <dc:creator>Mieko</dc:creator>
              <dc:date>2017-03-26T16:28:00</dc:date>
            </office:change-info>
          </text:insertion>
        </text:changed-region>
        <text:changed-region xml:id="ct323621896" text:id="ct323621896">
          <text:insertion>
            <office:change-info>
              <dc:creator>Mieko</dc:creator>
              <dc:date>2017-03-26T17:07:00</dc:date>
            </office:change-info>
          </text:insertion>
        </text:changed-region>
        <text:changed-region xml:id="ct327542112" text:id="ct327542112">
          <text:format-change>
            <office:change-info>
              <dc:creator>Mieko</dc:creator>
              <dc:date>2017-03-26T17:30:00</dc:date>
            </office:change-info>
          </text:format-change>
        </text:changed-region>
        <text:changed-region xml:id="ct169200616" text:id="ct169200616">
          <text:deletion>
            <office:change-info>
              <dc:creator>Kunai Takashi</dc:creator>
              <dc:date>2017-03-23T08:39:00</dc:date>
            </office:change-info>
            <text:p text:style-name="Standard"><text:span text:style-name="T9">・配布</text:span></text:p>
          </text:deletion>
        </text:changed-region>
        <text:changed-region xml:id="ct169197912" text:id="ct169197912">
          <text:insertion>
            <office:change-info>
              <dc:creator>Kunai Takashi</dc:creator>
              <dc:date>2017-03-22T17:29:00</dc:date>
            </office:change-info>
          </text:insertion>
        </text:changed-region>
        <text:changed-region xml:id="ct169199888" text:id="ct169199888">
          <text:insertion>
            <office:change-info>
              <dc:creator>Kunai Takashi</dc:creator>
              <dc:date>2017-03-22T17:29:00</dc:date>
            </office:change-info>
          </text:insertion>
        </text:changed-region>
        <text:changed-region xml:id="ct169199992" text:id="ct169199992">
          <text:deletion>
            <office:change-info>
              <dc:creator>Kunai Takashi</dc:creator>
              <dc:date>2017-03-22T17:29:00</dc:date>
            </office:change-info>
            <text:p text:style-name="Standard"><text:span text:style-name="T8">関連生成物</text:span></text:p>
          </text:deletion>
        </text:changed-region>
        <text:changed-region xml:id="ct169198744" text:id="ct169198744">
          <text:insertion>
            <office:change-info>
              <dc:creator>Kunai Takashi</dc:creator>
              <dc:date>2017-03-22T17:37:00</dc:date>
            </office:change-info>
          </text:insertion>
        </text:changed-region>
        <text:changed-region xml:id="ct169198120" text:id="ct169198120">
          <text:insertion>
            <office:change-info>
              <dc:creator>Kunai Takashi</dc:creator>
              <dc:date>2017-03-22T17:33:00</dc:date>
            </office:change-info>
          </text:insertion>
        </text:changed-region>
        <text:changed-region xml:id="ct169198848" text:id="ct169198848">
          <text:deletion>
            <office:change-info>
              <dc:creator>Mieko</dc:creator>
              <dc:date>2017-03-27T15:50:00</dc:date>
            </office:change-info>
            <text:p text:style-name="Standard"><text:span text:style-name="T2">により</text:span></text:p>
          </text:deletion>
          <text:insertion>
            <office:change-info office:chg-author="Kunai Takashi" office:chg-date-time="2017-03-22T17:34:00"/>
          </text:insertion>
        </text:changed-region>
        <text:changed-region xml:id="ct322478088" text:id="ct322478088">
          <text:insertion>
            <office:change-info>
              <dc:creator>Mieko</dc:creator>
              <dc:date>2017-03-27T15:50:00</dc:date>
            </office:change-info>
          </text:insertion>
        </text:changed-region>
        <text:changed-region xml:id="ct169198640" text:id="ct169198640">
          <text:insertion>
            <office:change-info>
              <dc:creator>Kunai Takashi</dc:creator>
              <dc:date>2017-03-22T17:37:00</dc:date>
            </office:change-info>
          </text:insertion>
        </text:changed-region>
        <text:changed-region xml:id="ct169198224" text:id="ct169198224">
          <text:deletion>
            <office:change-info>
              <dc:creator>Kunai Takashi</dc:creator>
              <dc:date>2017-03-22T17:34:00</dc:date>
            </office:change-info>
            <text:p text:style-name="Standard"><text:span text:style-name="T3">確認済みライセンスの</text:span></text:p>
          </text:deletion>
        </text:changed-region>
        <text:changed-region xml:id="ct169199056" text:id="ct169199056">
          <text:insertion>
            <office:change-info>
              <dc:creator>Kunai Takashi</dc:creator>
              <dc:date>2017-03-22T17:34:00</dc:date>
            </office:change-info>
          </text:insertion>
        </text:changed-region>
        <text:changed-region xml:id="ct322478608" text:id="ct322478608">
          <text:insertion>
            <office:change-info>
              <dc:creator>Mieko</dc:creator>
              <dc:date>2017-03-27T15:50:00</dc:date>
            </office:change-info>
          </text:insertion>
        </text:changed-region>
        <text:changed-region xml:id="ct322478816" text:id="ct322478816">
          <text:deletion>
            <office:change-info>
              <dc:creator>Mieko</dc:creator>
              <dc:date>2017-03-27T15:50:00</dc:date>
            </office:change-info>
            <text:p text:style-name="Standard"><text:span text:style-name="T2">こと</text:span></text:p>
          </text:deletion>
          <text:insertion>
            <office:change-info office:chg-author="Kunai Takashi" office:chg-date-time="2017-03-22T17:34:00"/>
          </text:insertion>
        </text:changed-region>
        <text:changed-region xml:id="ct322478192" text:id="ct322478192">
          <text:deletion>
            <office:change-info>
              <dc:creator>Mieko</dc:creator>
              <dc:date>2017-03-27T15:50:00</dc:date>
            </office:change-info>
            <text:p text:style-name="Standard"><text:span text:style-name="T2">が</text:span></text:p>
          </text:deletion>
        </text:changed-region>
        <text:changed-region xml:id="ct322479648" text:id="ct322479648">
          <text:deletion>
            <office:change-info>
              <dc:creator>Mieko</dc:creator>
              <dc:date>2017-03-27T15:51:00</dc:date>
            </office:change-info>
            <text:p text:style-name="Standard"><text:span text:style-name="T3">ら</text:span></text:p>
          </text:deletion>
        </text:changed-region>
        <text:changed-region xml:id="ct322478504" text:id="ct322478504">
          <text:insertion>
            <office:change-info>
              <dc:creator>Mieko</dc:creator>
              <dc:date>2017-03-27T15:50:00</dc:date>
            </office:change-info>
          </text:insertion>
        </text:changed-region>
        <text:changed-region xml:id="ct322478400" text:id="ct322478400">
          <text:deletion>
            <office:change-info>
              <dc:creator>Mieko</dc:creator>
              <dc:date>2017-03-27T15:50:00</dc:date>
            </office:change-info>
            <text:p text:style-name="Standard"><text:span text:style-name="T2">れる</text:span></text:p>
          </text:deletion>
        </text:changed-region>
        <text:changed-region xml:id="ct169200096" text:id="ct169200096">
          <text:insertion>
            <office:change-info>
              <dc:creator>Kunai Takashi</dc:creator>
              <dc:date>2017-03-22T17:34:00</dc:date>
            </office:change-info>
          </text:insertion>
        </text:changed-region>
        <text:changed-region xml:id="ct169199160" text:id="ct169199160">
          <text:deletion>
            <office:change-info>
              <dc:creator>Kunai Takashi</dc:creator>
              <dc:date>2017-03-22T17:34:00</dc:date>
            </office:change-info>
            <text:p text:style-name="Standard"><text:span text:style-name="T2">生成物</text:span></text:p>
          </text:deletion>
        </text:changed-region>
        <text:changed-region xml:id="ct322479544" text:id="ct322479544">
          <text:insertion>
            <office:change-info>
              <dc:creator>Mieko</dc:creator>
              <dc:date>2017-03-27T15:51:00</dc:date>
            </office:change-info>
          </text:insertion>
        </text:changed-region>
        <text:changed-region xml:id="ct322479128" text:id="ct322479128">
          <text:deletion>
            <office:change-info>
              <dc:creator>Mieko</dc:creator>
              <dc:date>2017-03-27T15:51:00</dc:date>
            </office:change-info>
            <text:p text:style-name="Standard"><text:span text:style-name="T2">であり、</text:span></text:p>
          </text:deletion>
        </text:changed-region>
        <text:changed-region xml:id="ct322475592" text:id="ct322475592">
          <text:deletion>
            <office:change-info>
              <dc:creator>Mieko</dc:creator>
              <dc:date>2017-03-26T17:47:00</dc:date>
            </office:change-info>
            <text:p text:style-name="Standard"><text:span text:style-name="T2">以下を含む</text:span></text:p>
          </text:deletion>
        </text:changed-region>
        <text:changed-region xml:id="ct169199264" text:id="ct169199264">
          <text:deletion>
            <office:change-info>
              <dc:creator>Mieko</dc:creator>
              <dc:date>2017-03-26T17:47:00</dc:date>
            </office:change-info>
            <text:p text:style-name="Standard"><text:span text:style-name="T2">（ただし、</text:span></text:p>
          </text:deletion>
          <text:insertion>
            <office:change-info office:chg-author="Kunai Takashi" office:chg-date-time="2017-03-22T17:35:00"/>
          </text:insertion>
        </text:changed-region>
        <text:changed-region xml:id="ct169198016" text:id="ct169198016">
          <text:deletion>
            <office:change-info>
              <dc:creator>Mieko</dc:creator>
              <dc:date>2017-03-26T17:47:00</dc:date>
            </office:change-info>
            <text:p text:style-name="Standard"><text:span text:style-name="T2">この限りではない）</text:span></text:p>
          </text:deletion>
          <text:insertion>
            <office:change-info office:chg-author="Kunai Takashi" office:chg-date-time="2017-03-22T17:36:00"/>
          </text:insertion>
        </text:changed-region>
        <text:changed-region xml:id="ct169198432" text:id="ct169198432">
          <text:deletion>
            <office:change-info>
              <dc:creator>Kunai Takashi</dc:creator>
              <dc:date>2017-03-22T17:36:00</dc:date>
            </office:change-info>
            <text:p text:style-name="Standard"><text:span text:style-name="T2">もの</text:span></text:p>
          </text:deletion>
        </text:changed-region>
        <text:changed-region xml:id="ct322476944" text:id="ct322476944">
          <text:deletion>
            <office:change-info>
              <dc:creator>Mieko</dc:creator>
              <dc:date>2017-03-26T17:47:00</dc:date>
            </office:change-info>
            <text:p text:style-name="Standard"><text:span text:style-name="T2">：</text:span></text:p>
          </text:deletion>
        </text:changed-region>
        <text:changed-region xml:id="ct327583816" text:id="ct327583816">
          <text:insertion>
            <office:change-info>
              <dc:creator>Mieko</dc:creator>
              <dc:date>2017-03-29T03:33:00</dc:date>
            </office:change-info>
          </text:insertion>
        </text:changed-region>
        <text:changed-region xml:id="ct327584960" text:id="ct327584960">
          <text:deletion>
            <office:change-info>
              <dc:creator>Mieko</dc:creator>
              <dc:date>2017-03-29T03:33:00</dc:date>
            </office:change-info>
            <text:p text:style-name="Standard"><text:span text:style-name="T2">表示</text:span></text:p>
          </text:deletion>
        </text:changed-region>
        <text:changed-region xml:id="ct327586104" text:id="ct327586104">
          <text:insertion>
            <office:change-info>
              <dc:creator>Mieko</dc:creator>
              <dc:date>2017-03-29T03:34:00</dc:date>
            </office:change-info>
          </text:insertion>
        </text:changed-region>
        <text:changed-region xml:id="ct327583504" text:id="ct327583504">
          <text:insertion>
            <office:change-info>
              <dc:creator>Mieko</dc:creator>
              <dc:date>2017-03-29T03:36:00</dc:date>
            </office:change-info>
          </text:insertion>
        </text:changed-region>
        <text:changed-region xml:id="ct327585064" text:id="ct327585064">
          <text:deletion>
            <office:change-info>
              <dc:creator>Mieko</dc:creator>
              <dc:date>2017-03-29T03:36:00</dc:date>
            </office:change-info>
            <text:p text:style-name="Standard"><text:span text:style-name="T2">修正内容の通知</text:span></text:p>
          </text:deletion>
        </text:changed-region>
        <text:changed-region xml:id="ct327585376" text:id="ct327585376">
          <text:insertion>
            <office:change-info>
              <dc:creator>Mieko</dc:creator>
              <dc:date>2017-03-29T03:37:00</dc:date>
            </office:change-info>
          </text:insertion>
        </text:changed-region>
        <text:changed-region xml:id="ct327584336" text:id="ct327584336">
          <text:deletion>
            <office:change-info>
              <dc:creator>Mieko</dc:creator>
              <dc:date>2017-03-29T03:37:00</dc:date>
            </office:change-info>
            <text:p text:style-name="Standard"><text:span text:style-name="T2">情報の通知</text:span></text:p>
          </text:deletion>
        </text:changed-region>
        <text:changed-region xml:id="ct327585480" text:id="ct327585480">
          <text:insertion>
            <office:change-info>
              <dc:creator>Mieko</dc:creator>
              <dc:date>2017-03-29T03:37:00</dc:date>
            </office:change-info>
          </text:insertion>
        </text:changed-region>
        <text:changed-region xml:id="ct327585168" text:id="ct327585168">
          <text:deletion>
            <office:change-info>
              <dc:creator>Mieko</dc:creator>
              <dc:date>2017-03-29T03:37:00</dc:date>
            </office:change-info>
            <text:p text:style-name="Standard"><text:span text:style-name="T2">申し入れ</text:span></text:p>
          </text:deletion>
        </text:changed-region>
        <text:changed-region xml:id="ct322477360" text:id="ct322477360">
          <text:insertion>
            <office:change-info>
              <dc:creator>Mieko</dc:creator>
              <dc:date>2017-03-26T17:47:00</dc:date>
            </office:change-info>
          </text:insertion>
        </text:changed-region>
        <text:changed-region xml:id="ct322472992" text:id="ct322472992">
          <text:deletion>
            <office:change-info>
              <dc:creator>Mieko</dc:creator>
              <dc:date>2017-03-26T17:33:00</dc:date>
            </office:change-info>
            <text:p text:style-name="Standard"><text:span text:style-name="T2"><text:s/></text:span></text:p>
          </text:deletion>
        </text:changed-region>
        <text:changed-region xml:id="ct322476320" text:id="ct322476320">
          <text:insertion>
            <office:change-info>
              <dc:creator>Mieko</dc:creator>
              <dc:date>2017-03-26T17:49:00</dc:date>
            </office:change-info>
          </text:insertion>
        </text:changed-region>
        <text:changed-region xml:id="ct322476736" text:id="ct322476736">
          <text:deletion>
            <office:change-info>
              <dc:creator>Mieko</dc:creator>
              <dc:date>2017-03-26T17:49:00</dc:date>
            </office:change-info>
            <text:p text:style-name="P3"><text:span text:style-name="T8"><text:s/>(</text:span></text:p>
          </text:deletion>
        </text:changed-region>
        <text:changed-region xml:id="ct322475280" text:id="ct322475280">
          <text:insertion>
            <office:change-info>
              <dc:creator>Mieko</dc:creator>
              <dc:date>2017-03-26T17:49:00</dc:date>
            </office:change-info>
          </text:insertion>
        </text:changed-region>
        <text:changed-region xml:id="ct322477048" text:id="ct322477048">
          <text:deletion>
            <office:change-info>
              <dc:creator>Mieko</dc:creator>
              <dc:date>2017-03-26T17:49:00</dc:date>
            </office:change-info>
            <text:p text:style-name="P3"><text:span text:style-name="T8">)</text:span></text:p>
          </text:deletion>
        </text:changed-region>
        <text:changed-region xml:id="ct169200824" text:id="ct169200824">
          <text:insertion>
            <office:change-info>
              <dc:creator>Kunai Takashi</dc:creator>
              <dc:date>2017-03-22T17:38:00</dc:date>
            </office:change-info>
          </text:insertion>
        </text:changed-region>
        <text:changed-region xml:id="ct169200200" text:id="ct169200200">
          <text:deletion>
            <office:change-info>
              <dc:creator>Kunai Takashi</dc:creator>
              <dc:date>2017-03-22T17:38:00</dc:date>
            </office:change-info>
            <text:p text:style-name="P3"><text:span text:style-name="T3">イニシアテチブ</text:span></text:p>
          </text:deletion>
        </text:changed-region>
        <text:changed-region xml:id="ct169199680" text:id="ct169199680">
          <text:deletion>
            <office:change-info>
              <dc:creator>N</dc:creator>
              <dc:date>2017-03-21T07:53:00</dc:date>
            </office:change-info>
            <text:p text:style-name="P3"><text:span text:style-name="T3">イニシアティブ</text:span></text:p>
          </text:deletion>
        </text:changed-region>
        <text:changed-region xml:id="ct169199472" text:id="ct169199472">
          <text:deletion>
            <office:change-info>
              <dc:creator>Kunai Takashi</dc:creator>
              <dc:date>2017-03-22T17:38:00</dc:date>
            </office:change-info>
            <text:p text:style-name="P3"><text:span text:style-name="T3">オープンソース </text:span></text:p>
          </text:deletion>
        </text:changed-region>
        <text:changed-region xml:id="ct322477152" text:id="ct322477152">
          <text:insertion>
            <office:change-info>
              <dc:creator>Mieko</dc:creator>
              <dc:date>2017-03-26T17:49:00</dc:date>
            </office:change-info>
          </text:insertion>
        </text:changed-region>
        <text:changed-region xml:id="ct322477880" text:id="ct322477880">
          <text:deletion>
            <office:change-info>
              <dc:creator>Mieko</dc:creator>
              <dc:date>2017-03-26T17:49:00</dc:date>
            </office:change-info>
            <text:p text:style-name="P3"><text:span text:style-name="T2">(</text:span></text:p>
          </text:deletion>
        </text:changed-region>
        <text:changed-region xml:id="ct322474864" text:id="ct322474864">
          <text:insertion>
            <office:change-info>
              <dc:creator>Mieko</dc:creator>
              <dc:date>2017-03-26T17:49:00</dc:date>
            </office:change-info>
          </text:insertion>
        </text:changed-region>
        <text:changed-region xml:id="ct322475800" text:id="ct322475800">
          <text:deletion>
            <office:change-info>
              <dc:creator>Mieko</dc:creator>
              <dc:date>2017-03-26T17:49:00</dc:date>
            </office:change-info>
            <text:p text:style-name="P3"><text:span text:style-name="T2">)</text:span></text:p>
          </text:deletion>
        </text:changed-region>
        <text:changed-region xml:id="ct169200304" text:id="ct169200304">
          <text:insertion>
            <office:change-info>
              <dc:creator>Kunai Takashi</dc:creator>
              <dc:date>2017-03-22T17:39:00</dc:date>
            </office:change-info>
          </text:insertion>
        </text:changed-region>
        <text:changed-region xml:id="ct169198536" text:id="ct169198536">
          <text:deletion>
            <office:change-info>
              <dc:creator>Kunai Takashi</dc:creator>
              <dc:date>2017-03-22T17:39:00</dc:date>
            </office:change-info>
            <text:p text:style-name="P3"><text:span text:style-name="T2">発行</text:span></text:p>
          </text:deletion>
        </text:changed-region>
        <text:changed-region xml:id="ct322480896" text:id="ct322480896">
          <text:deletion>
            <office:change-info>
              <dc:creator>Mieko</dc:creator>
              <dc:date>2017-03-27T15:52:00</dc:date>
            </office:change-info>
            <text:p text:style-name="P3"><text:span text:style-name="T3">、</text:span></text:p>
          </text:deletion>
        </text:changed-region>
        <text:changed-region xml:id="ct322481000" text:id="ct322481000">
          <text:insertion>
            <office:change-info>
              <dc:creator>Mieko</dc:creator>
              <dc:date>2017-03-27T15:53:00</dc:date>
            </office:change-info>
          </text:insertion>
        </text:changed-region>
        <text:changed-region xml:id="ct322477256" text:id="ct322477256">
          <text:deletion>
            <office:change-info>
              <dc:creator>Mieko</dc:creator>
              <dc:date>2017-03-26T17:50:00</dc:date>
            </office:change-info>
            <text:p text:style-name="P3"><text:span text:style-name="T2">もしく</text:span></text:p>
          </text:deletion>
        </text:changed-region>
        <text:changed-region xml:id="ct322479960" text:id="ct322479960">
          <text:deletion>
            <office:change-info>
              <dc:creator>Mieko</dc:creator>
              <dc:date>2017-03-27T15:53:00</dc:date>
            </office:change-info>
            <text:p text:style-name="P3"><text:span text:style-name="T2">は</text:span></text:p>
          </text:deletion>
        </text:changed-region>
        <text:changed-region xml:id="ct169200928" text:id="ct169200928">
          <text:insertion>
            <office:change-info>
              <dc:creator>Kunai Takashi</dc:creator>
              <dc:date>2017-03-22T17:39:00</dc:date>
            </office:change-info>
          </text:insertion>
        </text:changed-region>
        <text:changed-region xml:id="ct169200408" text:id="ct169200408">
          <text:deletion>
            <office:change-info>
              <dc:creator>Kunai Takashi</dc:creator>
              <dc:date>2017-03-22T17:39:00</dc:date>
            </office:change-info>
            <text:p text:style-name="P3"><text:span text:style-name="T3">フリーソフトウェア ファンデーション</text:span></text:p>
          </text:deletion>
        </text:changed-region>
        <text:changed-region xml:id="ct169200512" text:id="ct169200512">
          <text:insertion>
            <office:change-info>
              <dc:creator>Kunai Takashi</dc:creator>
              <dc:date>2017-03-22T17:39:00</dc:date>
            </office:change-info>
          </text:insertion>
        </text:changed-region>
        <text:changed-region xml:id="ct169197704" text:id="ct169197704">
          <text:deletion>
            <office:change-info>
              <dc:creator>Kunai Takashi</dc:creator>
              <dc:date>2017-03-22T17:39:00</dc:date>
            </office:change-info>
            <text:p text:style-name="P3"><text:span text:style-name="T2">発行</text:span></text:p>
          </text:deletion>
        </text:changed-region>
        <text:changed-region xml:id="ct322474968" text:id="ct322474968">
          <text:insertion>
            <office:change-info>
              <dc:creator>Mieko</dc:creator>
              <dc:date>2017-03-26T17:50:00</dc:date>
            </office:change-info>
          </text:insertion>
        </text:changed-region>
        <text:changed-region xml:id="ct322476216" text:id="ct322476216">
          <text:deletion>
            <office:change-info>
              <dc:creator>Mieko</dc:creator>
              <dc:date>2017-03-27T15:32:00</dc:date>
            </office:change-info>
            <text:p text:style-name="P3"><text:span text:style-name="T2">もしく</text:span></text:p>
          </text:deletion>
        </text:changed-region>
        <text:changed-region xml:id="ct322480688" text:id="ct322480688">
          <text:insertion>
            <office:change-info>
              <dc:creator>Mieko</dc:creator>
              <dc:date>2017-03-27T15:56:00</dc:date>
            </office:change-info>
          </text:insertion>
        </text:changed-region>
        <text:changed-region xml:id="ct169197808" text:id="ct169197808">
          <text:deletion>
            <office:change-info>
              <dc:creator>Kunai Takashi</dc:creator>
              <dc:date>2017-03-22T17:40:00</dc:date>
            </office:change-info>
            <text:p text:style-name="P3"><text:span text:style-name="T3">1つ以上の</text:span></text:p>
          </text:deletion>
        </text:changed-region>
        <text:changed-region xml:id="ct169211936" text:id="ct169211936">
          <text:insertion>
            <office:change-info>
              <dc:creator>Kunai Takashi</dc:creator>
              <dc:date>2017-03-22T17:41:00</dc:date>
            </office:change-info>
          </text:insertion>
        </text:changed-region>
        <text:changed-region xml:id="ct322475904" text:id="ct322475904">
          <text:insertion>
            <office:change-info>
              <dc:creator>Mieko</dc:creator>
              <dc:date>2017-03-27T15:34:00</dc:date>
            </office:change-info>
          </text:insertion>
        </text:changed-region>
        <text:changed-region xml:id="ct322480376" text:id="ct322480376">
          <text:deletion>
            <office:change-info>
              <dc:creator>Mieko</dc:creator>
              <dc:date>2017-03-27T15:35:00</dc:date>
            </office:change-info>
            <text:p text:style-name="P3"><text:span text:style-name="T7">外</text:span></text:p>
          </text:deletion>
        </text:changed-region>
        <text:changed-region xml:id="ct322474760" text:id="ct322474760">
          <text:deletion>
            <office:change-info>
              <dc:creator>Mieko</dc:creator>
              <dc:date>2017-03-27T15:34:00</dc:date>
            </office:change-info>
            <text:p text:style-name="P3"><text:span text:style-name="T7">部からの</text:span></text:p>
          </text:deletion>
        </text:changed-region>
        <text:changed-region xml:id="ct322475384" text:id="ct322475384">
          <text:insertion>
            <office:change-info>
              <dc:creator>Mieko</dc:creator>
              <dc:date>2017-03-27T15:34:00</dc:date>
            </office:change-info>
          </text:insertion>
        </text:changed-region>
        <text:changed-region xml:id="ct322472888" text:id="ct322472888">
          <text:deletion>
            <office:change-info>
              <dc:creator>Mieko</dc:creator>
              <dc:date>2017-03-27T15:34:00</dc:date>
            </office:change-info>
            <text:p text:style-name="P3"><text:span text:style-name="T2">係</text:span></text:p>
          </text:deletion>
        </text:changed-region>
        <text:changed-region xml:id="ct322479024" text:id="ct322479024">
          <text:insertion>
            <office:change-info>
              <dc:creator>Mieko</dc:creator>
              <dc:date>2017-03-27T15:34:00</dc:date>
            </office:change-info>
          </text:insertion>
        </text:changed-region>
        <text:changed-region xml:id="ct327560208" text:id="ct327560208">
          <text:insertion>
            <office:change-info>
              <dc:creator>Mieko</dc:creator>
              <dc:date>2017-03-28T17:37:00</dc:date>
            </office:change-info>
          </text:insertion>
        </text:changed-region>
        <text:changed-region xml:id="ct327562600" text:id="ct327562600">
          <text:insertion>
            <office:change-info>
              <dc:creator>Mieko</dc:creator>
              <dc:date>2017-03-28T17:37:00</dc:date>
            </office:change-info>
          </text:insertion>
        </text:changed-region>
        <text:changed-region xml:id="ct327561352" text:id="ct327561352">
          <text:insertion>
            <office:change-info>
              <dc:creator>Mieko</dc:creator>
              <dc:date>2017-03-28T17:37:00</dc:date>
            </office:change-info>
          </text:insertion>
        </text:changed-region>
        <text:changed-region xml:id="ct327562912" text:id="ct327562912">
          <text:deletion>
            <office:change-info>
              <dc:creator>Mieko</dc:creator>
              <dc:date>2017-03-28T17:37:00</dc:date>
            </office:change-info>
            <text:p text:style-name="P3"><text:span text:style-name="T2">を受け付け</text:span></text:p>
          </text:deletion>
        </text:changed-region>
        <text:changed-region xml:id="ct169210584" text:id="ct169210584">
          <text:insertion>
            <office:change-info>
              <dc:creator>Kunai Takashi</dc:creator>
              <dc:date>2017-03-22T17:43:00</dc:date>
            </office:change-info>
          </text:insertion>
        </text:changed-region>
        <text:changed-region xml:id="ct169209856" text:id="ct169209856">
          <text:deletion>
            <office:change-info>
              <dc:creator>Kunai Takashi</dc:creator>
              <dc:date>2017-03-22T17:43:00</dc:date>
            </office:change-info>
            <text:p text:style-name="P3"><text:span text:style-name="T2">、指名</text:span></text:p>
          </text:deletion>
        </text:changed-region>
        <text:changed-region xml:id="ct169210896" text:id="ct169210896">
          <text:insertion>
            <office:change-info>
              <dc:creator>Kunai Takashi</dc:creator>
              <dc:date>2017-03-22T17:43:00</dc:date>
            </office:change-info>
          </text:insertion>
        </text:changed-region>
        <text:changed-region xml:id="ct169211520" text:id="ct169211520">
          <text:deletion>
            <office:change-info>
              <dc:creator>Kunai Takashi</dc:creator>
              <dc:date>2017-03-22T17:43:00</dc:date>
            </office:change-info>
            <text:p text:style-name="P3"><text:span text:style-name="T2">人</text:span></text:p>
          </text:deletion>
        </text:changed-region>
        <text:changed-region xml:id="ct322483912" text:id="ct322483912">
          <text:insertion>
            <office:change-info>
              <dc:creator>Mieko</dc:creator>
              <dc:date>2017-03-27T16:00:00</dc:date>
            </office:change-info>
          </text:insertion>
        </text:changed-region>
        <text:changed-region xml:id="ct169211104" text:id="ct169211104">
          <text:insertion>
            <office:change-info>
              <dc:creator>Kunai Takashi</dc:creator>
              <dc:date>2017-03-22T17:28:00</dc:date>
            </office:change-info>
          </text:insertion>
        </text:changed-region>
        <text:changed-region xml:id="ct327540032" text:id="ct327540032">
          <text:format-change>
            <office:change-info>
              <dc:creator>Mieko</dc:creator>
              <dc:date>2017-03-27T15:37:00</dc:date>
            </office:change-info>
          </text:format-change>
        </text:changed-region>
        <text:changed-region xml:id="ct169209960" text:id="ct169209960">
          <text:deletion>
            <office:change-info>
              <dc:creator>Kunai Takashi</dc:creator>
              <dc:date>2017-03-22T17:44:00</dc:date>
            </office:change-info>
            <text:p text:style-name="P3"><text:span text:style-name="T10">済み</text:span></text:p>
          </text:deletion>
        </text:changed-region>
        <text:changed-region xml:id="ct327540448" text:id="ct327540448">
          <text:format-change>
            <office:change-info>
              <dc:creator>Mieko</dc:creator>
              <dc:date>2017-03-27T15:37:00</dc:date>
            </office:change-info>
          </text:format-change>
        </text:changed-region>
        <text:changed-region xml:id="ct169212456" text:id="ct169212456">
          <text:insertion>
            <office:change-info>
              <dc:creator>Kunai Takashi</dc:creator>
              <dc:date>2017-03-22T17:45:00</dc:date>
            </office:change-info>
          </text:insertion>
        </text:changed-region>
        <text:changed-region xml:id="ct322481208" text:id="ct322481208">
          <text:insertion>
            <office:change-info>
              <dc:creator>Mieko</dc:creator>
              <dc:date>2017-03-27T15:59:00</dc:date>
            </office:change-info>
          </text:insertion>
        </text:changed-region>
        <text:changed-region xml:id="ct322482248" text:id="ct322482248">
          <text:insertion>
            <office:change-info>
              <dc:creator>Mieko</dc:creator>
              <dc:date>2017-03-27T15:58:00</dc:date>
            </office:change-info>
          </text:insertion>
        </text:changed-region>
        <text:changed-region xml:id="ct322484536" text:id="ct322484536">
          <text:deletion>
            <office:change-info>
              <dc:creator>Mieko</dc:creator>
              <dc:date>2017-03-27T15:58:00</dc:date>
            </office:change-info>
            <text:p text:style-name="P3"><text:span text:style-name="T2">ついて、</text:span></text:p>
          </text:deletion>
          <text:insertion>
            <office:change-info office:chg-author="Kunai Takashi" office:chg-date-time="2017-03-22T17:45:00"/>
          </text:insertion>
        </text:changed-region>
        <text:changed-region xml:id="ct322482560" text:id="ct322482560">
          <text:insertion>
            <office:change-info>
              <dc:creator>Mieko</dc:creator>
              <dc:date>2017-03-27T15:59:00</dc:date>
            </office:change-info>
          </text:insertion>
        </text:changed-region>
        <text:changed-region xml:id="ct322482352" text:id="ct322482352">
          <text:insertion>
            <office:change-info>
              <dc:creator>Kunai Takashi</dc:creator>
              <dc:date>2017-03-22T17:45:00</dc:date>
            </office:change-info>
          </text:insertion>
        </text:changed-region>
        <text:changed-region xml:id="ct322475488" text:id="ct322475488">
          <text:deletion>
            <office:change-info>
              <dc:creator>Mieko</dc:creator>
              <dc:date>2017-03-27T15:59:00</dc:date>
            </office:change-info>
            <text:p text:style-name="P3"><text:span text:style-name="T2">の</text:span></text:p>
          </text:deletion>
          <text:insertion>
            <office:change-info office:chg-author="Kunai Takashi" office:chg-date-time="2017-03-22T17:45:00"/>
          </text:insertion>
        </text:changed-region>
        <text:changed-region xml:id="ct322481936" text:id="ct322481936">
          <text:insertion>
            <office:change-info>
              <dc:creator>Kunai Takashi</dc:creator>
              <dc:date>2017-03-22T17:45:00</dc:date>
            </office:change-info>
          </text:insertion>
        </text:changed-region>
        <text:changed-region xml:id="ct322481520" text:id="ct322481520">
          <text:deletion>
            <office:change-info>
              <dc:creator>Mieko</dc:creator>
              <dc:date>2017-03-27T15:59:00</dc:date>
            </office:change-info>
            <text:p text:style-name="P3"><text:span text:style-name="T2">を行う</text:span></text:p>
          </text:deletion>
          <text:insertion>
            <office:change-info office:chg-author="Kunai Takashi" office:chg-date-time="2017-03-22T17:45:00"/>
          </text:insertion>
        </text:changed-region>
        <text:changed-region xml:id="ct322473616" text:id="ct322473616">
          <text:deletion>
            <office:change-info>
              <dc:creator>Mieko</dc:creator>
              <dc:date>2017-03-27T15:59:00</dc:date>
            </office:change-info>
            <text:p text:style-name="P3"><text:span text:style-name="T2">適切な</text:span></text:p>
          </text:deletion>
        </text:changed-region>
        <text:changed-region xml:id="ct169211624" text:id="ct169211624">
          <text:insertion>
            <office:change-info>
              <dc:creator>Kunai Takashi</dc:creator>
              <dc:date>2017-03-22T17:47:00</dc:date>
            </office:change-info>
          </text:insertion>
        </text:changed-region>
        <text:changed-region xml:id="ct169210480" text:id="ct169210480">
          <text:deletion>
            <office:change-info>
              <dc:creator>Kunai Takashi</dc:creator>
              <dc:date>2017-03-22T17:46:00</dc:date>
            </office:change-info>
            <text:p text:style-name="P3"><text:span text:style-name="T2">り</text:span></text:p>
          </text:deletion>
        </text:changed-region>
        <text:changed-region xml:id="ct169210792" text:id="ct169210792">
          <text:deletion>
            <office:change-info>
              <dc:creator>Kunai Takashi</dc:creator>
              <dc:date>2017-03-22T17:47:00</dc:date>
            </office:change-info>
            <text:p text:style-name="P3"><text:span text:style-name="T2">方法に則</text:span></text:p>
          </text:deletion>
        </text:changed-region>
        <text:changed-region xml:id="ct322476008" text:id="ct322476008">
          <text:deletion>
            <office:change-info>
              <dc:creator>Mieko</dc:creator>
              <dc:date>2017-03-27T15:57:00</dc:date>
            </office:change-info>
            <text:p text:style-name="P3"><text:span text:style-name="T3">が</text:span></text:p>
          </text:deletion>
        </text:changed-region>
        <text:changed-region xml:id="ct169212144" text:id="ct169212144">
          <text:insertion>
            <office:change-info>
              <dc:creator>Kunai Takashi</dc:creator>
              <dc:date>2017-03-22T17:47:00</dc:date>
            </office:change-info>
          </text:insertion>
        </text:changed-region>
        <text:changed-region xml:id="ct322477984" text:id="ct322477984">
          <text:insertion>
            <office:change-info>
              <dc:creator>Mieko</dc:creator>
              <dc:date>2017-03-27T15:38:00</dc:date>
            </office:change-info>
          </text:insertion>
        </text:changed-region>
        <text:changed-region xml:id="ct322476528" text:id="ct322476528">
          <text:deletion>
            <office:change-info>
              <dc:creator>Mieko</dc:creator>
              <dc:date>2017-03-27T15:38:00</dc:date>
            </office:change-info>
            <text:p text:style-name="P3"><text:span text:style-name="T2"><text:s/></text:span></text:p>
          </text:deletion>
        </text:changed-region>
        <text:changed-region xml:id="ct322485160" text:id="ct322485160">
          <text:insertion>
            <office:change-info>
              <dc:creator>Mieko</dc:creator>
              <dc:date>2017-03-29T10:41:00</dc:date>
            </office:change-info>
          </text:insertion>
        </text:changed-region>
        <text:changed-region xml:id="ct322485056" text:id="ct322485056">
          <text:deletion>
            <office:change-info>
              <dc:creator>Mieko</dc:creator>
              <dc:date>2017-03-29T10:41:00</dc:date>
            </office:change-info>
            <text:p text:style-name="P3"><text:span text:style-name="T8">準拠</text:span></text:p>
          </text:deletion>
        </text:changed-region>
        <text:changed-region xml:id="ct169211000" text:id="ct169211000">
          <text:insertion>
            <office:change-info>
              <dc:creator>Kunai Takashi</dc:creator>
              <dc:date>2017-03-22T17:48:00</dc:date>
            </office:change-info>
          </text:insertion>
        </text:changed-region>
        <text:changed-region xml:id="ct322480064" text:id="ct322480064">
          <text:insertion>
            <office:change-info>
              <dc:creator>Mieko</dc:creator>
              <dc:date>2017-03-27T15:38:00</dc:date>
            </office:change-info>
          </text:insertion>
        </text:changed-region>
        <text:changed-region xml:id="ct322478712" text:id="ct322478712">
          <text:deletion>
            <office:change-info>
              <dc:creator>Mieko</dc:creator>
              <dc:date>2017-03-27T15:38:00</dc:date>
            </office:change-info>
            <text:p text:style-name="P3"><text:span text:style-name="T2"><text:s/></text:span></text:p>
          </text:deletion>
        </text:changed-region>
        <text:changed-region xml:id="ct169209232" text:id="ct169209232">
          <text:insertion>
            <office:change-info>
              <dc:creator>Kunai Takashi</dc:creator>
              <dc:date>2017-03-22T17:49:00</dc:date>
            </office:change-info>
          </text:insertion>
        </text:changed-region>
        <text:changed-region xml:id="ct169212248" text:id="ct169212248">
          <text:deletion>
            <office:change-info>
              <dc:creator>Kunai Takashi</dc:creator>
              <dc:date>2017-03-22T17:49:00</dc:date>
            </office:change-info>
            <text:p text:style-name="P3"><text:span text:style-name="T2">提供される</text:span></text:p>
          </text:deletion>
        </text:changed-region>
        <text:changed-region xml:id="ct323633128" text:id="ct323633128">
          <text:insertion>
            <office:change-info>
              <dc:creator>Mieko</dc:creator>
              <dc:date>2017-03-27T16:16:00</dc:date>
            </office:change-info>
          </text:insertion>
        </text:changed-region>
        <text:changed-region xml:id="ct323632296" text:id="ct323632296">
          <text:deletion>
            <office:change-info>
              <dc:creator>Mieko</dc:creator>
              <dc:date>2017-03-27T16:16:00</dc:date>
            </office:change-info>
            <text:p text:style-name="P3"><text:span text:style-name="T2">を</text:span></text:p>
          </text:deletion>
        </text:changed-region>
        <text:changed-region xml:id="ct169209752" text:id="ct169209752">
          <text:insertion>
            <office:change-info>
              <dc:creator>Kunai Takashi</dc:creator>
              <dc:date>2017-03-22T17:49:00</dc:date>
            </office:change-info>
          </text:insertion>
        </text:changed-region>
        <text:changed-region xml:id="ct323632504" text:id="ct323632504">
          <text:insertion>
            <office:change-info>
              <dc:creator>Mieko</dc:creator>
              <dc:date>2017-03-27T16:15:00</dc:date>
            </office:change-info>
          </text:insertion>
        </text:changed-region>
        <text:changed-region xml:id="ct169211728" text:id="ct169211728">
          <text:deletion>
            <office:change-info>
              <dc:creator>Kunai Takashi</dc:creator>
              <dc:date>2017-03-22T17:49:00</dc:date>
            </office:change-info>
            <text:p text:style-name="P3"><text:span text:style-name="T2">作り出</text:span></text:p>
          </text:deletion>
        </text:changed-region>
        <text:changed-region xml:id="ct323630320" text:id="ct323630320">
          <text:deletion>
            <office:change-info>
              <dc:creator>Mieko</dc:creator>
              <dc:date>2017-03-27T16:14:00</dc:date>
            </office:change-info>
            <text:p text:style-name="P3"><text:span text:style-name="T2">し</text:span></text:p>
          </text:deletion>
        </text:changed-region>
        <text:changed-region xml:id="ct323630528" text:id="ct323630528">
          <text:deletion>
            <office:change-info>
              <dc:creator>Mieko</dc:creator>
              <dc:date>2017-03-27T16:15:00</dc:date>
            </office:change-info>
            <text:p text:style-name="P3"><text:span text:style-name="T2">、</text:span></text:p>
          </text:deletion>
        </text:changed-region>
        <text:changed-region xml:id="ct323631256" text:id="ct323631256">
          <text:insertion>
            <office:change-info>
              <dc:creator>Mieko</dc:creator>
              <dc:date>2017-03-27T16:15:00</dc:date>
            </office:change-info>
          </text:insertion>
        </text:changed-region>
        <text:changed-region xml:id="ct323631776" text:id="ct323631776">
          <text:deletion>
            <office:change-info>
              <dc:creator>Mieko</dc:creator>
              <dc:date>2017-03-27T16:15:00</dc:date>
            </office:change-info>
            <text:p text:style-name="P3"><text:span text:style-name="T2">す</text:span></text:p>
          </text:deletion>
        </text:changed-region>
        <text:changed-region xml:id="ct322481624" text:id="ct322481624">
          <text:deletion>
            <office:change-info>
              <dc:creator>Mieko</dc:creator>
              <dc:date>2017-03-27T16:03:00</dc:date>
            </office:change-info>
            <text:p text:style-name="P3"><text:span text:style-name="T2">し</text:span></text:p>
          </text:deletion>
        </text:changed-region>
        <text:changed-region xml:id="ct322482664" text:id="ct322482664">
          <text:insertion>
            <office:change-info>
              <dc:creator>Mieko</dc:creator>
              <dc:date>2017-03-27T16:03:00</dc:date>
            </office:change-info>
          </text:insertion>
        </text:changed-region>
        <text:changed-region xml:id="ct322482872" text:id="ct322482872">
          <text:deletion>
            <office:change-info>
              <dc:creator>Mieko</dc:creator>
              <dc:date>2017-03-27T16:03:00</dc:date>
            </office:change-info>
            <text:p text:style-name="P3"><text:span text:style-name="T2">もしく</text:span></text:p>
          </text:deletion>
        </text:changed-region>
        <text:changed-region xml:id="ct323634896" text:id="ct323634896">
          <text:insertion>
            <office:change-info>
              <dc:creator>Mieko</dc:creator>
              <dc:date>2017-03-27T16:22:00</dc:date>
            </office:change-info>
          </text:insertion>
        </text:changed-region>
        <text:changed-region xml:id="ct323633440" text:id="ct323633440">
          <text:deletion>
            <office:change-info>
              <dc:creator>Mieko</dc:creator>
              <dc:date>2017-03-27T16:22:00</dc:date>
            </office:change-info>
            <text:p text:style-name="P3"><text:span text:style-name="T2">そ</text:span></text:p>
          </text:deletion>
        </text:changed-region>
        <text:changed-region xml:id="ct323635520" text:id="ct323635520">
          <text:insertion>
            <office:change-info>
              <dc:creator>Mieko</dc:creator>
              <dc:date>2017-03-27T16:16:00</dc:date>
            </office:change-info>
          </text:insertion>
        </text:changed-region>
        <text:changed-region xml:id="ct323632400" text:id="ct323632400">
          <text:insertion>
            <office:change-info>
              <dc:creator>Mieko</dc:creator>
              <dc:date>2017-03-27T16:04:00</dc:date>
            </office:change-info>
          </text:insertion>
        </text:changed-region>
        <text:changed-region xml:id="ct323631360" text:id="ct323631360">
          <text:deletion>
            <office:change-info>
              <dc:creator>Mieko</dc:creator>
              <dc:date>2017-03-27T16:04:00</dc:date>
            </office:change-info>
            <text:p text:style-name="P3"><text:span text:style-name="T2">それを使えるよう</text:span></text:p>
          </text:deletion>
        </text:changed-region>
        <text:changed-region xml:id="ct323630424" text:id="ct323630424">
          <text:deletion>
            <office:change-info>
              <dc:creator>Mieko</dc:creator>
              <dc:date>2017-03-27T16:16:00</dc:date>
            </office:change-info>
            <text:p text:style-name="P3"><text:span text:style-name="T3">ため</text:span></text:p>
          </text:deletion>
        </text:changed-region>
        <text:changed-region xml:id="ct322483600" text:id="ct322483600">
          <text:deletion>
            <office:change-info>
              <dc:creator>Mieko</dc:creator>
              <dc:date>2017-03-27T16:01:00</dc:date>
            </office:change-info>
            <text:p text:style-name="P3"><text:span text:style-name="T3">に</text:span></text:p>
          </text:deletion>
        </text:changed-region>
        <text:changed-region xml:id="ct323636664" text:id="ct323636664">
          <text:insertion>
            <office:change-info>
              <dc:creator>Mieko</dc:creator>
              <dc:date>2017-03-27T16:16:00</dc:date>
            </office:change-info>
          </text:insertion>
        </text:changed-region>
        <text:changed-region xml:id="ct323632712" text:id="ct323632712">
          <text:deletion>
            <office:change-info>
              <dc:creator>Mieko</dc:creator>
              <dc:date>2017-03-27T16:04:00</dc:date>
            </office:change-info>
            <text:p text:style-name="P3"><text:span text:style-name="T2">も</text:span></text:p>
          </text:deletion>
        </text:changed-region>
        <text:changed-region xml:id="ct323630112" text:id="ct323630112">
          <text:deletion>
            <office:change-info>
              <dc:creator>Mieko</dc:creator>
              <dc:date>2017-03-27T16:16:00</dc:date>
            </office:change-info>
            <text:p text:style-name="P3"><text:span text:style-name="T2">つ、</text:span></text:p>
          </text:deletion>
        </text:changed-region>
        <text:changed-region xml:id="ct323631880" text:id="ct323631880">
          <text:deletion>
            <office:change-info>
              <dc:creator>Mieko</dc:creator>
              <dc:date>2017-03-27T16:18:00</dc:date>
            </office:change-info>
            <text:p text:style-name="P3"><text:span text:style-name="T2">あらゆる</text:span></text:p>
          </text:deletion>
        </text:changed-region>
        <text:changed-region xml:id="ct323634168" text:id="ct323634168">
          <text:insertion>
            <office:change-info>
              <dc:creator>Mieko</dc:creator>
              <dc:date>2017-03-27T16:21:00</dc:date>
            </office:change-info>
          </text:insertion>
        </text:changed-region>
        <text:changed-region xml:id="ct323636560" text:id="ct323636560">
          <text:deletion>
            <office:change-info>
              <dc:creator>Mieko</dc:creator>
              <dc:date>2017-03-27T16:21:00</dc:date>
            </office:change-info>
            <text:p text:style-name="P3"><text:span text:style-name="T2">も</text:span><text:span text:style-name="T3">よ</text:span></text:p>
          </text:deletion>
        </text:changed-region>
        <text:changed-region xml:id="ct323633752" text:id="ct323633752">
          <text:insertion>
            <office:change-info>
              <dc:creator>Mieko</dc:creator>
              <dc:date>2017-03-27T16:20:00</dc:date>
            </office:change-info>
          </text:insertion>
        </text:changed-region>
        <text:changed-region xml:id="ct323633856" text:id="ct323633856">
          <text:deletion>
            <office:change-info>
              <dc:creator>Mieko</dc:creator>
              <dc:date>2017-03-27T16:20:00</dc:date>
            </office:change-info>
            <text:p text:style-name="P3"><text:span text:style-name="T2">っては</text:span></text:p>
          </text:deletion>
        </text:changed-region>
        <text:changed-region xml:id="ct323630632" text:id="ct323630632">
          <text:insertion>
            <office:change-info>
              <dc:creator>Mieko</dc:creator>
              <dc:date>2017-03-27T16:05:00</dc:date>
            </office:change-info>
          </text:insertion>
        </text:changed-region>
        <text:changed-region xml:id="ct323631464" text:id="ct323631464">
          <text:insertion>
            <office:change-info>
              <dc:creator>Mieko</dc:creator>
              <dc:date>2017-03-27T16:05:00</dc:date>
            </office:change-info>
          </text:insertion>
        </text:changed-region>
        <text:changed-region xml:id="ct323634376" text:id="ct323634376">
          <text:insertion>
            <office:change-info>
              <dc:creator>Mieko</dc:creator>
              <dc:date>2017-03-27T16:19:00</dc:date>
            </office:change-info>
          </text:insertion>
        </text:changed-region>
        <text:changed-region xml:id="ct323631672" text:id="ct323631672">
          <text:deletion>
            <office:change-info>
              <dc:creator>Mieko</dc:creator>
              <dc:date>2017-03-27T16:19:00</dc:date>
            </office:change-info>
            <text:p text:style-name="P3"><text:span text:style-name="T2">や</text:span></text:p>
          </text:deletion>
        </text:changed-region>
        <text:changed-region xml:id="ct323633648" text:id="ct323633648">
          <text:insertion>
            <office:change-info>
              <dc:creator>Mieko</dc:creator>
              <dc:date>2017-03-27T16:20:00</dc:date>
            </office:change-info>
          </text:insertion>
        </text:changed-region>
        <text:changed-region xml:id="ct323634272" text:id="ct323634272">
          <text:insertion>
            <office:change-info>
              <dc:creator>Mieko</dc:creator>
              <dc:date>2017-03-27T16:21:00</dc:date>
            </office:change-info>
          </text:insertion>
        </text:changed-region>
        <text:changed-region xml:id="ct323635104" text:id="ct323635104">
          <text:deletion>
            <office:change-info>
              <dc:creator>Mieko</dc:creator>
              <dc:date>2017-03-27T16:21:00</dc:date>
            </office:change-info>
            <text:p text:style-name="P3"><text:span text:style-name="T2">場合があ</text:span></text:p>
          </text:deletion>
        </text:changed-region>
        <text:changed-region xml:id="ct169209440" text:id="ct169209440">
          <text:deletion>
            <office:change-info>
              <dc:creator>Mieko</dc:creator>
              <dc:date>2017-03-27T16:21:00</dc:date>
            </office:change-info>
            <text:p text:style-name="P3"><text:span text:style-name="T2">る</text:span></text:p>
          </text:deletion>
          <text:insertion>
            <office:change-info office:chg-author="Kunai Takashi" office:chg-date-time="2017-03-22T17:50:00"/>
          </text:insertion>
        </text:changed-region>
        <text:changed-region xml:id="ct169209648" text:id="ct169209648">
          <text:deletion>
            <office:change-info>
              <dc:creator>Kunai Takashi</dc:creator>
              <dc:date>2017-03-22T17:50:00</dc:date>
            </office:change-info>
            <text:p text:style-name="P3"><text:span text:style-name="T2">ります</text:span></text:p>
          </text:deletion>
        </text:changed-region>
        <text:changed-region xml:id="ct323635416" text:id="ct323635416">
          <text:deletion>
            <office:change-info>
              <dc:creator>Mieko</dc:creator>
              <dc:date>2017-03-27T16:21:00</dc:date>
            </office:change-info>
            <text:p text:style-name="P3"><text:span text:style-name="T2">が</text:span></text:p>
          </text:deletion>
        </text:changed-region>
        <text:changed-region xml:id="ct169211832" text:id="ct169211832">
          <text:insertion>
            <office:change-info>
              <dc:creator>Kunai Takashi</dc:creator>
              <dc:date>2017-03-22T17:50:00</dc:date>
            </office:change-info>
          </text:insertion>
        </text:changed-region>
        <text:changed-region xml:id="ct323634584" text:id="ct323634584">
          <text:insertion>
            <office:change-info>
              <dc:creator>Mieko</dc:creator>
              <dc:date>2017-03-27T16:22:00</dc:date>
            </office:change-info>
          </text:insertion>
        </text:changed-region>
        <text:changed-region xml:id="ct323631984" text:id="ct323631984">
          <text:insertion>
            <office:change-info>
              <dc:creator>Mieko</dc:creator>
              <dc:date>2017-03-27T16:05:00</dc:date>
            </office:change-info>
          </text:insertion>
        </text:changed-region>
        <text:changed-region xml:id="ct169210064" text:id="ct169210064">
          <text:deletion>
            <office:change-info>
              <dc:creator>Kunai Takashi</dc:creator>
              <dc:date>2017-03-22T17:50:00</dc:date>
            </office:change-info>
            <text:p text:style-name="P3"><text:span text:style-name="T2">ありません</text:span></text:p>
          </text:deletion>
        </text:changed-region>
        <text:changed-region xml:id="ct323632088" text:id="ct323632088">
          <text:deletion>
            <office:change-info>
              <dc:creator>Mieko</dc:creator>
              <dc:date>2017-03-27T16:05:00</dc:date>
            </office:change-info>
            <text:p text:style-name="P3"><text:span text:style-name="T2"><text:s/></text:span></text:p>
          </text:deletion>
        </text:changed-region>
        <text:changed-region xml:id="ct169210168" text:id="ct169210168">
          <text:deletion>
            <office:change-info>
              <dc:creator>Kunai Takashi</dc:creator>
              <dc:date>2017-03-22T17:50:00</dc:date>
            </office:change-info>
            <text:p text:style-name="P3"><text:span text:style-name="T7">もしくは</text:span></text:p>
          </text:deletion>
        </text:changed-region>
        <text:changed-region xml:id="ct169212040" text:id="ct169212040">
          <text:insertion>
            <office:change-info>
              <dc:creator>Kunai Takashi</dc:creator>
              <dc:date>2017-03-22T17:50:00</dc:date>
            </office:change-info>
          </text:insertion>
        </text:changed-region>
        <text:changed-region xml:id="ct169210272" text:id="ct169210272">
          <text:insertion>
            <office:change-info>
              <dc:creator>Kunai Takashi</dc:creator>
              <dc:date>2017-03-22T17:50:00</dc:date>
            </office:change-info>
          </text:insertion>
        </text:changed-region>
        <text:changed-region xml:id="ct169211208" text:id="ct169211208">
          <text:insertion>
            <office:change-info>
              <dc:creator>Kunai Takashi</dc:creator>
              <dc:date>2017-03-22T17:28:00</dc:date>
            </office:change-info>
          </text:insertion>
        </text:changed-region>
        <text:changed-region xml:id="ct169210688" text:id="ct169210688">
          <text:deletion>
            <office:change-info>
              <dc:creator>Kunai Takashi</dc:creator>
              <dc:date>2017-03-22T17:28:00</dc:date>
            </office:change-info>
            <text:p text:style-name="P3"><text:span text:style-name="T8"/></text:p>
            <text:p text:style-name="P3"><text:span text:style-name="T8"/></text:p>
          </text:deletion>
        </text:changed-region>
        <text:changed-region xml:id="ct323632608" text:id="ct323632608">
          <text:insertion>
            <office:change-info>
              <dc:creator>Mieko</dc:creator>
              <dc:date>2017-03-27T16:06:00</dc:date>
            </office:change-info>
          </text:insertion>
        </text:changed-region>
        <text:changed-region xml:id="ct169211312" text:id="ct169211312">
          <text:deletion>
            <office:change-info>
              <dc:creator>Kunai Takashi</dc:creator>
              <dc:date>2017-03-22T17:51:00</dc:date>
            </office:change-info>
            <text:p text:style-name="P3"><text:span text:style-name="T3">た</text:span></text:p>
          </text:deletion>
        </text:changed-region>
        <text:changed-region xml:id="ct323630840" text:id="ct323630840">
          <text:deletion>
            <office:change-info>
              <dc:creator>Mieko</dc:creator>
              <dc:date>2017-03-27T16:06:00</dc:date>
            </office:change-info>
            <text:p text:style-name="P3"><text:span text:style-name="T3">取</text:span></text:p>
          </text:deletion>
        </text:changed-region>
        <text:changed-region xml:id="ct323630736" text:id="ct323630736">
          <text:insertion>
            <office:change-info>
              <dc:creator>Mieko</dc:creator>
              <dc:date>2017-03-27T16:06:00</dc:date>
            </office:change-info>
          </text:insertion>
        </text:changed-region>
        <text:changed-region xml:id="ct169210376" text:id="ct169210376">
          <text:insertion>
            <office:change-info>
              <dc:creator>Kunai Takashi</dc:creator>
              <dc:date>2017-03-22T17:51:00</dc:date>
            </office:change-info>
          </text:insertion>
        </text:changed-region>
        <text:changed-region xml:id="ct169211416" text:id="ct169211416">
          <text:deletion>
            <office:change-info>
              <dc:creator>Kunai Takashi</dc:creator>
              <dc:date>2017-03-22T17:51:00</dc:date>
            </office:change-info>
            <text:p text:style-name="P3"><text:span text:style-name="T2">ます</text:span></text:p>
          </text:deletion>
        </text:changed-region>
        <text:changed-region xml:id="ct323632920" text:id="ct323632920">
          <text:insertion>
            <office:change-info>
              <dc:creator>Mieko</dc:creator>
              <dc:date>2017-03-27T16:06:00</dc:date>
            </office:change-info>
          </text:insertion>
        </text:changed-region>
        <text:changed-region xml:id="ct323633336" text:id="ct323633336">
          <text:deletion>
            <office:change-info>
              <dc:creator>Mieko</dc:creator>
              <dc:date>2017-03-27T16:06:00</dc:date>
            </office:change-info>
            <text:p text:style-name="P3"><text:span text:style-name="T2"><text:s/></text:span></text:p>
          </text:deletion>
        </text:changed-region>
        <text:changed-region xml:id="ct323630216" text:id="ct323630216">
          <text:insertion>
            <office:change-info>
              <dc:creator>Mieko</dc:creator>
              <dc:date>2017-03-27T16:07:00</dc:date>
            </office:change-info>
          </text:insertion>
        </text:changed-region>
        <text:changed-region xml:id="ct323631568" text:id="ct323631568">
          <text:insertion>
            <office:change-info>
              <dc:creator>Mieko</dc:creator>
              <dc:date>2017-03-27T16:08:00</dc:date>
            </office:change-info>
          </text:insertion>
        </text:changed-region>
        <text:changed-region xml:id="ct323632192" text:id="ct323632192">
          <text:insertion>
            <office:change-info>
              <dc:creator>Mieko</dc:creator>
              <dc:date>2017-03-27T16:07:00</dc:date>
            </office:change-info>
          </text:insertion>
        </text:changed-region>
        <text:changed-region xml:id="ct323630944" text:id="ct323630944">
          <text:deletion>
            <office:change-info>
              <dc:creator>Mieko</dc:creator>
              <dc:date>2017-03-27T16:07:00</dc:date>
            </office:change-info>
            <text:p text:style-name="P3"><text:span text:style-name="T2"><text:s/></text:span></text:p>
          </text:deletion>
        </text:changed-region>
        <text:changed-region xml:id="ct169212352" text:id="ct169212352">
          <text:insertion>
            <office:change-info>
              <dc:creator>Kunai Takashi</dc:creator>
              <dc:date>2017-03-23T08:33:00</dc:date>
            </office:change-info>
          </text:insertion>
        </text:changed-region>
        <text:changed-region xml:id="ct323602552" text:id="ct323602552">
          <text:insertion>
            <office:change-info>
              <dc:creator>Mieko</dc:creator>
              <dc:date>2017-03-28T11:37:00</dc:date>
            </office:change-info>
          </text:insertion>
        </text:changed-region>
        <text:changed-region xml:id="ct323662248" text:id="ct323662248">
          <text:deletion>
            <office:change-info>
              <dc:creator>Mieko</dc:creator>
              <dc:date>2017-03-28T11:37:00</dc:date>
            </office:change-info>
            <text:p text:style-name="P3"><text:span text:style-name="T2">が</text:span></text:p>
          </text:deletion>
        </text:changed-region>
        <text:changed-region xml:id="ct169209544" text:id="ct169209544">
          <text:insertion>
            <office:change-info>
              <dc:creator>Kunai Takashi</dc:creator>
              <dc:date>2017-03-23T08:34:00</dc:date>
            </office:change-info>
          </text:insertion>
        </text:changed-region>
        <text:changed-region xml:id="ct323603280" text:id="ct323603280">
          <text:insertion>
            <office:change-info>
              <dc:creator>Mieko</dc:creator>
              <dc:date>2017-03-28T11:37:00</dc:date>
            </office:change-info>
          </text:insertion>
        </text:changed-region>
        <text:changed-region xml:id="ct323639056" text:id="ct323639056">
          <text:insertion>
            <office:change-info>
              <dc:creator>Mieko</dc:creator>
              <dc:date>2017-03-27T16:45:00</dc:date>
            </office:change-info>
          </text:insertion>
        </text:changed-region>
        <text:changed-region xml:id="ct323639160" text:id="ct323639160">
          <text:deletion>
            <office:change-info>
              <dc:creator>Mieko</dc:creator>
              <dc:date>2017-03-27T16:45:00</dc:date>
            </office:change-info>
            <text:list xml:id="list1948731983585189160" text:style-name="Outline">
              <text:list-item>
                <text:list>
                  <text:list-item>
                    <text:h text:style-name="Heading_20_2" text:outline-level="2"><text:span text:style-name="T11">係</text:span></text:h>
                  </text:list-item>
                </text:list>
              </text:list-item>
            </text:list>
          </text:deletion>
        </text:changed-region>
        <text:changed-region xml:id="ct325049304" text:id="ct325049304">
          <text:insertion>
            <office:change-info>
              <dc:creator>Mieko</dc:creator>
              <dc:date>2017-03-27T16:47:00</dc:date>
            </office:change-info>
          </text:insertion>
        </text:changed-region>
        <text:changed-region xml:id="ct323644776" text:id="ct323644776">
          <text:insertion>
            <office:change-info>
              <dc:creator>Mieko</dc:creator>
              <dc:date>2017-03-28T12:54:00</dc:date>
            </office:change-info>
          </text:insertion>
        </text:changed-region>
        <text:changed-region xml:id="ct323646648" text:id="ct323646648">
          <text:deletion>
            <office:change-info>
              <dc:creator>Mieko</dc:creator>
              <dc:date>2017-03-28T12:54:00</dc:date>
            </office:change-info>
            <text:list xml:id="list31408474" text:continue-numbering="true" text:style-name="Outline">
              <text:list-item>
                <text:list>
                  <text:list-item>
                    <text:h text:style-name="Heading_20_2" text:outline-level="2"><text:span text:style-name="T11">を</text:span></text:h>
                  </text:list-item>
                </text:list>
              </text:list-item>
            </text:list>
          </text:deletion>
        </text:changed-region>
        <text:changed-region xml:id="ct323639680" text:id="ct323639680">
          <text:deletion>
            <office:change-info>
              <dc:creator>Mieko</dc:creator>
              <dc:date>2017-03-28T12:54:00</dc:date>
            </office:change-info>
            <text:list xml:id="list31417519" text:continue-numbering="true" text:style-name="Outline">
              <text:list-item>
                <text:list>
                  <text:list-item>
                    <text:h text:style-name="Heading_20_2" text:outline-level="2"><text:span text:style-name="T12">している</text:span></text:h>
                  </text:list-item>
                </text:list>
              </text:list-item>
            </text:list>
          </text:deletion>
        </text:changed-region>
        <text:changed-region xml:id="ct325050968" text:id="ct325050968">
          <text:deletion>
            <office:change-info>
              <dc:creator>Mieko</dc:creator>
              <dc:date>2017-03-27T16:56:00</dc:date>
            </office:change-info>
            <text:list xml:id="list31422049" text:continue-numbering="true" text:style-name="Outline">
              <text:list-item>
                <text:list>
                  <text:list-item>
                    <text:h text:style-name="Heading_20_2" text:outline-level="2"><text:span text:style-name="T12"><text:s/></text:span></text:h>
                  </text:list-item>
                </text:list>
              </text:list-item>
            </text:list>
          </text:deletion>
        </text:changed-region>
        <text:changed-region xml:id="ct327539928" text:id="ct327539928">
          <text:format-change>
            <office:change-info>
              <dc:creator>Mieko</dc:creator>
              <dc:date>2017-03-27T16:54:00</dc:date>
            </office:change-info>
          </text:format-change>
        </text:changed-region>
        <text:changed-region xml:id="ct169209336" text:id="ct169209336">
          <text:insertion>
            <office:change-info>
              <dc:creator>Kunai Takashi</dc:creator>
              <dc:date>2017-03-23T17:08:00</dc:date>
            </office:change-info>
          </text:insertion>
        </text:changed-region>
        <text:changed-region xml:id="ct325051696" text:id="ct325051696">
          <text:insertion>
            <office:change-info>
              <dc:creator>Mieko</dc:creator>
              <dc:date>2017-03-27T16:55:00</dc:date>
            </office:change-info>
          </text:insertion>
        </text:changed-region>
        <text:changed-region xml:id="ct325052736" text:id="ct325052736">
          <text:deletion>
            <office:change-info>
              <dc:creator>Mieko</dc:creator>
              <dc:date>2017-03-27T16:55:00</dc:date>
            </office:change-info>
            <text:p text:style-name="P6">最低でも</text:p>
          </text:deletion>
        </text:changed-region>
        <text:changed-region xml:id="ct169213600" text:id="ct169213600">
          <text:deletion>
            <office:change-info>
              <dc:creator>Mieko</dc:creator>
              <dc:date>2017-03-27T17:09:00</dc:date>
            </office:change-info>
            <text:p text:style-name="P6">（例：トレーニング実施、社内Wiki<text:span text:style-name="T6">、</text:span></text:p>
          </text:deletion>
          <text:insertion>
            <office:change-info office:chg-author="Kunai Takashi" office:chg-date-time="2017-03-23T08:41:00"/>
          </text:insertion>
        </text:changed-region>
        <text:changed-region xml:id="ct325053152" text:id="ct325053152">
          <text:deletion>
            <office:change-info>
              <dc:creator>Mieko</dc:creator>
              <dc:date>2017-03-27T16:56:00</dc:date>
            </office:change-info>
            <text:p text:style-name="P6"><text:span text:style-name="T6">もしく</text:span></text:p>
          </text:deletion>
          <text:insertion>
            <office:change-info office:chg-author="Kunai Takashi" office:chg-date-time="2017-03-23T08:41:00"/>
          </text:insertion>
        </text:changed-region>
        <text:changed-region xml:id="ct325053672" text:id="ct325053672">
          <text:deletion>
            <office:change-info>
              <dc:creator>Mieko</dc:creator>
              <dc:date>2017-03-27T17:09:00</dc:date>
            </office:change-info>
            <text:p text:style-name="P6"><text:span text:style-name="T6">はその他の手法）</text:span></text:p>
          </text:deletion>
          <text:insertion>
            <office:change-info office:chg-author="Kunai Takashi" office:chg-date-time="2017-03-23T08:41:00"/>
          </text:insertion>
        </text:changed-region>
        <text:changed-region xml:id="ct325052008" text:id="ct325052008">
          <text:insertion>
            <office:change-info>
              <dc:creator>Mieko</dc:creator>
              <dc:date>2017-03-27T16:56:00</dc:date>
            </office:change-info>
          </text:insertion>
        </text:changed-region>
        <text:changed-region xml:id="ct325050864" text:id="ct325050864">
          <text:deletion>
            <office:change-info>
              <dc:creator>Mieko</dc:creator>
              <dc:date>2017-03-27T16:56:00</dc:date>
            </office:change-info>
            <text:p text:style-name="P6"><text:span text:style-name="T6"><text:s/></text:span></text:p>
          </text:deletion>
        </text:changed-region>
        <text:changed-region xml:id="ct169213496" text:id="ct169213496">
          <text:insertion>
            <office:change-info>
              <dc:creator>Kunai Takashi</dc:creator>
              <dc:date>2017-03-23T08:39:00</dc:date>
            </office:change-info>
          </text:insertion>
        </text:changed-region>
        <text:changed-region xml:id="ct327540760" text:id="ct327540760">
          <text:format-change>
            <office:change-info>
              <dc:creator>Mieko</dc:creator>
              <dc:date>2017-03-27T16:54:00</dc:date>
            </office:change-info>
          </text:format-change>
        </text:changed-region>
        <text:changed-region xml:id="ct325061056" text:id="ct325061056">
          <text:insertion>
            <office:change-info>
              <dc:creator>Mieko</dc:creator>
              <dc:date>2017-03-28T12:19:00</dc:date>
            </office:change-info>
          </text:insertion>
        </text:changed-region>
        <text:changed-region xml:id="ct325063240" text:id="ct325063240">
          <text:deletion>
            <office:change-info>
              <dc:creator>Mieko</dc:creator>
              <dc:date>2017-03-28T12:19:00</dc:date>
            </office:change-info>
            <text:p text:style-name="P7"><text:span text:style-name="T6">の</text:span></text:p>
          </text:deletion>
        </text:changed-region>
        <text:changed-region xml:id="ct325062928" text:id="ct325062928">
          <text:insertion>
            <office:change-info>
              <dc:creator>Mieko</dc:creator>
              <dc:date>2017-03-28T12:19:00</dc:date>
            </office:change-info>
          </text:insertion>
        </text:changed-region>
        <text:changed-region xml:id="ct322491400" text:id="ct322491400">
          <text:insertion>
            <office:change-info>
              <dc:creator>Mieko</dc:creator>
              <dc:date>2017-03-28T12:38:00</dc:date>
            </office:change-info>
          </text:insertion>
        </text:changed-region>
        <text:changed-region xml:id="ct322493376" text:id="ct322493376">
          <text:deletion>
            <office:change-info>
              <dc:creator>Mieko</dc:creator>
              <dc:date>2017-03-28T12:38:00</dc:date>
            </office:change-info>
            <text:list xml:id="list5154539789318635389" text:style-name="WWNum5">
              <text:list-item>
                <text:p text:style-name="P8"><text:span text:style-name="T3"/></text:p>
              </text:list-item>
              <text:list-item>
                <text:p text:style-name="P8"><text:span text:style-name="T3"/></text:p>
              </text:list-item>
            </text:list>
          </text:deletion>
        </text:changed-region>
        <text:changed-region xml:id="ct325063864" text:id="ct325063864">
          <text:deletion>
            <office:change-info>
              <dc:creator>Mieko</dc:creator>
              <dc:date>2017-03-28T12:20:00</dc:date>
            </office:change-info>
            <text:p text:style-name="P9"><text:span text:style-name="T3">FOSSポリシーの存在を</text:span></text:p>
          </text:deletion>
        </text:changed-region>
        <text:changed-region xml:id="ct169212768" text:id="ct169212768">
          <text:insertion>
            <office:change-info>
              <dc:creator>Kunai Takashi</dc:creator>
              <dc:date>2017-03-23T17:08:00</dc:date>
            </office:change-info>
          </text:insertion>
        </text:changed-region>
        <text:changed-region xml:id="ct169213392" text:id="ct169213392">
          <text:deletion>
            <office:change-info>
              <dc:creator>N</dc:creator>
              <dc:date>2017-03-21T07:52:00</dc:date>
            </office:change-info>
            <text:p text:style-name="P9"><text:span text:style-name="T3">を</text:span></text:p>
          </text:deletion>
        </text:changed-region>
        <text:changed-region xml:id="ct325052112" text:id="ct325052112">
          <text:insertion>
            <office:change-info>
              <dc:creator>Mieko</dc:creator>
              <dc:date>2017-03-27T17:09:00</dc:date>
            </office:change-info>
          </text:insertion>
        </text:changed-region>
        <text:changed-region xml:id="ct325061264" text:id="ct325061264">
          <text:insertion>
            <office:change-info>
              <dc:creator>Mieko</dc:creator>
              <dc:date>2017-03-28T12:20:00</dc:date>
            </office:change-info>
          </text:insertion>
        </text:changed-region>
        <text:changed-region xml:id="ct169212976" text:id="ct169212976">
          <text:insertion>
            <office:change-info>
              <dc:creator>Kunai Takashi</dc:creator>
              <dc:date>2017-03-23T08:48:00</dc:date>
            </office:change-info>
          </text:insertion>
        </text:changed-region>
        <text:changed-region xml:id="ct169213808" text:id="ct169213808">
          <text:deletion>
            <office:change-info>
              <dc:creator>Kunai Takashi</dc:creator>
              <dc:date>2017-03-23T08:48:00</dc:date>
            </office:change-info>
            <text:p text:style-name="P9"><text:span text:style-name="T2">が</text:span></text:p>
          </text:deletion>
        </text:changed-region>
        <text:changed-region xml:id="ct169213288" text:id="ct169213288">
          <text:deletion>
            <office:change-info>
              <dc:creator>Kunai Takashi</dc:creator>
              <dc:date>2017-03-23T08:40:00</dc:date>
            </office:change-info>
            <text:p text:style-name="P9"><text:span text:style-name="T3">、</text:span></text:p>
          </text:deletion>
        </text:changed-region>
        <text:changed-region xml:id="ct325063448" text:id="ct325063448">
          <text:insertion>
            <office:change-info>
              <dc:creator>Mieko</dc:creator>
              <dc:date>2017-03-28T12:20:00</dc:date>
            </office:change-info>
          </text:insertion>
        </text:changed-region>
        <text:changed-region xml:id="ct325062824" text:id="ct325062824">
          <text:deletion>
            <office:change-info>
              <dc:creator>Mieko</dc:creator>
              <dc:date>2017-03-28T12:20:00</dc:date>
            </office:change-info>
            <text:p text:style-name="P9"><text:span text:style-name="T2">の</text:span></text:p>
          </text:deletion>
        </text:changed-region>
        <text:changed-region xml:id="ct325063760" text:id="ct325063760">
          <text:insertion>
            <office:change-info>
              <dc:creator>Mieko</dc:creator>
              <dc:date>2017-03-28T12:20:00</dc:date>
            </office:change-info>
          </text:insertion>
        </text:changed-region>
        <text:changed-region xml:id="ct325052216" text:id="ct325052216">
          <text:insertion>
            <office:change-info>
              <dc:creator>Mieko</dc:creator>
              <dc:date>2017-03-27T17:11:00</dc:date>
            </office:change-info>
          </text:insertion>
        </text:changed-region>
        <text:changed-region xml:id="ct325053464" text:id="ct325053464">
          <text:deletion>
            <office:change-info>
              <dc:creator>Mieko</dc:creator>
              <dc:date>2017-03-27T17:10:00</dc:date>
            </office:change-info>
            <text:p text:style-name="List_20_Paragraph"><text:span text:style-name="T3"><text:s/></text:span></text:p>
          </text:deletion>
        </text:changed-region>
        <text:changed-region xml:id="ct325053880" text:id="ct325053880">
          <text:deletion>
            <office:change-info>
              <dc:creator>Mieko</dc:creator>
              <dc:date>2017-03-27T18:46:00</dc:date>
            </office:change-info>
            <text:p text:style-name="P10">本要件により</text:p>
          </text:deletion>
        </text:changed-region>
        <text:changed-region xml:id="ct327561976" text:id="ct327561976">
          <text:insertion>
            <office:change-info>
              <dc:creator>Mieko</dc:creator>
              <dc:date>2017-03-28T17:49:00</dc:date>
            </office:change-info>
          </text:insertion>
        </text:changed-region>
        <text:changed-region xml:id="ct323663288" text:id="ct323663288">
          <text:insertion>
            <office:change-info>
              <dc:creator>Mieko</dc:creator>
              <dc:date>2017-03-28T14:28:00</dc:date>
            </office:change-info>
          </text:insertion>
        </text:changed-region>
        <text:changed-region xml:id="ct325051384" text:id="ct325051384">
          <text:insertion>
            <office:change-info>
              <dc:creator>Mieko</dc:creator>
              <dc:date>2017-03-27T18:49:00</dc:date>
            </office:change-info>
          </text:insertion>
        </text:changed-region>
        <text:changed-region xml:id="ct325051592" text:id="ct325051592">
          <text:insertion>
            <office:change-info>
              <dc:creator>Mieko</dc:creator>
              <dc:date>2017-03-27T18:48:00</dc:date>
            </office:change-info>
          </text:insertion>
        </text:changed-region>
        <text:changed-region xml:id="ct325051072" text:id="ct325051072">
          <text:deletion>
            <office:change-info>
              <dc:creator>Mieko</dc:creator>
              <dc:date>2017-03-27T18:48:00</dc:date>
            </office:change-info>
            <text:p text:style-name="P10"><text:span text:style-name="T6">するステップが取られ、</text:span></text:p>
          </text:deletion>
        </text:changed-region>
        <text:changed-region xml:id="ct169212872" text:id="ct169212872">
          <text:insertion>
            <office:change-info>
              <dc:creator>Kunai Takashi</dc:creator>
              <dc:date>2017-03-23T17:08:00</dc:date>
            </office:change-info>
          </text:insertion>
        </text:changed-region>
        <text:changed-region xml:id="ct327560520" text:id="ct327560520">
          <text:deletion>
            <office:change-info>
              <dc:creator>Mieko</dc:creator>
              <dc:date>2017-03-28T17:56:00</dc:date>
            </office:change-info>
            <text:p text:style-name="P10"><text:span text:style-name="T6">へ</text:span></text:p>
          </text:deletion>
        </text:changed-region>
        <text:changed-region xml:id="ct327560832" text:id="ct327560832">
          <text:insertion>
            <office:change-info>
              <dc:creator>Mieko</dc:creator>
              <dc:date>2017-03-28T17:56:00</dc:date>
            </office:change-info>
          </text:insertion>
        </text:changed-region>
        <text:changed-region xml:id="ct327562704" text:id="ct327562704">
          <text:insertion>
            <office:change-info>
              <dc:creator>Mieko</dc:creator>
              <dc:date>2017-03-28T17:57:00</dc:date>
            </office:change-info>
          </text:insertion>
        </text:changed-region>
        <text:changed-region xml:id="ct322514592" text:id="ct322514592">
          <text:insertion>
            <office:change-info>
              <dc:creator>Mieko</dc:creator>
              <dc:date>2017-03-29T10:48:00</dc:date>
            </office:change-info>
          </text:insertion>
        </text:changed-region>
        <text:changed-region xml:id="ct327555944" text:id="ct327555944">
          <text:insertion>
            <office:change-info>
              <dc:creator>Mieko</dc:creator>
              <dc:date>2017-03-29T09:01:00</dc:date>
            </office:change-info>
          </text:insertion>
        </text:changed-region>
        <text:changed-region xml:id="ct325055024" text:id="ct325055024">
          <text:deletion>
            <office:change-info>
              <dc:creator>Mieko</dc:creator>
              <dc:date>2017-03-27T18:51:00</dc:date>
            </office:change-info>
            <text:p text:style-name="P10"><text:span text:style-name="T6">することを確実に</text:span></text:p>
          </text:deletion>
        </text:changed-region>
        <text:changed-region xml:id="ct323642176" text:id="ct323642176">
          <text:deletion>
            <office:change-info>
              <dc:creator>Mieko</dc:creator>
              <dc:date>2017-03-28T12:33:00</dc:date>
            </office:change-info>
            <text:p text:style-name="P10"><text:span text:style-name="T6">します</text:span></text:p>
          </text:deletion>
        </text:changed-region>
        <text:changed-region xml:id="ct325053984" text:id="ct325053984">
          <text:insertion>
            <office:change-info>
              <dc:creator>Mieko</dc:creator>
              <dc:date>2017-03-27T18:35:00</dc:date>
            </office:change-info>
          </text:insertion>
        </text:changed-region>
        <text:changed-region xml:id="ct325052944" text:id="ct325052944">
          <text:deletion>
            <office:change-info>
              <dc:creator>Mieko</dc:creator>
              <dc:date>2017-03-27T18:35:00</dc:date>
            </office:change-info>
            <text:p text:style-name="P10"><text:span text:style-name="T6">まれ</text:span></text:p>
          </text:deletion>
        </text:changed-region>
        <text:changed-region xml:id="ct325067296" text:id="ct325067296">
          <text:insertion>
            <office:change-info>
              <dc:creator>Mieko</dc:creator>
              <dc:date>2017-03-28T12:27:00</dc:date>
            </office:change-info>
          </text:insertion>
        </text:changed-region>
        <text:changed-region xml:id="ct323660584" text:id="ct323660584">
          <text:insertion>
            <office:change-info>
              <dc:creator>Mieko</dc:creator>
              <dc:date>2017-03-27T19:22:00</dc:date>
            </office:change-info>
          </text:insertion>
        </text:changed-region>
        <text:changed-region xml:id="ct323629592" text:id="ct323629592">
          <text:insertion>
            <office:change-info>
              <dc:creator>Mieko</dc:creator>
              <dc:date>2017-03-27T19:21:00</dc:date>
            </office:change-info>
          </text:insertion>
        </text:changed-region>
        <text:changed-region xml:id="ct325056376" text:id="ct325056376">
          <text:deletion>
            <office:change-info>
              <dc:creator>Kunai Takashi</dc:creator>
              <dc:date>2017-03-23T08:46:00</dc:date>
            </office:change-info>
            <text:p text:style-name="P10"><text:span text:style-name="T6">の</text:span></text:p>
          </text:deletion>
        </text:changed-region>
        <text:changed-region xml:id="ct323627200" text:id="ct323627200">
          <text:insertion>
            <office:change-info>
              <dc:creator>Mieko</dc:creator>
              <dc:date>2017-03-27T19:22:00</dc:date>
            </office:change-info>
          </text:insertion>
        </text:changed-region>
        <text:changed-region xml:id="ct325055336" text:id="ct325055336">
          <text:deletion>
            <office:change-info>
              <dc:creator>Mieko</dc:creator>
              <dc:date>2017-03-27T19:15:00</dc:date>
            </office:change-info>
            <text:p text:style-name="P10"><text:span text:style-name="T6">として</text:span></text:p>
          </text:deletion>
        </text:changed-region>
        <text:changed-region xml:id="ct325053048" text:id="ct325053048">
          <text:deletion>
            <office:change-info>
              <dc:creator>Kunai Takashi</dc:creator>
              <dc:date>2017-03-23T13:33:00</dc:date>
            </office:change-info>
            <text:p text:style-name="P10"><text:span text:style-name="T6">は</text:span></text:p>
          </text:deletion>
        </text:changed-region>
        <text:changed-region xml:id="ct169213704" text:id="ct169213704">
          <text:insertion>
            <office:change-info>
              <dc:creator>Kunai Takashi</dc:creator>
              <dc:date>2017-03-23T13:34:00</dc:date>
            </office:change-info>
          </text:insertion>
        </text:changed-region>
        <text:changed-region xml:id="ct169212560" text:id="ct169212560">
          <text:deletion>
            <office:change-info>
              <dc:creator>Kunai Takashi</dc:creator>
              <dc:date>2017-03-23T13:34:00</dc:date>
            </office:change-info>
            <text:p text:style-name="P10"><text:span text:style-name="T6">され</text:span></text:p>
          </text:deletion>
        </text:changed-region>
        <text:changed-region xml:id="ct169212664" text:id="ct169212664">
          <text:insertion>
            <office:change-info>
              <dc:creator>Kunai Takashi</dc:creator>
              <dc:date>2017-03-23T13:34:00</dc:date>
            </office:change-info>
          </text:insertion>
        </text:changed-region>
        <text:changed-region xml:id="ct323640512" text:id="ct323640512">
          <text:deletion>
            <office:change-info>
              <dc:creator>Mieko</dc:creator>
              <dc:date>2017-03-28T12:32:00</dc:date>
            </office:change-info>
            <text:p text:style-name="P10">は</text:p>
          </text:deletion>
        </text:changed-region>
        <text:changed-region xml:id="ct169206528" text:id="ct169206528">
          <text:insertion>
            <office:change-info>
              <dc:creator>Kunai Takashi</dc:creator>
              <dc:date>2017-03-23T13:35:00</dc:date>
            </office:change-info>
          </text:insertion>
        </text:changed-region>
        <text:changed-region xml:id="ct323640824" text:id="ct323640824">
          <text:insertion>
            <office:change-info>
              <dc:creator>Kunai Takashi</dc:creator>
              <dc:date>2017-03-23T17:10:00</dc:date>
            </office:change-info>
          </text:insertion>
        </text:changed-region>
        <text:changed-region xml:id="ct169208192" text:id="ct169208192">
          <text:deletion>
            <office:change-info>
              <dc:creator>Kunai Takashi</dc:creator>
              <dc:date>2017-03-23T13:35:00</dc:date>
            </office:change-info>
            <text:p text:style-name="P10"><text:span text:style-name="T6">る場合があり</text:span></text:p>
          </text:deletion>
        </text:changed-region>
        <text:changed-region xml:id="ct169208504" text:id="ct169208504">
          <text:deletion>
            <office:change-info>
              <dc:creator>Kunai Takashi</dc:creator>
              <dc:date>2017-03-23T17:09:00</dc:date>
            </office:change-info>
            <text:p text:style-name="P10"><text:span text:style-name="T6">てい</text:span></text:p>
          </text:deletion>
        </text:changed-region>
        <text:changed-region xml:id="ct169208400" text:id="ct169208400">
          <text:deletion>
            <office:change-info>
              <dc:creator>Kunai Takashi</dc:creator>
              <dc:date>2017-03-23T13:35:00</dc:date>
            </office:change-info>
            <text:p text:style-name="P10"><text:span text:style-name="T6">され</text:span></text:p>
          </text:deletion>
        </text:changed-region>
        <text:changed-region xml:id="ct325052840" text:id="ct325052840">
          <text:deletion>
            <office:change-info>
              <dc:creator>Mieko</dc:creator>
              <dc:date>2017-03-27T18:35:00</dc:date>
            </office:change-info>
            <text:p text:style-name="P10"><text:s/></text:p>
          </text:deletion>
        </text:changed-region>
        <text:changed-region xml:id="ct169208088" text:id="ct169208088">
          <text:insertion>
            <office:change-info>
              <dc:creator>Kunai Takashi</dc:creator>
              <dc:date>2017-03-23T13:35:00</dc:date>
            </office:change-info>
          </text:insertion>
        </text:changed-region>
        <text:changed-region xml:id="ct169207672" text:id="ct169207672">
          <text:insertion>
            <office:change-info>
              <dc:creator>Kunai Takashi</dc:creator>
              <dc:date>2017-03-23T13:36:00</dc:date>
            </office:change-info>
          </text:insertion>
        </text:changed-region>
        <text:changed-region xml:id="ct323605568" text:id="ct323605568">
          <text:insertion>
            <office:change-info>
              <dc:creator>Mieko</dc:creator>
              <dc:date>2017-03-28T11:39:00</dc:date>
            </office:change-info>
          </text:insertion>
        </text:changed-region>
        <text:changed-region xml:id="ct323603592" text:id="ct323603592">
          <text:deletion>
            <office:change-info>
              <dc:creator>Mieko</dc:creator>
              <dc:date>2017-03-28T11:39:00</dc:date>
            </office:change-info>
            <text:p text:style-name="P11"><text:span text:style-name="T6">向け</text:span></text:p>
          </text:deletion>
        </text:changed-region>
        <text:changed-region xml:id="ct323603072" text:id="ct323603072">
          <text:deletion>
            <office:change-info>
              <dc:creator>Mieko</dc:creator>
              <dc:date>2017-03-28T11:39:00</dc:date>
            </office:change-info>
            <text:p text:style-name="P11"><text:span text:style-name="T6">た、</text:span></text:p>
          </text:deletion>
          <text:insertion>
            <office:change-info office:chg-author="Kunai Takashi" office:chg-date-time="2017-03-23T13:36:00"/>
          </text:insertion>
        </text:changed-region>
        <text:changed-region xml:id="ct169207152" text:id="ct169207152">
          <text:deletion>
            <office:change-info>
              <dc:creator>Kunai Takashi</dc:creator>
              <dc:date>2017-03-23T13:36:00</dc:date>
            </office:change-info>
            <text:p text:style-name="P11"><text:span text:style-name="T6">の</text:span></text:p>
          </text:deletion>
        </text:changed-region>
        <text:changed-region xml:id="ct323612744" text:id="ct323612744">
          <text:insertion>
            <office:change-info>
              <dc:creator>Mieko</dc:creator>
              <dc:date>2017-03-28T11:39:00</dc:date>
            </office:change-info>
          </text:insertion>
        </text:changed-region>
        <text:changed-region xml:id="ct169206736" text:id="ct169206736">
          <text:deletion>
            <office:change-info>
              <dc:creator>Kunai Takashi</dc:creator>
              <dc:date>2017-03-23T08:47:00</dc:date>
            </office:change-info>
            <text:p text:style-name="P11">最低でも以下に示すトピックを含んだ</text:p>
          </text:deletion>
        </text:changed-region>
        <text:changed-region xml:id="ct323620336" text:id="ct323620336">
          <text:insertion>
            <office:change-info>
              <dc:creator>Mieko</dc:creator>
              <dc:date>2017-03-28T11:39:00</dc:date>
            </office:change-info>
          </text:insertion>
        </text:changed-region>
        <text:changed-region xml:id="ct322492232" text:id="ct322492232">
          <text:insertion>
            <office:change-info>
              <dc:creator>Mieko</dc:creator>
              <dc:date>2017-03-28T12:42:00</dc:date>
            </office:change-info>
          </text:insertion>
        </text:changed-region>
        <text:changed-region xml:id="ct322491920" text:id="ct322491920">
          <text:deletion>
            <office:change-info>
              <dc:creator>Mieko</dc:creator>
              <dc:date>2017-03-28T11:39:00</dc:date>
            </office:change-info>
            <text:list xml:id="list1123756930711323717" text:style-name="L1">
              <text:list-item>
                <text:p text:style-name="P12"><text:span text:style-name="T8">し： </text:span></text:p>
              </text:list-item>
            </text:list>
          </text:deletion>
        </text:changed-region>
        <text:changed-region xml:id="ct322492648" text:id="ct322492648">
          <text:deletion>
            <office:change-info>
              <dc:creator>Mieko</dc:creator>
              <dc:date>2017-03-28T12:42:00</dc:date>
            </office:change-info>
            <text:list xml:id="list31398761" text:continue-numbering="true" text:style-name="L1">
              <text:list-item>
                <text:p text:style-name="P12"><text:span text:style-name="T8"/></text:p>
              </text:list-item>
              <text:list-item>
                <text:p text:style-name="P12"><text:span text:style-name="T7"/></text:p>
              </text:list-item>
            </text:list>
          </text:deletion>
        </text:changed-region>
        <text:changed-region xml:id="ct323609312" text:id="ct323609312">
          <text:deletion>
            <office:change-info>
              <dc:creator>Mieko</dc:creator>
              <dc:date>2017-03-28T11:40:00</dc:date>
            </office:change-info>
            <text:p text:style-name="P3"><text:span text:style-name="T7">その</text:span></text:p>
          </text:deletion>
        </text:changed-region>
        <text:changed-region xml:id="ct323622312" text:id="ct323622312">
          <text:insertion>
            <office:change-info>
              <dc:creator>Mieko</dc:creator>
              <dc:date>2017-03-28T11:40:00</dc:date>
            </office:change-info>
          </text:insertion>
        </text:changed-region>
        <text:changed-region xml:id="ct323622624" text:id="ct323622624">
          <text:deletion>
            <office:change-info>
              <dc:creator>Mieko</dc:creator>
              <dc:date>2017-03-28T11:40:00</dc:date>
            </office:change-info>
            <text:p text:style-name="P3"><text:span text:style-name="T8">が</text:span></text:p>
          </text:deletion>
        </text:changed-region>
        <text:changed-region xml:id="ct323623248" text:id="ct323623248">
          <text:insertion>
            <office:change-info>
              <dc:creator>Mieko</dc:creator>
              <dc:date>2017-03-28T11:41:00</dc:date>
            </office:change-info>
          </text:insertion>
        </text:changed-region>
        <text:changed-region xml:id="ct323620752" text:id="ct323620752">
          <text:deletion>
            <office:change-info>
              <dc:creator>Mieko</dc:creator>
              <dc:date>2017-03-28T11:41:00</dc:date>
            </office:change-info>
            <text:p text:style-name="P3"><text:span text:style-name="T8">最低でも</text:span></text:p>
          </text:deletion>
        </text:changed-region>
        <text:changed-region xml:id="ct323621688" text:id="ct323621688">
          <text:insertion>
            <office:change-info>
              <dc:creator>Mieko</dc:creator>
              <dc:date>2017-03-28T11:41:00</dc:date>
            </office:change-info>
          </text:insertion>
        </text:changed-region>
        <text:changed-region xml:id="ct323620232" text:id="ct323620232">
          <text:deletion>
            <office:change-info>
              <dc:creator>Mieko</dc:creator>
              <dc:date>2017-03-28T11:41:00</dc:date>
            </office:change-info>
            <text:p text:style-name="P3"><text:span text:style-name="T8">： </text:span></text:p>
          </text:deletion>
        </text:changed-region>
        <text:changed-region xml:id="ct169207464" text:id="ct169207464">
          <text:insertion>
            <office:change-info>
              <dc:creator>Kunai Takashi</dc:creator>
              <dc:date>2017-03-23T08:48:00</dc:date>
            </office:change-info>
          </text:insertion>
        </text:changed-region>
        <text:changed-region xml:id="ct169208296" text:id="ct169208296">
          <text:deletion>
            <office:change-info>
              <dc:creator>Kunai Takashi</dc:creator>
              <dc:date>2017-03-23T08:48:00</dc:date>
            </office:change-info>
            <text:p text:style-name="P13"><text:span text:style-name="T6">の写し</text:span></text:p>
          </text:deletion>
        </text:changed-region>
        <text:changed-region xml:id="ct323621792" text:id="ct323621792">
          <text:deletion>
            <office:change-info>
              <dc:creator>Mieko</dc:creator>
              <dc:date>2017-03-28T11:42:00</dc:date>
            </office:change-info>
            <text:p text:style-name="P13">； </text:p>
          </text:deletion>
        </text:changed-region>
        <text:changed-region xml:id="ct323620960" text:id="ct323620960">
          <text:deletion>
            <office:change-info>
              <dc:creator>Mieko</dc:creator>
              <dc:date>2017-03-28T11:45:00</dc:date>
            </office:change-info>
            <text:p text:style-name="P13">； </text:p>
          </text:deletion>
        </text:changed-region>
        <text:changed-region xml:id="ct169208608" text:id="ct169208608">
          <text:deletion>
            <office:change-info>
              <dc:creator>Kunai Takashi</dc:creator>
              <dc:date>2017-03-23T13:37:00</dc:date>
            </office:change-info>
            <text:p text:style-name="P13">供与</text:p>
          </text:deletion>
        </text:changed-region>
        <text:changed-region xml:id="ct323621168" text:id="ct323621168">
          <text:insertion>
            <office:change-info>
              <dc:creator>Mieko</dc:creator>
              <dc:date>2017-03-28T11:46:00</dc:date>
            </office:change-info>
          </text:insertion>
        </text:changed-region>
        <text:changed-region xml:id="ct323607648" text:id="ct323607648">
          <text:deletion>
            <office:change-info>
              <dc:creator>Mieko</dc:creator>
              <dc:date>2017-03-28T11:46:00</dc:date>
            </office:change-info>
            <text:p text:style-name="P13"><text:span text:style-name="T6">および</text:span></text:p>
          </text:deletion>
        </text:changed-region>
        <text:changed-region xml:id="ct323622936" text:id="ct323622936">
          <text:insertion>
            <office:change-info>
              <dc:creator>Mieko</dc:creator>
              <dc:date>2017-03-28T11:47:00</dc:date>
            </office:change-info>
          </text:insertion>
        </text:changed-region>
        <text:changed-region xml:id="ct323622520" text:id="ct323622520">
          <text:deletion>
            <office:change-info>
              <dc:creator>Mieko</dc:creator>
              <dc:date>2017-03-28T11:48:00</dc:date>
            </office:change-info>
            <text:p text:style-name="P13"><text:span text:style-name="T6">を含む</text:span></text:p>
          </text:deletion>
        </text:changed-region>
        <text:changed-region xml:id="ct323623144" text:id="ct323623144">
          <text:deletion>
            <office:change-info>
              <dc:creator>Mieko</dc:creator>
              <dc:date>2017-03-28T11:48:00</dc:date>
            </office:change-info>
            <text:p text:style-name="P13">； </text:p>
          </text:deletion>
        </text:changed-region>
        <text:changed-region xml:id="ct322493896" text:id="ct322493896">
          <text:insertion>
            <office:change-info>
              <dc:creator>Mieko</dc:creator>
              <dc:date>2017-03-28T12:40:00</dc:date>
            </office:change-info>
          </text:insertion>
        </text:changed-region>
        <text:changed-region xml:id="ct323624184" text:id="ct323624184">
          <text:deletion>
            <office:change-info>
              <dc:creator>Mieko</dc:creator>
              <dc:date>2017-03-28T11:49:00</dc:date>
            </office:change-info>
            <text:list xml:id="list2911756451097022074" text:style-name="WWNum3">
              <text:list-item>
                <text:p text:style-name="P14">； </text:p>
              </text:list-item>
            </text:list>
          </text:deletion>
        </text:changed-region>
        <text:changed-region xml:id="ct322494208" text:id="ct322494208">
          <text:deletion>
            <office:change-info>
              <dc:creator>Mieko</dc:creator>
              <dc:date>2017-03-28T12:40:00</dc:date>
            </office:change-info>
            <text:list xml:id="list31422070" text:continue-numbering="true" text:style-name="WWNum3">
              <text:list-item>
                <text:p text:style-name="P15"/>
              </text:list-item>
              <text:list-item>
                <text:p text:style-name="P14"/>
              </text:list-item>
            </text:list>
          </text:deletion>
        </text:changed-region>
        <text:changed-region xml:id="ct169206632" text:id="ct169206632">
          <text:deletion>
            <office:change-info>
              <dc:creator>Kunai Takashi</dc:creator>
              <dc:date>2017-03-23T13:37:00</dc:date>
            </office:change-info>
            <text:p text:style-name="P13">ソフトウェアスタッフの役割、</text:p>
          </text:deletion>
        </text:changed-region>
        <text:changed-region xml:id="ct323625744" text:id="ct323625744">
          <text:deletion>
            <office:change-info>
              <dc:creator>Mieko</dc:creator>
              <dc:date>2017-03-28T11:52:00</dc:date>
            </office:change-info>
            <text:p text:style-name="P13">全体としてのFOSSポリシーや</text:p>
          </text:deletion>
        </text:changed-region>
        <text:changed-region xml:id="ct323624288" text:id="ct323624288">
          <text:insertion>
            <office:change-info>
              <dc:creator>Mieko</dc:creator>
              <dc:date>2017-03-28T11:52:00</dc:date>
            </office:change-info>
          </text:insertion>
        </text:changed-region>
        <text:changed-region xml:id="ct323624600" text:id="ct323624600">
          <text:insertion>
            <office:change-info>
              <dc:creator>Mieko</dc:creator>
              <dc:date>2017-03-28T11:53:00</dc:date>
            </office:change-info>
          </text:insertion>
        </text:changed-region>
        <text:changed-region xml:id="ct323625328" text:id="ct323625328">
          <text:deletion>
            <office:change-info>
              <dc:creator>Mieko</dc:creator>
              <dc:date>2017-03-28T11:53:00</dc:date>
            </office:change-info>
            <text:p text:style-name="P13"><text:span text:style-name="T6">付随する</text:span></text:p>
          </text:deletion>
        </text:changed-region>
        <text:changed-region xml:id="ct169208712" text:id="ct169208712">
          <text:insertion>
            <office:change-info>
              <dc:creator>Kunai Takashi</dc:creator>
              <dc:date>2017-03-23T13:37:00</dc:date>
            </office:change-info>
          </text:insertion>
        </text:changed-region>
        <text:changed-region xml:id="ct169207360" text:id="ct169207360">
          <text:deletion>
            <office:change-info>
              <dc:creator>Kunai Takashi</dc:creator>
              <dc:date>2017-03-23T13:38:00</dc:date>
            </office:change-info>
            <text:p text:style-name="P13">および</text:p>
          </text:deletion>
        </text:changed-region>
        <text:changed-region xml:id="ct323626680" text:id="ct323626680">
          <text:deletion>
            <office:change-info>
              <dc:creator>Mieko</dc:creator>
              <dc:date>2017-03-28T11:52:00</dc:date>
            </office:change-info>
            <text:p text:style-name="P13">； </text:p>
          </text:deletion>
        </text:changed-region>
        <text:changed-region xml:id="ct169207984" text:id="ct169207984">
          <text:insertion>
            <office:change-info>
              <dc:creator>Kunai Takashi</dc:creator>
              <dc:date>2017-03-23T13:38:00</dc:date>
            </office:change-info>
          </text:insertion>
        </text:changed-region>
        <text:changed-region xml:id="ct169206320" text:id="ct169206320">
          <text:deletion>
            <office:change-info>
              <dc:creator>Kunai Takashi</dc:creator>
              <dc:date>2017-03-23T13:38:00</dc:date>
            </office:change-info>
            <text:p text:style-name="P13"><text:span text:style-name="T6">提供される</text:span></text:p>
          </text:deletion>
        </text:changed-region>
        <text:changed-region xml:id="ct169207776" text:id="ct169207776">
          <text:insertion>
            <office:change-info>
              <dc:creator>Kunai Takashi</dc:creator>
              <dc:date>2017-03-23T14:14:00</dc:date>
            </office:change-info>
          </text:insertion>
        </text:changed-region>
        <text:changed-region xml:id="ct322516984" text:id="ct322516984">
          <text:deletion>
            <office:change-info>
              <dc:creator>Mieko</dc:creator>
              <dc:date>2017-03-29T10:48:00</dc:date>
            </office:change-info>
            <text:p text:style-name="P13"><text:span text:style-name="T6">し</text:span></text:p>
          </text:deletion>
          <text:insertion>
            <office:change-info office:chg-author="Kunai Takashi" office:chg-date-time="2017-03-23T14:14:00"/>
          </text:insertion>
        </text:changed-region>
        <text:changed-region xml:id="ct169206216" text:id="ct169206216">
          <text:deletion>
            <office:change-info>
              <dc:creator>Kunai Takashi</dc:creator>
              <dc:date>2017-03-23T14:14:00</dc:date>
            </office:change-info>
            <text:p text:style-name="P13"><text:span text:style-name="T6">確認</text:span></text:p>
          </text:deletion>
        </text:changed-region>
        <text:changed-region xml:id="ct169208816" text:id="ct169208816">
          <text:deletion>
            <office:change-info>
              <dc:creator>Mieko</dc:creator>
              <dc:date>2017-03-29T10:48:00</dc:date>
            </office:change-info>
            <text:p text:style-name="P13"><text:span text:style-name="T6">し</text:span></text:p>
          </text:deletion>
          <text:insertion>
            <office:change-info office:chg-author="Kunai Takashi" office:chg-date-time="2017-03-23T14:14:00"/>
          </text:insertion>
        </text:changed-region>
        <text:changed-region xml:id="ct169206008" text:id="ct169206008">
          <text:deletion>
            <office:change-info>
              <dc:creator>Kunai Takashi</dc:creator>
              <dc:date>2017-03-23T13:39:00</dc:date>
            </office:change-info>
            <text:p text:style-name="P13">もしくは</text:p>
          </text:deletion>
        </text:changed-region>
        <text:changed-region xml:id="ct322517192" text:id="ct322517192">
          <text:insertion>
            <office:change-info>
              <dc:creator>Mieko</dc:creator>
              <dc:date>2017-03-29T10:48:00</dc:date>
            </office:change-info>
          </text:insertion>
        </text:changed-region>
        <text:changed-region xml:id="ct323624912" text:id="ct323624912">
          <text:deletion>
            <office:change-info>
              <dc:creator>Mieko</dc:creator>
              <dc:date>2017-03-28T11:55:00</dc:date>
            </office:change-info>
            <text:p text:style-name="P13"><text:s/></text:p>
          </text:deletion>
        </text:changed-region>
        <text:changed-region xml:id="ct323637496" text:id="ct323637496">
          <text:insertion>
            <office:change-info>
              <dc:creator>Mieko</dc:creator>
              <dc:date>2017-03-28T12:49:00</dc:date>
            </office:change-info>
          </text:insertion>
        </text:changed-region>
        <text:changed-region xml:id="ct169208920" text:id="ct169208920">
          <text:insertion>
            <office:change-info>
              <dc:creator>Kunai Takashi</dc:creator>
              <dc:date>2017-03-23T17:08:00</dc:date>
            </office:change-info>
          </text:insertion>
        </text:changed-region>
        <text:changed-region xml:id="ct323645400" text:id="ct323645400">
          <text:insertion>
            <office:change-info>
              <dc:creator>Mieko</dc:creator>
              <dc:date>2017-03-28T12:52:00</dc:date>
            </office:change-info>
          </text:insertion>
        </text:changed-region>
        <text:changed-region xml:id="ct323625224" text:id="ct323625224">
          <text:deletion>
            <office:change-info>
              <dc:creator>Mieko</dc:creator>
              <dc:date>2017-03-28T11:57:00</dc:date>
            </office:change-info>
            <text:p text:style-name="List_20_Paragraph"><text:span text:style-name="T7">（</text:span></text:p>
          </text:deletion>
        </text:changed-region>
        <text:changed-region xml:id="ct169207568" text:id="ct169207568">
          <text:deletion>
            <office:change-info>
              <dc:creator>Mieko</dc:creator>
              <dc:date>2017-03-28T11:57:00</dc:date>
            </office:change-info>
            <text:p text:style-name="List_20_Paragraph"><text:span text:style-name="T8">最新の状況</text:span></text:p>
          </text:deletion>
          <text:insertion>
            <office:change-info office:chg-author="Kunai Takashi" office:chg-date-time="2017-03-23T13:40:00"/>
          </text:insertion>
        </text:changed-region>
        <text:changed-region xml:id="ct169209024" text:id="ct169209024">
          <text:deletion>
            <office:change-info>
              <dc:creator>Kunai Takashi</dc:creator>
              <dc:date>2017-03-23T13:45:00</dc:date>
            </office:change-info>
            <text:p text:style-name="List_20_Paragraph"><text:span text:style-name="T8">現状</text:span></text:p>
          </text:deletion>
        </text:changed-region>
        <text:changed-region xml:id="ct323624392" text:id="ct323624392">
          <text:deletion>
            <office:change-info>
              <dc:creator>Mieko</dc:creator>
              <dc:date>2017-03-28T11:57:00</dc:date>
            </office:change-info>
            <text:p text:style-name="List_20_Paragraph"><text:span text:style-name="T8">に即すとみなされるように）</text:span></text:p>
          </text:deletion>
        </text:changed-region>
        <text:changed-region xml:id="ct323626264" text:id="ct323626264">
          <text:deletion>
            <office:change-info>
              <dc:creator>Mieko</dc:creator>
              <dc:date>2017-03-28T11:59:00</dc:date>
            </office:change-info>
            <text:p text:style-name="List_20_Paragraph"><text:span text:style-name="T8">少なくとも</text:span></text:p>
          </text:deletion>
        </text:changed-region>
        <text:changed-region xml:id="ct323623976" text:id="ct323623976">
          <text:insertion>
            <office:change-info>
              <dc:creator>Mieko</dc:creator>
              <dc:date>2017-03-28T11:58:00</dc:date>
            </office:change-info>
          </text:insertion>
        </text:changed-region>
        <text:changed-region xml:id="ct323626056" text:id="ct323626056">
          <text:deletion>
            <office:change-info>
              <dc:creator>Mieko</dc:creator>
              <dc:date>2017-03-28T11:58:00</dc:date>
            </office:change-info>
            <text:p text:style-name="List_20_Paragraph"><text:span text:style-name="T8">直近</text:span></text:p>
          </text:deletion>
        </text:changed-region>
        <text:changed-region xml:id="ct323625952" text:id="ct323625952">
          <text:deletion>
            <office:change-info>
              <dc:creator>Mieko</dc:creator>
              <dc:date>2017-03-28T11:56:00</dc:date>
            </office:change-info>
            <text:p text:style-name="List_20_Paragraph"><text:span text:style-name="T7">ヶ</text:span></text:p>
          </text:deletion>
        </text:changed-region>
        <text:changed-region xml:id="ct323624080" text:id="ct323624080">
          <text:insertion>
            <office:change-info>
              <dc:creator>Mieko</dc:creator>
              <dc:date>2017-03-28T11:56:00</dc:date>
            </office:change-info>
          </text:insertion>
        </text:changed-region>
        <text:changed-region xml:id="ct323625120" text:id="ct323625120">
          <text:insertion>
            <office:change-info>
              <dc:creator>Mieko</dc:creator>
              <dc:date>2017-03-28T12:03:00</dc:date>
            </office:change-info>
          </text:insertion>
        </text:changed-region>
        <text:changed-region xml:id="ct169207880" text:id="ct169207880">
          <text:insertion>
            <office:change-info>
              <dc:creator>Kunai Takashi</dc:creator>
              <dc:date>2017-03-23T13:41:00</dc:date>
            </office:change-info>
          </text:insertion>
        </text:changed-region>
        <text:changed-region xml:id="ct169205904" text:id="ct169205904">
          <text:deletion>
            <office:change-info>
              <dc:creator>Kunai Takashi</dc:creator>
              <dc:date>2017-03-23T13:41:00</dc:date>
            </office:change-info>
            <text:p text:style-name="List_20_Paragraph"><text:span text:style-name="T8">なければなりません</text:span></text:p>
          </text:deletion>
        </text:changed-region>
        <text:changed-region xml:id="ct323622728" text:id="ct323622728">
          <text:deletion>
            <office:change-info>
              <dc:creator>Mieko</dc:creator>
              <dc:date>2017-03-28T12:03:00</dc:date>
            </office:change-info>
            <text:p text:style-name="List_20_Paragraph"><text:span text:style-name="T7"><text:s/></text:span></text:p>
          </text:deletion>
        </text:changed-region>
        <text:changed-region xml:id="ct323625640" text:id="ct323625640">
          <text:deletion>
            <office:change-info>
              <dc:creator>Mieko</dc:creator>
              <dc:date>2017-03-28T12:04:00</dc:date>
            </office:change-info>
            <text:p text:style-name="List_20_Paragraph"><text:span text:style-name="T7">その</text:span></text:p>
          </text:deletion>
        </text:changed-region>
        <text:changed-region xml:id="ct323626576" text:id="ct323626576">
          <text:insertion>
            <office:change-info>
              <dc:creator>Mieko</dc:creator>
              <dc:date>2017-03-28T12:05:00</dc:date>
            </office:change-info>
          </text:insertion>
        </text:changed-region>
        <text:changed-region xml:id="ct169206112" text:id="ct169206112">
          <text:insertion>
            <office:change-info>
              <dc:creator>Kunai Takashi</dc:creator>
              <dc:date>2017-03-23T13:41:00</dc:date>
            </office:change-info>
          </text:insertion>
        </text:changed-region>
        <text:changed-region xml:id="ct323641136" text:id="ct323641136">
          <text:insertion>
            <office:change-info>
              <dc:creator>Mieko</dc:creator>
              <dc:date>2017-03-28T12:35:00</dc:date>
            </office:change-info>
          </text:insertion>
        </text:changed-region>
        <text:changed-region xml:id="ct323642592" text:id="ct323642592">
          <text:deletion>
            <office:change-info>
              <dc:creator>Mieko</dc:creator>
              <dc:date>2017-03-28T12:35:00</dc:date>
            </office:change-info>
            <text:p text:style-name="List_20_Paragraph"><text:span text:style-name="T8">す</text:span></text:p>
          </text:deletion>
          <text:insertion>
            <office:change-info office:chg-author="Kunai Takashi" office:chg-date-time="2017-03-23T13:41:00"/>
          </text:insertion>
        </text:changed-region>
        <text:changed-region xml:id="ct169206424" text:id="ct169206424">
          <text:deletion>
            <office:change-info>
              <dc:creator>Kunai Takashi</dc:creator>
              <dc:date>2017-03-23T13:41:00</dc:date>
            </office:change-info>
            <text:p text:style-name="List_20_Paragraph"><text:span text:style-name="T8">足させる</text:span></text:p>
          </text:deletion>
        </text:changed-region>
        <text:changed-region xml:id="ct323641760" text:id="ct323641760">
          <text:deletion>
            <office:change-info>
              <dc:creator>Mieko</dc:creator>
              <dc:date>2017-03-28T12:35:00</dc:date>
            </office:change-info>
            <text:p text:style-name="List_20_Paragraph"><text:span text:style-name="T8">た</text:span></text:p>
          </text:deletion>
        </text:changed-region>
        <text:changed-region xml:id="ct323643112" text:id="ct323643112">
          <text:deletion>
            <office:change-info>
              <dc:creator>Mieko</dc:creator>
              <dc:date>2017-03-28T12:36:00</dc:date>
            </office:change-info>
            <text:p text:style-name="List_20_Paragraph"><text:span text:style-name="T8">め</text:span></text:p>
          </text:deletion>
        </text:changed-region>
        <text:changed-region xml:id="ct323623872" text:id="ct323623872">
          <text:deletion>
            <office:change-info>
              <dc:creator>Mieko</dc:creator>
              <dc:date>2017-03-28T12:06:00</dc:date>
            </office:change-info>
            <text:p text:style-name="List_20_Paragraph"><text:span text:style-name="T8">に、</text:span></text:p>
          </text:deletion>
        </text:changed-region>
        <text:changed-region xml:id="ct323626368" text:id="ct323626368">
          <text:deletion>
            <office:change-info>
              <dc:creator>Mieko</dc:creator>
              <dc:date>2017-03-28T12:05:00</dc:date>
            </office:change-info>
            <text:p text:style-name="List_20_Paragraph"><text:span text:style-name="T8">ソフトウェア</text:span></text:p>
          </text:deletion>
        </text:changed-region>
        <text:changed-region xml:id="ct169206840" text:id="ct169206840">
          <text:deletion>
            <office:change-info>
              <dc:creator>Mieko</dc:creator>
              <dc:date>2017-03-28T12:05:00</dc:date>
            </office:change-info>
            <text:p text:style-name="List_20_Paragraph"><text:span text:style-name="T8"><text:s/></text:span></text:p>
          </text:deletion>
          <text:insertion>
            <office:change-info office:chg-author="Kunai Takashi" office:chg-date-time="2017-03-23T17:08:00"/>
          </text:insertion>
        </text:changed-region>
        <text:changed-region xml:id="ct323626160" text:id="ct323626160">
          <text:deletion>
            <office:change-info>
              <dc:creator>Mieko</dc:creator>
              <dc:date>2017-03-28T12:05:00</dc:date>
            </office:change-info>
            <text:p text:style-name="List_20_Paragraph"><text:span text:style-name="T8">スタッフに対して</text:span></text:p>
          </text:deletion>
        </text:changed-region>
        <text:changed-region xml:id="ct323643216" text:id="ct323643216">
          <text:insertion>
            <office:change-info>
              <dc:creator>Mieko</dc:creator>
              <dc:date>2017-03-28T12:34:00</dc:date>
            </office:change-info>
          </text:insertion>
        </text:changed-region>
        <text:changed-region xml:id="ct323642800" text:id="ct323642800">
          <text:deletion>
            <office:change-info>
              <dc:creator>Mieko</dc:creator>
              <dc:date>2017-03-28T12:34:00</dc:date>
            </office:change-info>
            <text:p text:style-name="List_20_Paragraph"><text:span text:style-name="T8">こと</text:span></text:p>
          </text:deletion>
        </text:changed-region>
        <text:changed-region xml:id="ct169206944" text:id="ct169206944">
          <text:insertion>
            <office:change-info>
              <dc:creator>Kunai Takashi</dc:creator>
              <dc:date>2017-03-23T13:42:00</dc:date>
            </office:change-info>
          </text:insertion>
        </text:changed-region>
        <text:changed-region xml:id="ct169207048" text:id="ct169207048">
          <text:deletion>
            <office:change-info>
              <dc:creator>Kunai Takashi</dc:creator>
              <dc:date>2017-03-23T13:42:00</dc:date>
            </office:change-info>
            <text:p text:style-name="List_20_Paragraph"><text:span text:style-name="T8">が</text:span></text:p>
          </text:deletion>
        </text:changed-region>
        <text:changed-region xml:id="ct323640720" text:id="ct323640720">
          <text:insertion>
            <office:change-info>
              <dc:creator>Mieko</dc:creator>
              <dc:date>2017-03-28T12:34:00</dc:date>
            </office:change-info>
          </text:insertion>
        </text:changed-region>
        <text:changed-region xml:id="ct323643320" text:id="ct323643320">
          <text:deletion>
            <office:change-info>
              <dc:creator>Mieko</dc:creator>
              <dc:date>2017-03-28T12:34:00</dc:date>
            </office:change-info>
            <text:p text:style-name="List_20_Paragraph"><text:span text:style-name="T8">でき</text:span></text:p>
          </text:deletion>
        </text:changed-region>
        <text:changed-region xml:id="ct169230312" text:id="ct169230312">
          <text:insertion>
            <office:change-info>
              <dc:creator>Kunai Takashi</dc:creator>
              <dc:date>2017-03-23T13:42:00</dc:date>
            </office:change-info>
          </text:insertion>
        </text:changed-region>
        <text:changed-region xml:id="ct169228960" text:id="ct169228960">
          <text:deletion>
            <office:change-info>
              <dc:creator>Kunai Takashi</dc:creator>
              <dc:date>2017-03-23T13:42:00</dc:date>
            </office:change-info>
            <text:p text:style-name="List_20_Paragraph"><text:span text:style-name="T8">ます</text:span></text:p>
          </text:deletion>
        </text:changed-region>
        <text:changed-region xml:id="ct323624496" text:id="ct323624496">
          <text:deletion>
            <office:change-info>
              <dc:creator>Mieko</dc:creator>
              <dc:date>2017-03-28T12:06:00</dc:date>
            </office:change-info>
            <text:p text:style-name="List_20_Paragraph"><text:span text:style-name="T7"><text:s text:c="2"/></text:span></text:p>
          </text:deletion>
        </text:changed-region>
        <text:changed-region xml:id="ct169229168" text:id="ct169229168">
          <text:insertion>
            <office:change-info>
              <dc:creator>Kunai Takashi</dc:creator>
              <dc:date>2017-03-23T08:44:00</dc:date>
            </office:change-info>
          </text:insertion>
        </text:changed-region>
        <text:changed-region xml:id="ct327542008" text:id="ct327542008">
          <text:format-change>
            <office:change-info>
              <dc:creator>Mieko</dc:creator>
              <dc:date>2017-03-28T12:06:00</dc:date>
            </office:change-info>
          </text:format-change>
        </text:changed-region>
        <text:changed-region xml:id="ct323623560" text:id="ct323623560">
          <text:deletion>
            <office:change-info>
              <dc:creator>Mieko</dc:creator>
              <dc:date>2017-03-28T12:07:00</dc:date>
            </office:change-info>
            <text:p text:style-name="P7">例：</text:p>
          </text:deletion>
        </text:changed-region>
        <text:changed-region xml:id="ct325063656" text:id="ct325063656">
          <text:insertion>
            <office:change-info>
              <dc:creator>Mieko</dc:creator>
              <dc:date>2017-03-28T12:10:00</dc:date>
            </office:change-info>
          </text:insertion>
        </text:changed-region>
        <text:changed-region xml:id="ct323627304" text:id="ct323627304">
          <text:deletion>
            <office:change-info>
              <dc:creator>Mieko</dc:creator>
              <dc:date>2017-03-28T12:08:00</dc:date>
            </office:change-info>
            <text:p text:style-name="P7">資料</text:p>
          </text:deletion>
        </text:changed-region>
        <text:changed-region xml:id="ct323626888" text:id="ct323626888">
          <text:insertion>
            <office:change-info>
              <dc:creator>Mieko</dc:creator>
              <dc:date>2017-03-28T12:07:00</dc:date>
            </office:change-info>
          </text:insertion>
        </text:changed-region>
        <text:changed-region xml:id="ct323625536" text:id="ct323625536">
          <text:deletion>
            <office:change-info>
              <dc:creator>Mieko</dc:creator>
              <dc:date>2017-03-28T12:07:00</dc:date>
            </office:change-info>
            <text:p text:style-name="P7"><text:span text:style-name="T6">、</text:span></text:p>
          </text:deletion>
        </text:changed-region>
        <text:changed-region xml:id="ct323626784" text:id="ct323626784">
          <text:insertion>
            <office:change-info>
              <dc:creator>Mieko</dc:creator>
              <dc:date>2017-03-28T12:07:00</dc:date>
            </office:change-info>
          </text:insertion>
        </text:changed-region>
        <text:changed-region xml:id="ct169229584" text:id="ct169229584">
          <text:deletion>
            <office:change-info>
              <dc:creator>Mieko</dc:creator>
              <dc:date>2017-03-28T12:07:00</dc:date>
            </office:change-info>
            <text:p text:style-name="P7"><text:span text:style-name="T6">、</text:span></text:p>
          </text:deletion>
          <text:insertion>
            <office:change-info office:chg-author="Kunai Takashi" office:chg-date-time="2017-03-23T13:43:00"/>
          </text:insertion>
        </text:changed-region>
        <text:changed-region xml:id="ct325060952" text:id="ct325060952">
          <text:insertion>
            <office:change-info>
              <dc:creator>Mieko</dc:creator>
              <dc:date>2017-03-28T12:10:00</dc:date>
            </office:change-info>
          </text:insertion>
        </text:changed-region>
        <text:changed-region xml:id="ct325063552" text:id="ct325063552">
          <text:deletion>
            <office:change-info>
              <dc:creator>Mieko</dc:creator>
              <dc:date>2017-03-28T12:10:00</dc:date>
            </office:change-info>
            <text:p text:style-name="P7"><text:span text:style-name="T6">もしくはその他</text:span></text:p>
          </text:deletion>
        </text:changed-region>
        <text:changed-region xml:id="ct169230104" text:id="ct169230104">
          <text:insertion>
            <office:change-info>
              <dc:creator>Kunai Takashi</dc:creator>
              <dc:date>2017-03-23T13:43:00</dc:date>
            </office:change-info>
          </text:insertion>
        </text:changed-region>
        <text:changed-region xml:id="ct325065216" text:id="ct325065216">
          <text:insertion>
            <office:change-info>
              <dc:creator>Mieko</dc:creator>
              <dc:date>2017-03-28T12:22:00</dc:date>
            </office:change-info>
          </text:insertion>
        </text:changed-region>
        <text:changed-region xml:id="ct325061368" text:id="ct325061368">
          <text:insertion>
            <office:change-info>
              <dc:creator>Mieko</dc:creator>
              <dc:date>2017-03-28T12:11:00</dc:date>
            </office:change-info>
          </text:insertion>
        </text:changed-region>
        <text:changed-region xml:id="ct325066776" text:id="ct325066776">
          <text:insertion>
            <office:change-info>
              <dc:creator>Mieko</dc:creator>
              <dc:date>2017-03-28T12:22:00</dc:date>
            </office:change-info>
          </text:insertion>
        </text:changed-region>
        <text:changed-region xml:id="ct323627720" text:id="ct323627720">
          <text:deletion>
            <office:change-info>
              <dc:creator>Mieko</dc:creator>
              <dc:date>2017-03-28T12:09:00</dc:date>
            </office:change-info>
            <text:p text:style-name="P7"><text:span text:style-name="T6"><text:s text:c="2"/></text:span></text:p>
          </text:deletion>
        </text:changed-region>
        <text:changed-region xml:id="ct169229480" text:id="ct169229480">
          <text:insertion>
            <office:change-info>
              <dc:creator>Kunai Takashi</dc:creator>
              <dc:date>2017-03-23T17:08:00</dc:date>
            </office:change-info>
          </text:insertion>
        </text:changed-region>
        <text:changed-region xml:id="ct325065112" text:id="ct325065112">
          <text:insertion>
            <office:change-info>
              <dc:creator>Mieko</dc:creator>
              <dc:date>2017-03-28T12:23:00</dc:date>
            </office:change-info>
          </text:insertion>
        </text:changed-region>
        <text:changed-region xml:id="ct325061472" text:id="ct325061472">
          <text:deletion>
            <office:change-info>
              <dc:creator>Mieko</dc:creator>
              <dc:date>2017-03-28T12:11:00</dc:date>
            </office:change-info>
            <text:p text:style-name="P7"><text:span text:style-name="T6"><text:s text:c="2"/></text:span></text:p>
          </text:deletion>
        </text:changed-region>
        <text:changed-region xml:id="ct169229896" text:id="ct169229896">
          <text:insertion>
            <office:change-info>
              <dc:creator>Kunai Takashi</dc:creator>
              <dc:date>2017-03-23T17:08:00</dc:date>
            </office:change-info>
          </text:insertion>
        </text:changed-region>
        <text:changed-region xml:id="ct325062512" text:id="ct325062512">
          <text:insertion>
            <office:change-info>
              <dc:creator>Mieko</dc:creator>
              <dc:date>2017-03-28T12:15:00</dc:date>
            </office:change-info>
          </text:insertion>
        </text:changed-region>
        <text:changed-region xml:id="ct325061784" text:id="ct325061784">
          <text:insertion>
            <office:change-info>
              <dc:creator>Mieko</dc:creator>
              <dc:date>2017-03-28T12:15:00</dc:date>
            </office:change-info>
          </text:insertion>
        </text:changed-region>
        <text:changed-region xml:id="ct325061160" text:id="ct325061160">
          <text:insertion>
            <office:change-info>
              <dc:creator>Mieko</dc:creator>
              <dc:date>2017-03-28T12:15:00</dc:date>
            </office:change-info>
          </text:insertion>
        </text:changed-region>
        <text:changed-region xml:id="ct325062616" text:id="ct325062616">
          <text:deletion>
            <office:change-info>
              <dc:creator>Mieko</dc:creator>
              <dc:date>2017-03-28T12:15:00</dc:date>
            </office:change-info>
            <text:p text:style-name="P7"><text:span text:style-name="T6">で</text:span></text:p>
          </text:deletion>
        </text:changed-region>
        <text:changed-region xml:id="ct169229376" text:id="ct169229376">
          <text:insertion>
            <office:change-info>
              <dc:creator>Kunai Takashi</dc:creator>
              <dc:date>2017-03-23T13:43:00</dc:date>
            </office:change-info>
          </text:insertion>
        </text:changed-region>
        <text:changed-region xml:id="ct169229272" text:id="ct169229272">
          <text:deletion>
            <office:change-info>
              <dc:creator>Kunai Takashi</dc:creator>
              <dc:date>2017-03-23T13:45:00</dc:date>
            </office:change-info>
            <text:p text:style-name="P7"><text:span text:style-name="T6">、現行</text:span></text:p>
          </text:deletion>
        </text:changed-region>
        <text:changed-region xml:id="ct323645296" text:id="ct323645296">
          <text:deletion>
            <office:change-info>
              <dc:creator>Mieko</dc:creator>
              <dc:date>2017-03-28T13:13:00</dc:date>
            </office:change-info>
            <text:p text:style-name="P7">こと</text:p>
          </text:deletion>
        </text:changed-region>
        <text:changed-region xml:id="ct325066568" text:id="ct325066568">
          <text:insertion>
            <office:change-info>
              <dc:creator>Mieko</dc:creator>
              <dc:date>2017-03-28T12:23:00</dc:date>
            </office:change-info>
          </text:insertion>
        </text:changed-region>
        <text:changed-region xml:id="ct169229792" text:id="ct169229792">
          <text:insertion>
            <office:change-info>
              <dc:creator>Kunai Takashi</dc:creator>
              <dc:date>2017-03-23T17:09:00</dc:date>
            </office:change-info>
          </text:insertion>
        </text:changed-region>
        <text:changed-region xml:id="ct169229688" text:id="ct169229688">
          <text:insertion>
            <office:change-info>
              <dc:creator>Kunai Takashi</dc:creator>
              <dc:date>2017-03-23T13:46:00</dc:date>
            </office:change-info>
          </text:insertion>
        </text:changed-region>
        <text:changed-region xml:id="ct169230000" text:id="ct169230000">
          <text:deletion>
            <office:change-info>
              <dc:creator>Kunai Takashi</dc:creator>
              <dc:date>2017-03-23T13:46:00</dc:date>
            </office:change-info>
            <text:p text:style-name="P10"><text:span text:style-name="T6">直近で</text:span></text:p>
          </text:deletion>
        </text:changed-region>
        <text:changed-region xml:id="ct325076864" text:id="ct325076864">
          <text:deletion>
            <office:change-info>
              <dc:creator>Mieko</dc:creator>
              <dc:date>2017-03-28T13:16:00</dc:date>
            </office:change-info>
            <text:p text:style-name="P10">という</text:p>
          </text:deletion>
        </text:changed-region>
        <text:changed-region xml:id="ct323636768" text:id="ct323636768">
          <text:deletion>
            <office:change-info>
              <dc:creator>Mieko</dc:creator>
              <dc:date>2017-03-28T12:56:00</dc:date>
            </office:change-info>
            <text:p text:style-name="P10">こと</text:p>
          </text:deletion>
        </text:changed-region>
        <text:changed-region xml:id="ct325065320" text:id="ct325065320">
          <text:deletion>
            <office:change-info>
              <dc:creator>Mieko</dc:creator>
              <dc:date>2017-03-28T12:24:00</dc:date>
            </office:change-info>
            <text:p text:style-name="P10">と併せ</text:p>
          </text:deletion>
        </text:changed-region>
        <text:changed-region xml:id="ct323643944" text:id="ct323643944">
          <text:deletion>
            <office:change-info>
              <dc:creator>Mieko</dc:creator>
              <dc:date>2017-03-28T12:56:00</dc:date>
            </office:change-info>
            <text:p text:style-name="P10">、</text:p>
          </text:deletion>
        </text:changed-region>
        <text:changed-region xml:id="ct323645920" text:id="ct323645920">
          <text:insertion>
            <office:change-info>
              <dc:creator>Mieko</dc:creator>
              <dc:date>2017-03-28T12:57:00</dc:date>
            </office:change-info>
          </text:insertion>
        </text:changed-region>
        <text:changed-region xml:id="ct327562184" text:id="ct327562184">
          <text:insertion>
            <office:change-info>
              <dc:creator>Mieko</dc:creator>
              <dc:date>2017-03-28T13:15:00</dc:date>
            </office:change-info>
          </text:insertion>
        </text:changed-region>
        <text:changed-region xml:id="ct169229064" text:id="ct169229064">
          <text:insertion>
            <office:change-info>
              <dc:creator>Kunai Takashi</dc:creator>
              <dc:date>2017-03-23T13:46:00</dc:date>
            </office:change-info>
          </text:insertion>
        </text:changed-region>
        <text:changed-region xml:id="ct169230208" text:id="ct169230208">
          <text:deletion>
            <office:change-info>
              <dc:creator>Kunai Takashi</dc:creator>
              <dc:date>2017-03-23T13:46:00</dc:date>
            </office:change-info>
            <text:p text:style-name="P10"><text:span text:style-name="T6">として今日的に意味のある</text:span></text:p>
          </text:deletion>
        </text:changed-region>
        <text:changed-region xml:id="ct322515528" text:id="ct322515528">
          <text:insertion>
            <office:change-info>
              <dc:creator>Mieko</dc:creator>
              <dc:date>2017-03-29T10:50:00</dc:date>
            </office:change-info>
          </text:insertion>
        </text:changed-region>
        <text:changed-region xml:id="ct325074472" text:id="ct325074472">
          <text:deletion>
            <office:change-info>
              <dc:creator>Mieko</dc:creator>
              <dc:date>2017-03-28T13:15:00</dc:date>
            </office:change-info>
            <text:p text:style-name="P10"><text:span text:style-name="T6">を</text:span></text:p>
          </text:deletion>
        </text:changed-region>
        <text:changed-region xml:id="ct323643840" text:id="ct323643840">
          <text:insertion>
            <office:change-info>
              <dc:creator>Mieko</dc:creator>
              <dc:date>2017-03-28T14:36:00</dc:date>
            </office:change-info>
          </text:insertion>
        </text:changed-region>
        <text:changed-region xml:id="ct322515944" text:id="ct322515944">
          <text:insertion>
            <office:change-info>
              <dc:creator>Mieko</dc:creator>
              <dc:date>2017-03-29T10:50:00</dc:date>
            </office:change-info>
          </text:insertion>
        </text:changed-region>
        <text:changed-region xml:id="ct322485888" text:id="ct322485888">
          <text:insertion>
            <office:change-info>
              <dc:creator>Mieko</dc:creator>
              <dc:date>2017-03-28T17:14:00</dc:date>
            </office:change-info>
          </text:insertion>
        </text:changed-region>
        <text:changed-region xml:id="ct325076968" text:id="ct325076968">
          <text:deletion>
            <office:change-info>
              <dc:creator>Mieko</dc:creator>
              <dc:date>2017-03-28T13:15:00</dc:date>
            </office:change-info>
            <text:p text:style-name="P10"><text:span text:style-name="T6">確かなものにします</text:span></text:p>
          </text:deletion>
        </text:changed-region>
        <text:changed-region xml:id="ct169225216" text:id="ct169225216">
          <text:insertion>
            <office:change-info>
              <dc:creator>Kunai Takashi</dc:creator>
              <dc:date>2017-03-23T13:47:00</dc:date>
            </office:change-info>
          </text:insertion>
        </text:changed-region>
        <text:changed-region xml:id="ct169223344" text:id="ct169223344">
          <text:deletion>
            <office:change-info>
              <dc:creator>Kunai Takashi</dc:creator>
              <dc:date>2017-03-23T13:47:00</dc:date>
            </office:change-info>
            <text:p text:style-name="P10">において一連</text:p>
          </text:deletion>
        </text:changed-region>
        <text:changed-region xml:id="ct169225320" text:id="ct169225320">
          <text:insertion>
            <office:change-info>
              <dc:creator>Kunai Takashi</dc:creator>
              <dc:date>2017-03-23T13:47:00</dc:date>
            </office:change-info>
          </text:insertion>
        </text:changed-region>
        <text:changed-region xml:id="ct169223656" text:id="ct169223656">
          <text:insertion>
            <office:change-info>
              <dc:creator>Kunai Takashi</dc:creator>
              <dc:date>2017-03-23T13:48:00</dc:date>
            </office:change-info>
          </text:insertion>
        </text:changed-region>
        <text:changed-region xml:id="ct325075408" text:id="ct325075408">
          <text:insertion>
            <office:change-info>
              <dc:creator>Mieko</dc:creator>
              <dc:date>2017-03-28T13:18:00</dc:date>
            </office:change-info>
          </text:insertion>
        </text:changed-region>
        <text:changed-region xml:id="ct325074576" text:id="ct325074576">
          <text:insertion>
            <office:change-info>
              <dc:creator>Kunai Takashi</dc:creator>
              <dc:date>2017-03-23T13:48:00</dc:date>
            </office:change-info>
          </text:insertion>
        </text:changed-region>
        <text:changed-region xml:id="ct169223240" text:id="ct169223240">
          <text:deletion>
            <office:change-info>
              <dc:creator>Kunai Takashi</dc:creator>
              <dc:date>2017-03-23T13:48:00</dc:date>
            </office:change-info>
            <text:p text:style-name="P10"><text:span text:style-name="T6">典型的な</text:span></text:p>
          </text:deletion>
        </text:changed-region>
        <text:changed-region xml:id="ct325077072" text:id="ct325077072">
          <text:deletion>
            <office:change-info>
              <dc:creator>Mieko</dc:creator>
              <dc:date>2017-03-28T13:19:00</dc:date>
            </office:change-info>
            <text:p text:style-name="P10">は</text:p>
          </text:deletion>
        </text:changed-region>
        <text:changed-region xml:id="ct322505232" text:id="ct322505232">
          <text:deletion>
            <office:change-info>
              <dc:creator>Mieko</dc:creator>
              <dc:date>2017-03-28T13:19:00</dc:date>
            </office:change-info>
            <text:p text:style-name="P10">広範囲で</text:p>
          </text:deletion>
        </text:changed-region>
        <text:changed-region xml:id="ct322505024" text:id="ct322505024">
          <text:deletion>
            <office:change-info>
              <dc:creator>Mieko</dc:creator>
              <dc:date>2017-03-28T13:19:00</dc:date>
            </office:change-info>
            <text:p text:style-name="P10">ってく</text:p>
          </text:deletion>
        </text:changed-region>
        <text:changed-region xml:id="ct322504608" text:id="ct322504608">
          <text:deletion>
            <office:change-info>
              <dc:creator>Mieko</dc:creator>
              <dc:date>2017-03-28T13:20:00</dc:date>
            </office:change-info>
            <text:p text:style-name="P10"><text:s text:c="2"/></text:p>
          </text:deletion>
        </text:changed-region>
        <text:changed-region xml:id="ct325059912" text:id="ct325059912">
          <text:insertion>
            <office:change-info>
              <dc:creator>Mieko</dc:creator>
              <dc:date>2017-03-28T13:40:00</dc:date>
            </office:change-info>
          </text:insertion>
        </text:changed-region>
        <text:changed-region xml:id="ct169223760" text:id="ct169223760">
          <text:insertion>
            <office:change-info>
              <dc:creator>Kunai Takashi</dc:creator>
              <dc:date>2017-03-23T13:48:00</dc:date>
            </office:change-info>
          </text:insertion>
        </text:changed-region>
        <text:changed-region xml:id="ct169225424" text:id="ct169225424">
          <text:deletion>
            <office:change-info>
              <dc:creator>Kunai Takashi</dc:creator>
              <dc:date>2017-03-23T13:48:00</dc:date>
            </office:change-info>
            <text:list xml:id="list31407533" text:continue-list="list31422049" text:style-name="Outline">
              <text:list-item>
                <text:list>
                  <text:list-item>
                    <text:h text:style-name="P16" text:outline-level="2"><text:span text:style-name="T11">到達</text:span></text:h>
                  </text:list-item>
                </text:list>
              </text:list-item>
            </text:list>
          </text:deletion>
        </text:changed-region>
        <text:changed-region xml:id="ct325063968" text:id="ct325063968">
          <text:insertion>
            <office:change-info>
              <dc:creator>Mieko</dc:creator>
              <dc:date>2017-03-28T13:40:00</dc:date>
            </office:change-info>
          </text:insertion>
        </text:changed-region>
        <text:changed-region xml:id="ct325057832" text:id="ct325057832">
          <text:deletion>
            <office:change-info>
              <dc:creator>Mieko</dc:creator>
              <dc:date>2017-03-28T13:41:00</dc:date>
            </office:change-info>
            <text:list xml:id="list31423229" text:continue-numbering="true" text:style-name="Outline">
              <text:list-item>
                <text:list>
                  <text:list-item>
                    <text:h text:style-name="P16" text:outline-level="2"><text:span text:style-name="T11">の</text:span></text:h>
                  </text:list-item>
                </text:list>
              </text:list-item>
            </text:list>
          </text:deletion>
        </text:changed-region>
        <text:changed-region xml:id="ct169223864" text:id="ct169223864">
          <text:deletion>
            <office:change-info>
              <dc:creator>Kunai Takashi</dc:creator>
              <dc:date>2017-03-23T17:11:00</dc:date>
            </office:change-info>
            <text:list xml:id="list31422069" text:continue-numbering="true" text:style-name="Outline">
              <text:list-item>
                <text:list>
                  <text:list-item>
                    <text:h text:style-name="P16" text:outline-level="2"><text:span text:style-name="T12">の</text:span></text:h>
                  </text:list-item>
                </text:list>
              </text:list-item>
            </text:list>
          </text:deletion>
        </text:changed-region>
        <text:changed-region xml:id="ct325056480" text:id="ct325056480">
          <text:insertion>
            <office:change-info>
              <dc:creator>Mieko</dc:creator>
              <dc:date>2017-03-28T13:21:00</dc:date>
            </office:change-info>
          </text:insertion>
        </text:changed-region>
        <text:changed-region xml:id="ct169224072" text:id="ct169224072">
          <text:deletion>
            <office:change-info>
              <dc:creator>Mieko</dc:creator>
              <dc:date>2017-03-28T13:21:00</dc:date>
            </office:change-info>
            <text:list xml:id="list31417669" text:continue-numbering="true" text:style-name="Outline">
              <text:list-item>
                <text:list>
                  <text:list-item>
                    <text:h text:style-name="P16" text:outline-level="2"><text:span text:style-name="T11">を</text:span></text:h>
                  </text:list-item>
                </text:list>
              </text:list-item>
            </text:list>
          </text:deletion>
          <text:insertion>
            <office:change-info office:chg-author="Kunai Takashi" office:chg-date-time="2017-03-23T17:11:00"/>
          </text:insertion>
        </text:changed-region>
        <text:changed-region xml:id="ct325056688" text:id="ct325056688">
          <text:deletion>
            <office:change-info>
              <dc:creator>Mieko</dc:creator>
              <dc:date>2017-03-28T13:21:00</dc:date>
            </office:change-info>
            <text:list xml:id="list31408861" text:continue-numbering="true" text:style-name="Outline">
              <text:list-item>
                <text:list>
                  <text:list-item>
                    <text:h text:style-name="P16" text:outline-level="2"><text:span text:style-name="T12">している </text:span></text:h>
                  </text:list-item>
                </text:list>
              </text:list-item>
            </text:list>
          </text:deletion>
        </text:changed-region>
        <text:changed-region xml:id="ct327541072" text:id="ct327541072">
          <text:format-change>
            <office:change-info>
              <dc:creator>Mieko</dc:creator>
              <dc:date>2017-03-28T13:27:00</dc:date>
            </office:change-info>
          </text:format-change>
        </text:changed-region>
        <text:changed-region xml:id="ct327544816" text:id="ct327544816">
          <text:insertion>
            <office:change-info>
              <dc:creator>Mieko</dc:creator>
              <dc:date>2017-03-28T15:12:00</dc:date>
            </office:change-info>
          </text:insertion>
        </text:changed-region>
        <text:changed-region xml:id="ct327546168" text:id="ct327546168">
          <text:insertion>
            <office:change-info>
              <dc:creator>Mieko</dc:creator>
              <dc:date>2017-03-28T15:10:00</dc:date>
            </office:change-info>
          </text:insertion>
        </text:changed-region>
        <text:changed-region xml:id="ct327546272" text:id="ct327546272">
          <text:deletion>
            <office:change-info>
              <dc:creator>Mieko</dc:creator>
              <dc:date>2017-03-28T15:10:00</dc:date>
            </office:change-info>
            <text:p text:style-name="P17"><text:span text:style-name="T6">機能</text:span></text:p>
          </text:deletion>
        </text:changed-region>
        <text:changed-region xml:id="ct327543464" text:id="ct327543464">
          <text:deletion>
            <office:change-info>
              <dc:creator>Mieko</dc:creator>
              <dc:date>2017-03-28T15:12:00</dc:date>
            </office:change-info>
            <text:p text:style-name="P17"><text:span text:style-name="T6">を明確にすること</text:span></text:p>
          </text:deletion>
        </text:changed-region>
        <text:changed-region xml:id="ct327545336" text:id="ct327545336">
          <text:format-change>
            <office:change-info>
              <dc:creator>Mieko</dc:creator>
              <dc:date>2017-03-28T13:27:00</dc:date>
            </office:change-info>
          </text:format-change>
        </text:changed-region>
        <text:changed-region xml:id="ct327544712" text:id="ct327544712">
          <text:insertion>
            <office:change-info>
              <dc:creator>Mieko</dc:creator>
              <dc:date>2017-03-28T15:12:00</dc:date>
            </office:change-info>
          </text:insertion>
        </text:changed-region>
        <text:changed-region xml:id="ct325055544" text:id="ct325055544">
          <text:deletion>
            <office:change-info>
              <dc:creator>Mieko</dc:creator>
              <dc:date>2017-03-28T13:22:00</dc:date>
            </office:change-info>
            <text:p text:style-name="P17"><text:span text:style-name="T6"><text:s/></text:span></text:p>
          </text:deletion>
        </text:changed-region>
        <text:changed-region xml:id="ct327542736" text:id="ct327542736">
          <text:format-change>
            <office:change-info>
              <dc:creator>Mieko</dc:creator>
              <dc:date>2017-03-28T13:27:00</dc:date>
            </office:change-info>
          </text:format-change>
        </text:changed-region>
        <text:changed-region xml:id="ct169224176" text:id="ct169224176">
          <text:deletion>
            <office:change-info>
              <dc:creator>Kunai Takashi</dc:creator>
              <dc:date>2017-03-23T17:12:00</dc:date>
            </office:change-info>
            <text:p text:style-name="P18">FOSS</text:p>
          </text:deletion>
        </text:changed-region>
        <text:changed-region xml:id="ct169224904" text:id="ct169224904">
          <text:insertion>
            <office:change-info>
              <dc:creator>Kunai Takashi</dc:creator>
              <dc:date>2017-03-23T17:12:00</dc:date>
            </office:change-info>
          </text:insertion>
        </text:changed-region>
        <text:changed-region xml:id="ct327540136" text:id="ct327540136">
          <text:format-change>
            <office:change-info>
              <dc:creator>Mieko</dc:creator>
              <dc:date>2017-03-28T13:28:00</dc:date>
            </office:change-info>
          </text:format-change>
        </text:changed-region>
        <text:changed-region xml:id="ct325054504" text:id="ct325054504">
          <text:insertion>
            <office:change-info>
              <dc:creator>Mieko</dc:creator>
              <dc:date>2017-03-28T13:22:00</dc:date>
            </office:change-info>
          </text:insertion>
        </text:changed-region>
        <text:changed-region xml:id="ct325057000" text:id="ct325057000">
          <text:deletion>
            <office:change-info>
              <dc:creator>Mieko</dc:creator>
              <dc:date>2017-03-28T13:22:00</dc:date>
            </office:change-info>
            <text:p text:style-name="P18"><text:span text:style-name="T6">係る</text:span></text:p>
          </text:deletion>
        </text:changed-region>
        <text:changed-region xml:id="ct327541384" text:id="ct327541384">
          <text:format-change>
            <office:change-info>
              <dc:creator>Mieko</dc:creator>
              <dc:date>2017-03-28T13:28:00</dc:date>
            </office:change-info>
          </text:format-change>
        </text:changed-region>
        <text:changed-region xml:id="ct325057312" text:id="ct325057312">
          <text:insertion>
            <office:change-info>
              <dc:creator>Mieko</dc:creator>
              <dc:date>2017-03-28T13:22:00</dc:date>
            </office:change-info>
          </text:insertion>
        </text:changed-region>
        <text:changed-region xml:id="ct327540344" text:id="ct327540344">
          <text:format-change>
            <office:change-info>
              <dc:creator>Mieko</dc:creator>
              <dc:date>2017-03-28T13:28:00</dc:date>
            </office:change-info>
          </text:format-change>
        </text:changed-region>
        <text:changed-region xml:id="ct325060224" text:id="ct325060224">
          <text:insertion>
            <office:change-info>
              <dc:creator>Mieko</dc:creator>
              <dc:date>2017-03-28T13:29:00</dc:date>
            </office:change-info>
          </text:insertion>
        </text:changed-region>
        <text:changed-region xml:id="ct327542632" text:id="ct327542632">
          <text:format-change>
            <office:change-info>
              <dc:creator>Mieko</dc:creator>
              <dc:date>2017-03-28T13:28:00</dc:date>
            </office:change-info>
          </text:format-change>
        </text:changed-region>
        <text:changed-region xml:id="ct325058872" text:id="ct325058872">
          <text:insertion>
            <office:change-info>
              <dc:creator>Mieko</dc:creator>
              <dc:date>2017-03-28T13:29:00</dc:date>
            </office:change-info>
          </text:insertion>
        </text:changed-region>
        <text:changed-region xml:id="ct325058040" text:id="ct325058040">
          <text:deletion>
            <office:change-info>
              <dc:creator>Mieko</dc:creator>
              <dc:date>2017-03-28T13:29:00</dc:date>
            </office:change-info>
            <text:p text:style-name="P18"><text:span text:style-name="T6">を受け</text:span></text:p>
          </text:deletion>
        </text:changed-region>
        <text:changed-region xml:id="ct169222824" text:id="ct169222824">
          <text:deletion>
            <office:change-info>
              <dc:creator>Kunai Takashi</dc:creator>
              <dc:date>2017-03-23T13:49:00</dc:date>
            </office:change-info>
            <text:p text:style-name="P18"><text:span text:style-name="T6">け</text:span></text:p>
          </text:deletion>
        </text:changed-region>
        <text:changed-region xml:id="ct325059184" text:id="ct325059184">
          <text:deletion>
            <office:change-info>
              <dc:creator>Mieko</dc:creator>
              <dc:date>2017-03-28T13:29:00</dc:date>
            </office:change-info>
            <text:p text:style-name="P18"><text:span text:style-name="T6">付け</text:span></text:p>
          </text:deletion>
        </text:changed-region>
        <text:changed-region xml:id="ct325054192" text:id="ct325054192">
          <text:insertion>
            <office:change-info>
              <dc:creator>Mieko</dc:creator>
              <dc:date>2017-03-28T13:23:00</dc:date>
            </office:change-info>
          </text:insertion>
        </text:changed-region>
        <text:changed-region xml:id="ct325055856" text:id="ct325055856">
          <text:deletion>
            <office:change-info>
              <dc:creator>Mieko</dc:creator>
              <dc:date>2017-03-28T13:23:00</dc:date>
            </office:change-info>
            <text:p text:style-name="P18"><text:span text:style-name="T6">に責任をもつ要員</text:span></text:p>
          </text:deletion>
        </text:changed-region>
        <text:changed-region xml:id="ct327540240" text:id="ct327540240">
          <text:format-change>
            <office:change-info>
              <dc:creator>Mieko</dc:creator>
              <dc:date>2017-03-28T13:28:00</dc:date>
            </office:change-info>
          </text:format-change>
        </text:changed-region>
        <text:changed-region xml:id="ct325056064" text:id="ct325056064">
          <text:insertion>
            <office:change-info>
              <dc:creator>Mieko</dc:creator>
              <dc:date>2017-03-28T13:24:00</dc:date>
            </office:change-info>
          </text:insertion>
        </text:changed-region>
        <text:changed-region xml:id="ct325056792" text:id="ct325056792">
          <text:deletion>
            <office:change-info>
              <dc:creator>Mieko</dc:creator>
              <dc:date>2017-03-28T13:24:00</dc:date>
            </office:change-info>
            <text:p text:style-name="P18"><text:span text:style-name="T6">し； </text:span></text:p>
          </text:deletion>
        </text:changed-region>
        <text:changed-region xml:id="ct325057208" text:id="ct325057208">
          <text:insertion>
            <office:change-info>
              <dc:creator>Mieko</dc:creator>
              <dc:date>2017-03-28T13:24:00</dc:date>
            </office:change-info>
          </text:insertion>
        </text:changed-region>
        <text:changed-region xml:id="ct325059496" text:id="ct325059496">
          <text:insertion>
            <office:change-info>
              <dc:creator>Mieko</dc:creator>
              <dc:date>2017-03-28T13:30:00</dc:date>
            </office:change-info>
          </text:insertion>
        </text:changed-region>
        <text:changed-region xml:id="ct169222304" text:id="ct169222304">
          <text:insertion>
            <office:change-info>
              <dc:creator>Kunai Takashi</dc:creator>
              <dc:date>2017-03-23T13:52:00</dc:date>
            </office:change-info>
          </text:insertion>
        </text:changed-region>
        <text:changed-region xml:id="ct169223968" text:id="ct169223968">
          <text:insertion>
            <office:change-info>
              <dc:creator>Kunai Takashi</dc:creator>
              <dc:date>2017-03-23T13:51:00</dc:date>
            </office:change-info>
          </text:insertion>
        </text:changed-region>
        <text:changed-region xml:id="ct169224488" text:id="ct169224488">
          <text:insertion>
            <office:change-info>
              <dc:creator>Kunai Takashi</dc:creator>
              <dc:date>2017-03-23T13:52:00</dc:date>
            </office:change-info>
          </text:insertion>
        </text:changed-region>
        <text:changed-region xml:id="ct169224800" text:id="ct169224800">
          <text:deletion>
            <office:change-info>
              <dc:creator>Kunai Takashi</dc:creator>
              <dc:date>2017-03-23T13:52:00</dc:date>
            </office:change-info>
            <text:p text:style-name="List_20_Paragraph"><text:span text:style-name="T8">適切に</text:span></text:p>
          </text:deletion>
        </text:changed-region>
        <text:changed-region xml:id="ct325056168" text:id="ct325056168">
          <text:insertion>
            <office:change-info>
              <dc:creator>Mieko</dc:creator>
              <dc:date>2017-03-28T13:25:00</dc:date>
            </office:change-info>
          </text:insertion>
        </text:changed-region>
        <text:changed-region xml:id="ct169225008" text:id="ct169225008">
          <text:deletion>
            <office:change-info>
              <dc:creator>Mieko</dc:creator>
              <dc:date>2017-03-28T13:25:00</dc:date>
            </office:change-info>
            <text:p text:style-name="List_20_Paragraph"><text:span text:style-name="T8">し</text:span></text:p>
          </text:deletion>
          <text:insertion>
            <office:change-info office:chg-author="Kunai Takashi" office:chg-date-time="2017-03-23T13:52:00"/>
          </text:insertion>
        </text:changed-region>
        <text:changed-region xml:id="ct169222928" text:id="ct169222928">
          <text:deletion>
            <office:change-info>
              <dc:creator>Kunai Takashi</dc:creator>
              <dc:date>2017-03-23T13:56:00</dc:date>
            </office:change-info>
            <text:p text:style-name="List_20_Paragraph"><text:span text:style-name="T8">行い</text:span></text:p>
          </text:deletion>
        </text:changed-region>
        <text:changed-region xml:id="ct169223552" text:id="ct169223552">
          <text:deletion>
            <office:change-info>
              <dc:creator>N</dc:creator>
              <dc:date>2017-03-21T07:53:00</dc:date>
            </office:change-info>
            <text:p text:style-name="List_20_Paragraph"><text:span text:style-name="T8">行ない</text:span></text:p>
          </text:deletion>
        </text:changed-region>
        <text:changed-region xml:id="ct169224384" text:id="ct169224384">
          <text:deletion>
            <office:change-info>
              <dc:creator>Kunai Takashi</dc:creator>
              <dc:date>2017-03-23T13:56:00</dc:date>
            </office:change-info>
            <text:p text:style-name="List_20_Paragraph"><text:span text:style-name="T8">活動を</text:span></text:p>
          </text:deletion>
        </text:changed-region>
        <text:changed-region xml:id="ct169223448" text:id="ct169223448">
          <text:deletion>
            <office:change-info>
              <dc:creator>Kunai Takashi</dc:creator>
              <dc:date>2017-03-23T13:51:00</dc:date>
            </office:change-info>
            <text:p text:style-name="List_20_Paragraph"><text:span text:style-name="T8">商業的に理にかなった</text:span></text:p>
          </text:deletion>
        </text:changed-region>
        <text:changed-region xml:id="ct169224696" text:id="ct169224696">
          <text:deletion>
            <office:change-info>
              <dc:creator>Kunai Takashi</dc:creator>
              <dc:date>2017-03-23T13:56:00</dc:date>
            </office:change-info>
            <text:p text:style-name="List_20_Paragraph"><text:span text:style-name="T8">、</text:span></text:p>
          </text:deletion>
        </text:changed-region>
        <text:changed-region xml:id="ct169225528" text:id="ct169225528">
          <text:deletion>
            <office:change-info>
              <dc:creator>Kunai Takashi</dc:creator>
              <dc:date>2017-03-23T13:52:00</dc:date>
            </office:change-info>
            <text:p text:style-name="List_20_Paragraph"><text:span text:style-name="T8">すべく</text:span></text:p>
          </text:deletion>
        </text:changed-region>
        <text:changed-region xml:id="ct325056272" text:id="ct325056272">
          <text:deletion>
            <office:change-info>
              <dc:creator>Mieko</dc:creator>
              <dc:date>2017-03-28T13:25:00</dc:date>
            </office:change-info>
            <text:p text:style-name="List_20_Paragraph"><text:span text:style-name="T8">、 </text:span></text:p>
          </text:deletion>
        </text:changed-region>
        <text:changed-region xml:id="ct325057104" text:id="ct325057104">
          <text:insertion>
            <office:change-info>
              <dc:creator>Mieko</dc:creator>
              <dc:date>2017-03-28T13:26:00</dc:date>
            </office:change-info>
          </text:insertion>
        </text:changed-region>
        <text:changed-region xml:id="ct325056896" text:id="ct325056896">
          <text:deletion>
            <office:change-info>
              <dc:creator>Mieko</dc:creator>
              <dc:date>2017-03-28T13:25:00</dc:date>
            </office:change-info>
            <text:list xml:id="list1168548476949366347" text:style-name="WWNum2">
              <text:list-item>
                <text:p text:style-name="P19"><text:span text:style-name="T7"/></text:p>
              </text:list-item>
              <text:list-item>
                <text:p text:style-name="P19"><text:span text:style-name="T7"/></text:p>
              </text:list-item>
            </text:list>
          </text:deletion>
        </text:changed-region>
        <text:changed-region xml:id="ct325057728" text:id="ct325057728">
          <text:insertion>
            <office:change-info>
              <dc:creator>Mieko</dc:creator>
              <dc:date>2017-03-28T13:31:00</dc:date>
            </office:change-info>
          </text:insertion>
        </text:changed-region>
        <text:changed-region xml:id="ct322517712" text:id="ct322517712">
          <text:deletion>
            <office:change-info>
              <dc:creator>Mieko</dc:creator>
              <dc:date>2017-03-29T10:51:00</dc:date>
            </office:change-info>
            <text:p text:style-name="List_20_Paragraph"><text:span text:style-name="T7">衆</text:span></text:p>
          </text:deletion>
        </text:changed-region>
        <text:changed-region xml:id="ct322515632" text:id="ct322515632">
          <text:insertion>
            <office:change-info>
              <dc:creator>Mieko</dc:creator>
              <dc:date>2017-03-29T10:51:00</dc:date>
            </office:change-info>
          </text:insertion>
        </text:changed-region>
        <text:changed-region xml:id="ct322516360" text:id="ct322516360">
          <text:deletion>
            <office:change-info>
              <dc:creator>Mieko</dc:creator>
              <dc:date>2017-03-29T10:51:00</dc:date>
            </office:change-info>
            <text:p text:style-name="List_20_Paragraph"><text:span text:style-name="T7">対し</text:span></text:p>
          </text:deletion>
        </text:changed-region>
        <text:changed-region xml:id="ct325060328" text:id="ct325060328">
          <text:insertion>
            <office:change-info>
              <dc:creator>Mieko</dc:creator>
              <dc:date>2017-03-28T13:27:00</dc:date>
            </office:change-info>
          </text:insertion>
        </text:changed-region>
        <text:changed-region xml:id="ct325054920" text:id="ct325054920">
          <text:deletion>
            <office:change-info>
              <dc:creator>Mieko</dc:creator>
              <dc:date>2017-03-28T13:27:00</dc:date>
            </office:change-info>
            <text:p text:style-name="List_20_Paragraph"><text:span text:style-name="T8">しなければなりません。</text:span><text:span text:style-name="T8"> </text:span></text:p>
          </text:deletion>
        </text:changed-region>
        <text:changed-region xml:id="ct169223032" text:id="ct169223032">
          <text:insertion>
            <office:change-info>
              <dc:creator>Kunai Takashi</dc:creator>
              <dc:date>2017-03-23T08:44:00</dc:date>
            </office:change-info>
          </text:insertion>
        </text:changed-region>
        <text:changed-region xml:id="ct327541696" text:id="ct327541696">
          <text:format-change>
            <office:change-info>
              <dc:creator>Mieko</dc:creator>
              <dc:date>2017-03-28T13:33:00</dc:date>
            </office:change-info>
          </text:format-change>
        </text:changed-region>
        <text:changed-region xml:id="ct322484328" text:id="ct322484328">
          <text:deletion>
            <office:change-info>
              <dc:creator>Mieko</dc:creator>
              <dc:date>2017-03-28T13:42:00</dc:date>
            </office:change-info>
            <text:p text:style-name="P20">公衆に対し明示された</text:p>
          </text:deletion>
        </text:changed-region>
        <text:changed-region xml:id="ct322479440" text:id="ct322479440">
          <text:insertion>
            <office:change-info>
              <dc:creator>Mieko</dc:creator>
              <dc:date>2017-03-28T13:42:00</dc:date>
            </office:change-info>
          </text:insertion>
        </text:changed-region>
        <text:changed-region xml:id="ct323645504" text:id="ct323645504">
          <text:insertion>
            <office:change-info>
              <dc:creator>Kunai Takashi</dc:creator>
              <dc:date>2017-03-23T13:53:00</dc:date>
            </office:change-info>
          </text:insertion>
        </text:changed-region>
        <text:changed-region xml:id="ct169224592" text:id="ct169224592">
          <text:insertion>
            <office:change-info>
              <dc:creator>Kunai Takashi</dc:creator>
              <dc:date>2017-03-23T14:06:00</dc:date>
            </office:change-info>
          </text:insertion>
        </text:changed-region>
        <text:changed-region xml:id="ct322483496" text:id="ct322483496">
          <text:insertion>
            <office:change-info>
              <dc:creator>Mieko</dc:creator>
              <dc:date>2017-03-28T13:42:00</dc:date>
            </office:change-info>
          </text:insertion>
        </text:changed-region>
        <text:changed-region xml:id="ct169225112" text:id="ct169225112">
          <text:deletion>
            <office:change-info>
              <dc:creator>Kunai Takashi</dc:creator>
              <dc:date>2017-03-23T13:53:00</dc:date>
            </office:change-info>
            <text:p text:style-name="P20"><text:span text:style-name="T6">機能</text:span></text:p>
          </text:deletion>
        </text:changed-region>
        <text:changed-region xml:id="ct325058664" text:id="ct325058664">
          <text:deletion>
            <office:change-info>
              <dc:creator>Mieko</dc:creator>
              <dc:date>2017-03-28T13:37:00</dc:date>
            </office:change-info>
            <text:p text:style-name="P20"><text:span text:style-name="T6">の存在</text:span></text:p>
          </text:deletion>
        </text:changed-region>
        <text:changed-region xml:id="ct327552200" text:id="ct327552200">
          <text:insertion>
            <office:change-info>
              <dc:creator>Mieko</dc:creator>
              <dc:date>2017-03-28T16:26:00</dc:date>
            </office:change-info>
          </text:insertion>
        </text:changed-region>
        <text:changed-region xml:id="ct327550536" text:id="ct327550536">
          <text:deletion>
            <office:change-info>
              <dc:creator>Mieko</dc:creator>
              <dc:date>2017-03-28T16:25:00</dc:date>
            </office:change-info>
            <text:p text:style-name="P20"><text:span text:style-name="T6">（</text:span></text:p>
          </text:deletion>
        </text:changed-region>
        <text:changed-region xml:id="ct325060744" text:id="ct325060744">
          <text:deletion>
            <office:change-info>
              <dc:creator>Mieko</dc:creator>
              <dc:date>2017-03-28T13:35:00</dc:date>
            </office:change-info>
            <text:p text:style-name="P20"><text:span text:style-name="T6">例：</text:span></text:p>
          </text:deletion>
        </text:changed-region>
        <text:changed-region xml:id="ct325058352" text:id="ct325058352">
          <text:insertion>
            <office:change-info>
              <dc:creator>Mieko</dc:creator>
              <dc:date>2017-03-28T13:35:00</dc:date>
            </office:change-info>
          </text:insertion>
        </text:changed-region>
        <text:changed-region xml:id="ct325058248" text:id="ct325058248">
          <text:deletion>
            <office:change-info>
              <dc:creator>Mieko</dc:creator>
              <dc:date>2017-03-28T13:35:00</dc:date>
            </office:change-info>
            <text:p text:style-name="P20"><text:span text:style-name="T6">、あるいは</text:span></text:p>
          </text:deletion>
        </text:changed-region>
        <text:changed-region xml:id="ct325059704" text:id="ct325059704">
          <text:deletion>
            <office:change-info>
              <dc:creator>Mieko</dc:creator>
              <dc:date>2017-03-28T13:36:00</dc:date>
            </office:change-info>
            <text:p text:style-name="P20">の</text:p>
          </text:deletion>
        </text:changed-region>
        <text:changed-region xml:id="ct325059600" text:id="ct325059600">
          <text:insertion>
            <office:change-info>
              <dc:creator>Mieko</dc:creator>
              <dc:date>2017-03-28T13:36:00</dc:date>
            </office:change-info>
          </text:insertion>
        </text:changed-region>
        <text:changed-region xml:id="ct325060640" text:id="ct325060640">
          <text:insertion>
            <office:change-info>
              <dc:creator>Mieko</dc:creator>
              <dc:date>2017-03-28T13:36:00</dc:date>
            </office:change-info>
          </text:insertion>
        </text:changed-region>
        <text:changed-region xml:id="ct325058456" text:id="ct325058456">
          <text:deletion>
            <office:change-info>
              <dc:creator>Mieko</dc:creator>
              <dc:date>2017-03-28T13:36:00</dc:date>
            </office:change-info>
            <text:p text:style-name="P20">の情報</text:p>
          </text:deletion>
        </text:changed-region>
        <text:changed-region xml:id="ct322483704" text:id="ct322483704">
          <text:deletion>
            <office:change-info>
              <dc:creator>Mieko</dc:creator>
              <dc:date>2017-03-28T13:45:00</dc:date>
            </office:change-info>
            <text:p text:style-name="P20">など</text:p>
          </text:deletion>
        </text:changed-region>
        <text:changed-region xml:id="ct322487240" text:id="ct322487240">
          <text:insertion>
            <office:change-info>
              <dc:creator>Mieko</dc:creator>
              <dc:date>2017-03-28T13:58:00</dc:date>
            </office:change-info>
          </text:insertion>
        </text:changed-region>
        <text:changed-region xml:id="ct327551888" text:id="ct327551888">
          <text:insertion>
            <office:change-info>
              <dc:creator>Mieko</dc:creator>
              <dc:date>2017-03-28T16:25:00</dc:date>
            </office:change-info>
          </text:insertion>
        </text:changed-region>
        <text:changed-region xml:id="ct322476424" text:id="ct322476424">
          <text:deletion>
            <office:change-info>
              <dc:creator>Mieko</dc:creator>
              <dc:date>2017-03-28T13:43:00</dc:date>
            </office:change-info>
            <text:p text:style-name="P20"><text:s/></text:p>
          </text:deletion>
        </text:changed-region>
        <text:changed-region xml:id="ct327551160" text:id="ct327551160">
          <text:insertion>
            <office:change-info>
              <dc:creator>Mieko</dc:creator>
              <dc:date>2017-03-28T16:25:00</dc:date>
            </office:change-info>
          </text:insertion>
        </text:changed-region>
        <text:changed-region xml:id="ct325057520" text:id="ct325057520">
          <text:insertion>
            <office:change-info>
              <dc:creator>Mieko</dc:creator>
              <dc:date>2017-03-28T13:39:00</dc:date>
            </office:change-info>
          </text:insertion>
        </text:changed-region>
        <text:changed-region xml:id="ct325057936" text:id="ct325057936">
          <text:deletion>
            <office:change-info>
              <dc:creator>Mieko</dc:creator>
              <dc:date>2017-03-28T13:39:00</dc:date>
            </office:change-info>
            <text:p text:style-name="P20"><text:span text:style-name="T6"><text:s/></text:span></text:p>
          </text:deletion>
        </text:changed-region>
        <text:changed-region xml:id="ct322483808" text:id="ct322483808">
          <text:insertion>
            <office:change-info>
              <dc:creator>Mieko</dc:creator>
              <dc:date>2017-03-28T13:46:00</dc:date>
            </office:change-info>
          </text:insertion>
        </text:changed-region>
        <text:changed-region xml:id="ct322481416" text:id="ct322481416">
          <text:insertion>
            <office:change-info>
              <dc:creator>Mieko</dc:creator>
              <dc:date>2017-03-28T13:46:00</dc:date>
            </office:change-info>
          </text:insertion>
        </text:changed-region>
        <text:changed-region xml:id="ct322482976" text:id="ct322482976">
          <text:insertion>
            <office:change-info>
              <dc:creator>Mieko</dc:creator>
              <dc:date>2017-03-28T13:46:00</dc:date>
            </office:change-info>
          </text:insertion>
        </text:changed-region>
        <text:changed-region xml:id="ct322482456" text:id="ct322482456">
          <text:deletion>
            <office:change-info>
              <dc:creator>Mieko</dc:creator>
              <dc:date>2017-03-28T13:46:00</dc:date>
            </office:change-info>
            <text:p text:style-name="P7"><text:span text:style-name="T6">を受け付ける</text:span></text:p>
          </text:deletion>
        </text:changed-region>
        <text:changed-region xml:id="ct327551680" text:id="ct327551680">
          <text:insertion>
            <office:change-info>
              <dc:creator>Mieko</dc:creator>
              <dc:date>2017-03-28T16:26:00</dc:date>
            </office:change-info>
          </text:insertion>
        </text:changed-region>
        <text:changed-region xml:id="ct327551784" text:id="ct327551784">
          <text:insertion>
            <office:change-info>
              <dc:creator>Mieko</dc:creator>
              <dc:date>2017-03-28T16:27:00</dc:date>
            </office:change-info>
          </text:insertion>
        </text:changed-region>
        <text:changed-region xml:id="ct169222616" text:id="ct169222616">
          <text:deletion>
            <office:change-info>
              <dc:creator>Kunai Takashi</dc:creator>
              <dc:date>2017-03-23T13:53:00</dc:date>
            </office:change-info>
            <text:p text:style-name="P7"><text:span text:style-name="T6">、</text:span></text:p>
          </text:deletion>
        </text:changed-region>
        <text:changed-region xml:id="ct322482144" text:id="ct322482144">
          <text:deletion>
            <office:change-info>
              <dc:creator>Mieko</dc:creator>
              <dc:date>2017-03-28T13:59:00</dc:date>
            </office:change-info>
            <text:p text:style-name="P7"><text:span text:style-name="T6">文書化された</text:span></text:p>
          </text:deletion>
        </text:changed-region>
        <text:changed-region xml:id="ct322484016" text:id="ct322484016">
          <text:insertion>
            <office:change-info>
              <dc:creator>Mieko</dc:creator>
              <dc:date>2017-03-28T13:47:00</dc:date>
            </office:change-info>
          </text:insertion>
        </text:changed-region>
        <text:changed-region xml:id="ct322483080" text:id="ct322483080">
          <text:deletion>
            <office:change-info>
              <dc:creator>Mieko</dc:creator>
              <dc:date>2017-03-28T13:47:00</dc:date>
            </office:change-info>
            <text:p text:style-name="P7"><text:span text:style-name="T6">の</text:span></text:p>
          </text:deletion>
        </text:changed-region>
        <text:changed-region xml:id="ct322487656" text:id="ct322487656">
          <text:insertion>
            <office:change-info>
              <dc:creator>Mieko</dc:creator>
              <dc:date>2017-03-28T13:59:00</dc:date>
            </office:change-info>
          </text:insertion>
        </text:changed-region>
        <text:changed-region xml:id="ct322484952" text:id="ct322484952">
          <text:deletion>
            <office:change-info>
              <dc:creator>Mieko</dc:creator>
              <dc:date>2017-03-28T13:59:00</dc:date>
            </office:change-info>
            <text:p text:style-name="P7"><text:span text:style-name="T6">存在</text:span></text:p>
          </text:deletion>
        </text:changed-region>
        <text:changed-region xml:id="ct322483184" text:id="ct322483184">
          <text:insertion>
            <office:change-info>
              <dc:creator>Mieko</dc:creator>
              <dc:date>2017-03-28T13:47:00</dc:date>
            </office:change-info>
          </text:insertion>
        </text:changed-region>
        <text:changed-region xml:id="ct322484224" text:id="ct322484224">
          <text:deletion>
            <office:change-info>
              <dc:creator>Mieko</dc:creator>
              <dc:date>2017-03-28T13:48:00</dc:date>
            </office:change-info>
            <text:p text:style-name="P7"><text:span text:style-name="T6"><text:s/></text:span></text:p>
          </text:deletion>
        </text:changed-region>
        <text:changed-region xml:id="ct322486616" text:id="ct322486616">
          <text:insertion>
            <office:change-info>
              <dc:creator>Mieko</dc:creator>
              <dc:date>2017-03-28T13:48:00</dc:date>
            </office:change-info>
          </text:insertion>
        </text:changed-region>
        <text:changed-region xml:id="ct322484848" text:id="ct322484848">
          <text:insertion>
            <office:change-info>
              <dc:creator>Mieko</dc:creator>
              <dc:date>2017-03-28T13:48:00</dc:date>
            </office:change-info>
          </text:insertion>
        </text:changed-region>
        <text:changed-region xml:id="ct169222408" text:id="ct169222408">
          <text:insertion>
            <office:change-info>
              <dc:creator>Kunai Takashi</dc:creator>
              <dc:date>2017-03-23T13:54:00</dc:date>
            </office:change-info>
          </text:insertion>
        </text:changed-region>
        <text:changed-region xml:id="ct169222512" text:id="ct169222512">
          <text:deletion>
            <office:change-info>
              <dc:creator>Kunai Takashi</dc:creator>
              <dc:date>2017-03-23T13:54:00</dc:date>
            </office:change-info>
            <text:p text:style-name="P10">、</text:p>
          </text:deletion>
        </text:changed-region>
        <text:changed-region xml:id="ct322516776" text:id="ct322516776">
          <text:insertion>
            <office:change-info>
              <dc:creator>Mieko</dc:creator>
              <dc:date>2017-03-29T10:52:00</dc:date>
            </office:change-info>
          </text:insertion>
        </text:changed-region>
        <text:changed-region xml:id="ct327562080" text:id="ct327562080">
          <text:deletion>
            <office:change-info>
              <dc:creator>Mieko</dc:creator>
              <dc:date>2017-03-29T09:02:00</dc:date>
            </office:change-info>
            <text:p text:style-name="P10"><text:span text:style-name="T6">を</text:span></text:p>
          </text:deletion>
        </text:changed-region>
        <text:changed-region xml:id="ct323644984" text:id="ct323644984">
          <text:insertion>
            <office:change-info>
              <dc:creator>Mieko</dc:creator>
              <dc:date>2017-03-28T14:36:00</dc:date>
            </office:change-info>
          </text:insertion>
        </text:changed-region>
        <text:changed-region xml:id="ct322516152" text:id="ct322516152">
          <text:insertion>
            <office:change-info>
              <dc:creator>Mieko</dc:creator>
              <dc:date>2017-03-29T10:52:00</dc:date>
            </office:change-info>
          </text:insertion>
        </text:changed-region>
        <text:changed-region xml:id="ct322479856" text:id="ct322479856">
          <text:insertion>
            <office:change-info>
              <dc:creator>Mieko</dc:creator>
              <dc:date>2017-03-28T17:15:00</dc:date>
            </office:change-info>
          </text:insertion>
        </text:changed-region>
        <text:changed-region xml:id="ct323643632" text:id="ct323643632">
          <text:deletion>
            <office:change-info>
              <dc:creator>Mieko</dc:creator>
              <dc:date>2017-03-28T14:32:00</dc:date>
            </office:change-info>
            <text:p text:style-name="P10"><text:span text:style-name="T6">確かなも</text:span></text:p>
          </text:deletion>
        </text:changed-region>
        <text:changed-region xml:id="ct323644256" text:id="ct323644256">
          <text:deletion>
            <office:change-info>
              <dc:creator>Mieko</dc:creator>
              <dc:date>2017-03-28T14:33:00</dc:date>
            </office:change-info>
            <text:p text:style-name="P10"><text:span text:style-name="T6">のにします</text:span></text:p>
          </text:deletion>
        </text:changed-region>
        <text:changed-region xml:id="ct169222720" text:id="ct169222720">
          <text:deletion>
            <office:change-info>
              <dc:creator>Kunai Takashi</dc:creator>
              <dc:date>2017-03-23T13:58:00</dc:date>
            </office:change-info>
            <text:p text:style-name="P11">を</text:p>
          </text:deletion>
        </text:changed-region>
        <text:changed-region xml:id="ct327556464" text:id="ct327556464">
          <text:insertion>
            <office:change-info>
              <dc:creator>Mieko</dc:creator>
              <dc:date>2017-03-28T16:52:00</dc:date>
            </office:change-info>
          </text:insertion>
        </text:changed-region>
        <text:changed-region xml:id="ct327558960" text:id="ct327558960">
          <text:deletion>
            <office:change-info>
              <dc:creator>Mieko</dc:creator>
              <dc:date>2017-03-28T16:52:00</dc:date>
            </office:change-info>
            <text:p text:style-name="P11"><text:span text:style-name="T6">遂行</text:span></text:p>
          </text:deletion>
        </text:changed-region>
        <text:changed-region xml:id="ct327543360" text:id="ct327543360">
          <text:deletion>
            <office:change-info>
              <dc:creator>Mieko</dc:creator>
              <dc:date>2017-03-28T15:27:00</dc:date>
            </office:change-info>
            <text:p text:style-name="P11"><text:span text:style-name="T6">の</text:span></text:p>
          </text:deletion>
          <text:insertion>
            <office:change-info office:chg-author="Kunai Takashi" office:chg-date-time="2017-03-23T13:58:00"/>
          </text:insertion>
        </text:changed-region>
        <text:changed-region xml:id="ct169223136" text:id="ct169223136">
          <text:insertion>
            <office:change-info>
              <dc:creator>Kunai Takashi</dc:creator>
              <dc:date>2017-03-23T13:58:00</dc:date>
            </office:change-info>
          </text:insertion>
        </text:changed-region>
        <text:changed-region xml:id="ct169228232" text:id="ct169228232">
          <text:deletion>
            <office:change-info>
              <dc:creator>Kunai Takashi</dc:creator>
              <dc:date>2017-03-23T13:58:00</dc:date>
            </office:change-info>
            <text:p text:style-name="P11"><text:span text:style-name="T6">する役職</text:span></text:p>
          </text:deletion>
        </text:changed-region>
        <text:changed-region xml:id="ct327543880" text:id="ct327543880">
          <text:insertion>
            <office:change-info>
              <dc:creator>Mieko</dc:creator>
              <dc:date>2017-03-28T15:14:00</dc:date>
            </office:change-info>
          </text:insertion>
        </text:changed-region>
        <text:changed-region xml:id="ct327545128" text:id="ct327545128">
          <text:deletion>
            <office:change-info>
              <dc:creator>Mieko</dc:creator>
              <dc:date>2017-03-28T15:14:00</dc:date>
            </office:change-info>
            <text:p text:style-name="P11"><text:span text:style-name="T6"><text:s/></text:span></text:p>
          </text:deletion>
        </text:changed-region>
        <text:changed-region xml:id="ct327543152" text:id="ct327543152">
          <text:deletion>
            <office:change-info>
              <dc:creator>Mieko</dc:creator>
              <dc:date>2017-03-28T15:15:00</dc:date>
            </office:change-info>
            <text:p text:style-name="P13"><text:s/></text:p>
          </text:deletion>
        </text:changed-region>
        <text:changed-region xml:id="ct327557712" text:id="ct327557712">
          <text:insertion>
            <office:change-info>
              <dc:creator>Mieko</dc:creator>
              <dc:date>2017-03-28T16:53:00</dc:date>
            </office:change-info>
          </text:insertion>
        </text:changed-region>
        <text:changed-region xml:id="ct327557192" text:id="ct327557192">
          <text:deletion>
            <office:change-info>
              <dc:creator>Mieko</dc:creator>
              <dc:date>2017-03-28T16:53:00</dc:date>
            </office:change-info>
            <text:p text:style-name="P13"><text:span text:style-name="T6">を担う</text:span></text:p>
          </text:deletion>
        </text:changed-region>
        <text:changed-region xml:id="ct169227400" text:id="ct169227400">
          <text:insertion>
            <office:change-info>
              <dc:creator>Kunai Takashi</dc:creator>
              <dc:date>2017-03-23T13:58:00</dc:date>
            </office:change-info>
          </text:insertion>
        </text:changed-region>
        <text:changed-region xml:id="ct169227296" text:id="ct169227296">
          <text:deletion>
            <office:change-info>
              <dc:creator>Kunai Takashi</dc:creator>
              <dc:date>2017-03-23T13:58:00</dc:date>
            </office:change-info>
            <text:p text:style-name="P13"><text:span text:style-name="T6">役職</text:span></text:p>
          </text:deletion>
        </text:changed-region>
        <text:changed-region xml:id="ct327556776" text:id="ct327556776">
          <text:deletion>
            <office:change-info>
              <dc:creator>Mieko</dc:creator>
              <dc:date>2017-03-28T16:54:00</dc:date>
            </office:change-info>
            <text:p text:style-name="P13">担当</text:p>
          </text:deletion>
        </text:changed-region>
        <text:changed-region xml:id="ct169228856" text:id="ct169228856">
          <text:insertion>
            <office:change-info>
              <dc:creator>Kunai Takashi</dc:creator>
              <dc:date>2017-03-23T17:13:00</dc:date>
            </office:change-info>
          </text:insertion>
        </text:changed-region>
        <text:changed-region xml:id="ct169226672" text:id="ct169226672">
          <text:deletion>
            <office:change-info>
              <dc:creator>Kunai Takashi</dc:creator>
              <dc:date>2017-03-23T17:13:00</dc:date>
            </office:change-info>
            <text:p text:style-name="P13"><text:span text:style-name="T6">ます</text:span></text:p>
          </text:deletion>
        </text:changed-region>
        <text:changed-region xml:id="ct327545440" text:id="ct327545440">
          <text:insertion>
            <office:change-info>
              <dc:creator>Mieko</dc:creator>
              <dc:date>2017-03-28T15:15:00</dc:date>
            </office:change-info>
          </text:insertion>
        </text:changed-region>
        <text:changed-region xml:id="ct327545232" text:id="ct327545232">
          <text:deletion>
            <office:change-info>
              <dc:creator>Mieko</dc:creator>
              <dc:date>2017-03-28T15:15:00</dc:date>
            </office:change-info>
            <text:p text:style-name="P13"><text:span text:style-name="T6">： </text:span></text:p>
          </text:deletion>
        </text:changed-region>
        <text:changed-region xml:id="ct169227712" text:id="ct169227712">
          <text:insertion>
            <office:change-info>
              <dc:creator>Kunai Takashi</dc:creator>
              <dc:date>2017-03-23T17:13:00</dc:date>
            </office:change-info>
          </text:insertion>
        </text:changed-region>
        <text:changed-region xml:id="ct169226152" text:id="ct169226152">
          <text:deletion>
            <office:change-info>
              <dc:creator>Kunai Takashi</dc:creator>
              <dc:date>2017-03-23T17:13:00</dc:date>
            </office:change-info>
            <text:p text:style-name="P21"><text:span text:style-name="T6">役割</text:span></text:p>
          </text:deletion>
        </text:changed-region>
        <text:changed-region xml:id="ct327548248" text:id="ct327548248">
          <text:insertion>
            <office:change-info>
              <dc:creator>Mieko</dc:creator>
              <dc:date>2017-03-28T15:17:00</dc:date>
            </office:change-info>
          </text:insertion>
        </text:changed-region>
        <text:changed-region xml:id="ct327546064" text:id="ct327546064">
          <text:deletion>
            <office:change-info>
              <dc:creator>Mieko</dc:creator>
              <dc:date>2017-03-28T15:17:00</dc:date>
            </office:change-info>
            <text:p text:style-name="P21"><text:span text:style-name="T6">に</text:span></text:p>
          </text:deletion>
        </text:changed-region>
        <text:changed-region xml:id="ct327548040" text:id="ct327548040">
          <text:insertion>
            <office:change-info>
              <dc:creator>Mieko</dc:creator>
              <dc:date>2017-03-28T15:17:00</dc:date>
            </office:change-info>
          </text:insertion>
        </text:changed-region>
        <text:changed-region xml:id="ct327546376" text:id="ct327546376">
          <text:deletion>
            <office:change-info>
              <dc:creator>Mieko</dc:creator>
              <dc:date>2017-03-28T15:17:00</dc:date>
            </office:change-info>
            <text:p text:style-name="P21"><text:span text:style-name="T6">た時間</text:span></text:p>
          </text:deletion>
        </text:changed-region>
        <text:changed-region xml:id="ct327543256" text:id="ct327543256">
          <text:deletion>
            <office:change-info>
              <dc:creator>Mieko</dc:creator>
              <dc:date>2017-03-28T15:16:00</dc:date>
            </office:change-info>
            <text:p text:style-name="P21"><text:span text:style-name="T6">； </text:span></text:p>
          </text:deletion>
        </text:changed-region>
        <text:changed-region xml:id="ct169226776" text:id="ct169226776">
          <text:insertion>
            <office:change-info>
              <dc:creator>Kunai Takashi</dc:creator>
              <dc:date>2017-03-23T13:59:00</dc:date>
            </office:change-info>
          </text:insertion>
        </text:changed-region>
        <text:changed-region xml:id="ct169228336" text:id="ct169228336">
          <text:deletion>
            <office:change-info>
              <dc:creator>Kunai Takashi</dc:creator>
              <dc:date>2017-03-23T13:59:00</dc:date>
            </office:change-info>
            <text:p text:style-name="P21"><text:span text:style-name="T6">理にかなった</text:span></text:p>
          </text:deletion>
        </text:changed-region>
        <text:changed-region xml:id="ct327547208" text:id="ct327547208">
          <text:insertion>
            <office:change-info>
              <dc:creator>Mieko</dc:creator>
              <dc:date>2017-03-28T15:18:00</dc:date>
            </office:change-info>
          </text:insertion>
        </text:changed-region>
        <text:changed-region xml:id="ct327548144" text:id="ct327548144">
          <text:deletion>
            <office:change-info>
              <dc:creator>Mieko</dc:creator>
              <dc:date>2017-03-28T15:18:00</dc:date>
            </office:change-info>
            <text:p text:style-name="P21"><text:span text:style-name="T6">形で</text:span></text:p>
          </text:deletion>
        </text:changed-region>
        <text:changed-region xml:id="ct327546792" text:id="ct327546792">
          <text:insertion>
            <office:change-info>
              <dc:creator>Mieko</dc:creator>
              <dc:date>2017-03-28T15:18:00</dc:date>
            </office:change-info>
          </text:insertion>
        </text:changed-region>
        <text:changed-region xml:id="ct327548664" text:id="ct327548664">
          <text:deletion>
            <office:change-info>
              <dc:creator>Mieko</dc:creator>
              <dc:date>2017-03-28T15:18:00</dc:date>
            </office:change-info>
            <text:p text:style-name="P21"><text:span text:style-name="T6">た予算</text:span></text:p>
          </text:deletion>
        </text:changed-region>
        <text:changed-region xml:id="ct327545752" text:id="ct327545752">
          <text:deletion>
            <office:change-info>
              <dc:creator>Mieko</dc:creator>
              <dc:date>2017-03-28T15:16:00</dc:date>
            </office:change-info>
            <text:p text:style-name="P21"><text:span text:style-name="T6"><text:s/></text:span></text:p>
          </text:deletion>
        </text:changed-region>
        <text:changed-region xml:id="ct327548560" text:id="ct327548560">
          <text:insertion>
            <office:change-info>
              <dc:creator>Mieko</dc:creator>
              <dc:date>2017-03-28T15:19:00</dc:date>
            </office:change-info>
          </text:insertion>
        </text:changed-region>
        <text:changed-region xml:id="ct169228544" text:id="ct169228544">
          <text:deletion>
            <office:change-info>
              <dc:creator>Mieko</dc:creator>
              <dc:date>2017-03-28T15:19:00</dc:date>
            </office:change-info>
            <text:p text:style-name="P13"><text:span text:style-name="T6"><text:s/></text:span></text:p>
          </text:deletion>
          <text:insertion>
            <office:change-info office:chg-author="Kunai Takashi" office:chg-date-time="2017-03-23T17:13:00"/>
          </text:insertion>
        </text:changed-region>
        <text:changed-region xml:id="ct327549392" text:id="ct327549392">
          <text:insertion>
            <office:change-info>
              <dc:creator>Mieko</dc:creator>
              <dc:date>2017-03-28T15:19:00</dc:date>
            </office:change-info>
          </text:insertion>
        </text:changed-region>
        <text:changed-region xml:id="ct327548352" text:id="ct327548352">
          <text:deletion>
            <office:change-info>
              <dc:creator>Mieko</dc:creator>
              <dc:date>2017-03-28T15:19:00</dc:date>
            </office:change-info>
            <text:p text:style-name="P13"><text:span text:style-name="T6">し</text:span></text:p>
          </text:deletion>
        </text:changed-region>
        <text:changed-region xml:id="ct169227088" text:id="ct169227088">
          <text:deletion>
            <office:change-info>
              <dc:creator>Mieko</dc:creator>
              <dc:date>2017-03-28T15:19:00</dc:date>
            </office:change-info>
            <text:p text:style-name="P13"><text:span text:style-name="T6">、</text:span></text:p>
          </text:deletion>
          <text:insertion>
            <office:change-info office:chg-author="Kunai Takashi" office:chg-date-time="2017-03-23T14:00:00"/>
          </text:insertion>
        </text:changed-region>
        <text:changed-region xml:id="ct169227816" text:id="ct169227816">
          <text:deletion>
            <office:change-info>
              <dc:creator>Kunai Takashi</dc:creator>
              <dc:date>2017-03-23T14:00:00</dc:date>
            </office:change-info>
            <text:p text:style-name="P13"><text:span text:style-name="T6">・</text:span></text:p>
          </text:deletion>
        </text:changed-region>
        <text:changed-region xml:id="ct327547312" text:id="ct327547312">
          <text:insertion>
            <office:change-info>
              <dc:creator>Mieko</dc:creator>
              <dc:date>2017-03-28T15:20:00</dc:date>
            </office:change-info>
          </text:insertion>
        </text:changed-region>
        <text:changed-region xml:id="ct327547104" text:id="ct327547104">
          <text:deletion>
            <office:change-info>
              <dc:creator>Mieko</dc:creator>
              <dc:date>2017-03-28T15:20:00</dc:date>
            </office:change-info>
            <text:p text:style-name="P13"><text:span text:style-name="T6">； </text:span></text:p>
          </text:deletion>
        </text:changed-region>
        <text:changed-region xml:id="ct169228128" text:id="ct169228128">
          <text:deletion>
            <office:change-info>
              <dc:creator>Kunai Takashi</dc:creator>
              <dc:date>2017-03-23T14:04:00</dc:date>
            </office:change-info>
            <text:p text:style-name="P13">を</text:p>
          </text:deletion>
        </text:changed-region>
        <text:changed-region xml:id="ct169227192" text:id="ct169227192">
          <text:insertion>
            <office:change-info>
              <dc:creator>Kunai Takashi</dc:creator>
              <dc:date>2017-03-23T14:00:00</dc:date>
            </office:change-info>
          </text:insertion>
        </text:changed-region>
        <text:changed-region xml:id="ct169228648" text:id="ct169228648">
          <text:deletion>
            <office:change-info>
              <dc:creator>Kunai Takashi</dc:creator>
              <dc:date>2017-03-23T14:00:00</dc:date>
            </office:change-info>
            <text:p text:style-name="P13"><text:span text:style-name="T6">担う役職</text:span></text:p>
          </text:deletion>
        </text:changed-region>
        <text:changed-region xml:id="ct327547728" text:id="ct327547728">
          <text:insertion>
            <office:change-info>
              <dc:creator>Mieko</dc:creator>
              <dc:date>2017-03-28T15:21:00</dc:date>
            </office:change-info>
          </text:insertion>
        </text:changed-region>
        <text:changed-region xml:id="ct327547520" text:id="ct327547520">
          <text:deletion>
            <office:change-info>
              <dc:creator>Mieko</dc:creator>
              <dc:date>2017-03-28T15:21:00</dc:date>
            </office:change-info>
            <text:p text:style-name="P13"><text:span text:style-name="T6">係る</text:span></text:p>
          </text:deletion>
        </text:changed-region>
        <text:changed-region xml:id="ct327547624" text:id="ct327547624">
          <text:insertion>
            <office:change-info>
              <dc:creator>Mieko</dc:creator>
              <dc:date>2017-03-28T15:21:00</dc:date>
            </office:change-info>
          </text:insertion>
        </text:changed-region>
        <text:changed-region xml:id="ct327547832" text:id="ct327547832">
          <text:deletion>
            <office:change-info>
              <dc:creator>Mieko</dc:creator>
              <dc:date>2017-03-28T15:21:00</dc:date>
            </office:change-info>
            <text:p text:style-name="P13"><text:span text:style-name="T6">、； </text:span></text:p>
          </text:deletion>
        </text:changed-region>
        <text:changed-region xml:id="ct327549496" text:id="ct327549496">
          <text:insertion>
            <office:change-info>
              <dc:creator>Mieko</dc:creator>
              <dc:date>2017-03-28T15:22:00</dc:date>
            </office:change-info>
          </text:insertion>
        </text:changed-region>
        <text:changed-region xml:id="ct327548872" text:id="ct327548872">
          <text:deletion>
            <office:change-info>
              <dc:creator>Mieko</dc:creator>
              <dc:date>2017-03-28T15:22:00</dc:date>
            </office:change-info>
            <text:p text:style-name="P9"><text:span text:style-name="T8">係る</text:span></text:p>
          </text:deletion>
        </text:changed-region>
        <text:changed-region xml:id="ct327547416" text:id="ct327547416">
          <text:insertion>
            <office:change-info>
              <dc:creator>Mieko</dc:creator>
              <dc:date>2017-03-28T15:22:00</dc:date>
            </office:change-info>
          </text:insertion>
        </text:changed-region>
        <text:changed-region xml:id="ct327547936" text:id="ct327547936">
          <text:deletion>
            <office:change-info>
              <dc:creator>Mieko</dc:creator>
              <dc:date>2017-03-28T15:22:00</dc:date>
            </office:change-info>
            <text:p text:style-name="P9"><text:span text:style-name="T8">の</text:span></text:p>
          </text:deletion>
        </text:changed-region>
        <text:changed-region xml:id="ct327549600" text:id="ct327549600">
          <text:insertion>
            <office:change-info>
              <dc:creator>Mieko</dc:creator>
              <dc:date>2017-03-28T15:22:00</dc:date>
            </office:change-info>
          </text:insertion>
        </text:changed-region>
        <text:changed-region xml:id="ct327548768" text:id="ct327548768">
          <text:deletion>
            <office:change-info>
              <dc:creator>Mieko</dc:creator>
              <dc:date>2017-03-28T15:22:00</dc:date>
            </office:change-info>
            <text:p text:style-name="P9"><text:span text:style-name="T8">の</text:span></text:p>
          </text:deletion>
        </text:changed-region>
        <text:changed-region xml:id="ct327559376" text:id="ct327559376">
          <text:insertion>
            <office:change-info>
              <dc:creator>Mieko</dc:creator>
              <dc:date>2017-03-28T16:55:00</dc:date>
            </office:change-info>
          </text:insertion>
        </text:changed-region>
        <text:changed-region xml:id="ct327548456" text:id="ct327548456">
          <text:insertion>
            <office:change-info>
              <dc:creator>Mieko</dc:creator>
              <dc:date>2017-03-28T15:28:00</dc:date>
            </office:change-info>
          </text:insertion>
        </text:changed-region>
        <text:changed-region xml:id="ct327546896" text:id="ct327546896">
          <text:deletion>
            <office:change-info>
              <dc:creator>Mieko</dc:creator>
              <dc:date>2017-03-28T15:28:00</dc:date>
            </office:change-info>
            <text:p text:style-name="P9"><text:span text:style-name="T8"><text:s/></text:span></text:p>
          </text:deletion>
        </text:changed-region>
        <text:changed-region xml:id="ct169226880" text:id="ct169226880">
          <text:insertion>
            <office:change-info>
              <dc:creator>Kunai Takashi</dc:creator>
              <dc:date>2017-03-23T08:44:00</dc:date>
            </office:change-info>
          </text:insertion>
        </text:changed-region>
        <text:changed-region xml:id="ct327544192" text:id="ct327544192">
          <text:insertion>
            <office:change-info>
              <dc:creator>Mieko</dc:creator>
              <dc:date>2017-03-28T16:22:00</dc:date>
            </office:change-info>
          </text:insertion>
        </text:changed-region>
        <text:changed-region xml:id="ct169228440" text:id="ct169228440">
          <text:insertion>
            <office:change-info>
              <dc:creator>Kunai Takashi</dc:creator>
              <dc:date>2017-03-23T14:06:00</dc:date>
            </office:change-info>
          </text:insertion>
        </text:changed-region>
        <text:changed-region xml:id="ct169227504" text:id="ct169227504">
          <text:deletion>
            <office:change-info>
              <dc:creator>Kunai Takashi</dc:creator>
              <dc:date>2017-03-23T14:06:00</dc:date>
            </office:change-info>
            <text:p text:style-name="P7"><text:span text:style-name="T6">の役割おける</text:span></text:p>
          </text:deletion>
        </text:changed-region>
        <text:changed-region xml:id="ct327550952" text:id="ct327550952">
          <text:deletion>
            <office:change-info>
              <dc:creator>Mieko</dc:creator>
              <dc:date>2017-03-28T16:28:00</dc:date>
            </office:change-info>
            <text:p text:style-name="P7"><text:span text:style-name="T6">特定の</text:span></text:p>
          </text:deletion>
        </text:changed-region>
        <text:changed-region xml:id="ct327550640" text:id="ct327550640">
          <text:deletion>
            <office:change-info>
              <dc:creator>Mieko</dc:creator>
              <dc:date>2017-03-28T16:29:00</dc:date>
            </office:change-info>
            <text:p text:style-name="P7">名</text:p>
          </text:deletion>
        </text:changed-region>
        <text:changed-region xml:id="ct327551056" text:id="ct327551056">
          <text:deletion>
            <office:change-info>
              <dc:creator>Mieko</dc:creator>
              <dc:date>2017-03-28T16:29:00</dc:date>
            </office:change-info>
            <text:p text:style-name="P7">名</text:p>
          </text:deletion>
        </text:changed-region>
        <text:changed-region xml:id="ct327548976" text:id="ct327548976">
          <text:deletion>
            <office:change-info>
              <dc:creator>Mieko</dc:creator>
              <dc:date>2017-03-28T15:29:00</dc:date>
            </office:change-info>
            <text:p text:style-name="P7">もしく</text:p>
          </text:deletion>
        </text:changed-region>
        <text:changed-region xml:id="ct327546480" text:id="ct327546480">
          <text:insertion>
            <office:change-info>
              <dc:creator>Mieko</dc:creator>
              <dc:date>2017-03-28T15:29:00</dc:date>
            </office:change-info>
          </text:insertion>
        </text:changed-region>
        <text:changed-region xml:id="ct169228752" text:id="ct169228752">
          <text:insertion>
            <office:change-info>
              <dc:creator>Kunai Takashi</dc:creator>
              <dc:date>2017-03-23T14:06:00</dc:date>
            </office:change-info>
          </text:insertion>
        </text:changed-region>
        <text:changed-region xml:id="ct169226464" text:id="ct169226464">
          <text:deletion>
            <office:change-info>
              <dc:creator>Kunai Takashi</dc:creator>
              <dc:date>2017-03-23T14:06:00</dc:date>
            </office:change-info>
            <text:p text:style-name="P7"><text:span text:style-name="T6">機能</text:span></text:p>
          </text:deletion>
        </text:changed-region>
        <text:changed-region xml:id="ct327552408" text:id="ct327552408">
          <text:insertion>
            <office:change-info>
              <dc:creator>Mieko</dc:creator>
              <dc:date>2017-03-28T16:29:00</dc:date>
            </office:change-info>
          </text:insertion>
        </text:changed-region>
        <text:changed-region xml:id="ct327549808" text:id="ct327549808">
          <text:insertion>
            <office:change-info>
              <dc:creator>Mieko</dc:creator>
              <dc:date>2017-03-28T16:28:00</dc:date>
            </office:change-info>
          </text:insertion>
        </text:changed-region>
        <text:changed-region xml:id="ct327549080" text:id="ct327549080">
          <text:deletion>
            <office:change-info>
              <dc:creator>Mieko</dc:creator>
              <dc:date>2017-03-28T16:12:00</dc:date>
            </office:change-info>
            <text:p text:style-name="P7"><text:span text:style-name="T6"><text:s/></text:span></text:p>
          </text:deletion>
        </text:changed-region>
        <text:changed-region xml:id="ct327546688" text:id="ct327546688">
          <text:insertion>
            <office:change-info>
              <dc:creator>Mieko</dc:creator>
              <dc:date>2017-03-28T16:12:00</dc:date>
            </office:change-info>
          </text:insertion>
        </text:changed-region>
        <text:changed-region xml:id="ct169226984" text:id="ct169226984">
          <text:insertion>
            <office:change-info>
              <dc:creator>Kunai Takashi</dc:creator>
              <dc:date>2017-03-23T14:07:00</dc:date>
            </office:change-info>
          </text:insertion>
        </text:changed-region>
        <text:changed-region xml:id="ct169227608" text:id="ct169227608">
          <text:deletion>
            <office:change-info>
              <dc:creator>Kunai Takashi</dc:creator>
              <dc:date>2017-03-23T14:07:00</dc:date>
            </office:change-info>
            <text:p text:style-name="P7"><text:span text:style-name="T6">役職</text:span></text:p>
          </text:deletion>
        </text:changed-region>
        <text:changed-region xml:id="ct327552928" text:id="ct327552928">
          <text:insertion>
            <office:change-info>
              <dc:creator>Mieko</dc:creator>
              <dc:date>2017-03-28T16:28:00</dc:date>
            </office:change-info>
          </text:insertion>
        </text:changed-region>
        <text:changed-region xml:id="ct327547000" text:id="ct327547000">
          <text:insertion>
            <office:change-info>
              <dc:creator>Mieko</dc:creator>
              <dc:date>2017-03-28T16:13:00</dc:date>
            </office:change-info>
          </text:insertion>
        </text:changed-region>
        <text:changed-region xml:id="ct327549288" text:id="ct327549288">
          <text:deletion>
            <office:change-info>
              <dc:creator>Mieko</dc:creator>
              <dc:date>2017-03-28T16:13:00</dc:date>
            </office:change-info>
            <text:p text:style-name="P7"><text:span text:style-name="T6"><text:s/></text:span></text:p>
          </text:deletion>
        </text:changed-region>
        <text:changed-region xml:id="ct327552512" text:id="ct327552512">
          <text:insertion>
            <office:change-info>
              <dc:creator>Mieko</dc:creator>
              <dc:date>2017-03-28T16:29:00</dc:date>
            </office:change-info>
          </text:insertion>
        </text:changed-region>
        <text:changed-region xml:id="ct169225632" text:id="ct169225632">
          <text:deletion>
            <office:change-info>
              <dc:creator>Kunai Takashi</dc:creator>
              <dc:date>2017-03-23T14:07:00</dc:date>
            </office:change-info>
            <text:p text:style-name="P7"><text:span text:style-name="T6">、</text:span></text:p>
          </text:deletion>
        </text:changed-region>
        <text:changed-region xml:id="ct327552304" text:id="ct327552304">
          <text:insertion>
            <office:change-info>
              <dc:creator>Mieko</dc:creator>
              <dc:date>2017-03-28T16:29:00</dc:date>
            </office:change-info>
          </text:insertion>
        </text:changed-region>
        <text:changed-region xml:id="ct327551576" text:id="ct327551576">
          <text:deletion>
            <office:change-info>
              <dc:creator>Mieko</dc:creator>
              <dc:date>2017-03-28T16:29:00</dc:date>
            </office:change-info>
            <text:p text:style-name="P7"><text:span text:style-name="T6">た手続きの存在 </text:span></text:p>
          </text:deletion>
        </text:changed-region>
        <text:changed-region xml:id="ct327558024" text:id="ct327558024">
          <text:insertion>
            <office:change-info>
              <dc:creator>Mieko</dc:creator>
              <dc:date>2017-03-28T16:55:00</dc:date>
            </office:change-info>
          </text:insertion>
        </text:changed-region>
        <text:changed-region xml:id="ct327550328" text:id="ct327550328">
          <text:insertion>
            <office:change-info>
              <dc:creator>Mieko</dc:creator>
              <dc:date>2017-03-28T16:30:00</dc:date>
            </office:change-info>
          </text:insertion>
        </text:changed-region>
        <text:changed-region xml:id="ct327550224" text:id="ct327550224">
          <text:deletion>
            <office:change-info>
              <dc:creator>Mieko</dc:creator>
              <dc:date>2017-03-28T16:30:00</dc:date>
            </office:change-info>
            <text:p text:style-name="P7"><text:span text:style-name="T6">、</text:span></text:p>
          </text:deletion>
        </text:changed-region>
        <text:changed-region xml:id="ct169228024" text:id="ct169228024">
          <text:deletion>
            <office:change-info>
              <dc:creator>Kunai Takashi</dc:creator>
              <dc:date>2017-03-23T14:07:00</dc:date>
            </office:change-info>
            <text:p text:style-name="P7"><text:span text:style-name="T6">、</text:span></text:p>
          </text:deletion>
        </text:changed-region>
        <text:changed-region xml:id="ct327554904" text:id="ct327554904">
          <text:insertion>
            <office:change-info>
              <dc:creator>Mieko</dc:creator>
              <dc:date>2017-03-28T16:30:00</dc:date>
            </office:change-info>
          </text:insertion>
        </text:changed-region>
        <text:changed-region xml:id="ct327550432" text:id="ct327550432">
          <text:deletion>
            <office:change-info>
              <dc:creator>Mieko</dc:creator>
              <dc:date>2017-03-28T16:30:00</dc:date>
            </office:change-info>
            <text:p text:style-name="P7"><text:span text:style-name="T6">た手続きの存在</text:span></text:p>
          </text:deletion>
        </text:changed-region>
        <text:changed-region xml:id="ct327555424" text:id="ct327555424">
          <text:insertion>
            <office:change-info>
              <dc:creator>Mieko</dc:creator>
              <dc:date>2017-03-28T16:30:00</dc:date>
            </office:change-info>
          </text:insertion>
        </text:changed-region>
        <text:changed-region xml:id="ct327549704" text:id="ct327549704">
          <text:deletion>
            <office:change-info>
              <dc:creator>Mieko</dc:creator>
              <dc:date>2017-03-28T16:30:00</dc:date>
            </office:change-info>
            <text:p text:style-name="P7"><text:span text:style-name="T6"><text:s/></text:span></text:p>
          </text:deletion>
        </text:changed-region>
        <text:changed-region xml:id="ct327556048" text:id="ct327556048">
          <text:deletion>
            <office:change-info>
              <dc:creator>Mieko</dc:creator>
              <dc:date>2017-03-28T16:43:00</dc:date>
            </office:change-info>
            <text:p text:style-name="P22"><text:span text:style-name="T6"><text:s/></text:span></text:p>
          </text:deletion>
        </text:changed-region>
        <text:changed-region xml:id="ct327553760" text:id="ct327553760">
          <text:deletion>
            <office:change-info>
              <dc:creator>Mieko</dc:creator>
              <dc:date>2017-03-28T16:49:00</dc:date>
            </office:change-info>
            <text:p text:style-name="P10">ここで定められた</text:p>
          </text:deletion>
        </text:changed-region>
        <text:changed-region xml:id="ct327553656" text:id="ct327553656">
          <text:insertion>
            <office:change-info>
              <dc:creator>Mieko</dc:creator>
              <dc:date>2017-03-28T16:49:00</dc:date>
            </office:change-info>
          </text:insertion>
        </text:changed-region>
        <text:changed-region xml:id="ct323644152" text:id="ct323644152">
          <text:insertion>
            <office:change-info>
              <dc:creator>Mieko</dc:creator>
              <dc:date>2017-03-28T16:48:00</dc:date>
            </office:change-info>
          </text:insertion>
        </text:changed-region>
        <text:changed-region xml:id="ct323645816" text:id="ct323645816">
          <text:deletion>
            <office:change-info>
              <dc:creator>Mieko</dc:creator>
              <dc:date>2017-03-28T16:48:00</dc:date>
            </office:change-info>
            <text:p text:style-name="P10"><text:span text:style-name="T6">有効性をもって</text:span></text:p>
          </text:deletion>
        </text:changed-region>
        <text:changed-region xml:id="ct327554384" text:id="ct327554384">
          <text:insertion>
            <office:change-info>
              <dc:creator>Mieko</dc:creator>
              <dc:date>2017-03-28T16:49:00</dc:date>
            </office:change-info>
          </text:insertion>
        </text:changed-region>
        <text:changed-region xml:id="ct169225736" text:id="ct169225736">
          <text:insertion>
            <office:change-info>
              <dc:creator>Kunai Takashi</dc:creator>
              <dc:date>2017-03-23T17:13:00</dc:date>
            </office:change-info>
          </text:insertion>
        </text:changed-region>
        <text:changed-region xml:id="ct169226256" text:id="ct169226256">
          <text:deletion>
            <office:change-info>
              <dc:creator>Kunai Takashi</dc:creator>
              <dc:date>2017-03-23T17:13:00</dc:date>
            </office:change-info>
            <text:p text:style-name="P10"><text:span text:style-name="T6">た</text:span></text:p>
          </text:deletion>
        </text:changed-region>
        <text:changed-region xml:id="ct322515008" text:id="ct322515008">
          <text:insertion>
            <office:change-info>
              <dc:creator>Mieko</dc:creator>
              <dc:date>2017-03-29T10:54:00</dc:date>
            </office:change-info>
          </text:insertion>
        </text:changed-region>
        <text:changed-region xml:id="ct327553552" text:id="ct327553552">
          <text:insertion>
            <office:change-info>
              <dc:creator>Mieko</dc:creator>
              <dc:date>2017-03-28T16:49:00</dc:date>
            </office:change-info>
          </text:insertion>
        </text:changed-region>
        <text:changed-region xml:id="ct322515112" text:id="ct322515112">
          <text:insertion>
            <office:change-info>
              <dc:creator>Mieko</dc:creator>
              <dc:date>2017-03-29T10:54:00</dc:date>
            </office:change-info>
          </text:insertion>
        </text:changed-region>
        <text:changed-region xml:id="ct322486824" text:id="ct322486824">
          <text:insertion>
            <office:change-info>
              <dc:creator>Mieko</dc:creator>
              <dc:date>2017-03-28T17:15:00</dc:date>
            </office:change-info>
          </text:insertion>
        </text:changed-region>
        <text:changed-region xml:id="ct327551368" text:id="ct327551368">
          <text:deletion>
            <office:change-info>
              <dc:creator>Mieko</dc:creator>
              <dc:date>2017-03-28T16:49:00</dc:date>
            </office:change-info>
            <text:p text:style-name="P10"><text:span text:style-name="T6">を確かなものに</text:span></text:p>
          </text:deletion>
        </text:changed-region>
        <text:changed-region xml:id="ct327552824" text:id="ct327552824">
          <text:deletion>
            <office:change-info>
              <dc:creator>Mieko</dc:creator>
              <dc:date>2017-03-28T16:50:00</dc:date>
            </office:change-info>
            <text:p text:style-name="P10"><text:span text:style-name="T6">します</text:span></text:p>
          </text:deletion>
        </text:changed-region>
        <text:changed-region xml:id="ct327553864" text:id="ct327553864">
          <text:deletion>
            <office:change-info>
              <dc:creator>Mieko</dc:creator>
              <dc:date>2017-03-28T16:50:00</dc:date>
            </office:change-info>
            <text:p text:style-name="P10"><text:s/></text:p>
          </text:deletion>
        </text:changed-region>
        <text:changed-region xml:id="ct327558336" text:id="ct327558336">
          <text:insertion>
            <office:change-info>
              <dc:creator>Mieko</dc:creator>
              <dc:date>2017-03-28T16:57:00</dc:date>
            </office:change-info>
          </text:insertion>
        </text:changed-region>
        <text:changed-region xml:id="ct327558856" text:id="ct327558856">
          <text:deletion>
            <office:change-info>
              <dc:creator>Mieko</dc:creator>
              <dc:date>2017-03-28T16:57:00</dc:date>
            </office:change-info>
            <text:list xml:id="list31425264" text:continue-list="list31408861" text:style-name="Outline">
              <text:list-item>
                <text:list>
                  <text:list-item>
                    <text:h text:style-name="P23" text:outline-level="2"><text:span text:style-name="T6">を</text:span></text:h>
                  </text:list-item>
                </text:list>
              </text:list-item>
            </text:list>
          </text:deletion>
        </text:changed-region>
        <text:changed-region xml:id="ct327557504" text:id="ct327557504">
          <text:insertion>
            <office:change-info>
              <dc:creator>Mieko</dc:creator>
              <dc:date>2017-03-28T16:57:00</dc:date>
            </office:change-info>
          </text:insertion>
        </text:changed-region>
        <text:changed-region xml:id="ct327556984" text:id="ct327556984">
          <text:deletion>
            <office:change-info>
              <dc:creator>Mieko</dc:creator>
              <dc:date>2017-03-28T16:57:00</dc:date>
            </office:change-info>
            <text:list xml:id="list31421299" text:continue-numbering="true" text:style-name="Outline">
              <text:list-item>
                <text:list>
                  <text:list-item>
                    <text:h text:style-name="P23" text:outline-level="2"><text:span text:style-name="T6">し</text:span></text:h>
                  </text:list-item>
                </text:list>
              </text:list-item>
            </text:list>
          </text:deletion>
        </text:changed-region>
        <text:changed-region xml:id="ct327557296" text:id="ct327557296">
          <text:deletion>
            <office:change-info>
              <dc:creator>Mieko</dc:creator>
              <dc:date>2017-03-28T16:57:00</dc:date>
            </office:change-info>
            <text:list xml:id="list31399496" text:continue-numbering="true" text:style-name="Outline">
              <text:list-item>
                <text:list>
                  <text:list-item>
                    <text:h text:style-name="P23" text:outline-level="2">する</text:h>
                  </text:list-item>
                </text:list>
              </text:list-item>
            </text:list>
          </text:deletion>
        </text:changed-region>
        <text:changed-region xml:id="ct169227920" text:id="ct169227920">
          <text:deletion>
            <office:change-info>
              <dc:creator>N</dc:creator>
              <dc:date>2017-03-21T07:53:00</dc:date>
            </office:change-info>
            <text:p text:style-name="P24"><text:span text:style-name="T7">全て</text:span></text:p>
          </text:deletion>
        </text:changed-region>
        <text:changed-region xml:id="ct169225840" text:id="ct169225840">
          <text:insertion>
            <office:change-info>
              <dc:creator>N</dc:creator>
              <dc:date>2017-03-21T07:53:00</dc:date>
            </office:change-info>
          </text:insertion>
        </text:changed-region>
        <text:changed-region xml:id="ct169225944" text:id="ct169225944">
          <text:deletion>
            <office:change-info>
              <dc:creator>Mieko</dc:creator>
              <dc:date>2017-03-28T16:57:00</dc:date>
            </office:change-info>
            <text:p text:style-name="P24"><text:span text:style-name="T8">、</text:span></text:p>
          </text:deletion>
          <text:insertion>
            <office:change-info office:chg-author="Kunai Takashi" office:chg-date-time="2017-03-23T14:13:00"/>
          </text:insertion>
        </text:changed-region>
        <text:changed-region xml:id="ct169226048" text:id="ct169226048">
          <text:deletion>
            <office:change-info>
              <dc:creator>Kunai Takashi</dc:creator>
              <dc:date>2017-03-23T14:13:00</dc:date>
            </office:change-info>
            <text:p text:style-name="P24"><text:span text:style-name="T8">それら</text:span></text:p>
          </text:deletion>
        </text:changed-region>
        <text:changed-region xml:id="ct169226360" text:id="ct169226360">
          <text:deletion>
            <office:change-info>
              <dc:creator>Kunai Takashi</dc:creator>
              <dc:date>2017-03-23T14:13:00</dc:date>
            </office:change-info>
            <text:p text:style-name="P24"><text:span text:style-name="T7">済み</text:span></text:p>
          </text:deletion>
        </text:changed-region>
        <text:changed-region xml:id="ct322517296" text:id="ct322517296">
          <text:deletion>
            <office:change-info>
              <dc:creator>Mieko</dc:creator>
              <dc:date>2017-03-29T10:54:00</dc:date>
            </office:change-info>
            <text:p text:style-name="P24"><text:span text:style-name="T7"><text:s/></text:span></text:p>
          </text:deletion>
        </text:changed-region>
        <text:changed-region xml:id="ct327558440" text:id="ct327558440">
          <text:insertion>
            <office:change-info>
              <dc:creator>Mieko</dc:creator>
              <dc:date>2017-03-28T16:58:00</dc:date>
            </office:change-info>
          </text:insertion>
        </text:changed-region>
        <text:changed-region xml:id="ct327557400" text:id="ct327557400">
          <text:deletion>
            <office:change-info>
              <dc:creator>Mieko</dc:creator>
              <dc:date>2017-03-28T16:58:00</dc:date>
            </office:change-info>
            <text:p text:style-name="P24"><text:span text:style-name="T2"><text:s/></text:span></text:p>
          </text:deletion>
        </text:changed-region>
        <text:changed-region xml:id="ct169226568" text:id="ct169226568">
          <text:insertion>
            <office:change-info>
              <dc:creator>Kunai Takashi</dc:creator>
              <dc:date>2017-03-23T08:44:00</dc:date>
            </office:change-info>
          </text:insertion>
        </text:changed-region>
        <text:changed-region xml:id="ct327557920" text:id="ct327557920">
          <text:format-change>
            <office:change-info>
              <dc:creator>Mieko</dc:creator>
              <dc:date>2017-03-28T17:05:00</dc:date>
            </office:change-info>
          </text:format-change>
        </text:changed-region>
        <text:changed-region xml:id="ct169234768" text:id="ct169234768">
          <text:deletion>
            <office:change-info>
              <dc:creator>Mieko</dc:creator>
              <dc:date>2017-03-28T17:06:00</dc:date>
            </office:change-info>
            <text:p text:style-name="P7"><text:span text:style-name="T6">、</text:span></text:p>
          </text:deletion>
          <text:insertion>
            <office:change-info office:chg-author="Kunai Takashi" office:chg-date-time="2017-03-23T14:16:00"/>
          </text:insertion>
        </text:changed-region>
        <text:changed-region xml:id="ct327557816" text:id="ct327557816">
          <text:deletion>
            <office:change-info>
              <dc:creator>Mieko</dc:creator>
              <dc:date>2017-03-28T17:06:00</dc:date>
            </office:change-info>
            <text:p text:style-name="P7"><text:span text:style-name="T6">および</text:span></text:p>
          </text:deletion>
        </text:changed-region>
        <text:changed-region xml:id="ct327559064" text:id="ct327559064">
          <text:insertion>
            <office:change-info>
              <dc:creator>Mieko</dc:creator>
              <dc:date>2017-03-28T17:06:00</dc:date>
            </office:change-info>
          </text:insertion>
        </text:changed-region>
        <text:changed-region xml:id="ct169234872" text:id="ct169234872">
          <text:deletion>
            <office:change-info>
              <dc:creator>Kunai Takashi</dc:creator>
              <dc:date>2017-03-23T14:16:00</dc:date>
            </office:change-info>
            <text:p text:style-name="P7">済み</text:p>
          </text:deletion>
        </text:changed-region>
        <text:changed-region xml:id="ct169234560" text:id="ct169234560">
          <text:insertion>
            <office:change-info>
              <dc:creator>Kunai Takashi</dc:creator>
              <dc:date>2017-03-23T14:16:00</dc:date>
            </office:change-info>
          </text:insertion>
        </text:changed-region>
        <text:changed-region xml:id="ct327559480" text:id="ct327559480">
          <text:insertion>
            <office:change-info>
              <dc:creator>Mieko</dc:creator>
              <dc:date>2017-03-28T17:04:00</dc:date>
            </office:change-info>
          </text:insertion>
        </text:changed-region>
        <text:changed-region xml:id="ct169236432" text:id="ct169236432">
          <text:deletion>
            <office:change-info>
              <dc:creator>Kunai Takashi</dc:creator>
              <dc:date>2017-03-23T14:16:00</dc:date>
            </office:change-info>
            <text:p text:style-name="P7"><text:span text:style-name="T6">に使われる、</text:span></text:p>
          </text:deletion>
        </text:changed-region>
        <text:changed-region xml:id="ct327556672" text:id="ct327556672">
          <text:insertion>
            <office:change-info>
              <dc:creator>Mieko</dc:creator>
              <dc:date>2017-03-28T17:04:00</dc:date>
            </office:change-info>
          </text:insertion>
        </text:changed-region>
        <text:changed-region xml:id="ct327558544" text:id="ct327558544">
          <text:deletion>
            <office:change-info>
              <dc:creator>Mieko</dc:creator>
              <dc:date>2017-03-28T17:04:00</dc:date>
            </office:change-info>
            <text:p text:style-name="P7"><text:span text:style-name="T6">た手続きの存在 </text:span></text:p>
          </text:deletion>
        </text:changed-region>
        <text:changed-region xml:id="ct327588392" text:id="ct327588392">
          <text:deletion>
            <office:change-info>
              <dc:creator>Mieko</dc:creator>
              <dc:date>2017-03-29T07:50:00</dc:date>
            </office:change-info>
            <text:p text:style-name="P25"><text:span text:style-name="T3"><text:s/></text:span></text:p>
          </text:deletion>
        </text:changed-region>
        <text:changed-region xml:id="ct169235912" text:id="ct169235912">
          <text:deletion>
            <office:change-info>
              <dc:creator>Kunai Takashi</dc:creator>
              <dc:date>2017-03-23T14:17:00</dc:date>
            </office:change-info>
            <text:p text:style-name="P25"><text:span text:style-name="T3">された</text:span></text:p>
          </text:deletion>
        </text:changed-region>
        <text:changed-region xml:id="ct169234976" text:id="ct169234976">
          <text:insertion>
            <office:change-info>
              <dc:creator>Kunai Takashi</dc:creator>
              <dc:date>2017-03-23T14:17:00</dc:date>
            </office:change-info>
          </text:insertion>
        </text:changed-region>
        <text:changed-region xml:id="ct169235184" text:id="ct169235184">
          <text:deletion>
            <office:change-info>
              <dc:creator>Kunai Takashi</dc:creator>
              <dc:date>2017-03-23T14:17:00</dc:date>
            </office:change-info>
            <text:p text:style-name="P25"><text:span text:style-name="T2">成</text:span></text:p>
          </text:deletion>
        </text:changed-region>
        <text:changed-region xml:id="ct169234248" text:id="ct169234248">
          <text:deletion>
            <office:change-info>
              <dc:creator>N</dc:creator>
              <dc:date>2017-03-21T07:53:00</dc:date>
            </office:change-info>
            <text:p text:style-name="P25"><text:span text:style-name="T3">全て</text:span></text:p>
          </text:deletion>
        </text:changed-region>
        <text:changed-region xml:id="ct169236328" text:id="ct169236328">
          <text:insertion>
            <office:change-info>
              <dc:creator>N</dc:creator>
              <dc:date>2017-03-21T07:53:00</dc:date>
            </office:change-info>
          </text:insertion>
        </text:changed-region>
        <text:changed-region xml:id="ct327562496" text:id="ct327562496">
          <text:insertion>
            <office:change-info>
              <dc:creator>Mieko</dc:creator>
              <dc:date>2017-03-28T17:30:00</dc:date>
            </office:change-info>
          </text:insertion>
        </text:changed-region>
        <text:changed-region xml:id="ct327561040" text:id="ct327561040">
          <text:deletion>
            <office:change-info>
              <dc:creator>Mieko</dc:creator>
              <dc:date>2017-03-28T17:30:00</dc:date>
            </office:change-info>
            <text:p text:style-name="P25"><text:span text:style-name="T2">し、</text:span></text:p>
          </text:deletion>
        </text:changed-region>
        <text:changed-region xml:id="ct169235080" text:id="ct169235080">
          <text:deletion>
            <office:change-info>
              <dc:creator>Kunai Takashi</dc:creator>
              <dc:date>2017-03-23T14:18:00</dc:date>
            </office:change-info>
            <text:p text:style-name="P25"><text:span text:style-name="T3">化</text:span></text:p>
          </text:deletion>
        </text:changed-region>
        <text:changed-region xml:id="ct322516568" text:id="ct322516568">
          <text:insertion>
            <office:change-info>
              <dc:creator>Mieko</dc:creator>
              <dc:date>2017-03-29T10:54:00</dc:date>
            </office:change-info>
          </text:insertion>
        </text:changed-region>
        <text:changed-region xml:id="ct327590472" text:id="ct327590472">
          <text:deletion>
            <office:change-info>
              <dc:creator>Mieko</dc:creator>
              <dc:date>2017-03-29T09:03:00</dc:date>
            </office:change-info>
            <text:p text:style-name="P25"><text:span text:style-name="T2">を</text:span></text:p>
          </text:deletion>
        </text:changed-region>
        <text:changed-region xml:id="ct327558752" text:id="ct327558752">
          <text:insertion>
            <office:change-info>
              <dc:creator>Mieko</dc:creator>
              <dc:date>2017-03-28T17:08:00</dc:date>
            </office:change-info>
          </text:insertion>
        </text:changed-region>
        <text:changed-region xml:id="ct327558232" text:id="ct327558232">
          <text:deletion>
            <office:change-info>
              <dc:creator>Mieko</dc:creator>
              <dc:date>2017-03-28T17:08:00</dc:date>
            </office:change-info>
            <text:p text:style-name="P25"><text:span text:style-name="T2">確かなものにします。 </text:span></text:p>
          </text:deletion>
        </text:changed-region>
        <text:changed-region xml:id="ct327559272" text:id="ct327559272">
          <text:insertion>
            <office:change-info>
              <dc:creator>Mieko</dc:creator>
              <dc:date>2017-03-28T17:17:00</dc:date>
            </office:change-info>
          </text:insertion>
        </text:changed-region>
        <text:changed-region xml:id="ct169236120" text:id="ct169236120">
          <text:insertion>
            <office:change-info>
              <dc:creator>Kunai Takashi</dc:creator>
              <dc:date>2017-03-23T14:19:00</dc:date>
            </office:change-info>
          </text:insertion>
        </text:changed-region>
        <text:changed-region xml:id="ct327559168" text:id="ct327559168">
          <text:insertion>
            <office:change-info>
              <dc:creator>Mieko</dc:creator>
              <dc:date>2017-03-28T17:18:00</dc:date>
            </office:change-info>
          </text:insertion>
        </text:changed-region>
        <text:changed-region xml:id="ct327558648" text:id="ct327558648">
          <text:deletion>
            <office:change-info>
              <dc:creator>Mieko</dc:creator>
              <dc:date>2017-03-28T17:18:00</dc:date>
            </office:change-info>
            <text:p text:style-name="P25"><text:span text:style-name="T2">の</text:span></text:p>
          </text:deletion>
          <text:insertion>
            <office:change-info office:chg-author="Kunai Takashi" office:chg-date-time="2017-03-23T14:19:00"/>
          </text:insertion>
        </text:changed-region>
        <text:changed-region xml:id="ct327562392" text:id="ct327562392">
          <text:insertion>
            <office:change-info>
              <dc:creator>Kunai Takashi</dc:creator>
              <dc:date>2017-03-23T14:19:00</dc:date>
            </office:change-info>
          </text:insertion>
        </text:changed-region>
        <text:changed-region xml:id="ct327562808" text:id="ct327562808">
          <text:deletion>
            <office:change-info>
              <dc:creator>Mieko</dc:creator>
              <dc:date>2017-03-28T17:19:00</dc:date>
            </office:change-info>
            <text:p text:style-name="P25"><text:span text:style-name="T2">べき</text:span></text:p>
          </text:deletion>
          <text:insertion>
            <office:change-info office:chg-author="Kunai Takashi" office:chg-date-time="2017-03-23T14:19:00"/>
          </text:insertion>
        </text:changed-region>
        <text:changed-region xml:id="ct169236016" text:id="ct169236016">
          <text:deletion>
            <office:change-info>
              <dc:creator>Kunai Takashi</dc:creator>
              <dc:date>2017-03-23T14:19:00</dc:date>
            </office:change-info>
            <text:p text:style-name="P25"><text:span text:style-name="T2">個々のコンポーネントの</text:span></text:p>
          </text:deletion>
        </text:changed-region>
        <text:changed-region xml:id="ct327559792" text:id="ct327559792">
          <text:format-change>
            <office:change-info>
              <dc:creator>Mieko</dc:creator>
              <dc:date>2017-03-28T18:02:00</dc:date>
            </office:change-info>
          </text:format-change>
        </text:changed-region>
        <text:changed-region xml:id="ct169236224" text:id="ct169236224">
          <text:insertion>
            <office:change-info>
              <dc:creator>Kunai Takashi</dc:creator>
              <dc:date>2017-03-23T14:19:00</dc:date>
            </office:change-info>
          </text:insertion>
        </text:changed-region>
        <text:changed-region xml:id="ct169234664" text:id="ct169234664">
          <text:insertion>
            <office:change-info>
              <dc:creator>Kunai Takashi</dc:creator>
              <dc:date>2017-03-23T14:20:00</dc:date>
            </office:change-info>
          </text:insertion>
        </text:changed-region>
        <text:changed-region xml:id="ct169233936" text:id="ct169233936">
          <text:deletion>
            <office:change-info>
              <dc:creator>Kunai Takashi</dc:creator>
              <dc:date>2017-03-23T14:20:00</dc:date>
            </office:change-info>
            <text:p text:style-name="P25"><text:span text:style-name="T2">に関する</text:span></text:p>
          </text:deletion>
        </text:changed-region>
        <text:changed-region xml:id="ct169235288" text:id="ct169235288">
          <text:deletion>
            <office:change-info>
              <dc:creator>Mieko</dc:creator>
              <dc:date>2017-03-28T18:01:00</dc:date>
            </office:change-info>
            <text:p text:style-name="P25"><text:span text:style-name="T2">FOSSコンポーネントのインベントリー</text:span></text:p>
          </text:deletion>
          <text:insertion>
            <office:change-info office:chg-author="Kunai Takashi" office:chg-date-time="2017-03-23T14:21:00"/>
          </text:insertion>
        </text:changed-region>
        <text:changed-region xml:id="ct327560416" text:id="ct327560416">
          <text:deletion>
            <office:change-info>
              <dc:creator>Mieko</dc:creator>
              <dc:date>2017-03-28T18:01:00</dc:date>
            </office:change-info>
            <text:p text:style-name="P25"><text:span text:style-name="T2">を作り、</text:span></text:p>
          </text:deletion>
          <text:insertion>
            <office:change-info office:chg-author="Kunai Takashi" office:chg-date-time="2017-03-23T14:22:00"/>
          </text:insertion>
        </text:changed-region>
        <text:changed-region xml:id="ct169236536" text:id="ct169236536">
          <text:deletion>
            <office:change-info>
              <dc:creator>Mieko</dc:creator>
              <dc:date>2017-03-28T18:13:00</dc:date>
            </office:change-info>
            <text:p text:style-name="P25"><text:span text:style-name="T2">個々の</text:span></text:p>
          </text:deletion>
          <text:insertion>
            <office:change-info office:chg-author="Kunai Takashi" office:chg-date-time="2017-03-23T14:22:00"/>
          </text:insertion>
        </text:changed-region>
        <text:changed-region xml:id="ct327560936" text:id="ct327560936">
          <text:insertion>
            <office:change-info>
              <dc:creator>Mieko</dc:creator>
              <dc:date>2017-03-28T18:13:00</dc:date>
            </office:change-info>
          </text:insertion>
        </text:changed-region>
        <text:changed-region xml:id="ct169234144" text:id="ct169234144">
          <text:insertion>
            <office:change-info>
              <dc:creator>Kunai Takashi</dc:creator>
              <dc:date>2017-03-23T14:24:00</dc:date>
            </office:change-info>
          </text:insertion>
        </text:changed-region>
        <text:changed-region xml:id="ct322520416" text:id="ct322520416">
          <text:insertion>
            <office:change-info>
              <dc:creator>Mieko</dc:creator>
              <dc:date>2017-03-29T10:57:00</dc:date>
            </office:change-info>
          </text:insertion>
        </text:changed-region>
        <text:changed-region xml:id="ct322517816" text:id="ct322517816">
          <text:deletion>
            <office:change-info>
              <dc:creator>Mieko</dc:creator>
              <dc:date>2017-03-29T10:57:00</dc:date>
            </office:change-info>
            <text:p text:style-name="P25"><text:span text:style-name="T2">の</text:span></text:p>
          </text:deletion>
        </text:changed-region>
        <text:changed-region xml:id="ct322521144" text:id="ct322521144">
          <text:insertion>
            <office:change-info>
              <dc:creator>Mieko</dc:creator>
              <dc:date>2017-03-29T10:57:00</dc:date>
            </office:change-info>
          </text:insertion>
        </text:changed-region>
        <text:changed-region xml:id="ct322520104" text:id="ct322520104">
          <text:deletion>
            <office:change-info>
              <dc:creator>Mieko</dc:creator>
              <dc:date>2017-03-29T10:57:00</dc:date>
            </office:change-info>
            <text:p text:style-name="P25"><text:span text:style-name="T2">な</text:span></text:p>
          </text:deletion>
        </text:changed-region>
        <text:changed-region xml:id="ct322518024" text:id="ct322518024">
          <text:insertion>
            <office:change-info>
              <dc:creator>Mieko</dc:creator>
              <dc:date>2017-03-29T10:57:00</dc:date>
            </office:change-info>
          </text:insertion>
        </text:changed-region>
        <text:changed-region xml:id="ct322518128" text:id="ct322518128">
          <text:deletion>
            <office:change-info>
              <dc:creator>Mieko</dc:creator>
              <dc:date>2017-03-29T10:57:00</dc:date>
            </office:change-info>
            <text:p text:style-name="P25"><text:span text:style-name="T2">を</text:span></text:p>
          </text:deletion>
        </text:changed-region>
        <text:changed-region xml:id="ct322516464" text:id="ct322516464">
          <text:insertion>
            <office:change-info>
              <dc:creator>Mieko</dc:creator>
              <dc:date>2017-03-29T10:56:00</dc:date>
            </office:change-info>
          </text:insertion>
        </text:changed-region>
        <text:changed-region xml:id="ct322515840" text:id="ct322515840">
          <text:deletion>
            <office:change-info>
              <dc:creator>Mieko</dc:creator>
              <dc:date>2017-03-29T10:56:00</dc:date>
            </office:change-info>
            <text:p text:style-name="P25"><text:span text:style-name="T2">支援</text:span></text:p>
          </text:deletion>
        </text:changed-region>
        <text:changed-region xml:id="ct322515320" text:id="ct322515320">
          <text:deletion>
            <office:change-info>
              <dc:creator>Mieko</dc:creator>
              <dc:date>2017-03-29T10:57:00</dc:date>
            </office:change-info>
            <text:p text:style-name="P25"><text:span text:style-name="T2">する</text:span></text:p>
          </text:deletion>
        </text:changed-region>
        <text:changed-region xml:id="ct322519064" text:id="ct322519064">
          <text:insertion>
            <office:change-info>
              <dc:creator>Mieko</dc:creator>
              <dc:date>2017-03-29T10:57:00</dc:date>
            </office:change-info>
          </text:insertion>
        </text:changed-region>
        <text:changed-region xml:id="ct327560624" text:id="ct327560624">
          <text:insertion>
            <office:change-info>
              <dc:creator>Mieko</dc:creator>
              <dc:date>2017-03-28T18:14:00</dc:date>
            </office:change-info>
          </text:insertion>
        </text:changed-region>
        <text:changed-region xml:id="ct327561144" text:id="ct327561144">
          <text:deletion>
            <office:change-info>
              <dc:creator>Mieko</dc:creator>
              <dc:date>2017-03-28T18:14:00</dc:date>
            </office:change-info>
            <text:p text:style-name="P25"><text:span text:style-name="T2">よう</text:span></text:p>
          </text:deletion>
        </text:changed-region>
        <text:changed-region xml:id="ct169236640" text:id="ct169236640">
          <text:deletion>
            <office:change-info>
              <dc:creator>Kunai Takashi</dc:creator>
              <dc:date>2017-03-23T14:22:00</dc:date>
            </office:change-info>
            <text:p text:style-name="P25"><text:span text:style-name="T2">、本目録が存在</text:span></text:p>
          </text:deletion>
        </text:changed-region>
        <text:changed-region xml:id="ct327559896" text:id="ct327559896">
          <text:deletion>
            <office:change-info>
              <dc:creator>Mieko</dc:creator>
              <dc:date>2017-03-28T18:14:00</dc:date>
            </office:change-info>
            <text:p text:style-name="P25"><text:span text:style-name="T2">なって</text:span></text:p>
          </text:deletion>
          <text:insertion>
            <office:change-info office:chg-author="Kunai Takashi" office:chg-date-time="2017-03-23T14:23:00"/>
          </text:insertion>
        </text:changed-region>
        <text:changed-region xml:id="ct169235392" text:id="ct169235392">
          <text:deletion>
            <office:change-info>
              <dc:creator>Kunai Takashi</dc:creator>
              <dc:date>2017-03-23T14:23:00</dc:date>
            </office:change-info>
            <text:p text:style-name="P25"><text:span text:style-name="T2">して</text:span></text:p>
          </text:deletion>
        </text:changed-region>
        <text:changed-region xml:id="ct327561248" text:id="ct327561248">
          <text:deletion>
            <office:change-info>
              <dc:creator>Mieko</dc:creator>
              <dc:date>2017-03-28T18:14:00</dc:date>
            </office:change-info>
            <text:p text:style-name="P25"><text:span text:style-name="T2">いなければなりません。 </text:span></text:p>
          </text:deletion>
        </text:changed-region>
        <text:changed-region xml:id="ct169234456" text:id="ct169234456">
          <text:insertion>
            <office:change-info>
              <dc:creator>Kunai Takashi</dc:creator>
              <dc:date>2017-03-23T14:25:00</dc:date>
            </office:change-info>
          </text:insertion>
        </text:changed-region>
        <text:changed-region xml:id="ct169235496" text:id="ct169235496">
          <text:deletion>
            <office:change-info>
              <dc:creator>Kunai Takashi</dc:creator>
              <dc:date>2017-03-23T14:25:00</dc:date>
            </office:change-info>
            <text:p text:style-name="P25"><text:span text:style-name="T3">された本目録</text:span></text:p>
          </text:deletion>
        </text:changed-region>
        <text:changed-region xml:id="ct169236744" text:id="ct169236744">
          <text:deletion>
            <office:change-info>
              <dc:creator>Kunai Takashi</dc:creator>
              <dc:date>2017-03-23T14:26:00</dc:date>
            </office:change-info>
            <text:p text:style-name="P25"><text:span text:style-name="T3">こと</text:span></text:p>
          </text:deletion>
        </text:changed-region>
        <text:changed-region xml:id="ct169235600" text:id="ct169235600">
          <text:deletion>
            <office:change-info>
              <dc:creator>Kunai Takashi</dc:creator>
              <dc:date>2017-03-23T14:25:00</dc:date>
            </office:change-info>
            <text:p text:style-name="P25"><text:span text:style-name="T3">にもとづいている</text:span></text:p>
          </text:deletion>
        </text:changed-region>
        <text:changed-region xml:id="ct327563120" text:id="ct327563120">
          <text:insertion>
            <office:change-info>
              <dc:creator>Mieko</dc:creator>
              <dc:date>2017-03-29T00:11:00</dc:date>
            </office:change-info>
          </text:insertion>
        </text:changed-region>
        <text:changed-region xml:id="ct327561456" text:id="ct327561456">
          <text:insertion>
            <office:change-info>
              <dc:creator>Mieko</dc:creator>
              <dc:date>2017-03-28T18:33:00</dc:date>
            </office:change-info>
          </text:insertion>
        </text:changed-region>
        <text:changed-region xml:id="ct327563536" text:id="ct327563536">
          <text:insertion>
            <office:change-info>
              <dc:creator>Mieko</dc:creator>
              <dc:date>2017-03-29T00:11:00</dc:date>
            </office:change-info>
          </text:insertion>
        </text:changed-region>
        <text:changed-region xml:id="ct327561768" text:id="ct327561768">
          <text:insertion>
            <office:change-info>
              <dc:creator>Mieko</dc:creator>
              <dc:date>2017-03-28T18:34:00</dc:date>
            </office:change-info>
          </text:insertion>
        </text:changed-region>
        <text:changed-region xml:id="ct327561664" text:id="ct327561664">
          <text:insertion>
            <office:change-info>
              <dc:creator>Mieko</dc:creator>
              <dc:date>2017-03-28T18:34:00</dc:date>
            </office:change-info>
          </text:insertion>
        </text:changed-region>
        <text:changed-region xml:id="ct327560000" text:id="ct327560000">
          <text:deletion>
            <office:change-info>
              <dc:creator>Mieko</dc:creator>
              <dc:date>2017-03-28T18:34:00</dc:date>
            </office:change-info>
            <text:p text:style-name="P25"><text:span text:style-name="T3"><text:s text:c="2"/></text:span></text:p>
          </text:deletion>
        </text:changed-region>
        <text:changed-region xml:id="ct169235704" text:id="ct169235704">
          <text:insertion>
            <office:change-info>
              <dc:creator>Kunai Takashi</dc:creator>
              <dc:date>2017-03-23T14:26:00</dc:date>
            </office:change-info>
          </text:insertion>
        </text:changed-region>
        <text:changed-region xml:id="ct169236848" text:id="ct169236848">
          <text:insertion>
            <office:change-info>
              <dc:creator>Kunai Takashi</dc:creator>
              <dc:date>2017-03-23T14:26:00</dc:date>
            </office:change-info>
          </text:insertion>
        </text:changed-region>
        <text:changed-region xml:id="ct327568736" text:id="ct327568736">
          <text:deletion>
            <office:change-info>
              <dc:creator>Mieko</dc:creator>
              <dc:date>2017-03-29T01:03:00</dc:date>
            </office:change-info>
            <text:p text:style-name="P25"><text:span text:style-name="T8">供給ソフトウェア</text:span></text:p>
          </text:deletion>
        </text:changed-region>
        <text:changed-region xml:id="ct327563848" text:id="ct327563848">
          <text:deletion>
            <office:change-info>
              <dc:creator>Mieko</dc:creator>
              <dc:date>2017-03-29T00:17:00</dc:date>
            </office:change-info>
            <text:p text:style-name="P25"><text:span text:style-name="T8">について、</text:span></text:p>
          </text:deletion>
        </text:changed-region>
        <text:changed-region xml:id="ct327564368" text:id="ct327564368">
          <text:insertion>
            <office:change-info>
              <dc:creator>Mieko</dc:creator>
              <dc:date>2017-03-29T00:19:00</dc:date>
            </office:change-info>
          </text:insertion>
        </text:changed-region>
        <text:changed-region xml:id="ct327568632" text:id="ct327568632">
          <text:insertion>
            <office:change-info>
              <dc:creator>Mieko</dc:creator>
              <dc:date>2017-03-29T01:04:00</dc:date>
            </office:change-info>
          </text:insertion>
        </text:changed-region>
        <text:changed-region xml:id="ct327565200" text:id="ct327565200">
          <text:deletion>
            <office:change-info>
              <dc:creator>Mieko</dc:creator>
              <dc:date>2017-03-29T00:19:00</dc:date>
            </office:change-info>
            <text:p text:style-name="P25"><text:span text:style-name="T8">業務と</text:span></text:p>
          </text:deletion>
          <text:insertion>
            <office:change-info office:chg-author="Kunai Takashi" office:chg-date-time="2017-03-23T14:27:00"/>
          </text:insertion>
        </text:changed-region>
        <text:changed-region xml:id="ct169235808" text:id="ct169235808">
          <text:deletion>
            <office:change-info>
              <dc:creator>Kunai Takashi</dc:creator>
              <dc:date>2017-03-23T14:27:00</dc:date>
            </office:change-info>
            <text:p text:style-name="P25"><text:span text:style-name="T8">直面</text:span></text:p>
          </text:deletion>
        </text:changed-region>
        <text:changed-region xml:id="ct327563744" text:id="ct327563744">
          <text:deletion>
            <office:change-info>
              <dc:creator>Mieko</dc:creator>
              <dc:date>2017-03-29T00:19:00</dc:date>
            </office:change-info>
            <text:p text:style-name="P25"><text:span text:style-name="T8">する</text:span></text:p>
          </text:deletion>
        </text:changed-region>
        <text:changed-region xml:id="ct322524056" text:id="ct322524056">
          <text:insertion>
            <office:change-info>
              <dc:creator>Mieko</dc:creator>
              <dc:date>2017-03-29T11:20:00</dc:date>
            </office:change-info>
          </text:insertion>
        </text:changed-region>
        <text:changed-region xml:id="ct327561560" text:id="ct327561560">
          <text:deletion>
            <office:change-info>
              <dc:creator>Mieko</dc:creator>
              <dc:date>2017-03-28T18:37:00</dc:date>
            </office:change-info>
            <text:p text:style-name="P25"><text:span text:style-name="T8">典型</text:span></text:p>
          </text:deletion>
        </text:changed-region>
        <text:changed-region xml:id="ct322521456" text:id="ct322521456">
          <text:insertion>
            <office:change-info>
              <dc:creator>Mieko</dc:creator>
              <dc:date>2017-03-29T11:20:00</dc:date>
            </office:change-info>
          </text:insertion>
        </text:changed-region>
        <text:changed-region xml:id="ct327569048" text:id="ct327569048">
          <text:insertion>
            <office:change-info>
              <dc:creator>Mieko</dc:creator>
              <dc:date>2017-03-29T00:59:00</dc:date>
            </office:change-info>
          </text:insertion>
        </text:changed-region>
        <text:changed-region xml:id="ct327566552" text:id="ct327566552">
          <text:insertion>
            <office:change-info>
              <dc:creator>Mieko</dc:creator>
              <dc:date>2017-03-29T01:00:00</dc:date>
            </office:change-info>
          </text:insertion>
        </text:changed-region>
        <text:changed-region xml:id="ct327564680" text:id="ct327564680">
          <text:insertion>
            <office:change-info>
              <dc:creator>Mieko</dc:creator>
              <dc:date>2017-03-29T00:33:00</dc:date>
            </office:change-info>
          </text:insertion>
        </text:changed-region>
        <text:changed-region xml:id="ct327568528" text:id="ct327568528">
          <text:insertion>
            <office:change-info>
              <dc:creator>Mieko</dc:creator>
              <dc:date>2017-03-29T01:05:00</dc:date>
            </office:change-info>
          </text:insertion>
        </text:changed-region>
        <text:changed-region xml:id="ct327566968" text:id="ct327566968">
          <text:insertion>
            <office:change-info>
              <dc:creator>Mieko</dc:creator>
              <dc:date>2017-03-29T01:06:00</dc:date>
            </office:change-info>
          </text:insertion>
        </text:changed-region>
        <text:changed-region xml:id="ct327568424" text:id="ct327568424">
          <text:deletion>
            <office:change-info>
              <dc:creator>Mieko</dc:creator>
              <dc:date>2017-03-29T01:05:00</dc:date>
            </office:change-info>
            <text:p text:style-name="P25"><text:span text:style-name="T8">ユースケースが含まれる</text:span></text:p>
          </text:deletion>
        </text:changed-region>
        <text:changed-region xml:id="ct327568944" text:id="ct327568944">
          <text:deletion>
            <office:change-info>
              <dc:creator>Mieko</dc:creator>
              <dc:date>2017-03-29T01:05:00</dc:date>
            </office:change-info>
            <text:p text:style-name="P25"><text:span text:style-name="T8">と</text:span></text:p>
          </text:deletion>
          <text:insertion>
            <office:change-info office:chg-author="Kunai Takashi" office:chg-date-time="2017-03-23T14:28:00"/>
          </text:insertion>
        </text:changed-region>
        <text:changed-region xml:id="ct322518232" text:id="ct322518232">
          <text:insertion>
            <office:change-info>
              <dc:creator>Mieko</dc:creator>
              <dc:date>2017-03-29T11:00:00</dc:date>
            </office:change-info>
          </text:insertion>
        </text:changed-region>
        <text:changed-region xml:id="ct322518752" text:id="ct322518752">
          <text:deletion>
            <office:change-info>
              <dc:creator>Mieko</dc:creator>
              <dc:date>2017-03-29T11:01:00</dc:date>
            </office:change-info>
            <text:p text:style-name="P25"><text:span text:style-name="T8">考</text:span></text:p>
          </text:deletion>
        </text:changed-region>
        <text:changed-region xml:id="ct322518856" text:id="ct322518856">
          <text:deletion>
            <office:change-info>
              <dc:creator>Mieko</dc:creator>
              <dc:date>2017-03-29T11:01:00</dc:date>
            </office:change-info>
            <text:p text:style-name="P25"><text:span text:style-name="T8">えられる</text:span></text:p>
          </text:deletion>
          <text:insertion>
            <office:change-info office:chg-author="Kunai Takashi" office:chg-date-time="2017-03-23T14:28:00"/>
          </text:insertion>
        </text:changed-region>
        <text:changed-region xml:id="ct169233832" text:id="ct169233832">
          <text:deletion>
            <office:change-info>
              <dc:creator>Kunai Takashi</dc:creator>
              <dc:date>2017-03-23T14:28:00</dc:date>
            </office:change-info>
            <text:p text:style-name="P25"><text:span text:style-name="T8">場合がある－供給ソフトウェアのパーツが：</text:span></text:p>
          </text:deletion>
        </text:changed-region>
        <text:changed-region xml:id="ct327565096" text:id="ct327565096">
          <text:insertion>
            <office:change-info>
              <dc:creator>Mieko</dc:creator>
              <dc:date>2017-03-29T00:12:00</dc:date>
            </office:change-info>
          </text:insertion>
        </text:changed-region>
        <text:changed-region xml:id="ct327563328" text:id="ct327563328">
          <text:deletion>
            <office:change-info>
              <dc:creator>Mieko</dc:creator>
              <dc:date>2017-03-29T00:35:00</dc:date>
            </office:change-info>
            <text:p text:style-name="P25"><text:span text:style-name="T8">以下の</text:span></text:p>
          </text:deletion>
        </text:changed-region>
        <text:changed-region xml:id="ct327563432" text:id="ct327563432">
          <text:insertion>
            <office:change-info>
              <dc:creator>Mieko</dc:creator>
              <dc:date>2017-03-29T00:35:00</dc:date>
            </office:change-info>
          </text:insertion>
        </text:changed-region>
        <text:changed-region xml:id="ct322520624" text:id="ct322520624">
          <text:insertion>
            <office:change-info>
              <dc:creator>Mieko</dc:creator>
              <dc:date>2017-03-29T11:01:00</dc:date>
            </office:change-info>
          </text:insertion>
        </text:changed-region>
        <text:changed-region xml:id="ct322518440" text:id="ct322518440">
          <text:insertion>
            <office:change-info>
              <dc:creator>Mieko</dc:creator>
              <dc:date>2017-03-29T11:01:00</dc:date>
            </office:change-info>
          </text:insertion>
        </text:changed-region>
        <text:changed-region xml:id="ct322518336" text:id="ct322518336">
          <text:deletion>
            <office:change-info>
              <dc:creator>Mieko</dc:creator>
              <dc:date>2017-03-29T11:01:00</dc:date>
            </office:change-info>
            <text:p text:style-name="P25"><text:span text:style-name="T8">く、</text:span></text:p>
          </text:deletion>
        </text:changed-region>
        <text:changed-region xml:id="ct327563640" text:id="ct327563640">
          <text:deletion>
            <office:change-info>
              <dc:creator>Mieko</dc:creator>
              <dc:date>2017-03-29T00:14:00</dc:date>
            </office:change-info>
            <text:p text:style-name="P25"><text:span text:style-name="T7">ありう</text:span></text:p>
          </text:deletion>
        </text:changed-region>
        <text:changed-region xml:id="ct327570192" text:id="ct327570192">
          <text:insertion>
            <office:change-info>
              <dc:creator>Mieko</dc:creator>
              <dc:date>2017-03-29T01:09:00</dc:date>
            </office:change-info>
          </text:insertion>
        </text:changed-region>
        <text:changed-region xml:id="ct327565616" text:id="ct327565616">
          <text:deletion>
            <office:change-info>
              <dc:creator>Mieko</dc:creator>
              <dc:date>2017-03-29T00:14:00</dc:date>
            </office:change-info>
            <text:p text:style-name="P25"><text:span text:style-name="T7">点は注意</text:span></text:p>
          </text:deletion>
        </text:changed-region>
        <text:changed-region xml:id="ct327565408" text:id="ct327565408">
          <text:deletion>
            <office:change-info>
              <dc:creator>Mieko</dc:creator>
              <dc:date>2017-03-29T00:34:00</dc:date>
            </office:change-info>
            <text:p text:style-name="P25"><text:span text:style-name="T7"><text:s/></text:span></text:p>
          </text:deletion>
        </text:changed-region>
        <text:changed-region xml:id="ct169234040" text:id="ct169234040">
          <text:deletion>
            <office:change-info>
              <dc:creator>Mieko</dc:creator>
              <dc:date>2017-03-29T00:34:00</dc:date>
            </office:change-info>
            <text:p text:style-name="P25"><text:span text:style-name="T7">－供給ソフトウェアの</text:span><text:span text:style-name="T8">一部</text:span><text:span text:style-name="T7">が：</text:span></text:p>
          </text:deletion>
          <text:insertion>
            <office:change-info office:chg-author="Kunai Takashi" office:chg-date-time="2017-03-23T14:28:00"/>
          </text:insertion>
        </text:changed-region>
        <text:changed-region xml:id="ct327565304" text:id="ct327565304">
          <text:insertion>
            <office:change-info>
              <dc:creator>Mieko</dc:creator>
              <dc:date>2017-03-29T00:34:00</dc:date>
            </office:change-info>
          </text:insertion>
        </text:changed-region>
        <text:changed-region xml:id="ct327564160" text:id="ct327564160">
          <text:insertion>
            <office:change-info>
              <dc:creator>Mieko</dc:creator>
              <dc:date>2017-03-29T00:38:00</dc:date>
            </office:change-info>
          </text:insertion>
        </text:changed-region>
        <text:changed-region xml:id="ct327564576" text:id="ct327564576">
          <text:deletion>
            <office:change-info>
              <dc:creator>Mieko</dc:creator>
              <dc:date>2017-03-29T00:38:00</dc:date>
            </office:change-info>
            <text:p text:style-name="P13"><text:span text:style-name="T6">形態</text:span></text:p>
          </text:deletion>
        </text:changed-region>
        <text:changed-region xml:id="ct327563952" text:id="ct327563952">
          <text:format-change>
            <office:change-info>
              <dc:creator>Mieko</dc:creator>
              <dc:date>2017-03-29T00:37:00</dc:date>
            </office:change-info>
          </text:format-change>
        </text:changed-region>
        <text:changed-region xml:id="ct327566032" text:id="ct327566032">
          <text:deletion>
            <office:change-info>
              <dc:creator>Mieko</dc:creator>
              <dc:date>2017-03-29T00:40:00</dc:date>
            </office:change-info>
            <text:p text:style-name="P13"><text:s/></text:p>
          </text:deletion>
        </text:changed-region>
        <text:changed-region xml:id="ct327563224" text:id="ct327563224">
          <text:insertion>
            <office:change-info>
              <dc:creator>Mieko</dc:creator>
              <dc:date>2017-03-29T00:38:00</dc:date>
            </office:change-info>
          </text:insertion>
        </text:changed-region>
        <text:changed-region xml:id="ct327564264" text:id="ct327564264">
          <text:deletion>
            <office:change-info>
              <dc:creator>Mieko</dc:creator>
              <dc:date>2017-03-29T00:38:00</dc:date>
            </office:change-info>
            <text:p text:style-name="P13"><text:span text:style-name="T6">形態</text:span></text:p>
          </text:deletion>
        </text:changed-region>
        <text:changed-region xml:id="ct327564056" text:id="ct327564056">
          <text:format-change>
            <office:change-info>
              <dc:creator>Mieko</dc:creator>
              <dc:date>2017-03-29T00:37:00</dc:date>
            </office:change-info>
          </text:format-change>
        </text:changed-region>
        <text:changed-region xml:id="ct327565928" text:id="ct327565928">
          <text:deletion>
            <office:change-info>
              <dc:creator>Mieko</dc:creator>
              <dc:date>2017-03-29T00:40:00</dc:date>
            </office:change-info>
            <text:p text:style-name="P13"><text:s/></text:p>
          </text:deletion>
        </text:changed-region>
        <text:changed-region xml:id="ct327565512" text:id="ct327565512">
          <text:deletion>
            <office:change-info>
              <dc:creator>Mieko</dc:creator>
              <dc:date>2017-03-29T00:40:00</dc:date>
            </office:change-info>
            <text:p text:style-name="P13"><text:s/></text:p>
          </text:deletion>
        </text:changed-region>
        <text:changed-region xml:id="ct327564992" text:id="ct327564992">
          <text:insertion>
            <office:change-info>
              <dc:creator>Mieko</dc:creator>
              <dc:date>2017-03-29T00:40:00</dc:date>
            </office:change-info>
          </text:insertion>
        </text:changed-region>
        <text:changed-region xml:id="ct327564784" text:id="ct327564784">
          <text:deletion>
            <office:change-info>
              <dc:creator>Mieko</dc:creator>
              <dc:date>2017-03-29T00:40:00</dc:date>
            </office:change-info>
            <text:p text:style-name="P13"><text:span text:style-name="T6">修正</text:span></text:p>
          </text:deletion>
        </text:changed-region>
        <text:changed-region xml:id="ct327564888" text:id="ct327564888">
          <text:deletion>
            <office:change-info>
              <dc:creator>Mieko</dc:creator>
              <dc:date>2017-03-29T00:40:00</dc:date>
            </office:change-info>
            <text:p text:style-name="P13"><text:s/></text:p>
          </text:deletion>
        </text:changed-region>
        <text:changed-region xml:id="ct169237784" text:id="ct169237784">
          <text:deletion>
            <office:change-info>
              <dc:creator>Mieko</dc:creator>
              <dc:date>2017-03-29T00:43:00</dc:date>
            </office:change-info>
            <text:p text:style-name="P26">FOSS、<text:span text:style-name="T6">あるいは、</text:span>互換性のないライセンスの下にあるその他ソフトウェアを含んでいる<text:span text:style-name="T6">おり、</text:span></text:p>
          </text:deletion>
          <text:insertion>
            <office:change-info office:chg-author="Kunai Takashi" office:chg-date-time="2017-03-23T14:58:00"/>
          </text:insertion>
        </text:changed-region>
        <text:changed-region xml:id="ct169237992" text:id="ct169237992">
          <text:deletion>
            <office:change-info>
              <dc:creator>Kunai Takashi</dc:creator>
              <dc:date>2017-03-23T15:19:00</dc:date>
            </office:change-info>
            <text:p text:style-name="P26">で</text:p>
          </text:deletion>
        </text:changed-region>
        <text:changed-region xml:id="ct169238408" text:id="ct169238408">
          <text:insertion>
            <office:change-info>
              <dc:creator>Kunai Takashi</dc:creator>
              <dc:date>2017-03-23T15:19:00</dc:date>
            </office:change-info>
          </text:insertion>
        </text:changed-region>
        <text:changed-region xml:id="ct327567592" text:id="ct327567592">
          <text:insertion>
            <office:change-info>
              <dc:creator>Mieko</dc:creator>
              <dc:date>2017-03-29T00:49:00</dc:date>
            </office:change-info>
          </text:insertion>
        </text:changed-region>
        <text:changed-region xml:id="ct327566760" text:id="ct327566760">
          <text:insertion>
            <office:change-info>
              <dc:creator>Mieko</dc:creator>
              <dc:date>2017-03-29T00:49:00</dc:date>
            </office:change-info>
          </text:insertion>
        </text:changed-region>
        <text:changed-region xml:id="ct327567176" text:id="ct327567176">
          <text:deletion>
            <office:change-info>
              <dc:creator>Mieko</dc:creator>
              <dc:date>2017-03-29T00:48:00</dc:date>
            </office:change-info>
            <text:p text:style-name="P26"><text:span text:style-name="T6">統</text:span></text:p>
          </text:deletion>
        </text:changed-region>
        <text:changed-region xml:id="ct327560728" text:id="ct327560728">
          <text:deletion>
            <office:change-info>
              <dc:creator>Mieko</dc:creator>
              <dc:date>2017-03-29T00:48:00</dc:date>
            </office:change-info>
            <text:p text:style-name="P26"><text:span text:style-name="T6">合されている</text:span></text:p>
          </text:deletion>
          <text:insertion>
            <office:change-info office:chg-author="Kunai Takashi" office:chg-date-time="2017-03-23T15:00:00"/>
          </text:insertion>
        </text:changed-region>
        <text:changed-region xml:id="ct327566864" text:id="ct327566864">
          <text:insertion>
            <office:change-info>
              <dc:creator>Mieko</dc:creator>
              <dc:date>2017-03-29T00:43:00</dc:date>
            </office:change-info>
          </text:insertion>
        </text:changed-region>
        <text:changed-region xml:id="ct327567072" text:id="ct327567072">
          <text:insertion>
            <office:change-info>
              <dc:creator>Mieko</dc:creator>
              <dc:date>2017-03-29T00:44:00</dc:date>
            </office:change-info>
          </text:insertion>
        </text:changed-region>
        <text:changed-region xml:id="ct327567280" text:id="ct327567280">
          <text:insertion>
            <office:change-info>
              <dc:creator>Mieko</dc:creator>
              <dc:date>2017-03-29T00:45:00</dc:date>
            </office:change-info>
          </text:insertion>
        </text:changed-region>
        <text:changed-region xml:id="ct169237264" text:id="ct169237264">
          <text:deletion>
            <office:change-info>
              <dc:creator>Kunai Takashi</dc:creator>
              <dc:date>2017-03-23T14:58:00</dc:date>
            </office:change-info>
            <text:p text:style-name="P26"><text:span text:style-name="T6">お互いに互換性のないライセンスの下にあるFOSS、その他ソフトウェアを含んでいる <text:s/></text:span></text:p>
          </text:deletion>
        </text:changed-region>
        <text:changed-region xml:id="ct169237368" text:id="ct169237368">
          <text:deletion>
            <office:change-info>
              <dc:creator>Kunai Takashi</dc:creator>
              <dc:date>2017-03-23T15:00:00</dc:date>
            </office:change-info>
            <text:p text:style-name="P26"><text:span text:style-name="T6">連動するが、</text:span></text:p>
          </text:deletion>
        </text:changed-region>
        <text:changed-region xml:id="ct325098080" text:id="ct325098080">
          <text:insertion>
            <office:change-info>
              <dc:creator>Mieko</dc:creator>
              <dc:date>2017-03-29T11:21:00</dc:date>
            </office:change-info>
          </text:insertion>
        </text:changed-region>
        <text:changed-region xml:id="ct169237576" text:id="ct169237576">
          <text:insertion>
            <office:change-info>
              <dc:creator>Kunai Takashi</dc:creator>
              <dc:date>2017-03-23T15:00:00</dc:date>
            </office:change-info>
          </text:insertion>
        </text:changed-region>
        <text:changed-region xml:id="ct327585792" text:id="ct327585792">
          <text:insertion>
            <office:change-info>
              <dc:creator>Mieko</dc:creator>
              <dc:date>2017-03-29T03:40:00</dc:date>
            </office:change-info>
          </text:insertion>
        </text:changed-region>
        <text:changed-region xml:id="ct327583608" text:id="ct327583608">
          <text:deletion>
            <office:change-info>
              <dc:creator>Mieko</dc:creator>
              <dc:date>2017-03-29T03:41:00</dc:date>
            </office:change-info>
            <text:p text:style-name="P9"><text:span text:style-name="T13"><text:s/></text:span></text:p>
          </text:deletion>
        </text:changed-region>
        <text:changed-region xml:id="ct169238200" text:id="ct169238200">
          <text:insertion>
            <office:change-info>
              <dc:creator>Kunai Takashi</dc:creator>
              <dc:date>2017-03-23T08:44:00</dc:date>
            </office:change-info>
          </text:insertion>
        </text:changed-region>
        <text:changed-region xml:id="ct327566656" text:id="ct327566656">
          <text:format-change>
            <office:change-info>
              <dc:creator>Mieko</dc:creator>
              <dc:date>2017-03-29T00:51:00</dc:date>
            </office:change-info>
          </text:format-change>
        </text:changed-region>
        <text:changed-region xml:id="ct327569152" text:id="ct327569152">
          <text:deletion>
            <office:change-info>
              <dc:creator>Mieko</dc:creator>
              <dc:date>2017-03-29T01:07:00</dc:date>
            </office:change-info>
            <text:p text:style-name="P7">供給</text:p>
          </text:deletion>
        </text:changed-region>
        <text:changed-region xml:id="ct169238304" text:id="ct169238304">
          <text:deletion>
            <office:change-info>
              <dc:creator>Kunai Takashi</dc:creator>
              <dc:date>2017-03-23T15:01:00</dc:date>
            </office:change-info>
            <text:p text:style-name="P7">された</text:p>
          </text:deletion>
        </text:changed-region>
        <text:changed-region xml:id="ct327566448" text:id="ct327566448">
          <text:deletion>
            <office:change-info>
              <dc:creator>Mieko</dc:creator>
              <dc:date>2017-03-29T01:07:00</dc:date>
            </office:change-info>
            <text:p text:style-name="P7">ソフトウェア</text:p>
          </text:deletion>
        </text:changed-region>
        <text:changed-region xml:id="ct327568008" text:id="ct327568008">
          <text:deletion>
            <office:change-info>
              <dc:creator>Mieko</dc:creator>
              <dc:date>2017-03-29T00:54:00</dc:date>
            </office:change-info>
            <text:p text:style-name="P7">について</text:p>
          </text:deletion>
        </text:changed-region>
        <text:changed-region xml:id="ct327568320" text:id="ct327568320">
          <text:insertion>
            <office:change-info>
              <dc:creator>Mieko</dc:creator>
              <dc:date>2017-03-29T00:54:00</dc:date>
            </office:change-info>
          </text:insertion>
        </text:changed-region>
        <text:changed-region xml:id="ct327569880" text:id="ct327569880">
          <text:insertion>
            <office:change-info>
              <dc:creator>Mieko</dc:creator>
              <dc:date>2017-03-29T01:07:00</dc:date>
            </office:change-info>
          </text:insertion>
        </text:changed-region>
        <text:changed-region xml:id="ct327567904" text:id="ct327567904">
          <text:deletion>
            <office:change-info>
              <dc:creator>Mieko</dc:creator>
              <dc:date>2017-03-29T00:54:00</dc:date>
            </office:change-info>
            <text:p text:style-name="P7"><text:span text:style-name="T6">業務と</text:span></text:p>
          </text:deletion>
          <text:insertion>
            <office:change-info office:chg-author="Kunai Takashi" office:chg-date-time="2017-03-23T15:01:00"/>
          </text:insertion>
        </text:changed-region>
        <text:changed-region xml:id="ct169237888" text:id="ct169237888">
          <text:deletion>
            <office:change-info>
              <dc:creator>Kunai Takashi</dc:creator>
              <dc:date>2017-03-23T15:01:00</dc:date>
            </office:change-info>
            <text:p text:style-name="P7"><text:span text:style-name="T6">直面</text:span></text:p>
          </text:deletion>
        </text:changed-region>
        <text:changed-region xml:id="ct327568112" text:id="ct327568112">
          <text:deletion>
            <office:change-info>
              <dc:creator>Mieko</dc:creator>
              <dc:date>2017-03-29T00:54:00</dc:date>
            </office:change-info>
            <text:p text:style-name="P7"><text:span text:style-name="T6">する典型</text:span></text:p>
          </text:deletion>
        </text:changed-region>
        <text:changed-region xml:id="ct322522496" text:id="ct322522496">
          <text:insertion>
            <office:change-info>
              <dc:creator>Mieko</dc:creator>
              <dc:date>2017-03-29T11:20:00</dc:date>
            </office:change-info>
          </text:insertion>
        </text:changed-region>
        <text:changed-region xml:id="ct327571232" text:id="ct327571232">
          <text:deletion>
            <office:change-info>
              <dc:creator>Mieko</dc:creator>
              <dc:date>2017-03-29T01:10:00</dc:date>
            </office:change-info>
            <text:p text:style-name="P7">の</text:p>
          </text:deletion>
        </text:changed-region>
        <text:changed-region xml:id="ct327568840" text:id="ct327568840">
          <text:insertion>
            <office:change-info>
              <dc:creator>Mieko</dc:creator>
              <dc:date>2017-03-29T00:55:00</dc:date>
            </office:change-info>
          </text:insertion>
        </text:changed-region>
        <text:changed-region xml:id="ct327567384" text:id="ct327567384">
          <text:deletion>
            <office:change-info>
              <dc:creator>Mieko</dc:creator>
              <dc:date>2017-03-29T00:55:00</dc:date>
            </office:change-info>
            <text:p text:style-name="P7"><text:span text:style-name="T6">取り</text:span></text:p>
          </text:deletion>
        </text:changed-region>
        <text:changed-region xml:id="ct327567696" text:id="ct327567696">
          <text:deletion>
            <office:change-info>
              <dc:creator>Mieko</dc:creator>
              <dc:date>2017-03-29T00:56:00</dc:date>
            </office:change-info>
            <text:p text:style-name="P7"><text:span text:style-name="T6">組む</text:span></text:p>
          </text:deletion>
        </text:changed-region>
        <text:changed-region xml:id="ct169237472" text:id="ct169237472">
          <text:insertion>
            <office:change-info>
              <dc:creator>Kunai Takashi</dc:creator>
              <dc:date>2017-03-23T15:02:00</dc:date>
            </office:change-info>
          </text:insertion>
        </text:changed-region>
        <text:changed-region xml:id="ct169237160" text:id="ct169237160">
          <text:deletion>
            <office:change-info>
              <dc:creator>Kunai Takashi</dc:creator>
              <dc:date>2017-03-23T15:02:00</dc:date>
            </office:change-info>
            <text:p text:style-name="P7"><text:span text:style-name="T6">に</text:span></text:p>
          </text:deletion>
        </text:changed-region>
        <text:changed-region xml:id="ct327566344" text:id="ct327566344">
          <text:deletion>
            <office:change-info>
              <dc:creator>Mieko</dc:creator>
              <dc:date>2017-03-29T00:56:00</dc:date>
            </office:change-info>
            <text:p text:style-name="P7"><text:span text:style-name="T6">整備された</text:span></text:p>
          </text:deletion>
        </text:changed-region>
        <text:changed-region xml:id="ct327569360" text:id="ct327569360">
          <text:insertion>
            <office:change-info>
              <dc:creator>Mieko</dc:creator>
              <dc:date>2017-03-29T00:56:00</dc:date>
            </office:change-info>
          </text:insertion>
        </text:changed-region>
        <text:changed-region xml:id="ct327568216" text:id="ct327568216">
          <text:insertion>
            <office:change-info>
              <dc:creator>Mieko</dc:creator>
              <dc:date>2017-03-29T00:57:00</dc:date>
            </office:change-info>
          </text:insertion>
        </text:changed-region>
        <text:changed-region xml:id="ct327567488" text:id="ct327567488">
          <text:deletion>
            <office:change-info>
              <dc:creator>Mieko</dc:creator>
              <dc:date>2017-03-29T00:57:00</dc:date>
            </office:change-info>
            <text:p text:style-name="P7"><text:span text:style-name="T6">の</text:span></text:p>
          </text:deletion>
        </text:changed-region>
        <text:changed-region xml:id="ct327569568" text:id="ct327569568">
          <text:deletion>
            <office:change-info>
              <dc:creator>Mieko</dc:creator>
              <dc:date>2017-03-29T00:57:00</dc:date>
            </office:change-info>
            <text:p text:style-name="P7"><text:span text:style-name="T6">存在</text:span></text:p>
          </text:deletion>
          <text:insertion>
            <office:change-info office:chg-author="Kunai Takashi" office:chg-date-time="2017-03-23T15:02:00"/>
          </text:insertion>
        </text:changed-region>
        <text:changed-region xml:id="ct169233624" text:id="ct169233624">
          <text:insertion>
            <office:change-info>
              <dc:creator>Kunai Takashi</dc:creator>
              <dc:date>2017-03-23T15:19:00</dc:date>
            </office:change-info>
          </text:insertion>
        </text:changed-region>
        <text:changed-region xml:id="ct169233104" text:id="ct169233104">
          <text:deletion>
            <office:change-info>
              <dc:creator>Kunai Takashi</dc:creator>
              <dc:date>2017-03-23T15:20:00</dc:date>
            </office:change-info>
            <text:list xml:id="list31407461" text:continue-list="list5154539789318635389" text:style-name="WWNum5">
              <text:list-header>
                <text:p text:style-name="P27"><text:s/></text:p>
              </text:list-header>
            </text:list>
          </text:deletion>
        </text:changed-region>
        <text:changed-region xml:id="ct327580800" text:id="ct327580800">
          <text:deletion>
            <office:change-info>
              <dc:creator>Mieko</dc:creator>
              <dc:date>2017-03-29T07:47:00</dc:date>
            </office:change-info>
            <text:p text:style-name="P10"><text:s/></text:p>
          </text:deletion>
        </text:changed-region>
        <text:changed-region xml:id="ct327571752" text:id="ct327571752">
          <text:deletion>
            <office:change-info>
              <dc:creator>Mieko</dc:creator>
              <dc:date>2017-03-29T01:15:00</dc:date>
            </office:change-info>
            <text:p text:style-name="P10">FOSSプログラムが</text:p>
          </text:deletion>
        </text:changed-region>
        <text:changed-region xml:id="ct327571960" text:id="ct327571960">
          <text:insertion>
            <office:change-info>
              <dc:creator>Mieko</dc:creator>
              <dc:date>2017-03-29T01:49:00</dc:date>
            </office:change-info>
          </text:insertion>
        </text:changed-region>
        <text:changed-region xml:id="ct327571856" text:id="ct327571856">
          <text:insertion>
            <office:change-info>
              <dc:creator>Mieko</dc:creator>
              <dc:date>2017-03-29T01:50:00</dc:date>
            </office:change-info>
          </text:insertion>
        </text:changed-region>
        <text:changed-region xml:id="ct327571128" text:id="ct327571128">
          <text:deletion>
            <office:change-info>
              <dc:creator>Mieko</dc:creator>
              <dc:date>2017-03-29T01:50:00</dc:date>
            </office:change-info>
            <text:p text:style-name="P10"><text:span text:style-name="T6">ビジネスを実践</text:span></text:p>
          </text:deletion>
        </text:changed-region>
        <text:changed-region xml:id="ct327570608" text:id="ct327570608">
          <text:insertion>
            <office:change-info>
              <dc:creator>Mieko</dc:creator>
              <dc:date>2017-03-29T01:25:00</dc:date>
            </office:change-info>
          </text:insertion>
        </text:changed-region>
        <text:changed-region xml:id="ct327571024" text:id="ct327571024">
          <text:deletion>
            <office:change-info>
              <dc:creator>Mieko</dc:creator>
              <dc:date>2017-03-29T01:25:00</dc:date>
            </office:change-info>
            <text:p text:style-name="P10"><text:span text:style-name="T6">す</text:span></text:p>
          </text:deletion>
        </text:changed-region>
        <text:changed-region xml:id="ct327570816" text:id="ct327570816">
          <text:deletion>
            <office:change-info>
              <dc:creator>Mieko</dc:creator>
              <dc:date>2017-03-29T01:20:00</dc:date>
            </office:change-info>
            <text:p text:style-name="P10"><text:span text:style-name="T6">する</text:span></text:p>
          </text:deletion>
        </text:changed-region>
        <text:changed-region xml:id="ct327572584" text:id="ct327572584">
          <text:deletion>
            <office:change-info>
              <dc:creator>Mieko</dc:creator>
              <dc:date>2017-03-29T01:25:00</dc:date>
            </office:change-info>
            <text:p text:style-name="P10"><text:span text:style-name="T6">際の</text:span></text:p>
          </text:deletion>
        </text:changed-region>
        <text:changed-region xml:id="ct327570296" text:id="ct327570296">
          <text:deletion>
            <office:change-info>
              <dc:creator>Mieko</dc:creator>
              <dc:date>2017-03-29T01:15:00</dc:date>
            </office:change-info>
            <text:p text:style-name="P10"><text:span text:style-name="T6">典型的</text:span></text:p>
          </text:deletion>
        </text:changed-region>
        <text:changed-region xml:id="ct322523224" text:id="ct322523224">
          <text:insertion>
            <office:change-info>
              <dc:creator>Mieko</dc:creator>
              <dc:date>2017-03-29T11:21:00</dc:date>
            </office:change-info>
          </text:insertion>
        </text:changed-region>
        <text:changed-region xml:id="ct327572792" text:id="ct327572792">
          <text:insertion>
            <office:change-info>
              <dc:creator>Mieko</dc:creator>
              <dc:date>2017-03-29T01:15:00</dc:date>
            </office:change-info>
          </text:insertion>
        </text:changed-region>
        <text:changed-region xml:id="ct327570400" text:id="ct327570400">
          <text:insertion>
            <office:change-info>
              <dc:creator>Mieko</dc:creator>
              <dc:date>2017-03-29T01:22:00</dc:date>
            </office:change-info>
          </text:insertion>
        </text:changed-region>
        <text:changed-region xml:id="ct327572168" text:id="ct327572168">
          <text:insertion>
            <office:change-info>
              <dc:creator>Mieko</dc:creator>
              <dc:date>2017-03-29T01:52:00</dc:date>
            </office:change-info>
          </text:insertion>
        </text:changed-region>
        <text:changed-region xml:id="ct323661520" text:id="ct323661520">
          <text:insertion>
            <office:change-info>
              <dc:creator>Mieko</dc:creator>
              <dc:date>2017-03-29T09:06:00</dc:date>
            </office:change-info>
          </text:insertion>
        </text:changed-region>
        <text:changed-region xml:id="ct323662352" text:id="ct323662352">
          <text:deletion>
            <office:change-info>
              <dc:creator>Mieko</dc:creator>
              <dc:date>2017-03-29T09:06:00</dc:date>
            </office:change-info>
            <text:p text:style-name="P10"><text:span text:style-name="T6">耐</text:span></text:p>
          </text:deletion>
        </text:changed-region>
        <text:changed-region xml:id="ct327569256" text:id="ct327569256">
          <text:deletion>
            <office:change-info>
              <dc:creator>Mieko</dc:creator>
              <dc:date>2017-03-29T01:22:00</dc:date>
            </office:change-info>
            <text:p text:style-name="P10"><text:span text:style-name="T6">耐えられる</text:span></text:p>
          </text:deletion>
        </text:changed-region>
        <text:changed-region xml:id="ct327572064" text:id="ct327572064">
          <text:deletion>
            <office:change-info>
              <dc:creator>Mieko</dc:creator>
              <dc:date>2017-03-29T01:53:00</dc:date>
            </office:change-info>
            <text:p text:style-name="P10"><text:span text:style-name="T6">もの</text:span></text:p>
          </text:deletion>
        </text:changed-region>
        <text:changed-region xml:id="ct323660688" text:id="ct323660688">
          <text:deletion>
            <office:change-info>
              <dc:creator>Mieko</dc:creator>
              <dc:date>2017-03-29T09:06:00</dc:date>
            </office:change-info>
            <text:p text:style-name="P10"><text:span text:style-name="T6">に</text:span></text:p>
          </text:deletion>
        </text:changed-region>
        <text:changed-region xml:id="ct327582152" text:id="ct327582152">
          <text:deletion>
            <office:change-info>
              <dc:creator>Mieko</dc:creator>
              <dc:date>2017-03-29T03:18:00</dc:date>
            </office:change-info>
            <text:p text:style-name="P10"><text:span text:style-name="T6">しま</text:span></text:p>
          </text:deletion>
        </text:changed-region>
        <text:changed-region xml:id="ct327569672" text:id="ct327569672">
          <text:deletion>
            <office:change-info>
              <dc:creator>Mieko</dc:creator>
              <dc:date>2017-03-29T01:55:00</dc:date>
            </office:change-info>
            <text:p text:style-name="P10"><text:span text:style-name="T6">す</text:span></text:p>
          </text:deletion>
        </text:changed-region>
        <text:changed-region xml:id="ct327572272" text:id="ct327572272">
          <text:deletion>
            <office:change-info>
              <dc:creator>Mieko</dc:creator>
              <dc:date>2017-03-29T01:53:00</dc:date>
            </office:change-info>
            <text:p text:style-name="P10"><text:span text:style-name="T6"><text:s text:c="2"/></text:span></text:p>
          </text:deletion>
        </text:changed-region>
        <text:changed-region xml:id="ct169233416" text:id="ct169233416">
          <text:insertion>
            <office:change-info>
              <dc:creator>Kunai Takashi</dc:creator>
              <dc:date>2017-03-23T15:22:00</dc:date>
            </office:change-info>
          </text:insertion>
        </text:changed-region>
        <text:changed-region xml:id="ct169231440" text:id="ct169231440">
          <text:insertion>
            <office:change-info>
              <dc:creator>Kunai Takashi</dc:creator>
              <dc:date>2017-03-23T15:23:00</dc:date>
            </office:change-info>
          </text:insertion>
        </text:changed-region>
        <text:changed-region xml:id="ct169233312" text:id="ct169233312">
          <text:insertion>
            <office:change-info>
              <dc:creator>Kunai Takashi</dc:creator>
              <dc:date>2017-03-23T15:22:00</dc:date>
            </office:change-info>
          </text:insertion>
        </text:changed-region>
        <text:changed-region xml:id="ct327571648" text:id="ct327571648">
          <text:deletion>
            <office:change-info>
              <dc:creator>Mieko</dc:creator>
              <dc:date>2017-03-29T01:57:00</dc:date>
            </office:change-info>
            <text:list xml:id="list31425350" text:continue-list="list31399496" text:style-name="Outline">
              <text:list-item>
                <text:list>
                  <text:list-item>
                    <text:h text:style-name="P16" text:outline-level="2"><text:span text:style-name="T11">を第三者に</text:span></text:h>
                  </text:list-item>
                </text:list>
              </text:list-item>
            </text:list>
          </text:deletion>
          <text:insertion>
            <office:change-info office:chg-author="Kunai Takashi" office:chg-date-time="2017-03-23T15:22:00"/>
          </text:insertion>
        </text:changed-region>
        <text:changed-region xml:id="ct327570504" text:id="ct327570504">
          <text:insertion>
            <office:change-info>
              <dc:creator>Mieko</dc:creator>
              <dc:date>2017-03-29T01:57:00</dc:date>
            </office:change-info>
          </text:insertion>
        </text:changed-region>
        <text:changed-region xml:id="ct327569776" text:id="ct327569776">
          <text:insertion>
            <office:change-info>
              <dc:creator>Kunai Takashi</dc:creator>
              <dc:date>2017-03-23T15:22:00</dc:date>
            </office:change-info>
          </text:insertion>
        </text:changed-region>
        <text:changed-region xml:id="ct169233208" text:id="ct169233208">
          <text:deletion>
            <office:change-info>
              <dc:creator>Kunai Takashi</dc:creator>
              <dc:date>2017-03-23T15:22:00</dc:date>
            </office:change-info>
            <text:list xml:id="list31425115" text:continue-numbering="true" text:style-name="Outline">
              <text:list-item>
                <text:list>
                  <text:list-item>
                    <text:h text:style-name="P16" text:outline-level="2"><text:span text:style-name="T14">や生成物をデリバリ</text:span></text:h>
                  </text:list-item>
                </text:list>
              </text:list-item>
            </text:list>
          </text:deletion>
        </text:changed-region>
        <text:changed-region xml:id="ct327571336" text:id="ct327571336">
          <text:deletion>
            <office:change-info>
              <dc:creator>Mieko</dc:creator>
              <dc:date>2017-03-29T01:57:00</dc:date>
            </office:change-info>
            <text:list xml:id="list31401067" text:continue-numbering="true" text:style-name="Outline">
              <text:list-item>
                <text:list>
                  <text:list-item>
                    <text:h text:style-name="P16" text:outline-level="2"><text:span text:style-name="T14">する </text:span></text:h>
                  </text:list-item>
                </text:list>
              </text:list-item>
            </text:list>
          </text:deletion>
        </text:changed-region>
        <text:changed-region xml:id="ct327572896" text:id="ct327572896">
          <text:insertion>
            <office:change-info>
              <dc:creator>Mieko</dc:creator>
              <dc:date>2017-03-29T02:02:00</dc:date>
            </office:change-info>
          </text:insertion>
        </text:changed-region>
        <text:changed-region xml:id="ct327572480" text:id="ct327572480">
          <text:deletion>
            <office:change-info>
              <dc:creator>Mieko</dc:creator>
              <dc:date>2017-03-29T02:03:00</dc:date>
            </office:change-info>
            <text:p text:style-name="P6"><text:span text:style-name="T6">提供</text:span></text:p>
          </text:deletion>
        </text:changed-region>
        <text:changed-region xml:id="ct169232168" text:id="ct169232168">
          <text:insertion>
            <office:change-info>
              <dc:creator>Kunai Takashi</dc:creator>
              <dc:date>2017-03-23T15:24:00</dc:date>
            </office:change-info>
          </text:insertion>
        </text:changed-region>
        <text:changed-region xml:id="ct169233520" text:id="ct169233520">
          <text:deletion>
            <office:change-info>
              <dc:creator>Kunai Takashi</dc:creator>
              <dc:date>2017-03-23T15:24:00</dc:date>
            </office:change-info>
            <text:p text:style-name="P6"><text:span text:style-name="T6">が伴う</text:span></text:p>
          </text:deletion>
        </text:changed-region>
        <text:changed-region xml:id="ct169232792" text:id="ct169232792">
          <text:deletion>
            <office:change-info>
              <dc:creator>Kunai Takashi</dc:creator>
              <dc:date>2017-03-23T15:24:00</dc:date>
            </office:change-info>
            <text:p text:style-name="P6">済み</text:p>
          </text:deletion>
        </text:changed-region>
        <text:changed-region xml:id="ct169231544" text:id="ct169231544">
          <text:insertion>
            <office:change-info>
              <dc:creator>Kunai Takashi</dc:creator>
              <dc:date>2017-03-23T15:25:00</dc:date>
            </office:change-info>
          </text:insertion>
        </text:changed-region>
        <text:changed-region xml:id="ct327571440" text:id="ct327571440">
          <text:format-change>
            <office:change-info>
              <dc:creator>Mieko</dc:creator>
              <dc:date>2017-03-29T02:02:00</dc:date>
            </office:change-info>
          </text:format-change>
        </text:changed-region>
        <text:changed-region xml:id="ct169233728" text:id="ct169233728">
          <text:insertion>
            <office:change-info>
              <dc:creator>Kunai Takashi</dc:creator>
              <dc:date>2017-03-23T15:25:00</dc:date>
            </office:change-info>
          </text:insertion>
        </text:changed-region>
        <text:changed-region xml:id="ct169231648" text:id="ct169231648">
          <text:deletion>
            <office:change-info>
              <dc:creator>Kunai Takashi</dc:creator>
              <dc:date>2017-03-23T15:25:00</dc:date>
            </office:change-info>
            <text:p text:style-name="P6"><text:span text:style-name="T6">・配布</text:span></text:p>
          </text:deletion>
        </text:changed-region>
        <text:changed-region xml:id="ct169232272" text:id="ct169232272">
          <text:insertion>
            <office:change-info>
              <dc:creator>Kunai Takashi</dc:creator>
              <dc:date>2017-03-23T15:25:00</dc:date>
            </office:change-info>
          </text:insertion>
        </text:changed-region>
        <text:changed-region xml:id="ct169230504" text:id="ct169230504">
          <text:deletion>
            <office:change-info>
              <dc:creator>Kunai Takashi</dc:creator>
              <dc:date>2017-03-23T15:25:00</dc:date>
            </office:change-info>
            <text:p text:style-name="P6"><text:span text:style-name="T6">生成物</text:span></text:p>
          </text:deletion>
        </text:changed-region>
        <text:changed-region xml:id="ct327574560" text:id="ct327574560">
          <text:insertion>
            <office:change-info>
              <dc:creator>Mieko</dc:creator>
              <dc:date>2017-03-29T02:04:00</dc:date>
            </office:change-info>
          </text:insertion>
        </text:changed-region>
        <text:changed-region xml:id="ct327570088" text:id="ct327570088">
          <text:insertion>
            <office:change-info>
              <dc:creator>Mieko</dc:creator>
              <dc:date>2017-03-29T02:02:00</dc:date>
            </office:change-info>
          </text:insertion>
        </text:changed-region>
        <text:changed-region xml:id="ct327572376" text:id="ct327572376">
          <text:deletion>
            <office:change-info>
              <dc:creator>Mieko</dc:creator>
              <dc:date>2017-03-29T02:02:00</dc:date>
            </office:change-info>
            <text:p text:style-name="P6"><text:span text:style-name="T6">： </text:span></text:p>
          </text:deletion>
        </text:changed-region>
        <text:changed-region xml:id="ct327575600" text:id="ct327575600">
          <text:insertion>
            <office:change-info>
              <dc:creator>Mieko</dc:creator>
              <dc:date>2017-03-29T02:11:00</dc:date>
            </office:change-info>
          </text:insertion>
        </text:changed-region>
        <text:changed-region xml:id="ct327572688" text:id="ct327572688">
          <text:deletion>
            <office:change-info>
              <dc:creator>Mieko</dc:creator>
              <dc:date>2017-03-29T02:11:00</dc:date>
            </office:change-info>
            <text:p text:style-name="P13"><text:span text:style-name="T6">表示</text:span></text:p>
          </text:deletion>
        </text:changed-region>
        <text:changed-region xml:id="ct169231856" text:id="ct169231856">
          <text:deletion>
            <office:change-info>
              <dc:creator>Kunai Takashi</dc:creator>
              <dc:date>2017-03-23T15:26:00</dc:date>
            </office:change-info>
            <text:p text:style-name="P13">される</text:p>
          </text:deletion>
        </text:changed-region>
        <text:changed-region xml:id="ct169230920" text:id="ct169230920">
          <text:insertion>
            <office:change-info>
              <dc:creator>Kunai Takashi</dc:creator>
              <dc:date>2017-03-23T15:26:00</dc:date>
            </office:change-info>
          </text:insertion>
        </text:changed-region>
        <text:changed-region xml:id="ct169232896" text:id="ct169232896">
          <text:deletion>
            <office:change-info>
              <dc:creator>Kunai Takashi</dc:creator>
              <dc:date>2017-03-23T15:26:00</dc:date>
            </office:change-info>
            <text:p text:style-name="P13"><text:span text:style-name="T6">修</text:span></text:p>
          </text:deletion>
        </text:changed-region>
        <text:changed-region xml:id="ct327573936" text:id="ct327573936">
          <text:deletion>
            <office:change-info>
              <dc:creator>Mieko</dc:creator>
              <dc:date>2017-03-29T02:12:00</dc:date>
            </office:change-info>
            <text:p text:style-name="P13"><text:span text:style-name="T6">内容の通知</text:span></text:p>
          </text:deletion>
        </text:changed-region>
        <text:changed-region xml:id="ct327573104" text:id="ct327573104">
          <text:insertion>
            <office:change-info>
              <dc:creator>Mieko</dc:creator>
              <dc:date>2017-03-29T02:12:00</dc:date>
            </office:change-info>
          </text:insertion>
        </text:changed-region>
        <text:changed-region xml:id="ct327573624" text:id="ct327573624">
          <text:insertion>
            <office:change-info>
              <dc:creator>Mieko</dc:creator>
              <dc:date>2017-03-29T02:13:00</dc:date>
            </office:change-info>
          </text:insertion>
        </text:changed-region>
        <text:changed-region xml:id="ct327576224" text:id="ct327576224">
          <text:deletion>
            <office:change-info>
              <dc:creator>Mieko</dc:creator>
              <dc:date>2017-03-29T02:13:00</dc:date>
            </office:change-info>
            <text:p text:style-name="P13"><text:span text:style-name="T6">表示</text:span></text:p>
          </text:deletion>
        </text:changed-region>
        <text:changed-region xml:id="ct169231752" text:id="ct169231752">
          <text:deletion>
            <office:change-info>
              <dc:creator>Mieko</dc:creator>
              <dc:date>2017-03-29T02:13:00</dc:date>
            </office:change-info>
            <text:p text:style-name="P13"><text:span text:style-name="T6">の通知</text:span></text:p>
          </text:deletion>
          <text:insertion>
            <office:change-info office:chg-author="Kunai Takashi" office:chg-date-time="2017-03-23T15:26:00"/>
          </text:insertion>
        </text:changed-region>
        <text:changed-region xml:id="ct169231232" text:id="ct169231232">
          <text:insertion>
            <office:change-info>
              <dc:creator>Kunai Takashi</dc:creator>
              <dc:date>2017-03-23T15:26:00</dc:date>
            </office:change-info>
          </text:insertion>
        </text:changed-region>
        <text:changed-region xml:id="ct169231960" text:id="ct169231960">
          <text:deletion>
            <office:change-info>
              <dc:creator>Kunai Takashi</dc:creator>
              <dc:date>2017-03-23T17:14:00</dc:date>
            </office:change-info>
            <text:p text:style-name="P13"><text:span text:style-name="T6">な</text:span></text:p>
          </text:deletion>
        </text:changed-region>
        <text:changed-region xml:id="ct169232064" text:id="ct169232064">
          <text:insertion>
            <office:change-info>
              <dc:creator>Kunai Takashi</dc:creator>
              <dc:date>2017-03-23T15:26:00</dc:date>
            </office:change-info>
          </text:insertion>
        </text:changed-region>
        <text:changed-region xml:id="ct169233000" text:id="ct169233000">
          <text:insertion>
            <office:change-info>
              <dc:creator>Kunai Takashi</dc:creator>
              <dc:date>2017-03-23T15:27:00</dc:date>
            </office:change-info>
          </text:insertion>
        </text:changed-region>
        <text:changed-region xml:id="ct169232376" text:id="ct169232376">
          <text:deletion>
            <office:change-info>
              <dc:creator>Kunai Takashi</dc:creator>
              <dc:date>2017-03-23T15:27:00</dc:date>
            </office:change-info>
            <text:p text:style-name="P13"><text:span text:style-name="T6">通知</text:span></text:p>
          </text:deletion>
        </text:changed-region>
        <text:changed-region xml:id="ct327573000" text:id="ct327573000">
          <text:deletion>
            <office:change-info>
              <dc:creator>Mieko</dc:creator>
              <dc:date>2017-03-29T02:18:00</dc:date>
            </office:change-info>
            <text:p text:style-name="P13">ビルドに</text:p>
          </text:deletion>
        </text:changed-region>
        <text:changed-region xml:id="ct327573208" text:id="ct327573208">
          <text:insertion>
            <office:change-info>
              <dc:creator>Mieko</dc:creator>
              <dc:date>2017-03-29T02:18:00</dc:date>
            </office:change-info>
          </text:insertion>
        </text:changed-region>
        <text:changed-region xml:id="ct327575808" text:id="ct327575808">
          <text:insertion>
            <office:change-info>
              <dc:creator>Mieko</dc:creator>
              <dc:date>2017-03-29T02:17:00</dc:date>
            </office:change-info>
          </text:insertion>
        </text:changed-region>
        <text:changed-region xml:id="ct327575704" text:id="ct327575704">
          <text:deletion>
            <office:change-info>
              <dc:creator>Mieko</dc:creator>
              <dc:date>2017-03-29T02:17:00</dc:date>
            </office:change-info>
            <text:p text:style-name="P13"><text:span text:style-name="T6">申し入れ </text:span></text:p>
          </text:deletion>
        </text:changed-region>
        <text:changed-region xml:id="ct169232584" text:id="ct169232584">
          <text:insertion>
            <office:change-info>
              <dc:creator>Kunai Takashi</dc:creator>
              <dc:date>2017-03-23T08:45:00</dc:date>
            </office:change-info>
          </text:insertion>
        </text:changed-region>
        <text:changed-region xml:id="ct327574976" text:id="ct327574976">
          <text:format-change>
            <office:change-info>
              <dc:creator>Mieko</dc:creator>
              <dc:date>2017-03-29T02:54:00</dc:date>
            </office:change-info>
          </text:format-change>
        </text:changed-region>
        <text:changed-region xml:id="ct169232480" text:id="ct169232480">
          <text:insertion>
            <office:change-info>
              <dc:creator>Kunai Takashi</dc:creator>
              <dc:date>2017-03-23T15:51:00</dc:date>
            </office:change-info>
          </text:insertion>
        </text:changed-region>
        <text:changed-region xml:id="ct169230816" text:id="ct169230816">
          <text:deletion>
            <office:change-info>
              <dc:creator>Mieko</dc:creator>
              <dc:date>2017-03-29T07:51:00</dc:date>
            </office:change-info>
            <text:p text:style-name="P20">供給ソフトウェアとともに</text:p>
          </text:deletion>
          <text:insertion>
            <office:change-info office:chg-author="Kunai Takashi" office:chg-date-time="2017-03-23T15:28:00"/>
          </text:insertion>
        </text:changed-region>
        <text:changed-region xml:id="ct169231024" text:id="ct169231024">
          <text:deletion>
            <office:change-info>
              <dc:creator>Mieko</dc:creator>
              <dc:date>2017-03-29T07:51:00</dc:date>
            </office:change-info>
            <text:p text:style-name="P20"><text:span text:style-name="T6">、</text:span></text:p>
          </text:deletion>
          <text:insertion>
            <office:change-info office:chg-author="Kunai Takashi" office:chg-date-time="2017-03-23T15:44:00"/>
          </text:insertion>
        </text:changed-region>
        <text:changed-region xml:id="ct169231128" text:id="ct169231128">
          <text:deletion>
            <office:change-info>
              <dc:creator>Kunai Takashi</dc:creator>
              <dc:date>2017-03-23T15:27:00</dc:date>
            </office:change-info>
            <text:p text:style-name="P20">済み</text:p>
          </text:deletion>
        </text:changed-region>
        <text:changed-region xml:id="ct327587976" text:id="ct327587976">
          <text:insertion>
            <office:change-info>
              <dc:creator>Mieko</dc:creator>
              <dc:date>2017-03-29T07:52:00</dc:date>
            </office:change-info>
          </text:insertion>
        </text:changed-region>
        <text:changed-region xml:id="ct327587040" text:id="ct327587040">
          <text:deletion>
            <office:change-info>
              <dc:creator>Mieko</dc:creator>
              <dc:date>2017-03-29T07:52:00</dc:date>
            </office:change-info>
            <text:p text:style-name="P20"><text:span text:style-name="T6">が</text:span></text:p>
          </text:deletion>
        </text:changed-region>
        <text:changed-region xml:id="ct327586728" text:id="ct327586728">
          <text:insertion>
            <office:change-info>
              <dc:creator>Mieko</dc:creator>
              <dc:date>2017-03-29T07:52:00</dc:date>
            </office:change-info>
          </text:insertion>
        </text:changed-region>
        <text:changed-region xml:id="ct327588600" text:id="ct327588600">
          <text:insertion>
            <office:change-info>
              <dc:creator>Mieko</dc:creator>
              <dc:date>2017-03-29T07:53:00</dc:date>
            </office:change-info>
          </text:insertion>
        </text:changed-region>
        <text:changed-region xml:id="ct327587248" text:id="ct327587248">
          <text:deletion>
            <office:change-info>
              <dc:creator>Mieko</dc:creator>
              <dc:date>2017-03-29T07:53:00</dc:date>
            </office:change-info>
            <text:p text:style-name="P20"><text:span text:style-name="T6">するとおり</text:span></text:p>
          </text:deletion>
        </text:changed-region>
        <text:changed-region xml:id="ct169230608" text:id="ct169230608">
          <text:deletion>
            <office:change-info>
              <dc:creator>Mieko</dc:creator>
              <dc:date>2017-03-29T07:53:00</dc:date>
            </office:change-info>
            <text:p text:style-name="P20"><text:span text:style-name="T6">の</text:span></text:p>
          </text:deletion>
          <text:insertion>
            <office:change-info office:chg-author="Kunai Takashi" office:chg-date-time="2017-03-23T15:29:00"/>
          </text:insertion>
        </text:changed-region>
        <text:changed-region xml:id="ct169232688" text:id="ct169232688">
          <text:deletion>
            <office:change-info>
              <dc:creator>Kunai Takashi</dc:creator>
              <dc:date>2017-03-23T15:28:00</dc:date>
            </office:change-info>
            <text:p text:style-name="P20"><text:span text:style-name="T6">供給ソフトウェアとともに</text:span></text:p>
          </text:deletion>
        </text:changed-region>
        <text:changed-region xml:id="ct169230712" text:id="ct169230712">
          <text:insertion>
            <office:change-info>
              <dc:creator>Kunai Takashi</dc:creator>
              <dc:date>2017-03-23T15:28:00</dc:date>
            </office:change-info>
          </text:insertion>
        </text:changed-region>
        <text:changed-region xml:id="ct169231336" text:id="ct169231336">
          <text:deletion>
            <office:change-info>
              <dc:creator>Kunai Takashi</dc:creator>
              <dc:date>2017-03-23T15:28:00</dc:date>
            </office:change-info>
            <text:p text:style-name="P20"><text:span text:style-name="T6">生成物</text:span></text:p>
          </text:deletion>
        </text:changed-region>
        <text:changed-region xml:id="ct327586832" text:id="ct327586832">
          <text:insertion>
            <office:change-info>
              <dc:creator>Mieko</dc:creator>
              <dc:date>2017-03-29T07:54:00</dc:date>
            </office:change-info>
          </text:insertion>
        </text:changed-region>
        <text:changed-region xml:id="ct169363344" text:id="ct169363344">
          <text:deletion>
            <office:change-info>
              <dc:creator>Kunai Takashi</dc:creator>
              <dc:date>2017-03-23T15:30:00</dc:date>
            </office:change-info>
            <text:p text:style-name="P20">、</text:p>
          </text:deletion>
        </text:changed-region>
        <text:changed-region xml:id="ct327574040" text:id="ct327574040">
          <text:format-change>
            <office:change-info>
              <dc:creator>Mieko</dc:creator>
              <dc:date>2017-03-29T02:51:00</dc:date>
            </office:change-info>
          </text:format-change>
        </text:changed-region>
        <text:changed-region xml:id="ct169361056" text:id="ct169361056">
          <text:deletion>
            <office:change-info>
              <dc:creator>Kunai Takashi</dc:creator>
              <dc:date>2017-03-23T15:28:00</dc:date>
            </office:change-info>
            <text:p text:style-name="P20"><text:span text:style-name="T15">・配布</text:span></text:p>
          </text:deletion>
        </text:changed-region>
        <text:changed-region xml:id="ct169363448" text:id="ct169363448">
          <text:deletion>
            <office:change-info>
              <dc:creator>Kunai Takashi</dc:creator>
              <dc:date>2017-03-23T15:28:00</dc:date>
            </office:change-info>
            <text:p text:style-name="P20">い</text:p>
          </text:deletion>
        </text:changed-region>
        <text:changed-region xml:id="ct169362824" text:id="ct169362824">
          <text:deletion>
            <office:change-info>
              <dc:creator>Kunai Takashi</dc:creator>
              <dc:date>2017-03-23T17:14:00</dc:date>
            </office:change-info>
            <text:p text:style-name="P20">て</text:p>
          </text:deletion>
        </text:changed-region>
        <text:changed-region xml:id="ct327587664" text:id="ct327587664">
          <text:deletion>
            <office:change-info>
              <dc:creator>Mieko</dc:creator>
              <dc:date>2017-03-29T07:54:00</dc:date>
            </office:change-info>
            <text:p text:style-name="P20"><text:span text:style-name="T6">必要</text:span></text:p>
          </text:deletion>
          <text:insertion>
            <office:change-info office:chg-author="Kunai Takashi" office:chg-date-time="2017-03-23T17:15:00"/>
          </text:insertion>
        </text:changed-region>
        <text:changed-region xml:id="ct327573832" text:id="ct327573832">
          <text:insertion>
            <office:change-info>
              <dc:creator>Mieko</dc:creator>
              <dc:date>2017-03-29T02:30:00</dc:date>
            </office:change-info>
          </text:insertion>
        </text:changed-region>
        <text:changed-region xml:id="ct327571544" text:id="ct327571544">
          <text:deletion>
            <office:change-info>
              <dc:creator>Mieko</dc:creator>
              <dc:date>2017-03-29T02:31:00</dc:date>
            </office:change-info>
            <text:p text:style-name="P20"><text:span text:style-name="T6">記載</text:span></text:p>
          </text:deletion>
        </text:changed-region>
        <text:changed-region xml:id="ct327574664" text:id="ct327574664">
          <text:deletion>
            <office:change-info>
              <dc:creator>Mieko</dc:creator>
              <dc:date>2017-03-29T02:31:00</dc:date>
            </office:change-info>
            <text:p text:style-name="P20"><text:span text:style-name="T6">した</text:span></text:p>
          </text:deletion>
          <text:insertion>
            <office:change-info office:chg-author="Kunai Takashi" office:chg-date-time="2017-03-23T15:29:00"/>
          </text:insertion>
        </text:changed-region>
        <text:changed-region xml:id="ct169361888" text:id="ct169361888">
          <text:deletion>
            <office:change-info>
              <dc:creator>Kunai Takashi</dc:creator>
              <dc:date>2017-03-23T15:29:00</dc:date>
            </office:change-info>
            <text:p text:style-name="P20"><text:span text:style-name="T6">する</text:span></text:p>
          </text:deletion>
        </text:changed-region>
        <text:changed-region xml:id="ct327575080" text:id="ct327575080">
          <text:deletion>
            <office:change-info>
              <dc:creator>Mieko</dc:creator>
              <dc:date>2017-03-29T02:31:00</dc:date>
            </office:change-info>
            <text:p text:style-name="P20"><text:span text:style-name="T6">、</text:span></text:p>
          </text:deletion>
        </text:changed-region>
        <text:changed-region xml:id="ct327579240" text:id="ct327579240">
          <text:insertion>
            <office:change-info>
              <dc:creator>Mieko</dc:creator>
              <dc:date>2017-03-29T02:57:00</dc:date>
            </office:change-info>
          </text:insertion>
        </text:changed-region>
        <text:changed-region xml:id="ct327578616" text:id="ct327578616">
          <text:insertion>
            <office:change-info>
              <dc:creator>Mieko</dc:creator>
              <dc:date>2017-03-29T02:57:00</dc:date>
            </office:change-info>
          </text:insertion>
        </text:changed-region>
        <text:changed-region xml:id="ct327575392" text:id="ct327575392">
          <text:deletion>
            <office:change-info>
              <dc:creator>Mieko</dc:creator>
              <dc:date>2017-03-29T02:57:00</dc:date>
            </office:change-info>
            <text:p text:style-name="P20"><text:span text:style-name="T6">た手続き</text:span></text:p>
          </text:deletion>
        </text:changed-region>
        <text:changed-region xml:id="ct327576120" text:id="ct327576120">
          <text:deletion>
            <office:change-info>
              <dc:creator>Mieko</dc:creator>
              <dc:date>2017-03-29T02:48:00</dc:date>
            </office:change-info>
            <text:p text:style-name="P20"><text:span text:style-name="T6">の</text:span></text:p>
          </text:deletion>
        </text:changed-region>
        <text:changed-region xml:id="ct327574872" text:id="ct327574872">
          <text:deletion>
            <office:change-info>
              <dc:creator>Mieko</dc:creator>
              <dc:date>2017-03-29T02:57:00</dc:date>
            </office:change-info>
            <text:p text:style-name="P20"><text:span text:style-name="T6">存在</text:span></text:p>
          </text:deletion>
        </text:changed-region>
        <text:changed-region xml:id="ct327573416" text:id="ct327573416">
          <text:insertion>
            <office:change-info>
              <dc:creator>Mieko</dc:creator>
              <dc:date>2017-03-29T02:49:00</dc:date>
            </office:change-info>
          </text:insertion>
        </text:changed-region>
        <text:changed-region xml:id="ct327574768" text:id="ct327574768">
          <text:deletion>
            <office:change-info>
              <dc:creator>Mieko</dc:creator>
              <dc:date>2017-03-29T02:49:00</dc:date>
            </office:change-info>
            <text:p text:style-name="P20"><text:span text:style-name="T6"><text:s/></text:span></text:p>
          </text:deletion>
        </text:changed-region>
        <text:changed-region xml:id="ct327575288" text:id="ct327575288">
          <text:insertion>
            <office:change-info>
              <dc:creator>Mieko</dc:creator>
              <dc:date>2017-03-29T02:51:00</dc:date>
            </office:change-info>
          </text:insertion>
        </text:changed-region>
        <text:changed-region xml:id="ct327574456" text:id="ct327574456">
          <text:deletion>
            <office:change-info>
              <dc:creator>Mieko</dc:creator>
              <dc:date>2017-03-29T02:51:00</dc:date>
            </office:change-info>
            <text:p text:style-name="List_20_Paragraph"><text:span text:style-name="T2">係る</text:span></text:p>
          </text:deletion>
        </text:changed-region>
        <text:changed-region xml:id="ct327573520" text:id="ct327573520">
          <text:format-change>
            <office:change-info>
              <dc:creator>Mieko</dc:creator>
              <dc:date>2017-03-29T02:51:00</dc:date>
            </office:change-info>
          </text:format-change>
        </text:changed-region>
        <text:changed-region xml:id="ct169361160" text:id="ct169361160">
          <text:insertion>
            <office:change-info>
              <dc:creator>Kunai Takashi</dc:creator>
              <dc:date>2017-03-23T15:31:00</dc:date>
            </office:change-info>
          </text:insertion>
        </text:changed-region>
        <text:changed-region xml:id="ct169362928" text:id="ct169362928">
          <text:deletion>
            <office:change-info>
              <dc:creator>Kunai Takashi</dc:creator>
              <dc:date>2017-03-23T15:31:00</dc:date>
            </office:change-info>
            <text:p text:style-name="List_20_Paragraph"><text:span text:style-name="T2">・配布</text:span></text:p>
          </text:deletion>
        </text:changed-region>
        <text:changed-region xml:id="ct169363656" text:id="ct169363656">
          <text:insertion>
            <office:change-info>
              <dc:creator>Kunai Takashi</dc:creator>
              <dc:date>2017-03-23T15:31:00</dc:date>
            </office:change-info>
          </text:insertion>
        </text:changed-region>
        <text:changed-region xml:id="ct169363032" text:id="ct169363032">
          <text:deletion>
            <office:change-info>
              <dc:creator>Kunai Takashi</dc:creator>
              <dc:date>2017-03-23T15:31:00</dc:date>
            </office:change-info>
            <text:p text:style-name="List_20_Paragraph"><text:span text:style-name="T2">生成物</text:span></text:p>
          </text:deletion>
        </text:changed-region>
        <text:changed-region xml:id="ct169361472" text:id="ct169361472">
          <text:insertion>
            <office:change-info>
              <dc:creator>Kunai Takashi</dc:creator>
              <dc:date>2017-03-23T15:32:00</dc:date>
            </office:change-info>
          </text:insertion>
        </text:changed-region>
        <text:changed-region xml:id="ct327574248" text:id="ct327574248">
          <text:insertion>
            <office:change-info>
              <dc:creator>Mieko</dc:creator>
              <dc:date>2017-03-29T02:53:00</dc:date>
            </office:change-info>
          </text:insertion>
        </text:changed-region>
        <text:changed-region xml:id="ct327573312" text:id="ct327573312">
          <text:deletion>
            <office:change-info>
              <dc:creator>Mieko</dc:creator>
              <dc:date>2017-03-29T02:53:00</dc:date>
            </office:change-info>
            <text:p text:style-name="List_20_Paragraph"><text:span text:style-name="T2">は</text:span></text:p>
          </text:deletion>
          <text:insertion>
            <office:change-info office:chg-author="Kunai Takashi" office:chg-date-time="2017-03-23T15:32:00"/>
          </text:insertion>
        </text:changed-region>
        <text:changed-region xml:id="ct327573728" text:id="ct327573728">
          <text:deletion>
            <office:change-info>
              <dc:creator>Mieko</dc:creator>
              <dc:date>2017-03-29T02:59:00</dc:date>
            </office:change-info>
            <text:p text:style-name="List_20_Paragraph"><text:span text:style-name="T2">、</text:span></text:p>
          </text:deletion>
        </text:changed-region>
        <text:changed-region xml:id="ct327576016" text:id="ct327576016">
          <text:insertion>
            <office:change-info>
              <dc:creator>Kunai Takashi</dc:creator>
              <dc:date>2017-03-23T15:32:00</dc:date>
            </office:change-info>
          </text:insertion>
        </text:changed-region>
        <text:changed-region xml:id="ct169361992" text:id="ct169361992">
          <text:insertion>
            <office:change-info>
              <dc:creator>Kunai Takashi</dc:creator>
              <dc:date>2017-03-23T15:33:00</dc:date>
            </office:change-info>
          </text:insertion>
        </text:changed-region>
        <text:changed-region xml:id="ct327575184" text:id="ct327575184">
          <text:insertion>
            <office:change-info>
              <dc:creator>Mieko</dc:creator>
              <dc:date>2017-03-29T02:53:00</dc:date>
            </office:change-info>
          </text:insertion>
        </text:changed-region>
        <text:changed-region xml:id="ct327574144" text:id="ct327574144">
          <text:deletion>
            <office:change-info>
              <dc:creator>Mieko</dc:creator>
              <dc:date>2017-03-29T02:53:00</dc:date>
            </office:change-info>
            <text:p text:style-name="List_20_Paragraph"><text:span text:style-name="T2">だ</text:span></text:p>
          </text:deletion>
          <text:insertion>
            <office:change-info office:chg-author="Kunai Takashi" office:chg-date-time="2017-03-23T15:33:00"/>
          </text:insertion>
        </text:changed-region>
        <text:changed-region xml:id="ct327579344" text:id="ct327579344">
          <text:insertion>
            <office:change-info>
              <dc:creator>Mieko</dc:creator>
              <dc:date>2017-03-29T03:00:00</dc:date>
            </office:change-info>
          </text:insertion>
        </text:changed-region>
        <text:changed-region xml:id="ct327578928" text:id="ct327578928">
          <text:insertion>
            <office:change-info>
              <dc:creator>Mieko</dc:creator>
              <dc:date>2017-03-29T03:06:00</dc:date>
            </office:change-info>
          </text:insertion>
        </text:changed-region>
        <text:changed-region xml:id="ct327575912" text:id="ct327575912">
          <text:deletion>
            <office:change-info>
              <dc:creator>Mieko</dc:creator>
              <dc:date>2017-03-29T03:00:00</dc:date>
            </office:change-info>
            <text:p text:style-name="List_20_Paragraph"><text:span text:style-name="T2">せ</text:span></text:p>
          </text:deletion>
        </text:changed-region>
        <text:changed-region xml:id="ct327577576" text:id="ct327577576">
          <text:deletion>
            <office:change-info>
              <dc:creator>Mieko</dc:creator>
              <dc:date>2017-03-29T03:00:00</dc:date>
            </office:change-info>
            <text:p text:style-name="List_20_Paragraph"><text:span text:style-name="T2">るようにしておく</text:span></text:p>
          </text:deletion>
          <text:insertion>
            <office:change-info office:chg-author="Kunai Takashi" office:chg-date-time="2017-03-23T15:33:00"/>
          </text:insertion>
        </text:changed-region>
        <text:changed-region xml:id="ct169362096" text:id="ct169362096">
          <text:deletion>
            <office:change-info>
              <dc:creator>Kunai Takashi</dc:creator>
              <dc:date>2017-03-23T15:33:00</dc:date>
            </office:change-info>
            <text:p text:style-name="List_20_Paragraph"><text:span text:style-name="T2">検索可能な写し</text:span></text:p>
          </text:deletion>
        </text:changed-region>
        <text:changed-region xml:id="ct327578720" text:id="ct327578720">
          <text:deletion>
            <office:change-info>
              <dc:creator>Mieko</dc:creator>
              <dc:date>2017-03-29T03:03:00</dc:date>
            </office:change-info>
            <text:p text:style-name="List_20_Paragraph"><text:span text:style-name="T3">例：</text:span></text:p>
          </text:deletion>
        </text:changed-region>
        <text:changed-region xml:id="ct327576744" text:id="ct327576744">
          <text:insertion>
            <office:change-info>
              <dc:creator>Mieko</dc:creator>
              <dc:date>2017-03-29T03:03:00</dc:date>
            </office:change-info>
          </text:insertion>
        </text:changed-region>
        <text:changed-region xml:id="ct327574352" text:id="ct327574352">
          <text:deletion>
            <office:change-info>
              <dc:creator>Mieko</dc:creator>
              <dc:date>2017-03-29T03:03:00</dc:date>
            </office:change-info>
            <text:p text:style-name="List_20_Paragraph"><text:span text:style-name="T2">な通知</text:span></text:p>
          </text:deletion>
        </text:changed-region>
        <text:changed-region xml:id="ct169362200" text:id="ct169362200">
          <text:insertion>
            <office:change-info>
              <dc:creator>Kunai Takashi</dc:creator>
              <dc:date>2017-03-23T17:16:00</dc:date>
            </office:change-info>
          </text:insertion>
        </text:changed-region>
        <text:changed-region xml:id="ct169362304" text:id="ct169362304">
          <text:deletion>
            <office:change-info>
              <dc:creator>Kunai Takashi</dc:creator>
              <dc:date>2017-03-23T17:16:00</dc:date>
            </office:change-info>
            <text:p text:style-name="List_20_Paragraph"><text:span text:style-name="T2">や</text:span></text:p>
          </text:deletion>
        </text:changed-region>
        <text:changed-region xml:id="ct327577784" text:id="ct327577784">
          <text:insertion>
            <office:change-info>
              <dc:creator>Mieko</dc:creator>
              <dc:date>2017-03-29T03:03:00</dc:date>
            </office:change-info>
          </text:insertion>
        </text:changed-region>
        <text:changed-region xml:id="ct327579136" text:id="ct327579136">
          <text:insertion>
            <office:change-info>
              <dc:creator>Mieko</dc:creator>
              <dc:date>2017-03-29T03:07:00</dc:date>
            </office:change-info>
          </text:insertion>
        </text:changed-region>
        <text:changed-region xml:id="ct327576848" text:id="ct327576848">
          <text:deletion>
            <office:change-info>
              <dc:creator>Mieko</dc:creator>
              <dc:date>2017-03-29T03:07:00</dc:date>
            </office:change-info>
            <text:p text:style-name="List_20_Paragraph"><text:span text:style-name="T2">。</text:span></text:p>
          </text:deletion>
        </text:changed-region>
        <text:changed-region xml:id="ct327577888" text:id="ct327577888">
          <text:deletion>
            <office:change-info>
              <dc:creator>Mieko</dc:creator>
              <dc:date>2017-03-29T03:04:00</dc:date>
            </office:change-info>
            <text:p text:style-name="List_20_Paragraph"><text:span text:style-name="T2">。</text:span></text:p>
          </text:deletion>
          <text:insertion>
            <office:change-info office:chg-author="Kunai Takashi" office:chg-date-time="2017-03-23T15:33:00"/>
          </text:insertion>
        </text:changed-region>
        <text:changed-region xml:id="ct327577680" text:id="ct327577680">
          <text:deletion>
            <office:change-info>
              <dc:creator>Mieko</dc:creator>
              <dc:date>2017-03-29T03:07:00</dc:date>
            </office:change-info>
            <text:p text:style-name="List_20_Paragraph"><text:span text:style-name="T2">さらに、</text:span></text:p>
          </text:deletion>
          <text:insertion>
            <office:change-info office:chg-author="Kunai Takashi" office:chg-date-time="2017-03-23T15:33:00"/>
          </text:insertion>
        </text:changed-region>
        <text:changed-region xml:id="ct169360952" text:id="ct169360952">
          <text:deletion>
            <office:change-info>
              <dc:creator>Kunai Takashi</dc:creator>
              <dc:date>2017-03-23T15:33:00</dc:date>
            </office:change-info>
            <text:p text:style-name="List_20_Paragraph"><text:span text:style-name="T2">および</text:span></text:p>
          </text:deletion>
        </text:changed-region>
        <text:changed-region xml:id="ct327576640" text:id="ct327576640">
          <text:insertion>
            <office:change-info>
              <dc:creator>Mieko</dc:creator>
              <dc:date>2017-03-29T03:10:00</dc:date>
            </office:change-info>
          </text:insertion>
        </text:changed-region>
        <text:changed-region xml:id="ct327589224" text:id="ct327589224">
          <text:deletion>
            <office:change-info>
              <dc:creator>Mieko</dc:creator>
              <dc:date>2017-03-29T07:59:00</dc:date>
            </office:change-info>
            <text:p text:style-name="List_20_Paragraph"><text:span text:style-name="T2">本保管物</text:span></text:p>
          </text:deletion>
        </text:changed-region>
        <text:changed-region xml:id="ct327576952" text:id="ct327576952">
          <text:deletion>
            <office:change-info>
              <dc:creator>Mieko</dc:creator>
              <dc:date>2017-03-29T03:10:00</dc:date>
            </office:change-info>
            <text:p text:style-name="List_20_Paragraph"><text:span text:style-name="T2">が</text:span></text:p>
          </text:deletion>
        </text:changed-region>
        <text:changed-region xml:id="ct169362408" text:id="ct169362408">
          <text:insertion>
            <office:change-info>
              <dc:creator>Kunai Takashi</dc:creator>
              <dc:date>2017-03-23T15:33:00</dc:date>
            </office:change-info>
          </text:insertion>
        </text:changed-region>
        <text:changed-region xml:id="ct169361576" text:id="ct169361576">
          <text:deletion>
            <office:change-info>
              <dc:creator>Kunai Takashi</dc:creator>
              <dc:date>2017-03-23T15:33:00</dc:date>
            </office:change-info>
            <text:p text:style-name="List_20_Paragraph"><text:span text:style-name="T2">提供</text:span></text:p>
          </text:deletion>
        </text:changed-region>
        <text:changed-region xml:id="ct169362512" text:id="ct169362512">
          <text:insertion>
            <office:change-info>
              <dc:creator>Kunai Takashi</dc:creator>
              <dc:date>2017-03-23T15:34:00</dc:date>
            </office:change-info>
          </text:insertion>
        </text:changed-region>
        <text:changed-region xml:id="ct169362616" text:id="ct169362616">
          <text:deletion>
            <office:change-info>
              <dc:creator>Kunai Takashi</dc:creator>
              <dc:date>2017-03-23T15:36:00</dc:date>
            </office:change-info>
            <text:p text:style-name="List_20_Paragraph"><text:span text:style-name="T2">申し出ている</text:span></text:p>
          </text:deletion>
        </text:changed-region>
        <text:changed-region xml:id="ct327577472" text:id="ct327577472">
          <text:deletion>
            <office:change-info>
              <dc:creator>Mieko</dc:creator>
              <dc:date>2017-03-29T03:08:00</dc:date>
            </office:change-info>
            <text:p text:style-name="List_20_Paragraph"><text:span text:style-name="T3">もしく</text:span></text:p>
          </text:deletion>
        </text:changed-region>
        <text:changed-region xml:id="ct327577992" text:id="ct327577992">
          <text:deletion>
            <office:change-info>
              <dc:creator>Mieko</dc:creator>
              <dc:date>2017-03-29T03:09:00</dc:date>
            </office:change-info>
            <text:p text:style-name="List_20_Paragraph"><text:span text:style-name="T3">は</text:span></text:p>
          </text:deletion>
        </text:changed-region>
        <text:changed-region xml:id="ct327578200" text:id="ct327578200">
          <text:insertion>
            <office:change-info>
              <dc:creator>Mieko</dc:creator>
              <dc:date>2017-03-29T03:10:00</dc:date>
            </office:change-info>
          </text:insertion>
        </text:changed-region>
        <text:changed-region xml:id="ct169362720" text:id="ct169362720">
          <text:deletion>
            <office:change-info>
              <dc:creator>Kunai Takashi</dc:creator>
              <dc:date>2017-03-23T15:34:00</dc:date>
            </office:change-info>
            <text:p text:style-name="List_20_Paragraph"><text:span text:style-name="T3">済み</text:span></text:p>
          </text:deletion>
        </text:changed-region>
        <text:changed-region xml:id="ct169363240" text:id="ct169363240">
          <text:deletion>
            <office:change-info>
              <dc:creator>Kunai Takashi</dc:creator>
              <dc:date>2017-03-23T15:35:00</dc:date>
            </office:change-info>
            <text:p text:style-name="List_20_Paragraph"><text:span text:style-name="T3">のうち</text:span></text:p>
          </text:deletion>
        </text:changed-region>
        <text:changed-region xml:id="ct327579032" text:id="ct327579032">
          <text:insertion>
            <office:change-info>
              <dc:creator>Mieko</dc:creator>
              <dc:date>2017-03-29T03:12:00</dc:date>
            </office:change-info>
          </text:insertion>
        </text:changed-region>
        <text:changed-region xml:id="ct327578408" text:id="ct327578408">
          <text:insertion>
            <office:change-info>
              <dc:creator>Mieko</dc:creator>
              <dc:date>2017-03-29T07:59:00</dc:date>
            </office:change-info>
          </text:insertion>
        </text:changed-region>
        <text:changed-region xml:id="ct327578096" text:id="ct327578096">
          <text:insertion>
            <office:change-info>
              <dc:creator>Mieko</dc:creator>
              <dc:date>2017-03-29T03:13:00</dc:date>
            </office:change-info>
          </text:insertion>
        </text:changed-region>
        <text:changed-region xml:id="ct327579448" text:id="ct327579448">
          <text:deletion>
            <office:change-info>
              <dc:creator>Mieko</dc:creator>
              <dc:date>2017-03-29T03:14:00</dc:date>
            </office:change-info>
            <text:p text:style-name="List_20_Paragraph"><text:span text:style-name="T2">保</text:span></text:p>
          </text:deletion>
        </text:changed-region>
        <text:changed-region xml:id="ct327577056" text:id="ct327577056">
          <text:deletion>
            <office:change-info>
              <dc:creator>Mieko</dc:creator>
              <dc:date>2017-03-29T03:14:00</dc:date>
            </office:change-info>
            <text:p text:style-name="List_20_Paragraph"><text:span text:style-name="T2">管され続ける</text:span></text:p>
          </text:deletion>
          <text:insertion>
            <office:change-info office:chg-author="Kunai Takashi" office:chg-date-time="2017-03-23T15:35:00"/>
          </text:insertion>
        </text:changed-region>
        <text:changed-region xml:id="ct327579552" text:id="ct327579552">
          <text:insertion>
            <office:change-info>
              <dc:creator>Kunai Takashi</dc:creator>
              <dc:date>2017-03-23T15:35:00</dc:date>
            </office:change-info>
          </text:insertion>
        </text:changed-region>
        <text:changed-region xml:id="ct169360536" text:id="ct169360536">
          <text:insertion>
            <office:change-info>
              <dc:creator>Kunai Takashi</dc:creator>
              <dc:date>2017-03-23T15:40:00</dc:date>
            </office:change-info>
          </text:insertion>
        </text:changed-region>
        <text:changed-region xml:id="ct169360640" text:id="ct169360640">
          <text:deletion>
            <office:change-info>
              <dc:creator>Kunai Takashi</dc:creator>
              <dc:date>2017-03-23T15:40:00</dc:date>
            </office:change-info>
            <text:p text:style-name="List_20_Paragraph"><text:span text:style-name="T2">存在するために立てら</text:span></text:p>
          </text:deletion>
        </text:changed-region>
        <text:changed-region xml:id="ct327581112" text:id="ct327581112">
          <text:insertion>
            <office:change-info>
              <dc:creator>Mieko</dc:creator>
              <dc:date>2017-03-29T03:14:00</dc:date>
            </office:change-info>
          </text:insertion>
        </text:changed-region>
        <text:changed-region xml:id="ct327577160" text:id="ct327577160">
          <text:deletion>
            <office:change-info>
              <dc:creator>Mieko</dc:creator>
              <dc:date>2017-03-29T03:14:00</dc:date>
            </office:change-info>
            <text:p text:style-name="List_20_Paragraph"><text:span text:style-name="T2">た計画</text:span></text:p>
          </text:deletion>
        </text:changed-region>
        <text:changed-region xml:id="ct327586312" text:id="ct327586312">
          <text:deletion>
            <office:change-info>
              <dc:creator>Mieko</dc:creator>
              <dc:date>2017-03-29T07:36:00</dc:date>
            </office:change-info>
            <text:p text:style-name="P10"><text:s/></text:p>
          </text:deletion>
        </text:changed-region>
        <text:changed-region xml:id="ct169360744" text:id="ct169360744">
          <text:insertion>
            <office:change-info>
              <dc:creator>Kunai Takashi</dc:creator>
              <dc:date>2017-03-23T15:45:00</dc:date>
            </office:change-info>
          </text:insertion>
        </text:changed-region>
        <text:changed-region xml:id="ct169360848" text:id="ct169360848">
          <text:deletion>
            <office:change-info>
              <dc:creator>Kunai Takashi</dc:creator>
              <dc:date>2017-03-23T15:45:00</dc:date>
            </office:change-info>
            <text:p text:style-name="P10"><text:span text:style-name="T6">している</text:span></text:p>
          </text:deletion>
        </text:changed-region>
        <text:changed-region xml:id="ct169361368" text:id="ct169361368">
          <text:deletion>
            <office:change-info>
              <dc:creator>Kunai Takashi</dc:creator>
              <dc:date>2017-03-23T15:45:00</dc:date>
            </office:change-info>
            <text:p text:style-name="P10">済み</text:p>
          </text:deletion>
        </text:changed-region>
        <text:changed-region xml:id="ct327587768" text:id="ct327587768">
          <text:insertion>
            <office:change-info>
              <dc:creator>Mieko</dc:creator>
              <dc:date>2017-03-29T07:44:00</dc:date>
            </office:change-info>
          </text:insertion>
        </text:changed-region>
        <text:changed-region xml:id="ct327577368" text:id="ct327577368">
          <text:deletion>
            <office:change-info>
              <dc:creator>Mieko</dc:creator>
              <dc:date>2017-03-29T07:44:00</dc:date>
            </office:change-info>
            <text:p text:style-name="P10"><text:span text:style-name="T6">が</text:span></text:p>
          </text:deletion>
        </text:changed-region>
        <text:changed-region xml:id="ct327588912" text:id="ct327588912">
          <text:insertion>
            <office:change-info>
              <dc:creator>Mieko</dc:creator>
              <dc:date>2017-03-29T07:44:00</dc:date>
            </office:change-info>
          </text:insertion>
        </text:changed-region>
        <text:changed-region xml:id="ct327584752" text:id="ct327584752">
          <text:deletion>
            <office:change-info>
              <dc:creator>Mieko</dc:creator>
              <dc:date>2017-03-29T07:44:00</dc:date>
            </office:change-info>
            <text:p text:style-name="P10"><text:span text:style-name="T6">すると</text:span></text:p>
          </text:deletion>
        </text:changed-region>
        <text:changed-region xml:id="ct327589120" text:id="ct327589120">
          <text:deletion>
            <office:change-info>
              <dc:creator>Mieko</dc:creator>
              <dc:date>2017-03-29T07:45:00</dc:date>
            </office:change-info>
            <text:p text:style-name="P10"><text:span text:style-name="T6">おりに</text:span></text:p>
          </text:deletion>
        </text:changed-region>
        <text:changed-region xml:id="ct327586416" text:id="ct327586416">
          <text:insertion>
            <office:change-info>
              <dc:creator>Mieko</dc:creator>
              <dc:date>2017-03-29T07:46:00</dc:date>
            </office:change-info>
          </text:insertion>
        </text:changed-region>
        <text:changed-region xml:id="ct169361784" text:id="ct169361784">
          <text:insertion>
            <office:change-info>
              <dc:creator>Kunai Takashi</dc:creator>
              <dc:date>2017-03-23T15:45:00</dc:date>
            </office:change-info>
          </text:insertion>
        </text:changed-region>
        <text:changed-region xml:id="ct327580592" text:id="ct327580592">
          <text:insertion>
            <office:change-info>
              <dc:creator>Mieko</dc:creator>
              <dc:date>2017-03-29T03:16:00</dc:date>
            </office:change-info>
          </text:insertion>
        </text:changed-region>
        <text:changed-region xml:id="ct327582568" text:id="ct327582568">
          <text:insertion>
            <office:change-info>
              <dc:creator>Mieko</dc:creator>
              <dc:date>2017-03-29T03:17:00</dc:date>
            </office:change-info>
          </text:insertion>
        </text:changed-region>
        <text:changed-region xml:id="ct169364488" text:id="ct169364488">
          <text:deletion>
            <office:change-info>
              <dc:creator>Kunai Takashi</dc:creator>
              <dc:date>2017-03-23T15:45:00</dc:date>
            </office:change-info>
            <text:p text:style-name="P10"><text:span text:style-name="T6">関連生成物</text:span></text:p>
          </text:deletion>
        </text:changed-region>
        <text:changed-region xml:id="ct327581528" text:id="ct327581528">
          <text:deletion>
            <office:change-info>
              <dc:creator>Mieko</dc:creator>
              <dc:date>2017-03-29T03:17:00</dc:date>
            </office:change-info>
            <text:p text:style-name="P10"><text:span text:style-name="T6">がすべて</text:span></text:p>
          </text:deletion>
        </text:changed-region>
        <text:changed-region xml:id="ct327581736" text:id="ct327581736">
          <text:deletion>
            <office:change-info>
              <dc:creator>Mieko</dc:creator>
              <dc:date>2017-03-29T03:17:00</dc:date>
            </office:change-info>
            <text:p text:style-name="P10"><text:span text:style-name="T6">集積さ</text:span></text:p>
          </text:deletion>
          <text:insertion>
            <office:change-info office:chg-author="Kunai Takashi" office:chg-date-time="2017-03-23T15:46:00"/>
          </text:insertion>
        </text:changed-region>
        <text:changed-region xml:id="ct169365736" text:id="ct169365736">
          <text:deletion>
            <office:change-info>
              <dc:creator>Kunai Takashi</dc:creator>
              <dc:date>2017-03-23T15:46:00</dc:date>
            </office:change-info>
            <text:p text:style-name="P10"><text:span text:style-name="T6">集めら</text:span></text:p>
          </text:deletion>
        </text:changed-region>
        <text:changed-region xml:id="ct327581216" text:id="ct327581216">
          <text:deletion>
            <office:change-info>
              <dc:creator>Mieko</dc:creator>
              <dc:date>2017-03-29T03:17:00</dc:date>
            </office:change-info>
            <text:p text:style-name="P10"><text:span text:style-name="T6">れ</text:span></text:p>
          </text:deletion>
        </text:changed-region>
        <text:changed-region xml:id="ct169365840" text:id="ct169365840">
          <text:deletion>
            <office:change-info>
              <dc:creator>Kunai Takashi</dc:creator>
              <dc:date>2017-03-23T15:46:00</dc:date>
            </office:change-info>
            <text:p text:style-name="P10"><text:span text:style-name="T6">て</text:span></text:p>
          </text:deletion>
        </text:changed-region>
        <text:changed-region xml:id="ct169366048" text:id="ct169366048">
          <text:deletion>
            <office:change-info>
              <dc:creator>Mieko</dc:creator>
              <dc:date>2017-03-29T07:46:00</dc:date>
            </office:change-info>
            <text:p text:style-name="P10"><text:span text:style-name="T6">、</text:span></text:p>
          </text:deletion>
          <text:insertion>
            <office:change-info office:chg-author="Kunai Takashi" office:chg-date-time="2017-03-23T15:45:00"/>
          </text:insertion>
        </text:changed-region>
        <text:changed-region xml:id="ct327579864" text:id="ct327579864">
          <text:insertion>
            <office:change-info>
              <dc:creator>Mieko</dc:creator>
              <dc:date>2017-03-29T03:17:00</dc:date>
            </office:change-info>
          </text:insertion>
        </text:changed-region>
        <text:changed-region xml:id="ct327582256" text:id="ct327582256">
          <text:deletion>
            <office:change-info>
              <dc:creator>Mieko</dc:creator>
              <dc:date>2017-03-29T03:17:00</dc:date>
            </office:change-info>
            <text:p text:style-name="P10"><text:span text:style-name="T6">それが</text:span></text:p>
          </text:deletion>
        </text:changed-region>
        <text:changed-region xml:id="ct169366256" text:id="ct169366256">
          <text:deletion>
            <office:change-info>
              <dc:creator>Kunai Takashi</dc:creator>
              <dc:date>2017-03-23T15:45:00</dc:date>
            </office:change-info>
            <text:p text:style-name="P10">てい</text:p>
          </text:deletion>
        </text:changed-region>
        <text:changed-region xml:id="ct327538160" text:id="ct327538160">
          <text:insertion>
            <office:change-info>
              <dc:creator>Mieko</dc:creator>
              <dc:date>2017-03-29T09:07:00</dc:date>
            </office:change-info>
          </text:insertion>
        </text:changed-region>
        <text:changed-region xml:id="ct327582464" text:id="ct327582464">
          <text:insertion>
            <office:change-info>
              <dc:creator>Mieko</dc:creator>
              <dc:date>2017-03-29T03:18:00</dc:date>
            </office:change-info>
          </text:insertion>
        </text:changed-region>
        <text:changed-region xml:id="ct327581424" text:id="ct327581424">
          <text:deletion>
            <office:change-info>
              <dc:creator>Mieko</dc:creator>
              <dc:date>2017-03-29T03:18:00</dc:date>
            </office:change-info>
            <text:p text:style-name="P10"><text:span text:style-name="T6">ことを確かなものとします。 </text:span></text:p>
          </text:deletion>
        </text:changed-region>
        <text:changed-region xml:id="ct327587560" text:id="ct327587560">
          <text:deletion>
            <office:change-info>
              <dc:creator>Mieko</dc:creator>
              <dc:date>2017-03-29T08:03:00</dc:date>
            </office:change-info>
            <text:list xml:id="list31419396" text:continue-numbering="true" text:style-name="Outline">
              <text:list-item>
                <text:list>
                  <text:list-item>
                    <text:h text:style-name="P16" text:outline-level="2"><text:span text:style-name="T12">と</text:span></text:h>
                  </text:list-item>
                </text:list>
              </text:list-item>
            </text:list>
          </text:deletion>
        </text:changed-region>
        <text:changed-region xml:id="ct327588184" text:id="ct327588184">
          <text:insertion>
            <office:change-info>
              <dc:creator>Mieko</dc:creator>
              <dc:date>2017-03-29T08:03:00</dc:date>
            </office:change-info>
          </text:insertion>
        </text:changed-region>
        <text:changed-region xml:id="ct327578512" text:id="ct327578512">
          <text:insertion>
            <office:change-info>
              <dc:creator>Mieko</dc:creator>
              <dc:date>2017-03-29T03:19:00</dc:date>
            </office:change-info>
          </text:insertion>
        </text:changed-region>
        <text:changed-region xml:id="ct327576328" text:id="ct327576328">
          <text:deletion>
            <office:change-info>
              <dc:creator>Mieko</dc:creator>
              <dc:date>2017-03-29T03:19:00</dc:date>
            </office:change-info>
            <text:list xml:id="list31402222" text:continue-numbering="true" text:style-name="Outline">
              <text:list-item>
                <text:list>
                  <text:list-item>
                    <text:h text:style-name="P16" text:outline-level="2"><text:span text:style-name="T11">を</text:span></text:h>
                  </text:list-item>
                </text:list>
              </text:list-item>
            </text:list>
          </text:deletion>
        </text:changed-region>
        <text:changed-region xml:id="ct327578304" text:id="ct327578304">
          <text:deletion>
            <office:change-info>
              <dc:creator>Mieko</dc:creator>
              <dc:date>2017-03-29T03:19:00</dc:date>
            </office:change-info>
            <text:list xml:id="list31400038" text:continue-numbering="true" text:style-name="Outline">
              <text:list-item>
                <text:list>
                  <text:list-item>
                    <text:h text:style-name="P16" text:outline-level="2"><text:span text:style-name="T12">している </text:span></text:h>
                  </text:list-item>
                </text:list>
              </text:list-item>
            </text:list>
          </text:deletion>
        </text:changed-region>
        <text:changed-region xml:id="ct327586936" text:id="ct327586936">
          <text:deletion>
            <office:change-info>
              <dc:creator>Mieko</dc:creator>
              <dc:date>2017-03-29T08:22:00</dc:date>
            </office:change-info>
            <text:p text:style-name="P28"><text:span text:style-name="T7">公衆が広く</text:span></text:p>
          </text:deletion>
        </text:changed-region>
        <text:changed-region xml:id="ct327587456" text:id="ct327587456">
          <text:insertion>
            <office:change-info>
              <dc:creator>Mieko</dc:creator>
              <dc:date>2017-03-29T08:22:00</dc:date>
            </office:change-info>
          </text:insertion>
        </text:changed-region>
        <text:changed-region xml:id="ct327583296" text:id="ct327583296">
          <text:insertion>
            <office:change-info>
              <dc:creator>Mieko</dc:creator>
              <dc:date>2017-03-29T08:22:00</dc:date>
            </office:change-info>
          </text:insertion>
        </text:changed-region>
        <text:changed-region xml:id="ct327578824" text:id="ct327578824">
          <text:deletion>
            <office:change-info>
              <dc:creator>Mieko</dc:creator>
              <dc:date>2017-03-29T08:22:00</dc:date>
            </office:change-info>
            <text:p text:style-name="P28"><text:span text:style-name="T8">できる</text:span></text:p>
          </text:deletion>
        </text:changed-region>
        <text:changed-region xml:id="ct169365424" text:id="ct169365424">
          <text:insertion>
            <office:change-info>
              <dc:creator>Kunai Takashi</dc:creator>
              <dc:date>2017-03-23T17:16:00</dc:date>
            </office:change-info>
          </text:insertion>
        </text:changed-region>
        <text:changed-region xml:id="ct327587872" text:id="ct327587872">
          <text:insertion>
            <office:change-info>
              <dc:creator>Mieko</dc:creator>
              <dc:date>2017-03-29T08:13:00</dc:date>
            </office:change-info>
          </text:insertion>
        </text:changed-region>
        <text:changed-region xml:id="ct327588704" text:id="ct327588704">
          <text:insertion>
            <office:change-info>
              <dc:creator>Kunai Takashi</dc:creator>
              <dc:date>2017-03-23T17:16:00</dc:date>
            </office:change-info>
          </text:insertion>
        </text:changed-region>
        <text:changed-region xml:id="ct169363864" text:id="ct169363864">
          <text:deletion>
            <office:change-info>
              <dc:creator>Kunai Takashi</dc:creator>
              <dc:date>2017-03-23T17:16:00</dc:date>
            </office:change-info>
            <text:p text:style-name="P28"><text:span text:style-name="T8">へ</text:span></text:p>
          </text:deletion>
        </text:changed-region>
        <text:changed-region xml:id="ct327576432" text:id="ct327576432">
          <text:deletion>
            <office:change-info>
              <dc:creator>Mieko</dc:creator>
              <dc:date>2017-03-29T03:23:00</dc:date>
            </office:change-info>
            <text:p text:style-name="P28"><text:span text:style-name="T7">ション</text:span></text:p>
          </text:deletion>
        </text:changed-region>
        <text:changed-region xml:id="ct327582360" text:id="ct327582360">
          <text:insertion>
            <office:change-info>
              <dc:creator>Mieko</dc:creator>
              <dc:date>2017-03-29T03:23:00</dc:date>
            </office:change-info>
          </text:insertion>
        </text:changed-region>
        <text:changed-region xml:id="ct327580696" text:id="ct327580696">
          <text:insertion>
            <office:change-info>
              <dc:creator>Mieko</dc:creator>
              <dc:date>2017-03-29T03:24:00</dc:date>
            </office:change-info>
          </text:insertion>
        </text:changed-region>
        <text:changed-region xml:id="ct327581632" text:id="ct327581632">
          <text:insertion>
            <office:change-info>
              <dc:creator>Mieko</dc:creator>
              <dc:date>2017-03-29T03:25:00</dc:date>
            </office:change-info>
          </text:insertion>
        </text:changed-region>
        <text:changed-region xml:id="ct327581944" text:id="ct327581944">
          <text:deletion>
            <office:change-info>
              <dc:creator>Mieko</dc:creator>
              <dc:date>2017-03-29T03:25:00</dc:date>
            </office:change-info>
            <text:p text:style-name="P28"><text:span text:style-name="T8">たポリシーが存在し、</text:span></text:p>
          </text:deletion>
        </text:changed-region>
        <text:changed-region xml:id="ct327582776" text:id="ct327582776">
          <text:deletion>
            <office:change-info>
              <dc:creator>Mieko</dc:creator>
              <dc:date>2017-03-29T08:20:00</dc:date>
            </office:change-info>
            <text:p text:style-name="P28"><text:span text:style-name="T8">そ</text:span></text:p>
          </text:deletion>
        </text:changed-region>
        <text:changed-region xml:id="ct327588496" text:id="ct327588496">
          <text:deletion>
            <office:change-info>
              <dc:creator>Mieko</dc:creator>
              <dc:date>2017-03-29T08:16:00</dc:date>
            </office:change-info>
            <text:p text:style-name="P28"><text:span text:style-name="T8">のポリシー</text:span></text:p>
          </text:deletion>
        </text:changed-region>
        <text:changed-region xml:id="ct327580904" text:id="ct327580904">
          <text:deletion>
            <office:change-info>
              <dc:creator>Mieko</dc:creator>
              <dc:date>2017-03-29T08:20:00</dc:date>
            </office:change-info>
            <text:p text:style-name="P28"><text:span text:style-name="T8">が</text:span></text:p>
          </text:deletion>
        </text:changed-region>
        <text:changed-region xml:id="ct327582672" text:id="ct327582672">
          <text:deletion>
            <office:change-info>
              <dc:creator>Mieko</dc:creator>
              <dc:date>2017-03-29T08:20:00</dc:date>
            </office:change-info>
            <text:p text:style-name="P28"><text:span text:style-name="T8">でも</text:span></text:p>
          </text:deletion>
          <text:insertion>
            <office:change-info office:chg-author="Kunai Takashi" office:chg-date-time="2017-03-23T15:48:00"/>
          </text:insertion>
        </text:changed-region>
        <text:changed-region xml:id="ct327584128" text:id="ct327584128">
          <text:insertion>
            <office:change-info>
              <dc:creator>Mieko</dc:creator>
              <dc:date>2017-03-29T08:20:00</dc:date>
            </office:change-info>
          </text:insertion>
        </text:changed-region>
        <text:changed-region xml:id="ct169363968" text:id="ct169363968">
          <text:insertion>
            <office:change-info>
              <dc:creator>Kunai Takashi</dc:creator>
              <dc:date>2017-03-23T15:48:00</dc:date>
            </office:change-info>
          </text:insertion>
        </text:changed-region>
        <text:changed-region xml:id="ct169366776" text:id="ct169366776">
          <text:deletion>
            <office:change-info>
              <dc:creator>Kunai Takashi</dc:creator>
              <dc:date>2017-03-23T15:48:00</dc:date>
            </office:change-info>
            <text:p text:style-name="P28"><text:span text:style-name="T8">行き渡ってい</text:span></text:p>
          </text:deletion>
        </text:changed-region>
        <text:changed-region xml:id="ct327579760" text:id="ct327579760">
          <text:insertion>
            <office:change-info>
              <dc:creator>Mieko</dc:creator>
              <dc:date>2017-03-29T03:27:00</dc:date>
            </office:change-info>
          </text:insertion>
        </text:changed-region>
        <text:changed-region xml:id="ct327584024" text:id="ct327584024">
          <text:insertion>
            <office:change-info>
              <dc:creator>Mieko</dc:creator>
              <dc:date>2017-03-29T03:57:00</dc:date>
            </office:change-info>
          </text:insertion>
        </text:changed-region>
        <text:changed-region xml:id="ct327585272" text:id="ct327585272">
          <text:deletion>
            <office:change-info>
              <dc:creator>Mieko</dc:creator>
              <dc:date>2017-03-29T03:57:00</dc:date>
            </office:change-info>
            <text:p text:style-name="P28"><text:span text:style-name="T8"><text:s/></text:span></text:p>
          </text:deletion>
        </text:changed-region>
        <text:changed-region xml:id="ct169364072" text:id="ct169364072">
          <text:insertion>
            <office:change-info>
              <dc:creator>Kunai Takashi</dc:creator>
              <dc:date>2017-03-23T08:42:00</dc:date>
            </office:change-info>
          </text:insertion>
        </text:changed-region>
        <text:changed-region xml:id="ct327576536" text:id="ct327576536">
          <text:format-change>
            <office:change-info>
              <dc:creator>Mieko</dc:creator>
              <dc:date>2017-03-29T03:28:00</dc:date>
            </office:change-info>
          </text:format-change>
        </text:changed-region>
        <text:changed-region xml:id="ct327579656" text:id="ct327579656">
          <text:deletion>
            <office:change-info>
              <dc:creator>Mieko</dc:creator>
              <dc:date>2017-03-29T03:29:00</dc:date>
            </office:change-info>
            <text:p text:style-name="P7">文書化された</text:p>
          </text:deletion>
        </text:changed-region>
        <text:changed-region xml:id="ct327580072" text:id="ct327580072">
          <text:insertion>
            <office:change-info>
              <dc:creator>Mieko</dc:creator>
              <dc:date>2017-03-29T03:28:00</dc:date>
            </office:change-info>
          </text:insertion>
        </text:changed-region>
        <text:changed-region xml:id="ct327580384" text:id="ct327580384">
          <text:insertion>
            <office:change-info>
              <dc:creator>Mieko</dc:creator>
              <dc:date>2017-03-29T03:29:00</dc:date>
            </office:change-info>
          </text:insertion>
        </text:changed-region>
        <text:changed-region xml:id="ct327580280" text:id="ct327580280">
          <text:insertion>
            <office:change-info>
              <dc:creator>Mieko</dc:creator>
              <dc:date>2017-03-29T03:29:00</dc:date>
            </office:change-info>
          </text:insertion>
        </text:changed-region>
        <text:changed-region xml:id="ct327586208" text:id="ct327586208">
          <text:deletion>
            <office:change-info>
              <dc:creator>Mieko</dc:creator>
              <dc:date>2017-03-29T03:29:00</dc:date>
            </office:change-info>
            <text:p text:style-name="P7"><text:span text:style-name="T6">の存在 </text:span></text:p>
          </text:deletion>
        </text:changed-region>
        <text:changed-region xml:id="ct327581320" text:id="ct327581320">
          <text:insertion>
            <office:change-info>
              <dc:creator>Mieko</dc:creator>
              <dc:date>2017-03-29T03:30:00</dc:date>
            </office:change-info>
          </text:insertion>
        </text:changed-region>
        <text:changed-region xml:id="ct327580488" text:id="ct327580488">
          <text:deletion>
            <office:change-info>
              <dc:creator>Mieko</dc:creator>
              <dc:date>2017-03-29T03:30:00</dc:date>
            </office:change-info>
            <text:p text:style-name="P20"><text:span text:style-name="T6">があること</text:span></text:p>
          </text:deletion>
        </text:changed-region>
        <text:changed-region xml:id="ct327584856" text:id="ct327584856">
          <text:insertion>
            <office:change-info>
              <dc:creator>Mieko</dc:creator>
              <dc:date>2017-03-29T03:49:00</dc:date>
            </office:change-info>
          </text:insertion>
        </text:changed-region>
        <text:changed-region xml:id="ct327581008" text:id="ct327581008">
          <text:deletion>
            <office:change-info>
              <dc:creator>Mieko</dc:creator>
              <dc:date>2017-03-29T03:31:00</dc:date>
            </office:change-info>
            <text:p text:style-name="P20"><text:span text:style-name="T6">の存在</text:span></text:p>
          </text:deletion>
        </text:changed-region>
        <text:changed-region xml:id="ct327582984" text:id="ct327582984">
          <text:deletion>
            <office:change-info>
              <dc:creator>Mieko</dc:creator>
              <dc:date>2017-03-29T03:48:00</dc:date>
            </office:change-info>
            <text:p text:style-name="P20"><text:span text:style-name="T6">（</text:span></text:p>
          </text:deletion>
        </text:changed-region>
        <text:changed-region xml:id="ct327584648" text:id="ct327584648">
          <text:deletion>
            <office:change-info>
              <dc:creator>Mieko</dc:creator>
              <dc:date>2017-03-29T03:31:00</dc:date>
            </office:change-info>
            <text:p text:style-name="P20"><text:span text:style-name="T6">例：</text:span></text:p>
          </text:deletion>
        </text:changed-region>
        <text:changed-region xml:id="ct327583192" text:id="ct327583192">
          <text:deletion>
            <office:change-info>
              <dc:creator>Mieko</dc:creator>
              <dc:date>2017-03-29T03:48:00</dc:date>
            </office:change-info>
            <text:p text:style-name="P20"><text:span text:style-name="T6">トレーニング</text:span></text:p>
          </text:deletion>
        </text:changed-region>
        <text:changed-region xml:id="ct327585688" text:id="ct327585688">
          <text:deletion>
            <office:change-info>
              <dc:creator>Mieko</dc:creator>
              <dc:date>2017-03-29T03:31:00</dc:date>
            </office:change-info>
            <text:p text:style-name="P20"><text:span text:style-name="T6">実施、</text:span></text:p>
          </text:deletion>
        </text:changed-region>
        <text:changed-region xml:id="ct327585584" text:id="ct327585584">
          <text:deletion>
            <office:change-info>
              <dc:creator>Mieko</dc:creator>
              <dc:date>2017-03-29T03:48:00</dc:date>
            </office:change-info>
            <text:p text:style-name="P20"><text:span text:style-name="T6">社内Wiki</text:span></text:p>
          </text:deletion>
        </text:changed-region>
        <text:changed-region xml:id="ct327584440" text:id="ct327584440">
          <text:deletion>
            <office:change-info>
              <dc:creator>Mieko</dc:creator>
              <dc:date>2017-03-29T03:31:00</dc:date>
            </office:change-info>
            <text:p text:style-name="P20"><text:span text:style-name="T6">、</text:span></text:p>
          </text:deletion>
          <text:insertion>
            <office:change-info office:chg-author="Kunai Takashi" office:chg-date-time="2017-03-23T17:16:00"/>
          </text:insertion>
        </text:changed-region>
        <text:changed-region xml:id="ct327583088" text:id="ct327583088">
          <text:deletion>
            <office:change-info>
              <dc:creator>Mieko</dc:creator>
              <dc:date>2017-03-29T03:31:00</dc:date>
            </office:change-info>
            <text:p text:style-name="P20"><text:span text:style-name="T6">もしくはその他</text:span></text:p>
          </text:deletion>
        </text:changed-region>
        <text:changed-region xml:id="ct327583712" text:id="ct327583712">
          <text:deletion>
            <office:change-info>
              <dc:creator>Mieko</dc:creator>
              <dc:date>2017-03-29T03:44:00</dc:date>
            </office:change-info>
            <text:p text:style-name="P20"><text:span text:style-name="T6">の手法</text:span></text:p>
          </text:deletion>
          <text:insertion>
            <office:change-info office:chg-author="Kunai Takashi" office:chg-date-time="2017-03-23T08:42:00"/>
          </text:insertion>
        </text:changed-region>
        <text:changed-region xml:id="ct327584232" text:id="ct327584232">
          <text:deletion>
            <office:change-info>
              <dc:creator>Kunai Takashi</dc:creator>
              <dc:date>2017-03-23T08:42:00</dc:date>
            </office:change-info>
            <text:p text:style-name="P20"><text:span text:style-name="T6">実践的な伝達策</text:span></text:p>
          </text:deletion>
        </text:changed-region>
        <text:changed-region xml:id="ct327583400" text:id="ct327583400">
          <text:deletion>
            <office:change-info>
              <dc:creator>Mieko</dc:creator>
              <dc:date>2017-03-29T03:48:00</dc:date>
            </office:change-info>
            <text:p text:style-name="P20"><text:span text:style-name="T6">）</text:span></text:p>
          </text:deletion>
        </text:changed-region>
        <text:changed-region xml:id="ct327585896" text:id="ct327585896">
          <text:insertion>
            <office:change-info>
              <dc:creator>Mieko</dc:creator>
              <dc:date>2017-03-29T03:46:00</dc:date>
            </office:change-info>
          </text:insertion>
        </text:changed-region>
        <text:changed-region xml:id="ct327586000" text:id="ct327586000">
          <text:insertion>
            <office:change-info>
              <dc:creator>Mieko</dc:creator>
              <dc:date>2017-03-29T03:57:00</dc:date>
            </office:change-info>
          </text:insertion>
        </text:changed-region>
        <text:changed-region xml:id="ct327584544" text:id="ct327584544">
          <text:deletion>
            <office:change-info>
              <dc:creator>Mieko</dc:creator>
              <dc:date>2017-03-29T03:57:00</dc:date>
            </office:change-info>
            <text:p text:style-name="P20"><text:span text:style-name="T6"><text:s/></text:span></text:p>
          </text:deletion>
        </text:changed-region>
        <text:changed-region xml:id="ct327588288" text:id="ct327588288">
          <text:deletion>
            <office:change-info>
              <dc:creator>Mieko</dc:creator>
              <dc:date>2017-03-29T08:04:00</dc:date>
            </office:change-info>
            <text:p text:style-name="P25"><text:span text:style-name="T3"><text:s/></text:span></text:p>
          </text:deletion>
        </text:changed-region>
        <text:changed-region xml:id="ct327589328" text:id="ct327589328">
          <text:deletion>
            <office:change-info>
              <dc:creator>Mieko</dc:creator>
              <dc:date>2017-03-29T08:24:00</dc:date>
            </office:change-info>
            <text:p text:style-name="P25"><text:span text:style-name="T3">公の場での</text:span></text:p>
          </text:deletion>
        </text:changed-region>
        <text:changed-region xml:id="ct327589432" text:id="ct327589432">
          <text:insertion>
            <office:change-info>
              <dc:creator>Mieko</dc:creator>
              <dc:date>2017-03-29T08:24:00</dc:date>
            </office:change-info>
          </text:insertion>
        </text:changed-region>
        <text:changed-region xml:id="ct327586624" text:id="ct327586624">
          <text:insertion>
            <office:change-info>
              <dc:creator>Mieko</dc:creator>
              <dc:date>2017-03-29T03:58:00</dc:date>
            </office:change-info>
          </text:insertion>
        </text:changed-region>
        <text:changed-region xml:id="ct327588808" text:id="ct327588808">
          <text:deletion>
            <office:change-info>
              <dc:creator>Mieko</dc:creator>
              <dc:date>2017-03-29T03:58:00</dc:date>
            </office:change-info>
            <text:p text:style-name="P25"><text:span text:style-name="T2">し</text:span></text:p>
          </text:deletion>
        </text:changed-region>
        <text:changed-region xml:id="ct327589536" text:id="ct327589536">
          <text:insertion>
            <office:change-info>
              <dc:creator>Mieko</dc:creator>
              <dc:date>2017-03-29T08:24:00</dc:date>
            </office:change-info>
          </text:insertion>
        </text:changed-region>
        <text:changed-region xml:id="ct327591096" text:id="ct327591096">
          <text:insertion>
            <office:change-info>
              <dc:creator>Mieko</dc:creator>
              <dc:date>2017-03-29T08:29:00</dc:date>
            </office:change-info>
          </text:insertion>
        </text:changed-region>
        <text:changed-region xml:id="ct327587352" text:id="ct327587352">
          <text:deletion>
            <office:change-info>
              <dc:creator>Mieko</dc:creator>
              <dc:date>2017-03-29T08:24:00</dc:date>
            </office:change-info>
            <text:p text:style-name="P25"><text:span text:style-name="T2">方針</text:span></text:p>
          </text:deletion>
        </text:changed-region>
        <text:changed-region xml:id="ct327589016" text:id="ct327589016">
          <text:insertion>
            <office:change-info>
              <dc:creator>Mieko</dc:creator>
              <dc:date>2017-03-29T08:25:00</dc:date>
            </office:change-info>
          </text:insertion>
        </text:changed-region>
        <text:changed-region xml:id="ct327591720" text:id="ct327591720">
          <text:deletion>
            <office:change-info>
              <dc:creator>Mieko</dc:creator>
              <dc:date>2017-03-29T08:27:00</dc:date>
            </office:change-info>
            <text:p text:style-name="P25"><text:span text:style-name="T2">を立てる</text:span></text:p>
          </text:deletion>
        </text:changed-region>
        <text:changed-region xml:id="ct327587144" text:id="ct327587144">
          <text:deletion>
            <office:change-info>
              <dc:creator>Mieko</dc:creator>
              <dc:date>2017-03-29T08:29:00</dc:date>
            </office:change-info>
            <text:p text:style-name="P25"><text:span text:style-name="T2">こと</text:span></text:p>
          </text:deletion>
        </text:changed-region>
        <text:changed-region xml:id="ct169366464" text:id="ct169366464">
          <text:insertion>
            <office:change-info>
              <dc:creator>Kunai Takashi</dc:creator>
              <dc:date>2017-03-23T17:17:00</dc:date>
            </office:change-info>
          </text:insertion>
        </text:changed-region>
        <text:changed-region xml:id="ct327589848" text:id="ct327589848">
          <text:insertion>
            <office:change-info>
              <dc:creator>Mieko</dc:creator>
              <dc:date>2017-03-29T08:29:00</dc:date>
            </office:change-info>
          </text:insertion>
        </text:changed-region>
        <text:changed-region xml:id="ct327590160" text:id="ct327590160">
          <text:insertion>
            <office:change-info>
              <dc:creator>Mieko</dc:creator>
              <dc:date>2017-03-29T08:31:00</dc:date>
            </office:change-info>
          </text:insertion>
        </text:changed-region>
        <text:changed-region xml:id="ct327582880" text:id="ct327582880">
          <text:deletion>
            <office:change-info>
              <dc:creator>Mieko</dc:creator>
              <dc:date>2017-03-29T08:31:00</dc:date>
            </office:change-info>
            <text:p text:style-name="P25"><text:span text:style-name="T2">理にかなった</text:span></text:p>
          </text:deletion>
        </text:changed-region>
        <text:changed-region xml:id="ct169365216" text:id="ct169365216">
          <text:deletion>
            <office:change-info>
              <dc:creator>N</dc:creator>
              <dc:date>2017-03-21T07:53:00</dc:date>
            </office:change-info>
            <text:p text:style-name="P25"><text:span text:style-name="T3">行なった</text:span></text:p>
          </text:deletion>
        </text:changed-region>
        <text:changed-region xml:id="ct169365112" text:id="ct169365112">
          <text:insertion>
            <office:change-info>
              <dc:creator>N</dc:creator>
              <dc:date>2017-03-21T07:53:00</dc:date>
            </office:change-info>
          </text:insertion>
        </text:changed-region>
        <text:changed-region xml:id="ct169366984" text:id="ct169366984">
          <text:insertion>
            <office:change-info>
              <dc:creator>Kunai Takashi</dc:creator>
              <dc:date>2017-03-23T15:54:00</dc:date>
            </office:change-info>
          </text:insertion>
        </text:changed-region>
        <text:changed-region xml:id="ct169364592" text:id="ct169364592">
          <text:deletion>
            <office:change-info>
              <dc:creator>Kunai Takashi</dc:creator>
              <dc:date>2017-03-23T15:55:00</dc:date>
            </office:change-info>
            <text:p text:style-name="P25"><text:span text:style-name="T2">った</text:span></text:p>
          </text:deletion>
        </text:changed-region>
        <text:changed-region xml:id="ct322521040" text:id="ct322521040">
          <text:insertion>
            <office:change-info>
              <dc:creator>Mieko</dc:creator>
              <dc:date>2017-03-29T11:05:00</dc:date>
            </office:change-info>
          </text:insertion>
        </text:changed-region>
        <text:changed-region xml:id="ct323640928" text:id="ct323640928">
          <text:deletion>
            <office:change-info>
              <dc:creator>Mieko</dc:creator>
              <dc:date>2017-03-29T09:07:00</dc:date>
            </office:change-info>
            <text:p text:style-name="P25"><text:span text:style-name="T2">を</text:span></text:p>
          </text:deletion>
        </text:changed-region>
        <text:changed-region xml:id="ct327592864" text:id="ct327592864">
          <text:insertion>
            <office:change-info>
              <dc:creator>Mieko</dc:creator>
              <dc:date>2017-03-29T08:32:00</dc:date>
            </office:change-info>
          </text:insertion>
        </text:changed-region>
        <text:changed-region xml:id="ct327577264" text:id="ct327577264">
          <text:deletion>
            <office:change-info>
              <dc:creator>Mieko</dc:creator>
              <dc:date>2017-03-29T08:32:00</dc:date>
            </office:change-info>
            <text:p text:style-name="P25"><text:span text:style-name="T2">確かなものとします。 </text:span></text:p>
          </text:deletion>
        </text:changed-region>
        <text:changed-region xml:id="ct169364696" text:id="ct169364696">
          <text:deletion>
            <office:change-info>
              <dc:creator>Kunai Takashi</dc:creator>
              <dc:date>2017-03-23T15:55:00</dc:date>
            </office:change-info>
            <text:p text:style-name="P25"><text:span text:style-name="T3">における</text:span></text:p>
          </text:deletion>
        </text:changed-region>
        <text:changed-region xml:id="ct169364280" text:id="ct169364280">
          <text:deletion>
            <office:change-info>
              <dc:creator>Kunai Takashi</dc:creator>
              <dc:date>2017-03-23T15:55:00</dc:date>
            </office:change-info>
            <text:p text:style-name="P25"><text:span text:style-name="T3">として</text:span></text:p>
          </text:deletion>
        </text:changed-region>
        <text:changed-region xml:id="ct327592760" text:id="ct327592760">
          <text:insertion>
            <office:change-info>
              <dc:creator>Mieko</dc:creator>
              <dc:date>2017-03-29T08:33:00</dc:date>
            </office:change-info>
          </text:insertion>
        </text:changed-region>
        <text:changed-region xml:id="ct327586520" text:id="ct327586520">
          <text:deletion>
            <office:change-info>
              <dc:creator>Mieko</dc:creator>
              <dc:date>2017-03-29T08:33:00</dc:date>
            </office:change-info>
            <text:p text:style-name="P25"><text:span text:style-name="T2">あるいは</text:span></text:p>
          </text:deletion>
          <text:insertion>
            <office:change-info office:chg-author="Kunai Takashi" office:chg-date-time="2017-03-23T15:55:00"/>
          </text:insertion>
        </text:changed-region>
        <text:changed-region xml:id="ct169364384" text:id="ct169364384">
          <text:deletion>
            <office:change-info>
              <dc:creator>Kunai Takashi</dc:creator>
              <dc:date>2017-03-23T15:55:00</dc:date>
            </office:change-info>
            <text:p text:style-name="P25"><text:span text:style-name="T2">もしくは</text:span></text:p>
          </text:deletion>
        </text:changed-region>
        <text:changed-region xml:id="ct327592344" text:id="ct327592344">
          <text:insertion>
            <office:change-info>
              <dc:creator>Mieko</dc:creator>
              <dc:date>2017-03-29T08:33:00</dc:date>
            </office:change-info>
          </text:insertion>
        </text:changed-region>
        <text:changed-region xml:id="ct327590784" text:id="ct327590784">
          <text:deletion>
            <office:change-info>
              <dc:creator>Mieko</dc:creator>
              <dc:date>2017-03-29T08:33:00</dc:date>
            </office:change-info>
            <text:p text:style-name="P25"><text:span text:style-name="T2">、どちらの形でも策定</text:span></text:p>
          </text:deletion>
        </text:changed-region>
        <text:changed-region xml:id="ct327591928" text:id="ct327591928">
          <text:deletion>
            <office:change-info>
              <dc:creator>Mieko</dc:creator>
              <dc:date>2017-03-29T08:34:00</dc:date>
            </office:change-info>
            <text:p text:style-name="P25"><text:span text:style-name="T3"><text:s/></text:span></text:p>
          </text:deletion>
        </text:changed-region>
        <text:changed-region xml:id="ct327592552" text:id="ct327592552">
          <text:insertion>
            <office:change-info>
              <dc:creator>Mieko</dc:creator>
              <dc:date>2017-03-29T08:34:00</dc:date>
            </office:change-info>
          </text:insertion>
        </text:changed-region>
        <text:changed-region xml:id="ct327591200" text:id="ct327591200">
          <text:deletion>
            <office:change-info>
              <dc:creator>Mieko</dc:creator>
              <dc:date>2017-03-29T08:34:00</dc:date>
            </office:change-info>
            <text:p text:style-name="P25"><text:span text:style-name="T2">全</text:span></text:p>
          </text:deletion>
        </text:changed-region>
        <text:changed-region xml:id="ct327590264" text:id="ct327590264">
          <text:insertion>
            <office:change-info>
              <dc:creator>Mieko</dc:creator>
              <dc:date>2017-03-29T08:37:00</dc:date>
            </office:change-info>
          </text:insertion>
        </text:changed-region>
        <text:changed-region xml:id="ct327589952" text:id="ct327589952">
          <text:deletion>
            <office:change-info>
              <dc:creator>Mieko</dc:creator>
              <dc:date>2017-03-29T08:37:00</dc:date>
            </office:change-info>
            <text:p text:style-name="P25"><text:span text:style-name="T2">でにおいても</text:span></text:p>
          </text:deletion>
        </text:changed-region>
        <text:changed-region xml:id="ct327591304" text:id="ct327591304">
          <text:insertion>
            <office:change-info>
              <dc:creator>Mieko</dc:creator>
              <dc:date>2017-03-29T08:36:00</dc:date>
            </office:change-info>
          </text:insertion>
        </text:changed-region>
        <text:changed-region xml:id="ct327592136" text:id="ct327592136">
          <text:deletion>
            <office:change-info>
              <dc:creator>Mieko</dc:creator>
              <dc:date>2017-03-29T08:36:00</dc:date>
            </office:change-info>
            <text:p text:style-name="P25"><text:span text:style-name="T2">が</text:span></text:p>
          </text:deletion>
        </text:changed-region>
        <text:changed-region xml:id="ct327592032" text:id="ct327592032">
          <text:deletion>
            <office:change-info>
              <dc:creator>Mieko</dc:creator>
              <dc:date>2017-03-29T08:36:00</dc:date>
            </office:change-info>
            <text:p text:style-name="P25"><text:span text:style-name="T3">しているの</text:span></text:p>
          </text:deletion>
        </text:changed-region>
        <text:changed-region xml:id="ct327589640" text:id="ct327589640">
          <text:insertion>
            <office:change-info>
              <dc:creator>Mieko</dc:creator>
              <dc:date>2017-03-29T08:36:00</dc:date>
            </office:change-info>
          </text:insertion>
        </text:changed-region>
        <text:changed-region xml:id="ct327592240" text:id="ct327592240">
          <text:deletion>
            <office:change-info>
              <dc:creator>Mieko</dc:creator>
              <dc:date>2017-03-29T08:36:00</dc:date>
            </office:change-info>
            <text:p text:style-name="P25"><text:span text:style-name="T2">望ましいでしょう。 <text:s/></text:span></text:p>
          </text:deletion>
        </text:changed-region>
        <text:changed-region xml:id="ct169364800" text:id="ct169364800">
          <text:deletion>
            <office:change-info>
              <dc:creator>Kunai Takashi</dc:creator>
              <dc:date>2017-03-23T15:56:00</dc:date>
            </office:change-info>
            <text:p text:style-name="P29">ここでいう</text:p>
          </text:deletion>
        </text:changed-region>
        <text:changed-region xml:id="ct327591616" text:id="ct327591616">
          <text:insertion>
            <office:change-info>
              <dc:creator>Mieko</dc:creator>
              <dc:date>2017-03-29T08:45:00</dc:date>
            </office:change-info>
          </text:insertion>
        </text:changed-region>
        <text:changed-region xml:id="ct327592656" text:id="ct327592656">
          <text:deletion>
            <office:change-info>
              <dc:creator>Mieko</dc:creator>
              <dc:date>2017-03-29T08:46:00</dc:date>
            </office:change-info>
            <text:p text:style-name="P29"><text:span text:style-name="T6">の</text:span></text:p>
          </text:deletion>
        </text:changed-region>
        <text:changed-region xml:id="ct322519688" text:id="ct322519688">
          <text:insertion>
            <office:change-info>
              <dc:creator>Mieko</dc:creator>
              <dc:date>2017-03-29T11:06:00</dc:date>
            </office:change-info>
          </text:insertion>
        </text:changed-region>
        <text:changed-region xml:id="ct323660896" text:id="ct323660896">
          <text:deletion>
            <office:change-info>
              <dc:creator>Mieko</dc:creator>
              <dc:date>2017-03-29T08:48:00</dc:date>
            </office:change-info>
            <text:p text:style-name="P29">それらには、以下のような点が</text:p>
          </text:deletion>
        </text:changed-region>
        <text:changed-region xml:id="ct327591824" text:id="ct327591824">
          <text:deletion>
            <office:change-info>
              <dc:creator>Mieko</dc:creator>
              <dc:date>2017-03-29T08:43:00</dc:date>
            </office:change-info>
            <text:p text:style-name="P29">考慮される</text:p>
          </text:deletion>
        </text:changed-region>
        <text:changed-region xml:id="ct327590992" text:id="ct327590992">
          <text:deletion>
            <office:change-info>
              <dc:creator>Mieko</dc:creator>
              <dc:date>2017-03-29T08:43:00</dc:date>
            </office:change-info>
            <text:p text:style-name="P29"><text:span text:style-name="T6">必要</text:span></text:p>
          </text:deletion>
          <text:insertion>
            <office:change-info office:chg-author="Kunai Takashi" office:chg-date-time="2017-03-23T15:59:00"/>
          </text:insertion>
        </text:changed-region>
        <text:changed-region xml:id="ct169366672" text:id="ct169366672">
          <text:deletion>
            <office:change-info>
              <dc:creator>Kunai Takashi</dc:creator>
              <dc:date>2017-03-23T15:59:00</dc:date>
            </office:change-info>
            <text:p text:style-name="P29"><text:span text:style-name="T6">こと</text:span></text:p>
          </text:deletion>
        </text:changed-region>
        <text:changed-region xml:id="ct327591408" text:id="ct327591408">
          <text:deletion>
            <office:change-info>
              <dc:creator>Mieko</dc:creator>
              <dc:date>2017-03-29T08:43:00</dc:date>
            </office:change-info>
            <text:p text:style-name="P29"><text:span text:style-name="T6">があ</text:span></text:p>
          </text:deletion>
        </text:changed-region>
        <text:changed-region xml:id="ct169365632" text:id="ct169365632">
          <text:deletion>
            <office:change-info>
              <dc:creator>Mieko</dc:creator>
              <dc:date>2017-03-29T08:43:00</dc:date>
            </office:change-info>
            <text:p text:style-name="P29"><text:span text:style-name="T6">る</text:span></text:p>
          </text:deletion>
          <text:insertion>
            <office:change-info office:chg-author="Kunai Takashi" office:chg-date-time="2017-03-23T17:17:00"/>
          </text:insertion>
        </text:changed-region>
        <text:changed-region xml:id="ct169365944" text:id="ct169365944">
          <text:deletion>
            <office:change-info>
              <dc:creator>Kunai Takashi</dc:creator>
              <dc:date>2017-03-23T17:17:00</dc:date>
            </office:change-info>
            <text:p text:style-name="P29"><text:span text:style-name="T6">ります</text:span></text:p>
          </text:deletion>
        </text:changed-region>
        <text:changed-region xml:id="ct323661312" text:id="ct323661312">
          <text:deletion>
            <office:change-info>
              <dc:creator>Mieko</dc:creator>
              <dc:date>2017-03-29T08:48:00</dc:date>
            </office:change-info>
            <text:p text:style-name="P29"><text:span text:style-name="T6">（ただし</text:span></text:p>
          </text:deletion>
        </text:changed-region>
        <text:changed-region xml:id="ct169366152" text:id="ct169366152">
          <text:deletion>
            <office:change-info>
              <dc:creator>Mieko</dc:creator>
              <dc:date>2017-03-29T08:48:00</dc:date>
            </office:change-info>
            <text:p text:style-name="P29"><text:span text:style-name="T6">、</text:span></text:p>
          </text:deletion>
          <text:insertion>
            <office:change-info office:chg-author="Kunai Takashi" office:chg-date-time="2017-03-23T17:17:00"/>
          </text:insertion>
        </text:changed-region>
        <text:changed-region xml:id="ct323661936" text:id="ct323661936">
          <text:deletion>
            <office:change-info>
              <dc:creator>Mieko</dc:creator>
              <dc:date>2017-03-29T08:48:00</dc:date>
            </office:change-info>
            <text:p text:style-name="P29"><text:span text:style-name="T6">この限りでは</text:span></text:p>
          </text:deletion>
        </text:changed-region>
        <text:changed-region xml:id="ct169366360" text:id="ct169366360">
          <text:deletion>
            <office:change-info>
              <dc:creator>Mieko</dc:creator>
              <dc:date>2017-03-29T08:48:00</dc:date>
            </office:change-info>
            <text:p text:style-name="P29"><text:span text:style-name="T6">ない</text:span></text:p>
          </text:deletion>
          <text:insertion>
            <office:change-info office:chg-author="Kunai Takashi" office:chg-date-time="2017-03-23T17:17:00"/>
          </text:insertion>
        </text:changed-region>
        <text:changed-region xml:id="ct169367712" text:id="ct169367712">
          <text:deletion>
            <office:change-info>
              <dc:creator>Kunai Takashi</dc:creator>
              <dc:date>2017-03-23T17:17:00</dc:date>
            </office:change-info>
            <text:p text:style-name="P29"><text:span text:style-name="T6">ありません</text:span></text:p>
          </text:deletion>
        </text:changed-region>
        <text:changed-region xml:id="ct323660792" text:id="ct323660792">
          <text:deletion>
            <office:change-info>
              <dc:creator>Mieko</dc:creator>
              <dc:date>2017-03-29T08:48:00</dc:date>
            </office:change-info>
            <text:p text:style-name="P29"><text:span text:style-name="T6">）</text:span></text:p>
          </text:deletion>
        </text:changed-region>
        <text:changed-region xml:id="ct327590368" text:id="ct327590368">
          <text:deletion>
            <office:change-info>
              <dc:creator>Mieko</dc:creator>
              <dc:date>2017-03-29T08:46:00</dc:date>
            </office:change-info>
            <text:p text:style-name="P29"><text:span text:style-name="T6">： </text:span></text:p>
          </text:deletion>
        </text:changed-region>
        <text:changed-region xml:id="ct169370104" text:id="ct169370104">
          <text:insertion>
            <office:change-info>
              <dc:creator>Kunai Takashi</dc:creator>
              <dc:date>2017-03-23T15:53:00</dc:date>
            </office:change-info>
          </text:insertion>
        </text:changed-region>
        <text:changed-region xml:id="ct169369896" text:id="ct169369896">
          <text:insertion>
            <office:change-info>
              <dc:creator>Kunai Takashi</dc:creator>
              <dc:date>2017-03-23T16:00:00</dc:date>
            </office:change-info>
          </text:insertion>
        </text:changed-region>
        <text:changed-region xml:id="ct169370416" text:id="ct169370416">
          <text:deletion>
            <office:change-info>
              <dc:creator>Kunai Takashi</dc:creator>
              <dc:date>2017-03-23T16:00:00</dc:date>
            </office:change-info>
            <text:p text:style-name="P9"><text:span text:style-name="T8">への</text:span></text:p>
          </text:deletion>
        </text:changed-region>
        <text:changed-region xml:id="ct169369688" text:id="ct169369688">
          <text:insertion>
            <office:change-info>
              <dc:creator>Kunai Takashi</dc:creator>
              <dc:date>2017-03-23T16:01:00</dc:date>
            </office:change-info>
          </text:insertion>
        </text:changed-region>
        <text:changed-region xml:id="ct323624808" text:id="ct323624808">
          <text:insertion>
            <office:change-info>
              <dc:creator>Mieko</dc:creator>
              <dc:date>2017-03-29T08:51:00</dc:date>
            </office:change-info>
          </text:insertion>
        </text:changed-region>
        <text:changed-region xml:id="ct169369480" text:id="ct169369480">
          <text:insertion>
            <office:change-info>
              <dc:creator>Kunai Takashi</dc:creator>
              <dc:date>2017-03-23T16:02:00</dc:date>
            </office:change-info>
          </text:insertion>
        </text:changed-region>
        <text:changed-region xml:id="ct169369272" text:id="ct169369272">
          <text:deletion>
            <office:change-info>
              <dc:creator>Kunai Takashi</dc:creator>
              <dc:date>2017-03-23T16:02:00</dc:date>
            </office:change-info>
            <text:p text:style-name="P13"><text:span text:style-name="T6">に係る</text:span></text:p>
          </text:deletion>
        </text:changed-region>
        <text:changed-region xml:id="ct169370208" text:id="ct169370208">
          <text:insertion>
            <office:change-info>
              <dc:creator>Kunai Takashi</dc:creator>
              <dc:date>2017-03-23T16:02:00</dc:date>
            </office:change-info>
          </text:insertion>
        </text:changed-region>
        <text:changed-region xml:id="ct169367920" text:id="ct169367920">
          <text:deletion>
            <office:change-info>
              <dc:creator>Kunai Takashi</dc:creator>
              <dc:date>2017-03-23T16:02:00</dc:date>
            </office:change-info>
            <text:p text:style-name="P13"><text:span text:style-name="T6">関与</text:span></text:p>
          </text:deletion>
        </text:changed-region>
        <text:changed-region xml:id="ct169368232" text:id="ct169368232">
          <text:insertion>
            <office:change-info>
              <dc:creator>Kunai Takashi</dc:creator>
              <dc:date>2017-03-23T16:04:00</dc:date>
            </office:change-info>
          </text:insertion>
        </text:changed-region>
        <text:changed-region xml:id="ct323625016" text:id="ct323625016">
          <text:deletion>
            <office:change-info>
              <dc:creator>Mieko</dc:creator>
              <dc:date>2017-03-29T08:54:00</dc:date>
            </office:change-info>
            <text:p text:style-name="P13"><text:span text:style-name="T6">、</text:span></text:p>
          </text:deletion>
          <text:insertion>
            <office:change-info office:chg-author="Kunai Takashi" office:chg-date-time="2017-03-23T16:04:00"/>
          </text:insertion>
        </text:changed-region>
        <text:changed-region xml:id="ct169367504" text:id="ct169367504">
          <text:deletion>
            <office:change-info>
              <dc:creator>Kunai Takashi</dc:creator>
              <dc:date>2017-03-23T16:04:00</dc:date>
            </office:change-info>
            <text:p text:style-name="P13"><text:span text:style-name="T6">と</text:span></text:p>
          </text:deletion>
        </text:changed-region>
        <text:changed-region xml:id="ct169367608" text:id="ct169367608">
          <text:insertion>
            <office:change-info>
              <dc:creator>Kunai Takashi</dc:creator>
              <dc:date>2017-03-23T16:02:00</dc:date>
            </office:change-info>
          </text:insertion>
        </text:changed-region>
        <text:changed-region xml:id="ct169370000" text:id="ct169370000">
          <text:deletion>
            <office:change-info>
              <dc:creator>Kunai Takashi</dc:creator>
              <dc:date>2017-03-23T16:02:00</dc:date>
            </office:change-info>
            <text:p text:style-name="P13"><text:span text:style-name="T6">相互交流</text:span></text:p>
          </text:deletion>
        </text:changed-region>
        <text:changed-region xml:id="ct169369376" text:id="ct169369376">
          <text:insertion>
            <office:change-info>
              <dc:creator>Kunai Takashi</dc:creator>
              <dc:date>2017-03-23T17:17:00</dc:date>
            </office:change-info>
          </text:insertion>
        </text:changed-region>
        <text:changed-region xml:id="ct169369584" text:id="ct169369584">
          <text:deletion>
            <office:change-info>
              <dc:creator>Kunai Takashi</dc:creator>
              <dc:date>2017-03-23T16:03:00</dc:date>
            </office:change-info>
            <text:p text:style-name="P13"><text:span text:style-name="T6">および</text:span></text:p>
          </text:deletion>
        </text:changed-region>
        <text:changed-region xml:id="ct169369792" text:id="ct169369792">
          <text:deletion>
            <office:change-info>
              <dc:creator>Kunai Takashi</dc:creator>
              <dc:date>2017-03-23T17:17:00</dc:date>
            </office:change-info>
            <text:p text:style-name="P13"><text:span text:style-name="T6">、</text:span></text:p>
          </text:deletion>
        </text:changed-region>
        <text:changed-region xml:id="ct323646336" text:id="ct323646336">
          <text:insertion>
            <office:change-info>
              <dc:creator>Mieko</dc:creator>
              <dc:date>2017-03-29T09:09:00</dc:date>
            </office:change-info>
          </text:insertion>
        </text:changed-region>
        <text:changed-region xml:id="ct323625432" text:id="ct323625432">
          <text:deletion>
            <office:change-info>
              <dc:creator>Mieko</dc:creator>
              <dc:date>2017-03-29T08:51:00</dc:date>
            </office:change-info>
            <text:p text:style-name="P13"><text:s/></text:p>
          </text:deletion>
        </text:changed-region>
        <text:changed-region xml:id="ct169368440" text:id="ct169368440">
          <text:insertion>
            <office:change-info>
              <dc:creator>Kunai Takashi</dc:creator>
              <dc:date>2017-03-23T16:03:00</dc:date>
            </office:change-info>
          </text:insertion>
        </text:changed-region>
        <text:changed-region xml:id="ct169368336" text:id="ct169368336">
          <text:deletion>
            <office:change-info>
              <dc:creator>Kunai Takashi</dc:creator>
              <dc:date>2017-03-23T16:03:00</dc:date>
            </office:change-info>
            <text:p text:style-name="P13"><text:span text:style-name="T6">に</text:span></text:p>
          </text:deletion>
        </text:changed-region>
        <text:changed-region xml:id="ct323645192" text:id="ct323645192">
          <text:insertion>
            <office:change-info>
              <dc:creator>Mieko</dc:creator>
              <dc:date>2017-03-29T09:09:00</dc:date>
            </office:change-info>
          </text:insertion>
        </text:changed-region>
        <text:changed-region xml:id="ct323645088" text:id="ct323645088">
          <text:deletion>
            <office:change-info>
              <dc:creator>Mieko</dc:creator>
              <dc:date>2017-03-29T09:09:00</dc:date>
            </office:change-info>
            <text:p text:style-name="P13"><text:span text:style-name="T6">を含む </text:span></text:p>
          </text:deletion>
        </text:changed-region>
        <text:changed-region xml:id="ct169368544" text:id="ct169368544">
          <text:insertion>
            <office:change-info>
              <dc:creator>Kunai Takashi</dc:creator>
              <dc:date>2017-03-23T16:04:00</dc:date>
            </office:change-info>
          </text:insertion>
        </text:changed-region>
        <text:changed-region xml:id="ct169368648" text:id="ct169368648">
          <text:deletion>
            <office:change-info>
              <dc:creator>Kunai Takashi</dc:creator>
              <dc:date>2017-03-23T16:04:00</dc:date>
            </office:change-info>
            <text:p text:style-name="P13"><text:span text:style-name="T6">求</text:span></text:p>
          </text:deletion>
        </text:changed-region>
        <text:changed-region xml:id="ct323644672" text:id="ct323644672">
          <text:insertion>
            <office:change-info>
              <dc:creator>Mieko</dc:creator>
              <dc:date>2017-03-29T09:56:00</dc:date>
            </office:change-info>
          </text:insertion>
        </text:changed-region>
        <text:changed-region xml:id="ct327536808" text:id="ct327536808">
          <text:deletion>
            <office:change-info>
              <dc:creator>Mieko</dc:creator>
              <dc:date>2017-03-29T09:56:00</dc:date>
            </office:change-info>
            <text:p text:style-name="P13"><text:span text:style-name="T6"><text:s/></text:span></text:p>
          </text:deletion>
        </text:changed-region>
        <text:changed-region xml:id="ct169370312" text:id="ct169370312">
          <text:insertion>
            <office:change-info>
              <dc:creator>Kunai Takashi</dc:creator>
              <dc:date>2017-03-23T08:43:00</dc:date>
            </office:change-info>
          </text:insertion>
        </text:changed-region>
        <text:changed-region xml:id="ct323641240" text:id="ct323641240">
          <text:format-change>
            <office:change-info>
              <dc:creator>Mieko</dc:creator>
              <dc:date>2017-03-29T09:08:00</dc:date>
            </office:change-info>
          </text:format-change>
        </text:changed-region>
        <text:changed-region xml:id="ct169367192" text:id="ct169367192">
          <text:deletion>
            <office:change-info>
              <dc:creator>Kunai Takashi</dc:creator>
              <dc:date>2017-03-23T16:04:00</dc:date>
            </office:change-info>
            <text:p text:style-name="P7">の</text:p>
          </text:deletion>
        </text:changed-region>
        <text:changed-region xml:id="ct322482768" text:id="ct322482768">
          <text:deletion>
            <office:change-info>
              <dc:creator>Mieko</dc:creator>
              <dc:date>2017-03-29T10:12:00</dc:date>
            </office:change-info>
            <text:p text:style-name="P7"><text:span text:style-name="T6">文書化された</text:span></text:p>
          </text:deletion>
        </text:changed-region>
        <text:changed-region xml:id="ct322487448" text:id="ct322487448">
          <text:insertion>
            <office:change-info>
              <dc:creator>Mieko</dc:creator>
              <dc:date>2017-03-29T10:12:00</dc:date>
            </office:change-info>
          </text:insertion>
        </text:changed-region>
        <text:changed-region xml:id="ct327539200" text:id="ct327539200">
          <text:insertion>
            <office:change-info>
              <dc:creator>Mieko</dc:creator>
              <dc:date>2017-03-29T10:04:00</dc:date>
            </office:change-info>
          </text:insertion>
        </text:changed-region>
        <text:changed-region xml:id="ct322481832" text:id="ct322481832">
          <text:deletion>
            <office:change-info>
              <dc:creator>Mieko</dc:creator>
              <dc:date>2017-03-29T10:12:00</dc:date>
            </office:change-info>
            <text:p text:style-name="P7"><text:span text:style-name="T6">の</text:span></text:p>
          </text:deletion>
        </text:changed-region>
        <text:changed-region xml:id="ct322484640" text:id="ct322484640">
          <text:insertion>
            <office:change-info>
              <dc:creator>Mieko</dc:creator>
              <dc:date>2017-03-29T10:12:00</dc:date>
            </office:change-info>
          </text:insertion>
        </text:changed-region>
        <text:changed-region xml:id="ct322484744" text:id="ct322484744">
          <text:deletion>
            <office:change-info>
              <dc:creator>Mieko</dc:creator>
              <dc:date>2017-03-29T10:12:00</dc:date>
            </office:change-info>
            <text:p text:style-name="P7"><text:span text:style-name="T6"><text:s/></text:span></text:p>
          </text:deletion>
        </text:changed-region>
        <text:changed-region xml:id="ct322487032" text:id="ct322487032">
          <text:insertion>
            <office:change-info>
              <dc:creator>Mieko</dc:creator>
              <dc:date>2017-03-29T10:12:00</dc:date>
            </office:change-info>
          </text:insertion>
        </text:changed-region>
        <text:changed-region xml:id="ct327539408" text:id="ct327539408">
          <text:deletion>
            <office:change-info>
              <dc:creator>Mieko</dc:creator>
              <dc:date>2017-03-29T10:05:00</dc:date>
            </office:change-info>
            <text:p text:style-name="P10"><text:s/></text:p>
          </text:deletion>
        </text:changed-region>
        <text:changed-region xml:id="ct327539304" text:id="ct327539304">
          <text:insertion>
            <office:change-info>
              <dc:creator>Mieko</dc:creator>
              <dc:date>2017-03-29T10:05:00</dc:date>
            </office:change-info>
          </text:insertion>
        </text:changed-region>
        <text:changed-region xml:id="ct327537016" text:id="ct327537016">
          <text:insertion>
            <office:change-info>
              <dc:creator>Mieko</dc:creator>
              <dc:date>2017-03-29T10:06:00</dc:date>
            </office:change-info>
          </text:insertion>
        </text:changed-region>
        <text:changed-region xml:id="ct327536912" text:id="ct327536912">
          <text:insertion>
            <office:change-info>
              <dc:creator>Mieko</dc:creator>
              <dc:date>2017-03-29T10:05:00</dc:date>
            </office:change-info>
          </text:insertion>
        </text:changed-region>
        <text:changed-region xml:id="ct169367296" text:id="ct169367296">
          <text:deletion>
            <office:change-info>
              <dc:creator>Kunai Takashi</dc:creator>
              <dc:date>2017-03-23T16:05:00</dc:date>
            </office:change-info>
            <text:p text:style-name="P10">されている</text:p>
          </text:deletion>
        </text:changed-region>
        <text:changed-region xml:id="ct327539824" text:id="ct327539824">
          <text:insertion>
            <office:change-info>
              <dc:creator>Mieko</dc:creator>
              <dc:date>2017-03-29T10:06:00</dc:date>
            </office:change-info>
          </text:insertion>
        </text:changed-region>
        <text:changed-region xml:id="ct327538992" text:id="ct327538992">
          <text:deletion>
            <office:change-info>
              <dc:creator>Mieko</dc:creator>
              <dc:date>2017-03-29T10:06:00</dc:date>
            </office:change-info>
            <text:p text:style-name="P10"><text:span text:style-name="T6">へ</text:span></text:p>
          </text:deletion>
        </text:changed-region>
        <text:changed-region xml:id="ct327536704" text:id="ct327536704">
          <text:deletion>
            <office:change-info>
              <dc:creator>Mieko</dc:creator>
              <dc:date>2017-03-29T10:09:00</dc:date>
            </office:change-info>
            <text:p text:style-name="P10">や</text:p>
          </text:deletion>
        </text:changed-region>
        <text:changed-region xml:id="ct327540552" text:id="ct327540552">
          <text:deletion>
            <office:change-info>
              <dc:creator>Mieko</dc:creator>
              <dc:date>2017-03-29T10:08:00</dc:date>
            </office:change-info>
            <text:p text:style-name="P10">やり</text:p>
          </text:deletion>
        </text:changed-region>
        <text:changed-region xml:id="ct327543568" text:id="ct327543568">
          <text:insertion>
            <office:change-info>
              <dc:creator>Mieko</dc:creator>
              <dc:date>2017-03-29T10:09:00</dc:date>
            </office:change-info>
          </text:insertion>
        </text:changed-region>
        <text:changed-region xml:id="ct327542840" text:id="ct327542840">
          <text:deletion>
            <office:change-info>
              <dc:creator>Mieko</dc:creator>
              <dc:date>2017-03-29T10:09:00</dc:date>
            </office:change-info>
            <text:p text:style-name="P10"><text:span text:style-name="T6">方</text:span></text:p>
          </text:deletion>
        </text:changed-region>
        <text:changed-region xml:id="ct322520520" text:id="ct322520520">
          <text:insertion>
            <office:change-info>
              <dc:creator>Mieko</dc:creator>
              <dc:date>2017-03-29T11:07:00</dc:date>
            </office:change-info>
          </text:insertion>
        </text:changed-region>
        <text:changed-region xml:id="ct327544400" text:id="ct327544400">
          <text:insertion>
            <office:change-info>
              <dc:creator>Mieko</dc:creator>
              <dc:date>2017-03-29T10:10:00</dc:date>
            </office:change-info>
          </text:insertion>
        </text:changed-region>
        <text:changed-region xml:id="ct327544608" text:id="ct327544608">
          <text:deletion>
            <office:change-info>
              <dc:creator>Mieko</dc:creator>
              <dc:date>2017-03-29T10:10:00</dc:date>
            </office:change-info>
            <text:p text:style-name="P10"><text:span text:style-name="T6">を確かなものとし</text:span></text:p>
          </text:deletion>
        </text:changed-region>
        <text:changed-region xml:id="ct322519376" text:id="ct322519376">
          <text:deletion>
            <office:change-info>
              <dc:creator>Mieko</dc:creator>
              <dc:date>2017-03-29T11:07:00</dc:date>
            </office:change-info>
            <text:p text:style-name="P10"><text:s/></text:p>
          </text:deletion>
        </text:changed-region>
        <text:changed-region xml:id="ct169367400" text:id="ct169367400">
          <text:deletion>
            <office:change-info>
              <dc:creator>Kunai Takashi</dc:creator>
              <dc:date>2017-03-23T16:05:00</dc:date>
            </office:change-info>
            <text:p text:style-name="P10">ポリシーはここでいう</text:p>
          </text:deletion>
        </text:changed-region>
        <text:changed-region xml:id="ct322520728" text:id="ct322520728">
          <text:insertion>
            <office:change-info>
              <dc:creator>Mieko</dc:creator>
              <dc:date>2017-03-29T11:07:00</dc:date>
            </office:change-info>
          </text:insertion>
        </text:changed-region>
        <text:changed-region xml:id="ct169367816" text:id="ct169367816">
          <text:insertion>
            <office:change-info>
              <dc:creator>Kunai Takashi</dc:creator>
              <dc:date>2017-03-23T16:05:00</dc:date>
            </office:change-info>
          </text:insertion>
        </text:changed-region>
        <text:changed-region xml:id="ct169368752" text:id="ct169368752">
          <text:insertion>
            <office:change-info>
              <dc:creator>Kunai Takashi</dc:creator>
              <dc:date>2017-03-23T16:06:00</dc:date>
            </office:change-info>
          </text:insertion>
        </text:changed-region>
        <text:changed-region xml:id="ct327543984" text:id="ct327543984">
          <text:insertion>
            <office:change-info>
              <dc:creator>Mieko</dc:creator>
              <dc:date>2017-03-29T10:10:00</dc:date>
            </office:change-info>
          </text:insertion>
        </text:changed-region>
        <text:changed-region xml:id="ct327540656" text:id="ct327540656">
          <text:deletion>
            <office:change-info>
              <dc:creator>Mieko</dc:creator>
              <dc:date>2017-03-29T10:10:00</dc:date>
            </office:change-info>
            <text:p text:style-name="P10"><text:span text:style-name="T6">い</text:span></text:p>
          </text:deletion>
          <text:insertion>
            <office:change-info office:chg-author="Kunai Takashi" office:chg-date-time="2017-03-23T16:06:00"/>
          </text:insertion>
        </text:changed-region>
        <text:changed-region xml:id="ct327544920" text:id="ct327544920">
          <text:insertion>
            <office:change-info>
              <dc:creator>Kunai Takashi</dc:creator>
              <dc:date>2017-03-23T16:06:00</dc:date>
            </office:change-info>
          </text:insertion>
        </text:changed-region>
        <text:changed-region xml:id="ct169368024" text:id="ct169368024">
          <text:deletion>
            <office:change-info>
              <dc:creator>Kunai Takashi</dc:creator>
              <dc:date>2017-03-23T16:06:00</dc:date>
            </office:change-info>
            <text:p text:style-name="P10"><text:span text:style-name="T6">する場合があります</text:span></text:p>
          </text:deletion>
        </text:changed-region>
        <text:changed-region xml:id="ct169368128" text:id="ct169368128">
          <text:deletion>
            <office:change-info>
              <dc:creator>Kunai Takashi</dc:creator>
              <dc:date>2017-03-23T16:06:00</dc:date>
            </office:change-info>
            <text:p text:style-name="P10">特有の</text:p>
          </text:deletion>
        </text:changed-region>
        <text:changed-region xml:id="ct169368856" text:id="ct169368856">
          <text:insertion>
            <office:change-info>
              <dc:creator>Kunai Takashi</dc:creator>
              <dc:date>2017-03-23T16:06:00</dc:date>
            </office:change-info>
          </text:insertion>
        </text:changed-region>
        <text:changed-region xml:id="ct169368960" text:id="ct169368960">
          <text:deletion>
            <office:change-info>
              <dc:creator>Kunai Takashi</dc:creator>
              <dc:date>2017-03-23T16:06:00</dc:date>
            </office:change-info>
            <text:p text:style-name="P10"><text:span text:style-name="T6">で</text:span></text:p>
          </text:deletion>
        </text:changed-region>
        <text:changed-region xml:id="ct169369064" text:id="ct169369064">
          <text:insertion>
            <office:change-info>
              <dc:creator>Kunai Takashi</dc:creator>
              <dc:date>2017-03-23T16:10:00</dc:date>
            </office:change-info>
          </text:insertion>
        </text:changed-region>
        <text:changed-region xml:id="ct169369168" text:id="ct169369168">
          <text:insertion>
            <office:change-info>
              <dc:creator>Kunai Takashi</dc:creator>
              <dc:date>2017-03-23T16:11:00</dc:date>
            </office:change-info>
          </text:insertion>
        </text:changed-region>
        <text:changed-region xml:id="ct169372288" text:id="ct169372288">
          <text:deletion>
            <office:change-info>
              <dc:creator>Kunai Takashi</dc:creator>
              <dc:date>2017-03-23T16:11:00</dc:date>
            </office:change-info>
            <text:p text:style-name="P10"><text:span text:style-name="T6">が</text:span></text:p>
          </text:deletion>
        </text:changed-region>
        <text:changed-region xml:id="ct169372080" text:id="ct169372080">
          <text:deletion>
            <office:change-info>
              <dc:creator>Kunai Takashi</dc:creator>
              <dc:date>2017-03-23T16:11:00</dc:date>
            </office:change-info>
            <text:p text:style-name="P10">る場合には</text:p>
          </text:deletion>
        </text:changed-region>
        <text:changed-region xml:id="ct169372600" text:id="ct169372600">
          <text:deletion>
            <office:change-info>
              <dc:creator>Kunai Takashi</dc:creator>
              <dc:date>2017-03-23T16:11:00</dc:date>
            </office:change-info>
            <text:p text:style-name="P10">上記に関わらず</text:p>
          </text:deletion>
        </text:changed-region>
        <text:changed-region xml:id="ct322520832" text:id="ct322520832">
          <text:deletion>
            <office:change-info>
              <dc:creator>Mieko</dc:creator>
              <dc:date>2017-03-29T11:08:00</dc:date>
            </office:change-info>
            <text:p text:style-name="P10">は</text:p>
          </text:deletion>
        </text:changed-region>
        <text:changed-region xml:id="ct322520208" text:id="ct322520208">
          <text:insertion>
            <office:change-info>
              <dc:creator>Mieko</dc:creator>
              <dc:date>2017-03-29T11:08:00</dc:date>
            </office:change-info>
          </text:insertion>
        </text:changed-region>
        <text:changed-region xml:id="ct325075200" text:id="ct325075200">
          <text:insertion>
            <office:change-info>
              <dc:creator>Mieko</dc:creator>
              <dc:date>2017-03-29T10:17:00</dc:date>
            </office:change-info>
          </text:insertion>
        </text:changed-region>
        <text:changed-region xml:id="ct169371040" text:id="ct169371040">
          <text:insertion>
            <office:change-info>
              <dc:creator>Kunai Takashi</dc:creator>
              <dc:date>2017-03-23T16:11:00</dc:date>
            </office:change-info>
          </text:insertion>
        </text:changed-region>
        <text:changed-region xml:id="ct169372912" text:id="ct169372912">
          <text:insertion>
            <office:change-info>
              <dc:creator>Kunai Takashi</dc:creator>
              <dc:date>2017-03-23T16:18:00</dc:date>
            </office:change-info>
          </text:insertion>
        </text:changed-region>
        <text:changed-region xml:id="ct169371768" text:id="ct169371768">
          <text:deletion>
            <office:change-info>
              <dc:creator>Kunai Takashi</dc:creator>
              <dc:date>2017-03-23T16:18:00</dc:date>
            </office:change-info>
            <text:p text:style-name="P10"><text:span text:style-name="T6">もの</text:span></text:p>
          </text:deletion>
        </text:changed-region>
        <text:changed-region xml:id="ct169372184" text:id="ct169372184">
          <text:deletion>
            <office:change-info>
              <dc:creator>Kunai Takashi</dc:creator>
              <dc:date>2017-03-23T16:11:00</dc:date>
            </office:change-info>
            <text:p text:style-name="P10"><text:span text:style-name="T6">れない</text:span></text:p>
          </text:deletion>
        </text:changed-region>
        <text:changed-region xml:id="ct169373432" text:id="ct169373432">
          <text:insertion>
            <office:change-info>
              <dc:creator>Kunai Takashi</dc:creator>
              <dc:date>2017-03-23T16:18:00</dc:date>
            </office:change-info>
          </text:insertion>
        </text:changed-region>
        <text:changed-region xml:id="ct327588080" text:id="ct327588080">
          <text:deletion>
            <office:change-info>
              <dc:creator>Mieko</dc:creator>
              <dc:date>2017-03-29T10:22:00</dc:date>
            </office:change-info>
            <text:list xml:id="list31405006" text:continue-numbering="true" text:style-name="Outline">
              <text:list-item>
                <text:list>
                  <text:list-item>
                    <text:h text:style-name="P16" text:outline-level="2"><text:span text:style-name="T12">の</text:span></text:h>
                  </text:list-item>
                </text:list>
              </text:list-item>
            </text:list>
          </text:deletion>
        </text:changed-region>
        <text:changed-region xml:id="ct327582048" text:id="ct327582048">
          <text:deletion>
            <office:change-info>
              <dc:creator>Mieko</dc:creator>
              <dc:date>2017-03-29T10:22:00</dc:date>
            </office:change-info>
            <text:list xml:id="list31407851" text:continue-numbering="true" text:style-name="Outline">
              <text:list-item>
                <text:list>
                  <text:list-item>
                    <text:h text:style-name="P16" text:outline-level="2"><text:span text:style-name="T11">に</text:span></text:h>
                  </text:list-item>
                </text:list>
              </text:list-item>
            </text:list>
          </text:deletion>
          <text:insertion>
            <office:change-info office:chg-author="Kunai Takashi" office:chg-date-time="2017-03-23T16:12:00"/>
          </text:insertion>
        </text:changed-region>
        <text:changed-region xml:id="ct169371872" text:id="ct169371872">
          <text:insertion>
            <office:change-info>
              <dc:creator>Kunai Takashi</dc:creator>
              <dc:date>2017-03-23T16:12:00</dc:date>
            </office:change-info>
          </text:insertion>
        </text:changed-region>
        <text:changed-region xml:id="ct169371976" text:id="ct169371976">
          <text:deletion>
            <office:change-info>
              <dc:creator>Kunai Takashi</dc:creator>
              <dc:date>2017-03-23T16:12:00</dc:date>
            </office:change-info>
            <text:list xml:id="list31421863" text:continue-numbering="true" text:style-name="Outline">
              <text:list-item>
                <text:list>
                  <text:list-item>
                    <text:h text:style-name="P16" text:outline-level="2"><text:span text:style-name="T11">を遵守</text:span></text:h>
                  </text:list-item>
                </text:list>
              </text:list-item>
            </text:list>
          </text:deletion>
        </text:changed-region>
        <text:changed-region xml:id="ct327590576" text:id="ct327590576">
          <text:deletion>
            <office:change-info>
              <dc:creator>Mieko</dc:creator>
              <dc:date>2017-03-29T10:22:00</dc:date>
            </office:change-info>
            <text:list xml:id="list31396199" text:continue-numbering="true" text:style-name="Outline">
              <text:list-item>
                <text:list>
                  <text:list-item>
                    <text:h text:style-name="P16" text:outline-level="2"><text:span text:style-name="T11">していること</text:span></text:h>
                  </text:list-item>
                </text:list>
              </text:list-item>
            </text:list>
          </text:deletion>
        </text:changed-region>
        <text:changed-region xml:id="ct327580176" text:id="ct327580176">
          <text:insertion>
            <office:change-info>
              <dc:creator>Mieko</dc:creator>
              <dc:date>2017-03-29T10:21:00</dc:date>
            </office:change-info>
          </text:insertion>
        </text:changed-region>
        <text:changed-region xml:id="ct327581840" text:id="ct327581840">
          <text:deletion>
            <office:change-info>
              <dc:creator>Mieko</dc:creator>
              <dc:date>2017-03-29T10:21:00</dc:date>
            </office:change-info>
            <text:list xml:id="list31417790" text:continue-numbering="true" text:style-name="Outline">
              <text:list-item>
                <text:list>
                  <text:list-item>
                    <text:h text:style-name="P16" text:outline-level="2"><text:span text:style-name="T11">を</text:span></text:h>
                  </text:list-item>
                </text:list>
              </text:list-item>
            </text:list>
          </text:deletion>
        </text:changed-region>
        <text:changed-region xml:id="ct327583920" text:id="ct327583920">
          <text:deletion>
            <office:change-info>
              <dc:creator>Mieko</dc:creator>
              <dc:date>2017-03-29T10:21:00</dc:date>
            </office:change-info>
            <text:list xml:id="list31423396" text:continue-numbering="true" text:style-name="Outline">
              <text:list-item>
                <text:list>
                  <text:list-item>
                    <text:h text:style-name="P16" text:outline-level="2"><text:span text:style-name="T12">する</text:span></text:h>
                  </text:list-item>
                </text:list>
              </text:list-item>
            </text:list>
          </text:deletion>
        </text:changed-region>
        <text:changed-region xml:id="ct169373016" text:id="ct169373016">
          <text:insertion>
            <office:change-info>
              <dc:creator>Kunai Takashi</dc:creator>
              <dc:date>2017-03-23T16:12:00</dc:date>
            </office:change-info>
          </text:insertion>
        </text:changed-region>
        <text:changed-region xml:id="ct169372392" text:id="ct169372392">
          <text:insertion>
            <office:change-info>
              <dc:creator>Kunai Takashi</dc:creator>
              <dc:date>2017-03-23T16:13:00</dc:date>
            </office:change-info>
          </text:insertion>
        </text:changed-region>
        <text:changed-region xml:id="ct169372496" text:id="ct169372496">
          <text:deletion>
            <office:change-info>
              <dc:creator>N</dc:creator>
              <dc:date>2017-03-21T07:53:00</dc:date>
            </office:change-info>
            <text:p text:style-name="P28"><text:span text:style-name="T7">Openchain</text:span></text:p>
          </text:deletion>
        </text:changed-region>
        <text:changed-region xml:id="ct169371144" text:id="ct169371144">
          <text:insertion>
            <office:change-info>
              <dc:creator>N</dc:creator>
              <dc:date>2017-03-21T07:53:00</dc:date>
            </office:change-info>
          </text:insertion>
        </text:changed-region>
        <text:changed-region xml:id="ct169371352" text:id="ct169371352">
          <text:insertion>
            <office:change-info>
              <dc:creator>Kunai Takashi</dc:creator>
              <dc:date>2017-03-23T16:13:00</dc:date>
            </office:change-info>
          </text:insertion>
        </text:changed-region>
        <text:changed-region xml:id="ct322519168" text:id="ct322519168">
          <text:insertion>
            <office:change-info>
              <dc:creator>Mieko</dc:creator>
              <dc:date>2017-03-29T11:09:00</dc:date>
            </office:change-info>
          </text:insertion>
        </text:changed-region>
        <text:changed-region xml:id="ct322519272" text:id="ct322519272">
          <text:deletion>
            <office:change-info>
              <dc:creator>Mieko</dc:creator>
              <dc:date>2017-03-29T11:09:00</dc:date>
            </office:change-info>
            <text:p text:style-name="P28"><text:span text:style-name="T8">しなければな</text:span></text:p>
          </text:deletion>
        </text:changed-region>
        <text:changed-region xml:id="ct327553240" text:id="ct327553240">
          <text:deletion>
            <office:change-info>
              <dc:creator>Mieko</dc:creator>
              <dc:date>2017-03-29T10:18:00</dc:date>
            </office:change-info>
            <text:p text:style-name="P28"><text:span text:style-name="T8">りません</text:span></text:p>
          </text:deletion>
        </text:changed-region>
        <text:changed-region xml:id="ct322519896" text:id="ct322519896">
          <text:deletion>
            <office:change-info>
              <dc:creator>Mieko</dc:creator>
              <dc:date>2017-03-29T11:09:00</dc:date>
            </office:change-info>
            <text:p text:style-name="P28"><text:span text:style-name="T7"><text:s/></text:span></text:p>
          </text:deletion>
        </text:changed-region>
        <text:changed-region xml:id="ct169373328" text:id="ct169373328">
          <text:insertion>
            <office:change-info>
              <dc:creator>Kunai Takashi</dc:creator>
              <dc:date>2017-03-23T08:43:00</dc:date>
            </office:change-info>
          </text:insertion>
        </text:changed-region>
        <text:changed-region xml:id="ct325057624" text:id="ct325057624">
          <text:format-change>
            <office:change-info>
              <dc:creator>Mieko</dc:creator>
              <dc:date>2017-03-29T10:24:00</dc:date>
            </office:change-info>
          </text:format-change>
        </text:changed-region>
        <text:changed-region xml:id="ct169373536" text:id="ct169373536">
          <text:insertion>
            <office:change-info>
              <dc:creator>Kunai Takashi</dc:creator>
              <dc:date>2017-03-23T16:19:00</dc:date>
            </office:change-info>
          </text:insertion>
        </text:changed-region>
        <text:changed-region xml:id="ct169373120" text:id="ct169373120">
          <text:deletion>
            <office:change-info>
              <dc:creator>Kunai Takashi</dc:creator>
              <dc:date>2017-03-23T16:13:00</dc:date>
            </office:change-info>
            <text:p text:style-name="P20"><text:span text:style-name="T6">確認できている、</text:span></text:p>
          </text:deletion>
        </text:changed-region>
        <text:changed-region xml:id="ct169373224" text:id="ct169373224">
          <text:deletion>
            <office:change-info>
              <dc:creator>Kunai Takashi</dc:creator>
              <dc:date>2017-03-23T16:19:00</dc:date>
            </office:change-info>
            <text:p text:style-name="P20"><text:span text:style-name="T6">が</text:span></text:p>
          </text:deletion>
        </text:changed-region>
        <text:changed-region xml:id="ct169373640" text:id="ct169373640">
          <text:insertion>
            <office:change-info>
              <dc:creator>Kunai Takashi</dc:creator>
              <dc:date>2017-03-23T16:19:00</dc:date>
            </office:change-info>
          </text:insertion>
        </text:changed-region>
        <text:changed-region xml:id="ct169373744" text:id="ct169373744">
          <text:insertion>
            <office:change-info>
              <dc:creator>Kunai Takashi</dc:creator>
              <dc:date>2017-03-23T16:20:00</dc:date>
            </office:change-info>
          </text:insertion>
        </text:changed-region>
        <text:changed-region xml:id="ct169370520" text:id="ct169370520">
          <text:deletion>
            <office:change-info>
              <dc:creator>Kunai Takashi</dc:creator>
              <dc:date>2017-03-23T16:19:00</dc:date>
            </office:change-info>
            <text:p text:style-name="P20"><text:span text:style-name="T6">の</text:span></text:p>
          </text:deletion>
        </text:changed-region>
        <text:changed-region xml:id="ct169371456" text:id="ct169371456">
          <text:insertion>
            <office:change-info>
              <dc:creator>Kunai Takashi</dc:creator>
              <dc:date>2017-03-23T16:20:00</dc:date>
            </office:change-info>
          </text:insertion>
        </text:changed-region>
        <text:changed-region xml:id="ct169370624" text:id="ct169370624">
          <text:insertion>
            <office:change-info>
              <dc:creator>Kunai Takashi</dc:creator>
              <dc:date>2017-03-23T16:13:00</dc:date>
            </office:change-info>
          </text:insertion>
        </text:changed-region>
        <text:changed-region xml:id="ct325059080" text:id="ct325059080">
          <text:insertion>
            <office:change-info>
              <dc:creator>Mieko</dc:creator>
              <dc:date>2017-03-29T10:25:00</dc:date>
            </office:change-info>
          </text:insertion>
        </text:changed-region>
        <text:changed-region xml:id="ct169370728" text:id="ct169370728">
          <text:insertion>
            <office:change-info>
              <dc:creator>Kunai Takashi</dc:creator>
              <dc:date>2017-03-23T16:20:00</dc:date>
            </office:change-info>
          </text:insertion>
        </text:changed-region>
        <text:changed-region xml:id="ct322519480" text:id="ct322519480">
          <text:insertion>
            <office:change-info>
              <dc:creator>Mieko</dc:creator>
              <dc:date>2017-03-29T11:10:00</dc:date>
            </office:change-info>
          </text:insertion>
        </text:changed-region>
        <text:changed-region xml:id="ct327590888" text:id="ct327590888">
          <text:insertion>
            <office:change-info>
              <dc:creator>Mieko</dc:creator>
              <dc:date>2017-03-29T10:27:00</dc:date>
            </office:change-info>
          </text:insertion>
        </text:changed-region>
        <text:changed-region xml:id="ct327570920" text:id="ct327570920">
          <text:deletion>
            <office:change-info>
              <dc:creator>Mieko</dc:creator>
              <dc:date>2017-03-29T10:27:00</dc:date>
            </office:change-info>
            <text:p text:style-name="P10"><text:span text:style-name="T6">確かなものに</text:span></text:p>
          </text:deletion>
        </text:changed-region>
        <text:changed-region xml:id="ct322519792" text:id="ct322519792">
          <text:insertion>
            <office:change-info>
              <dc:creator>Mieko</dc:creator>
              <dc:date>2017-03-29T11:11:00</dc:date>
            </office:change-info>
          </text:insertion>
        </text:changed-region>
        <text:changed-region xml:id="ct322518648" text:id="ct322518648">
          <text:deletion>
            <office:change-info>
              <dc:creator>Mieko</dc:creator>
              <dc:date>2017-03-29T11:11:00</dc:date>
            </office:change-info>
            <text:p text:style-name="P10"><text:span text:style-name="T6">し</text:span></text:p>
          </text:deletion>
        </text:changed-region>
        <text:changed-region xml:id="ct327570712" text:id="ct327570712">
          <text:deletion>
            <office:change-info>
              <dc:creator>Mieko</dc:creator>
              <dc:date>2017-03-29T10:27:00</dc:date>
            </office:change-info>
            <text:p text:style-name="P10"><text:s/></text:p>
          </text:deletion>
        </text:changed-region>
        <text:changed-region xml:id="ct327537952" text:id="ct327537952">
          <text:insertion>
            <office:change-info>
              <dc:creator>Mieko</dc:creator>
              <dc:date>2017-03-29T10:29:00</dc:date>
            </office:change-info>
          </text:insertion>
        </text:changed-region>
        <text:changed-region xml:id="ct327538576" text:id="ct327538576">
          <text:insertion>
            <office:change-info>
              <dc:creator>Mieko</dc:creator>
              <dc:date>2017-03-29T10:29:00</dc:date>
            </office:change-info>
          </text:insertion>
        </text:changed-region>
        <text:changed-region xml:id="ct327537848" text:id="ct327537848">
          <text:deletion>
            <office:change-info>
              <dc:creator>Mieko</dc:creator>
              <dc:date>2017-03-29T10:28:00</dc:date>
            </office:change-info>
            <text:p text:style-name="P10"><text:span text:style-name="T6">の単なる</text:span></text:p>
          </text:deletion>
        </text:changed-region>
        <text:changed-region xml:id="ct327539512" text:id="ct327539512">
          <text:insertion>
            <office:change-info>
              <dc:creator>Mieko</dc:creator>
              <dc:date>2017-03-29T10:29:00</dc:date>
            </office:change-info>
          </text:insertion>
        </text:changed-region>
        <text:changed-region xml:id="ct327538472" text:id="ct327538472">
          <text:deletion>
            <office:change-info>
              <dc:creator>Mieko</dc:creator>
              <dc:date>2017-03-29T10:29:00</dc:date>
            </office:change-info>
            <text:p text:style-name="P10"><text:span text:style-name="T6">な</text:span></text:p>
          </text:deletion>
        </text:changed-region>
        <text:changed-region xml:id="ct169372704" text:id="ct169372704">
          <text:insertion>
            <office:change-info>
              <dc:creator>Kunai Takashi</dc:creator>
              <dc:date>2017-03-23T16:21:00</dc:date>
            </office:change-info>
          </text:insertion>
        </text:changed-region>
        <text:changed-region xml:id="ct169371560" text:id="ct169371560">
          <text:deletion>
            <office:change-info>
              <dc:creator>Kunai Takashi</dc:creator>
              <dc:date>2017-03-23T16:21:00</dc:date>
            </office:change-info>
            <text:p text:style-name="P10"><text:span text:style-name="T6">対応</text:span></text:p>
          </text:deletion>
        </text:changed-region>
        <text:changed-region xml:id="ct327536496" text:id="ct327536496">
          <text:insertion>
            <office:change-info>
              <dc:creator>Mieko</dc:creator>
              <dc:date>2017-03-29T10:29:00</dc:date>
            </office:change-info>
          </text:insertion>
        </text:changed-region>
        <text:changed-region xml:id="ct169372808" text:id="ct169372808">
          <text:deletion>
            <office:change-info>
              <dc:creator>Kunai Takashi</dc:creator>
              <dc:date>2017-03-23T16:21:00</dc:date>
            </office:change-info>
            <text:p text:style-name="P10">プログラムが</text:p>
          </text:deletion>
        </text:changed-region>
        <text:changed-region xml:id="ct169370832" text:id="ct169370832">
          <text:deletion>
            <office:change-info>
              <dc:creator>Kunai Takashi</dc:creator>
              <dc:date>2017-03-23T17:18:00</dc:date>
            </office:change-info>
            <text:p text:style-name="P10">、</text:p>
          </text:deletion>
        </text:changed-region>
        <text:changed-region xml:id="ct169370936" text:id="ct169370936">
          <text:insertion>
            <office:change-info>
              <dc:creator>Kunai Takashi</dc:creator>
              <dc:date>2017-03-23T16:21:00</dc:date>
            </office:change-info>
          </text:insertion>
        </text:changed-region>
        <text:changed-region xml:id="ct322486928" text:id="ct322486928">
          <text:insertion>
            <office:change-info>
              <dc:creator>Mieko</dc:creator>
              <dc:date>2017-03-29T10:31:00</dc:date>
            </office:change-info>
          </text:insertion>
        </text:changed-region>
        <text:changed-region xml:id="ct169371248" text:id="ct169371248">
          <text:deletion>
            <office:change-info>
              <dc:creator>Kunai Takashi</dc:creator>
              <dc:date>2017-03-23T16:21:00</dc:date>
            </office:change-info>
            <text:p text:style-name="P10"><text:span text:style-name="T6">認定</text:span></text:p>
          </text:deletion>
        </text:changed-region>
        <text:changed-region xml:id="ct322485680" text:id="ct322485680">
          <text:deletion>
            <office:change-info>
              <dc:creator>Mieko</dc:creator>
              <dc:date>2017-03-29T10:32:00</dc:date>
            </office:change-info>
            <text:p text:style-name="P10">ため</text:p>
          </text:deletion>
        </text:changed-region>
        <text:changed-region xml:id="ct322487864" text:id="ct322487864">
          <text:insertion>
            <office:change-info>
              <dc:creator>Mieko</dc:creator>
              <dc:date>2017-03-29T10:32:00</dc:date>
            </office:change-info>
          </text:insertion>
        </text:changed-region>
        <text:changed-region xml:id="ct322485472" text:id="ct322485472">
          <text:insertion>
            <office:change-info>
              <dc:creator>Mieko</dc:creator>
              <dc:date>2017-03-29T10:33:00</dc:date>
            </office:change-info>
          </text:insertion>
        </text:changed-region>
        <text:changed-region xml:id="ct322485264" text:id="ct322485264">
          <text:deletion>
            <office:change-info>
              <dc:creator>Mieko</dc:creator>
              <dc:date>2017-03-29T10:33:00</dc:date>
            </office:change-info>
            <text:p text:style-name="P10"><text:span text:style-name="T6">すことはでき</text:span></text:p>
          </text:deletion>
        </text:changed-region>
        <text:changed-region xml:id="ct322487552" text:id="ct322487552">
          <text:deletion>
            <office:change-info>
              <dc:creator>Mieko</dc:creator>
              <dc:date>2017-03-29T10:33:00</dc:date>
            </office:change-info>
            <text:p text:style-name="P10"><text:s text:c="2"/></text:p>
          </text:deletion>
        </text:changed-region>
        <text:changed-region xml:id="ct169371664" text:id="ct169371664">
          <text:deletion>
            <office:change-info>
              <dc:creator>Kunai Takashi</dc:creator>
              <dc:date>2017-03-22T16:29:00</dc:date>
            </office:change-info>
            <text:p text:style-name="P10"/>
            <text:p text:style-name="P10"/>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68756640"/><text:change-start text:change-id="ct168756744"/><text:span text:style-name="T1">OpenChain </text:span><text:change-end text:change-id="ct168756744"/><text:span text:style-name="T1">適合仕様書</text:span><text:span text:style-name="T31"><text:line-break/>第1.0版</text:span></text:p>
      <text:p text:style-name="P31"/>
      <text:p text:style-name="P2"><text:change text:change-id="ct322520936"/><text:change-start text:change-id="ct322523952"/><text:span text:style-name="T6">もくじ</text:span><text:change-end text:change-id="ct322523952"/><text:change-start text:change-id="ct168755392"/><office:annotation><dc:creator>Kunai Takashi</dc:creator><dc:date>2017-03-23T17:02:01.77</dc:date><text:p text:style-name="P88"><text:span text:style-name="T40">目次項目の修正は書き込み不可でした。本文中に記入しています。</text:span></text:p></office:annotation><text:change-end text:change-id="ct168755392"/><text:change-start text:change-id="ct322522704"/><office:annotation><dc:creator>Mieko</dc:creator><dc:date>2017-03-29T11:16:48.16</dc:date><text:p text:style-name="P89"><text:span text:style-name="T42">Kunai Takashi </text:span><text:span text:style-name="T42">へ返信 </text:span><text:span text:style-name="T42">(2017/03/23, 17:02): "..."</text:span></text:p><text:p><text:span text:style-name="T43">もくじはそのままにしました。</text:span></text:p></office:annotation><text:change-end text:change-id="ct322522704"/></text:p>
      <text:table-of-content text:style-name="Sect1" text:protected="true" text:name="目次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1207_563071832" text:style-name="Internet_20_link" text:visited-style-name="Visited_20_Internet_20_Link">はじめに<text:tab/>3</text:a></text:p>
          <text:p text:style-name="P45"><text:a xlink:type="simple" xlink:href="#__RefHeading__1209_563071832" text:style-name="Internet_20_link" text:visited-style-name="Visited_20_Internet_20_Link">用語の定義 <text:tab/>4</text:a></text:p>
          <text:p text:style-name="P45"><text:a xlink:type="simple" xlink:href="#__RefHeading__1211_563071832" text:style-name="Internet_20_link" text:visited-style-name="Visited_20_Internet_20_Link">満たすべき要件<text:tab/>5</text:a></text:p>
          <text:p text:style-name="P46"><text:a xlink:type="simple" xlink:href="#__RefHeading__1213_563071832" text:style-name="Internet_20_link" text:visited-style-name="Visited_20_Internet_20_Link">G1: FOSSに係る責任を理解している <text:tab/>5</text:a></text:p>
          <text:p text:style-name="P46"><text:a xlink:type="simple" xlink:href="#__RefHeading__1215_563071832" text:style-name="Internet_20_link" text:visited-style-name="Visited_20_Internet_20_Link">G2: コンプライアンス到達のための責任者のアサインしている <text:tab/>6</text:a></text:p>
          <text:p text:style-name="P46"><text:a xlink:type="simple" xlink:href="#__RefHeading__1217_563071832" text:style-name="Internet_20_link" text:visited-style-name="Visited_20_Internet_20_Link">G3: FOSSコンテンツをレビューし承認する<text:tab/>7</text:a></text:p>
          <text:p text:style-name="P46"><text:a xlink:type="simple" xlink:href="#__RefHeading__1219_563071832" text:style-name="Internet_20_link" text:visited-style-name="Visited_20_Internet_20_Link">G4: FOSSドキュメントや生成物をデリバリする <text:tab/>8</text:a></text:p>
          <text:p text:style-name="P46"><text:a xlink:type="simple" xlink:href="#__RefHeading__1221_563071832" text:style-name="Internet_20_link" text:visited-style-name="Visited_20_Internet_20_Link">G5: FOSSコミュニティとの（積極的な）関わり方を理解している <text:tab/>9</text:a></text:p>
          <text:p text:style-name="P46"><text:a xlink:type="simple" xlink:href="#__RefHeading__1223_563071832" text:style-name="Internet_20_link" text:visited-style-name="Visited_20_Internet_20_Link">G6: OpenChainの要件を遵守していることを認定する <text:tab/>10</text:a></text:p>
        </text:index-body>
      </text:table-of-content>
      <text:p text:style-name="P32"><text:a xlink:type="simple" xlink:href="#_Toc476563264" text:style-name="Internet_20_link" text:visited-style-name="Visited_20_Internet_20_Link"><text:span text:style-name="T18"/></text:a></text:p>
      <text:list xml:id="list31400995" text:continue-numbering="true" text:style-name="Outline">
        <text:list-item>
          <text:h text:style-name="P63" text:outline-level="1"><text:bookmark-start text:name="_Toc476563264"/><text:bookmark-start text:name="__RefHeading__1207_563071832"/>はじめに<text:bookmark-end text:name="_Toc476563264"/><text:bookmark-end text:name="__RefHeading__1207_563071832"/></text:h>
        </text:list-item>
      </text:list>
      <text:p text:style-name="P3"><text:span text:style-name="T3">OpenChain </text:span><text:span text:style-name="T2">イ</text:span><text:span text:style-name="T3">ニシアチブ</text:span><text:change-start text:change-id="ct168755600"/><text:span text:style-name="T2">は</text:span><text:change-end text:change-id="ct168755600"/><text:change text:change-id="ct323601824"/><text:change text:change-id="ct168756016"/><text:span text:style-name="T3">2013年</text:span><text:change-start text:change-id="ct325081752"/><text:span text:style-name="T2">に</text:span><text:change-end text:change-id="ct325081752"/><text:change-start text:change-id="ct323603384"/><text:span text:style-name="T2">開始されました。</text:span><text:change-end text:change-id="ct323603384"/><text:change text:change-id="ct323600992"/><text:change text:change-id="ct168755704"/><text:change-start text:change-id="ct323601200"/><text:span text:style-name="T2">当時</text:span><text:change-end text:change-id="ct323601200"/><text:span text:style-name="T3">ソフトウェア サプライチェーンでオープンソースを活用していた実</text:span><text:change-start text:change-id="ct168754976"/><text:span text:style-name="T2">務</text:span><text:change-end text:change-id="ct168754976"/><text:change text:change-id="ct168753728"/><text:span text:style-name="T3">者</text:span><text:change text:change-id="ct325081024"/><text:change-start text:change-id="ct168755288"/><text:span text:style-name="T2">グループ</text:span><text:change-end text:change-id="ct168755288"/><text:change-start text:change-id="ct323602344"/><text:span text:style-name="T2">は</text:span><text:change-end text:change-id="ct323602344"/><text:change text:change-id="ct323602448"/><text:change text:change-id="ct168753832"/><text:span text:style-name="T3">、</text:span><text:change-start text:change-id="ct168757368"/><text:span text:style-name="T2">オープンソース コンプライアンスに関して</text:span><text:change-end text:change-id="ct168757368"/><text:change text:change-id="ct168757472"/><text:span text:style-name="T3">2つのパターンを</text:span><text:change-start text:change-id="ct168757264"/><text:span text:style-name="T2">見出し</text:span><text:change-end text:change-id="ct168757264"/><text:change-start text:change-id="ct323602656"/><text:span text:style-name="T2">ていました。</text:span><text:change-end text:change-id="ct323602656"/><text:change text:change-id="ct323602864"/><text:change text:change-id="ct325090488"/><text:change text:change-id="ct323600472"/><text:change text:change-id="ct168757680"/><text:change text:change-id="ct323602032"/><text:change text:change-id="ct325088096"/><text:change-start text:change-id="ct323600888"/><text:span text:style-name="T2">それは、</text:span><text:change-end text:change-id="ct323600888"/><text:span text:style-name="T3">1</text:span><text:span text:style-name="T2">) </text:span><text:span text:style-name="T3">成熟したオープンソース コンプライアンス プログラムを</text:span><text:change text:change-id="ct168757056"/><text:change-start text:change-id="ct325089760"/><text:span text:style-name="T2">持</text:span><text:change-end text:change-id="ct325089760"/><text:change text:change-id="ct325088304"/><text:change-start text:change-id="ct168757160"/><text:span text:style-name="T3">つ</text:span><text:change-end text:change-id="ct168757160"/><text:span text:style-name="T3">組織</text:span><text:change text:change-id="ct325050344"/><text:change text:change-id="ct168304360"/><text:change text:change-id="ct325048472"/><text:span text:style-name="T3">のプロセスに</text:span><text:change-start text:change-id="ct323601304"/><text:span text:style-name="T2">は</text:span><text:change-end text:change-id="ct323601304"/><text:change-start text:change-id="ct168303112"/><text:span text:style-name="T2">顕著</text:span><text:change-end text:change-id="ct168303112"/><text:change text:change-id="ct168304464"/><text:span text:style-name="T3">な類似性があ</text:span><text:change text:change-id="ct323601616"/><text:change-start text:change-id="ct323600680"/><text:span text:style-name="T2">る</text:span><text:change-end text:change-id="ct323600680"/><text:span text:style-name="T3">こと</text:span><text:change-start text:change-id="ct323603800"/><text:span text:style-name="T3">、</text:span><text:change-end text:change-id="ct323603800"/><text:change text:change-id="ct323602760"/><text:change text:change-id="ct325088824"/><text:change-start text:change-id="ct323621480"/><text:span text:style-name="T2">および、</text:span><text:change-end text:change-id="ct323621480"/><text:span text:style-name="T3">2)</text:span><text:change-start text:change-id="ct325093712"/><text:span text:style-name="T2"> </text:span><text:change-end text:change-id="ct325093712"/><text:change text:change-id="ct325044624"/><text:change text:change-id="ct168306128"/><text:change-start text:change-id="ct323605672"/><text:span text:style-name="T2">いまだに</text:span><text:change-end text:change-id="ct323605672"/><text:change-start text:change-id="ct325048784"/><text:span text:style-name="T2">多くの組織が</text:span><text:change-end text:change-id="ct325048784"/><text:change text:change-id="ct325046808"/><text:change text:change-id="ct168305920"/><text:change text:change-id="ct168305608"/><text:change text:change-id="ct325049408"/><text:change text:change-id="ct325089552"/><text:change text:change-id="ct325049096"/><text:change text:change-id="ct325049720"/><text:change text:change-id="ct325045352"/><text:change text:change-id="ct325046600"/><text:change text:change-id="ct168303736"/><text:change-start text:change-id="ct325049616"/><text:span text:style-name="T2">遅れた</text:span><text:change-end text:change-id="ct325049616"/><text:change text:change-id="ct325048264"/><text:change-start text:change-id="ct169189704"/><text:span text:style-name="T2">コンプライアンス </text:span><text:change-end text:change-id="ct169189704"/><text:span text:style-name="T3">プログラム</text:span><text:change-start text:change-id="ct325048680"/><text:span text:style-name="T3">で</text:span><text:change-end text:change-id="ct325048680"/><text:change text:change-id="ct169192096"/><text:change-start text:change-id="ct325044520"/><text:span text:style-name="T2">ソフトウェアをやりとりしてい</text:span><text:change-end text:change-id="ct325044520"/><text:change-start text:change-id="ct323600576"/><text:span text:style-name="T2">る</text:span><text:change-end text:change-id="ct323600576"/><text:change text:change-id="ct325093816"/><text:change text:change-id="ct325044728"/><text:change text:change-id="ct325045560"/><text:change text:change-id="ct169191472"/><text:change text:change-id="ct169189912"/><text:change text:change-id="ct169190120"/><text:change text:change-id="ct325046704"/><text:span text:style-name="T3">こと</text:span><text:change-start text:change-id="ct323605256"/><text:span text:style-name="T2">、</text:span><text:change-end text:change-id="ct323605256"/><text:change-start text:change-id="ct325092048"/><text:span text:style-name="T2">です</text:span><text:change-end text:change-id="ct325092048"/><text:span text:style-name="T2">。</text:span><text:span text:style-name="T3">後者</text:span><text:change text:change-id="ct169189808"/><text:change text:change-id="ct325099432"/><text:change-start text:change-id="ct323605776"/><text:span text:style-name="T3">の</text:span><text:change-end text:change-id="ct323605776"/><text:change-start text:change-id="ct323602136"/><text:span text:style-name="T2">実態</text:span><text:change-end text:change-id="ct323602136"/><text:change text:change-id="ct323600160"/><text:change-start text:change-id="ct323622416"/><text:span text:style-name="T2">は</text:span><text:change-end text:change-id="ct323622416"/><text:span text:style-name="T3">、</text:span><text:change-start text:change-id="ct169190640"/><text:span text:style-name="T3">やり</text:span><text:change-end text:change-id="ct169190640"/><text:change text:change-id="ct325092152"/><text:change-start text:change-id="ct325096520"/><text:span text:style-name="T2">と</text:span><text:change-end text:change-id="ct325096520"/><text:change-start text:change-id="ct325094024"/><text:span text:style-name="T3">り</text:span><text:span text:style-name="T2">する</text:span><text:change-end text:change-id="ct325094024"/><text:span text:style-name="T3">ソフトウェア</text:span><text:change-start text:change-id="ct169190224"/><text:span text:style-name="T2">に</text:span><text:change-end text:change-id="ct169190224"/><text:change text:change-id="ct169190328"/><text:span text:style-name="T3">付随</text:span><text:change text:change-id="ct322472576"/><text:change-start text:change-id="ct322509288"/><text:span text:style-name="T3">した</text:span><text:change-end text:change-id="ct322509288"/><text:change text:change-id="ct323622832"/><text:change text:change-id="ct323602240"/><text:span text:style-name="T3">コンプライアンス</text:span><text:change-start text:change-id="ct169192720"/><text:span text:style-name="T2">証跡資料</text:span><text:change-end text:change-id="ct169192720"/><text:change text:change-id="ct169190952"/><text:span text:style-name="T3">の一貫性や品質に</text:span><text:change-start text:change-id="ct169367088"/><text:span text:style-name="T3">対</text:span><text:change-end text:change-id="ct169367088"/><text:change-start text:change-id="ct325094960"/><text:span text:style-name="T2">する</text:span><text:change-end text:change-id="ct325094960"/><text:change text:change-id="ct325095792"/>信<text:span text:style-name="T3">頼を喪失させ</text:span><text:change text:change-id="ct325096208"/><text:change text:change-id="ct169191576"/><text:change text:change-id="ct169191056"/><text:change text:change-id="ct325097352"/><text:change text:change-id="ct169192408"/><text:change text:change-id="ct169191680"/><text:change-start text:change-id="ct323621376"/><text:span text:style-name="T3">ました。</text:span><text:change-end text:change-id="ct323621376"/><text:change text:change-id="ct323618672"/><text:change-start text:change-id="ct325054816"/><text:span text:style-name="T2">そして</text:span><text:change-end text:change-id="ct325054816"/><text:span text:style-name="T3">その結果、サプライチェーンの</text:span><text:change text:change-id="ct325094336"/><text:change-start text:change-id="ct325094440"/><text:span text:style-name="T2">各</text:span><text:change-end text:change-id="ct325094440"/><text:span text:style-name="T3">段階</text:span><text:change-start text:change-id="ct323604216"/><text:span text:style-name="T3">で</text:span><text:change-end text:change-id="ct323604216"/><text:change text:change-id="ct323604320"/><text:span text:style-name="T3">、上流側組織</text:span><text:change-start text:change-id="ct323603488"/><text:span text:style-name="T2">が</text:span><text:change-end text:change-id="ct323603488"/><text:change text:change-id="ct323606504"/><text:span text:style-name="T3">既に</text:span><text:change-start text:change-id="ct322474240"/><text:span text:style-name="T3">実行</text:span><text:change-end text:change-id="ct322474240"/><text:change text:change-id="ct323604944"/><text:span text:style-name="T3">したコンプライアンス業務</text:span><text:change-start text:change-id="ct325096312"/><text:span text:style-name="T2">を</text:span><text:change-end text:change-id="ct325096312"/><text:change text:change-id="ct325094648"/><text:span text:style-name="T3">下流</text:span><text:change-start text:change-id="ct169191888"/><text:span text:style-name="T2">側</text:span><text:change-end text:change-id="ct169191888"/><text:span text:style-name="T3">組織</text:span><text:change text:change-id="ct325094856"/><text:change-start text:change-id="ct323621272"/><text:span text:style-name="T2">が</text:span><text:change-end text:change-id="ct323621272"/><text:change-start text:change-id="ct323600368"/><text:span text:style-name="T2">頻繁に</text:span><text:change-end text:change-id="ct323600368"/><text:span text:style-name="T3">再</text:span><text:change text:change-id="ct323600784"/><text:change-start text:change-id="ct322473200"/><text:span text:style-name="T2">実行</text:span><text:change-end text:change-id="ct322473200"/><text:change text:change-id="ct322473512"/><text:change-start text:change-id="ct323600264"/><text:span text:style-name="T2">し</text:span><text:change-end text:change-id="ct323600264"/><text:change text:change-id="ct323601512"/><text:span text:style-name="T3">ていました。</text:span><text:change text:change-id="ct325073848"/></text:p>
      <text:p text:style-name="P3"><text:span text:style-name="T5">こういった背景から、標準的な</text:span><text:change-start text:change-id="ct169191992"/><text:span text:style-name="T4">コンプライアンス </text:span><text:change-end text:change-id="ct169191992"/><text:span text:style-name="T5">プログラムの仕様</text:span><text:change-start text:change-id="ct169191160"/><text:span text:style-name="T4">書</text:span><text:change-end text:change-id="ct169191160"/><text:change text:change-id="ct169191264"/><text:span text:style-name="T5">を整</text:span><text:bookmark text:name="_GoBack"/><text:span text:style-name="T5">備することができるかどうか</text:span><text:change-start text:change-id="ct325055440"/><text:span text:style-name="T4">を</text:span><text:change-end text:change-id="ct325055440"/><text:span text:style-name="T5">検討する研究グループが形成されました。こ</text:span><text:change-start text:change-id="ct323604008"/><text:span text:style-name="T4">の仕様書</text:span><text:change-end text:change-id="ct323604008"/><text:change-start text:change-id="ct169363552"/><text:span text:style-name="T4">は</text:span><text:change-end text:change-id="ct169363552"/><text:change text:change-id="ct323606712"/><text:change text:change-id="ct323606608"/><text:span text:style-name="T5">、i) </text:span><text:change-start text:change-id="ct323601096"/><text:span text:style-name="T4">業界全体</text:span><text:change-end text:change-id="ct323601096"/><text:change text:change-id="ct323601928"/><text:change-start text:change-id="ct323602968"/><text:span text:style-name="T4">で</text:span><text:change-end text:change-id="ct323602968"/><text:span text:style-name="T5">共有されるオープンソース コンプライアンス</text:span><text:change-start text:change-id="ct169191368"/><text:span text:style-name="T4">関連</text:span><text:change-end text:change-id="ct169191368"/><text:change text:change-id="ct169191784"/><text:span text:style-name="T5">情報の品質と一貫性</text:span><text:change-start text:change-id="ct323603176"/><text:span text:style-name="T4">の</text:span><text:change-end text:change-id="ct323603176"/><text:span text:style-name="T5">向上</text:span><text:change text:change-id="ct323606088"/><text:span text:style-name="T5">促進</text:span><text:change-start text:change-id="ct323605984"/><text:span text:style-name="T4">、</text:span><text:change-end text:change-id="ct323605984"/><text:change text:change-id="ct325083728"/><text:change text:change-id="ct325082792"/><text:change-start text:change-id="ct323606192"/><text:span text:style-name="T4">および、</text:span><text:change-end text:change-id="ct323606192"/><text:span text:style-name="T5">ii)</text:span><text:change-start text:change-id="ct325081336"/><text:span text:style-name="T4"> </text:span><text:change-end text:change-id="ct325081336"/><text:span text:style-name="T5">コンプライアンス作業の再実施に起因する</text:span><text:change text:change-id="ct169192200"/><text:span text:style-name="T5">オープンソース</text:span><text:change text:change-id="ct169192304"/><text:span text:style-name="T5">関連</text:span><text:change-start text:change-id="ct169192512"/><text:span text:style-name="T4">の作業</text:span><text:change-end text:change-id="ct169192512"/><text:change text:change-id="ct169192616"/><text:span text:style-name="T5">コスト</text:span><text:change text:change-id="ct323601720"/><text:change-start text:change-id="ct325056584"/><text:span text:style-name="T4">の</text:span><text:change-end text:change-id="ct325056584"/><text:span text:style-name="T5">低減</text:span><text:change-start text:change-id="ct323604736"/><text:span text:style-name="T4">、を</text:span><text:change-end text:change-id="ct323604736"/><text:change-start text:change-id="ct323605152"/><text:span text:style-name="T4">実現</text:span><text:change-end text:change-id="ct323605152"/><text:span text:style-name="T5">する</text:span><text:change-start text:change-id="ct323604112"/><text:span text:style-name="T4">ものです。</text:span><text:change-end text:change-id="ct323604112"/><text:change text:change-id="ct323606400"/><text:span text:style-name="T5">本研究グループは</text:span><text:change text:change-id="ct325096936"/><text:span text:style-name="T5">ワーキング</text:span><text:change-start text:change-id="ct325096104"/><text:span text:style-name="T4"> </text:span><text:change-end text:change-id="ct325096104"/><text:span text:style-name="T5">グループへと発展し、</text:span><text:change-start text:change-id="ct325095688"/><text:span text:style-name="T4">その後</text:span><text:change-end text:change-id="ct325095688"/><text:change text:change-id="ct325097248"/><text:span text:style-name="T5">2016年4月</text:span><text:change text:change-id="ct325095480"/><text:change-start text:change-id="ct325095896"/><text:span text:style-name="T4">に</text:span><text:change-end text:change-id="ct325095896"/><text:change text:change-id="ct325095376"/><text:span text:style-name="T5">正式にThe Linux Foundationの</text:span><text:change-start text:change-id="ct169189496"/><text:span text:style-name="T4">協業</text:span><text:change-end text:change-id="ct169189496"/><text:change text:change-id="ct169189600"/><text:span text:style-name="T5">プロジェクトとして組織され</text:span><text:change text:change-id="ct325094752"/><text:span text:style-name="T5">ました。</text:span><text:change text:change-id="ct325091528"/></text:p>
      <text:p text:style-name="P4">OpenChain<text:change text:change-id="ct325095064"/>イニシアチブのビジョンとミッションは以下のとおりです<text:change-start text:change-id="ct325098288"/><text:span text:style-name="T6">。</text:span><text:change-end text:change-id="ct325098288"/><text:change text:change-id="ct325095272"/></text:p>
      <text:list xml:id="list5588545534658366003" text:style-name="WWNum1">
        <text:list-item>
          <text:p text:style-name="P67"><text:span text:style-name="T7">ビジョン：</text:span><text:change text:change-id="ct325098808"/><text:span text:style-name="T3">フリー/オープンソース ソフトウェア</text:span><text:change-start text:change-id="ct325098912"/><text:span text:style-name="T2">（</text:span><text:change-end text:change-id="ct325098912"/><text:change text:change-id="ct325097456"/><text:span text:style-name="T3">FOSS</text:span><text:change-start text:change-id="ct325097664"/><text:span text:style-name="T2">）</text:span><text:change-end text:change-id="ct325097664"/><text:change text:change-id="ct325095168"/><text:span text:style-name="T3">が、信頼</text:span><text:change-start text:change-id="ct169192824"/><text:span text:style-name="T2">性と</text:span><text:change-end text:change-id="ct169192824"/><text:change text:change-id="ct169193240"/><text:span text:style-name="T3">一貫性のあるコンプライアンス情報とともに提供されるソフトウェア サプライチェーンを実現すること</text:span><text:change-start text:change-id="ct322471744"/><text:span text:style-name="T3"><office:annotation><dc:creator>Mieko</dc:creator><dc:date>2017-03-26T17:36:01.07</dc:date><text:p text:style-name="P89"><text:span text:style-name="T41">こちらの箇条書きは文なので句点を入れました。</text:span></text:p><text:p text:style-name="P89"><text:span text:style-name="T41">名詞だけの箇条書きであれば句点は不要だと思います。</text:span></text:p></office:annotation></text:span><text:change-end text:change-id="ct322471744"/><text:change-start text:change-id="ct322472472"/><text:span text:style-name="T2">。</text:span><text:change-end text:change-id="ct322472472"/></text:p>
        </text:list-item>
        <text:list-item>
          <text:p text:style-name="P67"><text:span text:style-name="T7">ミッション</text:span><text:change-start text:change-id="ct325098600"/><text:span text:style-name="T8">：</text:span><text:change-end text:change-id="ct325098600"/><text:change text:change-id="ct325099120"/><text:change text:change-id="ct169193032"/><text:span text:style-name="T3">FOSS</text:span><text:change text:change-id="ct169192928"/><text:span text:style-name="T3">の効果的マネジメントを実現するための</text:span><text:change text:change-id="ct169193344"/><text:span text:style-name="T3">要件</text:span><text:change text:change-id="ct169193136"/><text:span text:style-name="T3">をソフトウェア サプライチェーンに参加する</text:span><text:change text:change-id="ct323626472"/><text:change-start text:change-id="ct325074992"/><text:span text:style-name="T2">人々</text:span><text:change-end text:change-id="ct325074992"/><text:span text:style-name="T3">のために確立すること。こ</text:span><text:change-start text:change-id="ct323612536"/><text:span text:style-name="T2">のような</text:span><text:change-end text:change-id="ct323612536"/><text:change text:change-id="ct323613264"/><text:span text:style-name="T3">要件や</text:span><text:change-start text:change-id="ct169201240"/><text:span text:style-name="T2">それらに</text:span><text:change-end text:change-id="ct169201240"/><text:span text:style-name="T3">関連する付</text:span><text:change-start text:change-id="ct169202696"/><text:span text:style-name="T2">帯</text:span><text:change-end text:change-id="ct169202696"/><text:change text:change-id="ct169203320"/><text:span text:style-name="T3">事項</text:span><text:change-start text:change-id="ct323613368"/><text:span text:style-name="T2">について</text:span><text:change-end text:change-id="ct323613368"/><text:span text:style-name="T3">は、</text:span><text:change text:change-id="ct169202800"/><text:span text:style-name="T3">ソフトウェア</text:span><text:change text:change-id="ct169202904"/><text:change-start text:change-id="ct169201448"/><text:span text:style-name="T3"> </text:span><text:change-end text:change-id="ct169201448"/><text:span text:style-name="T3">サプライチェーン、オープンソース </text:span><text:change text:change-id="ct169203008"/><text:span text:style-name="T3">コミュニティ</text:span><text:change-start text:change-id="ct169201136"/><text:span text:style-name="T2">、</text:span><text:change-end text:change-id="ct169201136"/><text:change-start text:change-id="ct323622104"/><text:span text:style-name="T2">および</text:span><text:change-end text:change-id="ct323622104"/><text:change text:change-id="ct323620440"/><text:change text:change-id="ct169203112"/><text:change text:change-id="ct323620544"/><text:span text:style-name="T3">学術研究機関</text:span><text:change text:change-id="ct323622208"/><text:span text:style-name="T3">の</text:span><text:change-start text:change-id="ct323623352"/><text:span text:style-name="T2">代表</text:span><text:change-end text:change-id="ct323623352"/><text:change text:change-id="ct323620648"/><text:span text:style-name="T3">者</text:span><text:change-start text:change-id="ct323623040"/><text:span text:style-name="T2">ら</text:span><text:change-end text:change-id="ct323623040"/><text:change text:change-id="ct323621584"/><text:span text:style-name="T3">がオープンに協働しながら開発</text:span><text:change-start text:change-id="ct322476112"/><text:span text:style-name="T3">を進める</text:span><text:change-end text:change-id="ct322476112"/><text:change text:change-id="ct322475176"/><text:change-start text:change-id="ct322473304"/><text:span text:style-name="T2">。</text:span><text:change-end text:change-id="ct322473304"/><text:change text:change-id="ct323613160"/><text:change text:change-id="ct169203216"/><text:change text:change-id="ct169203424"/></text:p>
        </text:list-item>
      </text:list>
      <text:p text:style-name="P3"><text:span text:style-name="T3">上記</text:span><text:change-start text:change-id="ct323618360"/><text:span text:style-name="T2">の</text:span><text:change-end text:change-id="ct323618360"/><text:span text:style-name="T3">ビジョンとミッションに則り、本仕様書では</text:span><text:change-start text:change-id="ct323615864"/><text:span text:style-name="T2">一連の</text:span><text:span text:style-name="T3">要件を定義しています。</text:span><text:change-end text:change-id="ct323615864"/><text:change-start text:change-id="ct323617840"/><text:span text:style-name="T2">これらを満たす</text:span><text:change-end text:change-id="ct323617840"/><text:change-start text:change-id="ct323619088"/><text:span text:style-name="T2">ことで、</text:span><text:change-end text:change-id="ct323619088"/><text:span text:style-name="T3">オープンソース コンプライアンス プログラム</text:span><text:change text:change-id="ct169201552"/><text:change text:change-id="ct323616384"/><text:change text:change-id="ct323612328"/><text:change-start text:change-id="ct323619192"/><text:span text:style-name="T3">の</text:span><text:change-end text:change-id="ct323619192"/><text:change text:change-id="ct323618776"/><text:change text:change-id="ct323619816"/><text:change text:change-id="ct323614096"/><text:change text:change-id="ct323618256"/><text:span text:style-name="T3">品質</text:span><text:change-start text:change-id="ct169202592"/><text:span text:style-name="T2">、</text:span><text:change-end text:change-id="ct169202592"/><text:change text:change-id="ct169204048"/><text:span text:style-name="T3">一貫性</text:span><text:change-start text:change-id="ct169201656"/><text:span text:style-name="T2">、</text:span><text:change-end text:change-id="ct169201656"/><text:change-start text:change-id="ct323616280"/><text:span text:style-name="T2">および</text:span><text:change-end text:change-id="ct323616280"/><text:change text:change-id="ct323615656"/><text:change text:change-id="ct169202488"/><text:span text:style-name="T3">完全性</text:span><text:change text:change-id="ct323617424"/><text:change-start text:change-id="ct323618568"/><text:span text:style-name="T2">が十分なレベル</text:span><text:change-end text:change-id="ct323618568"/><text:span text:style-name="T3">に到達</text:span><text:change-start text:change-id="ct323618880"/><text:span text:style-name="T3">する</text:span><text:change-end text:change-id="ct323618880"/><text:change text:change-id="ct323614304"/><text:change text:change-id="ct323615240"/><text:span text:style-name="T3">可能性</text:span><text:change text:change-id="ct323615136"/><text:change-start text:change-id="ct323619296"/><text:span text:style-name="T3">が</text:span><text:change-end text:change-id="ct323619296"/><text:change-start text:change-id="ct323618464"/><text:span text:style-name="T2">大きく</text:span><text:change-end text:change-id="ct323618464"/><text:change text:change-id="ct323613576"/><text:span text:style-name="T3">高</text:span><text:change-start text:change-id="ct323617632"/><text:span text:style-name="T2">まります。</text:span><text:change-end text:change-id="ct323617632"/><text:change text:change-id="ct323613472"/><text:change text:change-id="ct323615760"/><text:change text:change-id="ct323616176"/><text:change text:change-id="ct169203944"/><text:change text:change-id="ct323616488"/><text:change text:change-id="ct323613992"/><text:change text:change-id="ct169201760"/><text:change text:change-id="ct323615448"/><text:change text:change-id="ct323611704"/><text:span text:style-name="T3">ただし</text:span><text:change text:change-id="ct169203736"/><text:span text:style-name="T3">、本要件のすべてを満たして</text:span><text:change text:change-id="ct323615032"/><text:change text:change-id="ct323614512"/><text:change text:change-id="ct323615344"/><text:span text:style-name="T3">も</text:span><text:change-start text:change-id="ct323612640"/><text:span text:style-name="T2">、</text:span><text:change-end text:change-id="ct323612640"/><text:span text:style-name="T3">そのプログラムが全面的に</text:span><text:change-start text:change-id="ct169203840"/><text:span text:style-name="T2">コンプライアンスを履行</text:span><text:change-end text:change-id="ct169203840"/><text:change text:change-id="ct169204152"/><text:change text:change-id="ct169201344"/><text:span text:style-name="T3">していることを保証するものではあり</text:span><text:change text:change-id="ct169201864"/><text:span text:style-name="T3">ません。本要件は、その</text:span><text:change-start text:change-id="ct169201968"/><text:span text:style-name="T2">コンプライアンス</text:span><text:change-end text:change-id="ct169201968"/><text:change-start text:change-id="ct169204256"/><text:span text:style-name="T2"> </text:span><text:change-end text:change-id="ct169204256"/><text:span text:style-name="T3">プログラムがOpenChain</text:span><text:change text:change-id="ct323611392"/><text:span text:style-name="T3">に適合しているとみな</text:span><text:change-start text:change-id="ct323616696"/><text:span text:style-name="T2">される</text:span><text:change-end text:change-id="ct323616696"/><text:change text:change-id="ct323616592"/><text:span text:style-name="T3">ために満足し</text:span><text:change text:change-id="ct323612224"/><text:span text:style-name="T3">なければならない</text:span><text:change text:change-id="ct323612016"/><text:span text:style-name="T3">基</text:span><text:change-start text:change-id="ct169201032"/><text:span text:style-name="T2">本</text:span><text:change-end text:change-id="ct169201032"/><text:change text:change-id="ct169202072"/><text:span text:style-name="T3">レベル（最低限）の要件</text:span><text:change text:change-id="ct169202176"/><text:span text:style-name="T3">一式</text:span><text:change-start text:change-id="ct169202280"/><text:span text:style-name="T2">を</text:span><text:change-end text:change-id="ct169202280"/><text:change text:change-id="ct169205608"/><text:span text:style-name="T3">提示するものです。本仕様書は、</text:span><text:change text:change-id="ct323617008"/><text:change text:change-id="ct323610144"/><text:change text:change-id="ct323612848"/><text:change text:change-id="ct323612952"/><text:change text:change-id="ct169204672"/><text:change text:change-id="ct169205504"/><text:change text:change-id="ct323614408"/><text:change text:change-id="ct323613056"/><text:change text:change-id="ct323618984"/><text:change text:change-id="ct323610248"/><text:change text:change-id="ct323617944"/><text:change text:change-id="ct169204568"/><text:change text:change-id="ct323618152"/><text:span text:style-name="T3">コンプライアンス プログラムの「何</text:span><text:change-start text:change-id="ct323615552"/><text:span text:style-name="T2">（</text:span><text:change-end text:change-id="ct323615552"/><text:change text:change-id="ct323610456"/><text:span text:style-name="T3">What</text:span><text:change-start text:change-id="ct323616072"/><text:span text:style-name="T2">）</text:span><text:change-end text:change-id="ct323616072"/><text:change text:change-id="ct323614200"/><text:span text:style-name="T3">」</text:span><text:change-start text:change-id="ct323614928"/><text:span text:style-name="T2">や</text:span><text:change-end text:change-id="ct323614928"/><text:change text:change-id="ct323611288"/><text:span text:style-name="T3">「なぜ</text:span><text:change-start text:change-id="ct323613888"/><text:span text:style-name="T2">（</text:span><text:change-end text:change-id="ct323613888"/><text:change text:change-id="ct323613680"/><text:span text:style-name="T3">Why</text:span><text:change-start text:change-id="ct323613784"/><text:span text:style-name="T2">）</text:span><text:change-end text:change-id="ct323613784"/><text:change text:change-id="ct323614720"/><text:span text:style-name="T3">」の属性に焦点をあてて</text:span><text:change-start text:change-id="ct323616800"/><text:span text:style-name="T2">おり、「どのように（How）」や「いつ（When）」といった考慮点には言及していません</text:span><text:change-end text:change-id="ct323616800"/><text:change text:change-id="ct323615968"/><text:span text:style-name="T3">。</text:span><text:change-start text:change-id="ct323619920"/><text:span text:style-name="T3">こ</text:span><text:span text:style-name="T2">のため実用的レベルで柔軟性があり、</text:span><text:change-end text:change-id="ct323619920"/><text:change text:change-id="ct323619608"/><text:change text:change-id="ct169204360"/><text:change text:change-id="ct169205712"/><text:change text:change-id="ct323619712"/><text:span text:style-name="T3">さまざまな組織が自</text:span><text:change-start text:change-id="ct323617320"/><text:span text:style-name="T2">社</text:span><text:change-end text:change-id="ct323617320"/><text:change text:change-id="ct323614616"/><text:span text:style-name="T3">の</text:span><text:change-start text:change-id="ct322475696"/><text:span text:style-name="T2">目的に最適な</text:span><text:change-end text:change-id="ct322475696"/><text:span text:style-name="T3">ポリシーやプロセス</text:span><text:change-start text:change-id="ct323624704"/><text:span text:style-name="T2">を作成する</text:span><text:change-end text:change-id="ct323624704"/><text:change text:change-id="ct169205192"/><text:change text:change-id="ct169204464"/><text:change text:change-id="ct322476840"/><text:change text:change-id="ct325053776"/><text:change-start text:change-id="ct323617736"/><text:span text:style-name="T2">ことができます。</text:span><text:change-end text:change-id="ct323617736"/><text:change text:change-id="ct323617112"/><text:change text:change-id="ct323616904"/><text:change text:change-id="ct323620024"/><text:change text:change-id="ct323619400"/></text:p>
      <text:p text:style-name="P3"><text:span text:style-name="T3">第2節では、</text:span><text:change-start text:change-id="ct169204880"/><text:span text:style-name="T2">本</text:span><text:change-end text:change-id="ct169204880"/><text:change-start text:change-id="ct169204776"/><text:span text:style-name="T2">資料</text:span><text:change-end text:change-id="ct169204776"/><text:change text:change-id="ct169205088"/><text:span text:style-name="T3">全般で用いられる重要用語について定義し</text:span><text:change text:change-id="ct323614824"/><text:span text:style-name="T3">ます。第3節では、仕様としての要件を示し</text:span><text:change text:change-id="ct323619504"/><text:span text:style-name="T3">ます。それぞれに</text:span><text:change text:change-id="ct169205296"/><text:change-start text:change-id="ct169205400"/><text:span text:style-name="T3">1つ</text:span><text:change-end text:change-id="ct169205400"/><text:span text:style-name="T3">以上の「</text:span><text:change-start text:change-id="ct323662872"/><text:span text:style-name="T3"><office:annotation><dc:creator>Mieko</dc:creator><dc:date>2017-03-28T14:21:27.07</dc:date><text:p text:style-name="P89"><text:span text:style-name="T41">用語 要検討。</text:span></text:p><text:p text:style-name="P89"><text:span text:style-name="T41">もう少し柔らかい言葉はないものでしょうか。</text:span><text:span text:style-name="T41"><text:line-break/></text:span><text:span text:style-name="T41">具体的なアイデアはないのですが。</text:span></text:p></office:annotation></text:span><text:change-end text:change-id="ct323662872"/><text:change-start text:change-id="ct169200720"/><text:span text:style-name="T28">適合</text:span><text:change-end text:change-id="ct169200720"/><text:change-start text:change-id="ct327541488"/><text:span text:style-name="T29">証跡</text:span><text:change-end text:change-id="ct327541488"/><text:span text:style-name="T3">」があります。これらは示された要件が満たされているかどうかを</text:span><text:change-start text:change-id="ct169198952"/><text:span text:style-name="T2">確認</text:span><text:change-end text:change-id="ct169198952"/><text:change text:change-id="ct169198328"/><text:span text:style-name="T3">するために存在しなくてはならない</text:span><text:change text:change-id="ct327561872"/><text:span text:style-name="T3">確証としての役割を</text:span><text:change-start text:change-id="ct327562288"/><text:span text:style-name="T2">果たし</text:span><text:change-end text:change-id="ct327562288"/><text:change text:change-id="ct327560312"/><text:span text:style-name="T3">ています。すべての要件をその</text:span><text:change-start text:change-id="ct169199784"/><text:span text:style-name="T2">コンプライアンス </text:span><text:change-end text:change-id="ct169199784"/><text:span text:style-name="T3">プログラムが満たしている場合には、仕様書第1.0版にお</text:span><text:change-start text:change-id="ct169366880"/><text:span text:style-name="T2">ける</text:span><text:change-end text:change-id="ct169366880"/><text:change text:change-id="ct323661104"/><text:span text:style-name="T3">「</text:span><text:change text:change-id="ct323618048"/><text:span text:style-name="T3">OpenChain</text:span><text:change text:change-id="ct323610352"/><text:change-start text:change-id="ct169199576"/><text:span text:style-name="T2">適合</text:span><text:change-end text:change-id="ct169199576"/><text:change text:change-id="ct169199368"/><text:change-start text:change-id="ct323622000"/><text:span text:style-name="T2">（</text:span><text:change-end text:change-id="ct323622000"/><text:change text:change-id="ct323617216"/><text:span text:style-name="T3">OpenChain Conforming</text:span><text:change text:change-id="ct323617528"/><text:change-start text:change-id="ct323620128"/><text:span text:style-name="T2">）</text:span><text:change-end text:change-id="ct323620128"/><text:span text:style-name="T3">」とみなされます。</text:span></text:p>
      <text:p text:style-name="P31"/>
      <text:list xml:id="list31408995" text:continue-list="list31400995" text:style-name="Outline">
        <text:list-item>
          <text:h text:style-name="P63" text:outline-level="1"><text:bookmark-start text:name="__RefHeading__1209_563071832"/><text:bookmark-start text:name="_Toc476563265"/>用語の定義<text:bookmark-end text:name="_Toc476563265"/> <text:bookmark-end text:name="__RefHeading__1209_563071832"/></text:h>
        </text:list-item>
      </text:list>
      <text:p text:style-name="Standard"><text:change-start text:change-id="ct323621896"/><text:span text:style-name="T9"><office:annotation><dc:creator>Mieko</dc:creator><dc:date>2017-03-26T17:07:56.17</dc:date><text:p text:style-name="P89"><text:span text:style-name="T41">「頒布」にしますか？</text:span><text:span text:style-name="T41"><text:line-break/></text:span><text:span text:style-name="T41">「配布」のほうが違和感がない気がするのは私だけでしょうか？</text:span></text:p></office:annotation></text:span><text:change-end text:change-id="ct323621896"/><text:change-start text:change-id="ct327542112"/><text:span text:style-name="T9">頒布</text:span><text:change-end text:change-id="ct327542112"/><text:change text:change-id="ct169200616"/><text:change-start text:change-id="ct169197912"/><text:span text:style-name="T8">用</text:span><text:change-end text:change-id="ct169197912"/><text:span text:style-name="T7">コンプライアンス</text:span><text:change-start text:change-id="ct169199888"/><text:span text:style-name="T8">証跡資料</text:span><text:change-end text:change-id="ct169199888"/><text:change text:change-id="ct169199992"/><text:span text:style-name="T3">－</text:span><text:change-start text:change-id="ct169198744"/><text:span text:style-name="T3">供給ソフトウェア</text:span><text:span text:style-name="T2">の中に存在することが</text:span><text:change-end text:change-id="ct169198744"/><text:change-start text:change-id="ct169198120"/><text:span text:style-name="T2">確認されたライセンス</text:span><text:change-end text:change-id="ct169198120"/><text:change text:change-id="ct169198848"/><text:change-start text:change-id="ct322478088"/><text:span text:style-name="T2">が</text:span><text:change-end text:change-id="ct322478088"/><text:change-start text:change-id="ct169198640"/><text:span text:style-name="T2">、</text:span><text:change-end text:change-id="ct169198640"/><text:span text:style-name="T3">供給ソフトウェアとともに</text:span><text:change text:change-id="ct169198224"/><text:span text:style-name="T3">提供</text:span><text:change-start text:change-id="ct169199056"/><text:span text:style-name="T2">する</text:span><text:change-end text:change-id="ct169199056"/><text:change-start text:change-id="ct322478608"/><text:span text:style-name="T2">よう</text:span><text:change-end text:change-id="ct322478608"/><text:change text:change-id="ct322478816"/><text:change text:change-id="ct322478192"/><text:span text:style-name="T3">求め</text:span><text:change text:change-id="ct322479648"/><text:change-start text:change-id="ct322478504"/><text:span text:style-name="T2">ている</text:span><text:change-end text:change-id="ct322478504"/><text:change text:change-id="ct322478400"/><text:change-start text:change-id="ct169200096"/><text:span text:style-name="T2">コンプライアンス履行の証跡資料</text:span><text:change-end text:change-id="ct169200096"/><text:change text:change-id="ct169199160"/><text:span text:style-name="T3">一式のこと</text:span><text:change-start text:change-id="ct322479544"/><text:span text:style-name="T2">。</text:span><text:change-end text:change-id="ct322479544"/><text:change text:change-id="ct322479128"/><text:change text:change-id="ct322475592"/><text:change text:change-id="ct169199264"/><text:change text:change-id="ct169198016"/><text:change text:change-id="ct169198432"/><text:change text:change-id="ct322476944"/><text:span text:style-name="T3">著作権</text:span><text:change-start text:change-id="ct327583816"/><text:span text:style-name="T2">告知</text:span><text:change-end text:change-id="ct327583816"/><text:change text:change-id="ct327584960"/><text:span text:style-name="T3">（Copyright notice）、ライセンスのコピー、</text:span><text:change-start text:change-id="ct327586104"/><text:span text:style-name="T2">改変</text:span><text:change-end text:change-id="ct327586104"/><text:change-start text:change-id="ct327583504"/><text:span text:style-name="T2">告知</text:span><text:change-end text:change-id="ct327583504"/><text:change text:change-id="ct327585064"/><text:span text:style-name="T3">、帰属</text:span><text:change-start text:change-id="ct327585376"/><text:span text:style-name="T2">告知</text:span><text:change-end text:change-id="ct327585376"/><text:change text:change-id="ct327584336"/><text:span text:style-name="T3">、ソースコード、書面による</text:span><text:change-start text:change-id="ct327585480"/><text:span text:style-name="T2">提供</text:span><text:change-end text:change-id="ct327585480"/><text:change text:change-id="ct327585168"/><text:span text:style-name="T3">など</text:span><text:change-start text:change-id="ct322477360"/><text:span text:style-name="T3">を含む（</text:span><text:span text:style-name="T2">ただし、この限りではない）。</text:span><text:change-end text:change-id="ct322477360"/><text:change text:change-id="ct322472992"/></text:p>
      <text:p text:style-name="P3"><text:span text:style-name="T7">FOSS</text:span><text:change-start text:change-id="ct322476320"/><text:span text:style-name="T8">（</text:span><text:change-end text:change-id="ct322476320"/><text:change text:change-id="ct322476736"/><text:span text:style-name="T7">フリー/オープンソース ソフトウェア</text:span><text:change-start text:change-id="ct322475280"/><text:span text:style-name="T8">）</text:span><text:change-end text:change-id="ct322475280"/><text:change text:change-id="ct322477048"/><text:span text:style-name="T3">－</text:span><text:change-start text:change-id="ct169200824"/><text:span text:style-name="T3">Open Source Initiative</text:span><text:change-end text:change-id="ct169200824"/><text:change text:change-id="ct169200200"/><text:change text:change-id="ct169199680"/><text:change text:change-id="ct169199472"/><text:change-start text:change-id="ct322477152"/><text:span text:style-name="T2">（</text:span><text:change-end text:change-id="ct322477152"/><text:change text:change-id="ct322477880"/><text:span text:style-name="T3">OpenSource.org</text:span><text:change-start text:change-id="ct322474864"/><text:span text:style-name="T2">）</text:span><text:change-end text:change-id="ct322474864"/><text:change text:change-id="ct322475800"/><text:span text:style-name="T3">によって</text:span><text:change-start text:change-id="ct169200304"/><text:span text:style-name="T2">公開</text:span><text:change-end text:change-id="ct169200304"/><text:change text:change-id="ct169198536"/><text:span text:style-name="T3">されているオープンソースの定義</text:span><text:change text:change-id="ct322480896"/><text:change-start text:change-id="ct322481000"/><text:span text:style-name="T3">や</text:span><text:change-end text:change-id="ct322481000"/><text:change text:change-id="ct322477256"/><text:change text:change-id="ct322479960"/><text:change-start text:change-id="ct169200928"/><text:span text:style-name="T3">Free Software Foundation</text:span><text:change-end text:change-id="ct169200928"/><text:change text:change-id="ct169200408"/><text:span text:style-name="T3">によって</text:span><text:change-start text:change-id="ct169200512"/><text:span text:style-name="T2">公開</text:span><text:change-end text:change-id="ct169200512"/><text:change text:change-id="ct169197704"/><text:span text:style-name="T3">されているフリー</text:span><text:change-start text:change-id="ct322474968"/><text:span text:style-name="T2"> </text:span><text:change-end text:change-id="ct322474968"/><text:span text:style-name="T3">ソフトウェアの定義に該当するライセンス、</text:span><text:change text:change-id="ct322476216"/><text:change-start text:change-id="ct322480688"/><text:span text:style-name="T2">また</text:span><text:change-end text:change-id="ct322480688"/><text:span text:style-name="T3">はそれに類似する</text:span><text:change text:change-id="ct169197808"/><text:span text:style-name="T3">ライセンス</text:span><text:change-start text:change-id="ct169211936"/><text:span text:style-name="T2">（2つ以上のライセンスのこともある）</text:span><text:change-end text:change-id="ct169211936"/><text:span text:style-name="T3">に従うソフトウェアのこと</text:span><text:change-start text:change-id="ct322475904"/><text:span text:style-name="T2">。</text:span><text:change-end text:change-id="ct322475904"/></text:p>
      <text:p text:style-name="P3"><text:span text:style-name="T7">FOSS 窓口－</text:span><text:change text:change-id="ct322480376"/><text:change text:change-id="ct322474760"/><text:span text:style-name="T3">FOSSに</text:span><text:change-start text:change-id="ct322475384"/><text:span text:style-name="T2">関す</text:span><text:change-end text:change-id="ct322475384"/><text:change text:change-id="ct322472888"/><text:span text:style-name="T3">る</text:span><text:change-start text:change-id="ct322479024"/><text:span text:style-name="T2">外部からの</text:span><text:change-end text:change-id="ct322479024"/><text:span text:style-name="T3">問</text:span><text:change-start text:change-id="ct327560208"/><text:span text:style-name="T2">い</text:span><text:change-end text:change-id="ct327560208"/><text:span text:style-name="T3">合</text:span><text:change-start text:change-id="ct327562600"/><text:span text:style-name="T2">わ</text:span><text:change-end text:change-id="ct327562600"/><text:span text:style-name="T3">せ</text:span><text:change-start text:change-id="ct327561352"/><text:span text:style-name="T2">に対応す</text:span><text:change-end text:change-id="ct327561352"/><text:change text:change-id="ct327562912"/><text:span text:style-name="T3">る</text:span><text:change-start text:change-id="ct169210584"/><text:span text:style-name="T3">ために</text:span><text:span text:style-name="T2">アサイン</text:span><text:change-end text:change-id="ct169210584"/><text:change text:change-id="ct169209856"/><text:span text:style-name="T3">された</text:span><text:change-start text:change-id="ct169210896"/><text:span text:style-name="T2">担当者</text:span><text:change-end text:change-id="ct169210896"/><text:change text:change-id="ct169211520"/><text:span text:style-name="T3">のこと</text:span><text:change-start text:change-id="ct322483912"/><text:span text:style-name="T2">。</text:span><text:change-end text:change-id="ct322483912"/><text:change-start text:change-id="ct169211104"/></text:p>
      <text:p text:style-name="P3"><text:change-end text:change-id="ct169211104"/><text:change-start text:change-id="ct327540032"/><text:span text:style-name="T22">確認</text:span><text:change-end text:change-id="ct327540032"/><text:change text:change-id="ct169209960"/><text:change-start text:change-id="ct327540448"/><text:span text:style-name="T22">ライセンス</text:span><text:change-end text:change-id="ct327540448"/><text:span text:style-name="T3">－</text:span><text:change-start text:change-id="ct169212456"/><text:span text:style-name="T2">供給ソフトウェアに</text:span><text:change-end text:change-id="ct169212456"/><text:change-start text:change-id="ct322481208"/><text:span text:style-name="T2">対</text:span><text:change-end text:change-id="ct322481208"/><text:change-start text:change-id="ct322482248"/><text:span text:style-name="T2">する</text:span><text:change-end text:change-id="ct322482248"/><text:change text:change-id="ct322484536"/><text:change-start text:change-id="ct322482560"/><text:span text:style-name="T2">適切な</text:span><text:change-end text:change-id="ct322482560"/><text:change-start text:change-id="ct322482352"/><text:span text:style-name="T2">ライセンス</text:span><text:change-end text:change-id="ct322482352"/><text:change text:change-id="ct322475488"/><text:change-start text:change-id="ct322481936"/><text:span text:style-name="T2">確認</text:span><text:change-end text:change-id="ct322481936"/><text:change text:change-id="ct322481520"/><text:change text:change-id="ct322473616"/><text:change-start text:change-id="ct169211624"/><text:span text:style-name="T2">手順の結果として存在が</text:span><text:change-end text:change-id="ct169211624"/><text:change text:change-id="ct169210480"/><text:change text:change-id="ct169210792"/><text:span text:style-name="T3">確認</text:span><text:change text:change-id="ct322476008"/><text:span text:style-name="T3">できた</text:span><text:change-start text:change-id="ct169212144"/><text:span text:style-name="T2">一連の</text:span><text:change-end text:change-id="ct169212144"/><text:span text:style-name="T3">FOSSライセンスのこと</text:span><text:change-start text:change-id="ct322477984"/><text:span text:style-name="T2">。</text:span><text:change-end text:change-id="ct322477984"/><text:change text:change-id="ct322476528"/></text:p>
      <text:p text:style-name="P3"><text:span text:style-name="T7">OpenChain</text:span><text:change-start text:change-id="ct322485160"/><text:span text:style-name="T7">適合</text:span><text:change-end text:change-id="ct322485160"/><text:change text:change-id="ct322485056"/><text:span text:style-name="T3">－本仕様書のすべての要件を満たす</text:span><text:change-start text:change-id="ct169211000"/><text:span text:style-name="T2">コンプライアンス </text:span><text:change-end text:change-id="ct169211000"/><text:span text:style-name="T3">プログラムのこと</text:span><text:change-start text:change-id="ct322480064"/><text:span text:style-name="T2">。</text:span><text:change-end text:change-id="ct322480064"/><text:change text:change-id="ct322478712"/></text:p>
      <text:p text:style-name="P3"><text:span text:style-name="T7">ソフトウェア スタッフ</text:span><text:span text:style-name="T3">－</text:span><text:change-start text:change-id="ct169209232"/><text:span text:style-name="T2">供給</text:span><text:change-end text:change-id="ct169209232"/><text:change text:change-id="ct169212248"/><text:span text:style-name="T3">ソフトウェア</text:span><text:change-start text:change-id="ct323633128"/><text:span text:style-name="T2">の</text:span><text:change-end text:change-id="ct323633128"/><text:change text:change-id="ct323632296"/><text:change-start text:change-id="ct169209752"/><text:span text:style-name="T2">創案</text:span><text:change-end text:change-id="ct169209752"/><text:change-start text:change-id="ct323632504"/><text:span text:style-name="T2">や</text:span><text:change-end text:change-id="ct323632504"/><text:change text:change-id="ct169211728"/><text:change text:change-id="ct323630320"/><text:change text:change-id="ct323630528"/><text:span text:style-name="T3">コントリビュート</text:span><text:change-start text:change-id="ct323631256"/><text:span text:style-name="T3">を行う</text:span><text:change-end text:change-id="ct323631256"/><text:change text:change-id="ct323631776"/><text:change text:change-id="ct322481624"/><text:span text:style-name="T3">、</text:span><text:change-start text:change-id="ct322482664"/><text:span text:style-name="T2">また</text:span><text:change-end text:change-id="ct322482664"/><text:change text:change-id="ct322482872"/><text:span text:style-name="T3">は</text:span><text:change-start text:change-id="ct323634896"/><text:span text:style-name="T2">供給ソフトウェア</text:span><text:change-end text:change-id="ct323634896"/><text:change text:change-id="ct323633440"/><text:change-start text:change-id="ct323635520"/><text:span text:style-name="T3">を</text:span><text:change-end text:change-id="ct323635520"/><text:change-start text:change-id="ct323632400"/><text:span text:style-name="T2">使用可能</text:span><text:change-end text:change-id="ct323632400"/><text:change text:change-id="ct323631360"/><text:span text:style-name="T3">にする</text:span><text:change text:change-id="ct323630424"/><text:change text:change-id="ct322483600"/><text:span text:style-name="T3">責任を</text:span><text:change-start text:change-id="ct323636664"/><text:span text:style-name="T3">負う</text:span><text:change-end text:change-id="ct323636664"/><text:change text:change-id="ct323632712"/><text:change text:change-id="ct323630112"/><text:change text:change-id="ct323631880"/><text:span text:style-name="T3">従業員や契約者のこと。組織に</text:span><text:change-start text:change-id="ct323634168"/><text:span text:style-name="T3">よって異なる</text:span><text:change-end text:change-id="ct323634168"/><text:change text:change-id="ct323636560"/><text:change-start text:change-id="ct323633752"/><text:span text:style-name="T2">が</text:span><text:change-end text:change-id="ct323633752"/><text:change text:change-id="ct323633856"/><text:span text:style-name="T3">、ソフトウェア開発者、リリース</text:span><text:change-start text:change-id="ct323630632"/><text:span text:style-name="T2"> </text:span><text:change-end text:change-id="ct323630632"/><text:span text:style-name="T3">エンジニア、品質管理技術者、プロダクト</text:span><text:change-start text:change-id="ct323631464"/><text:span text:style-name="T2"> </text:span><text:change-end text:change-id="ct323631464"/><text:span text:style-name="T3">マーケティング担当者</text:span><text:change-start text:change-id="ct323634376"/><text:span text:style-name="T2">、</text:span><text:change-end text:change-id="ct323634376"/><text:change text:change-id="ct323631672"/><text:span text:style-name="T3">プロダクト管理者</text:span><text:change-start text:change-id="ct323633648"/><text:span text:style-name="T2">など</text:span><text:change-end text:change-id="ct323633648"/><text:span text:style-name="T3">が含まれる</text:span><text:change-start text:change-id="ct323634272"/><text:span text:style-name="T2">（ただし</text:span><text:change-end text:change-id="ct323634272"/><text:change text:change-id="ct323635104"/><text:change text:change-id="ct169209440"/><text:change text:change-id="ct169209648"/><text:change text:change-id="ct323635416"/><text:span text:style-name="T2">、</text:span><text:span text:style-name="T3">この限りでは</text:span><text:change-start text:change-id="ct169211832"/><text:span text:style-name="T2">ない</text:span><text:change-end text:change-id="ct169211832"/><text:change-start text:change-id="ct323634584"/><text:span text:style-name="T2">）</text:span><text:change-end text:change-id="ct323634584"/><text:change-start text:change-id="ct323631984"/><text:span text:style-name="T2">。</text:span><text:change-end text:change-id="ct323631984"/><text:change text:change-id="ct169210064"/><text:change text:change-id="ct323632088"/></text:p>
      <text:p text:style-name="P3"><text:span text:style-name="T7">SPDX </text:span><text:change text:change-id="ct169210168"/><text:change-start text:change-id="ct169212040"/><text:span text:style-name="T8">（</text:span><text:change-end text:change-id="ct169212040"/><text:span text:style-name="T7">Software Package Data Exchange</text:span><text:change-start text:change-id="ct169210272"/><text:span text:style-name="T7">）</text:span><text:change-end text:change-id="ct169210272"/><text:change-start text:change-id="ct169211208"/><text:span text:style-name="T8">－</text:span><text:change-end text:change-id="ct169211208"/><text:change text:change-id="ct169210688"/><text:span text:style-name="T3">SPDXワーキング</text:span><text:change-start text:change-id="ct323632608"/><text:span text:style-name="T2"> </text:span><text:change-end text:change-id="ct323632608"/><text:span text:style-name="T3">グループによって作られ</text:span><text:change text:change-id="ct169211312"/><text:span text:style-name="T3">、ライセンスや著作権情報をやり</text:span><text:change text:change-id="ct323630840"/><text:change-start text:change-id="ct323630736"/><text:span text:style-name="T2">と</text:span><text:change-end text:change-id="ct323630736"/><text:span text:style-name="T3">りすることを目的としたフォーマット標準のこと。SPDXについてはww.spdx.orgにその仕様が記載されてい</text:span><text:change-start text:change-id="ct169210376"/><text:span text:style-name="T2">る</text:span><text:change-end text:change-id="ct169210376"/><text:change text:change-id="ct169211416"/><text:change-start text:change-id="ct323632920"/><text:span text:style-name="T2">。</text:span><text:change-end text:change-id="ct323632920"/><text:change text:change-id="ct323633336"/></text:p>
      <text:p text:style-name="P3"><text:span text:style-name="T7">供給ソフトウェア</text:span><text:span text:style-name="T3">－組織が第三者</text:span><text:change-start text:change-id="ct323630216"/><text:span text:style-name="T2">（他組織または個人）</text:span><text:change-end text:change-id="ct323630216"/><text:span text:style-name="T3">に対し</text:span><text:change-start text:change-id="ct323631568"/><text:span text:style-name="T2">て</text:span><text:change-end text:change-id="ct323631568"/><text:span text:style-name="T3">提供するソフトウェアのこと</text:span><text:change-start text:change-id="ct323632192"/><text:span text:style-name="T2">。</text:span><text:change-end text:change-id="ct323632192"/><text:change text:change-id="ct323630944"/></text:p>
      <text:p text:style-name="P3"><text:change-start text:change-id="ct169212352"/><text:span text:style-name="T13">適合</text:span><text:change-end text:change-id="ct169212352"/><text:span text:style-name="T9">証跡</text:span><text:span text:style-name="T3">－与えられた要件</text:span><text:change-start text:change-id="ct323602552"/><text:span text:style-name="T2">を</text:span><text:change-end text:change-id="ct323602552"/><text:change text:change-id="ct323662248"/><text:span text:style-name="T3">満足しているとみなされるために存在しなければならない</text:span><text:change-start text:change-id="ct169209544"/><text:span text:style-name="T2">有形の</text:span><text:change-end text:change-id="ct169209544"/><text:span text:style-name="T3">確証のこと</text:span><text:change-start text:change-id="ct323603280"/><text:span text:style-name="T2">。</text:span><text:change-end text:change-id="ct323603280"/></text:p>
      <text:p text:style-name="P31"/>
      <text:list xml:id="list31413796" text:continue-numbering="true" text:style-name="Outline">
        <text:list-item>
          <text:h text:style-name="P63" text:outline-level="1"><text:bookmark-start text:name="_Toc476563266"/><text:bookmark-start text:name="__RefHeading__1211_563071832"/>満たすべき要件<text:bookmark-end text:name="_Toc476563266"/><text:bookmark-end text:name="__RefHeading__1211_563071832"/></text:h>
          <text:list>
            <text:list-item>
              <text:h text:style-name="Heading_20_2" text:outline-level="2"><text:bookmark-start text:name="__RefHeading__1213_563071832"/><text:bookmark-start text:name="_Toc476563267"/><text:span text:style-name="T12">G1: FOSSに</text:span><text:change-start text:change-id="ct323639056"/><text:span text:style-name="T11">関わ</text:span><text:change-end text:change-id="ct323639056"/><text:change text:change-id="ct323639160"/><text:span text:style-name="T12">る</text:span><text:change-start text:change-id="ct325049304"/><text:span text:style-name="T12"><office:annotation><dc:creator>Mieko</dc:creator><dc:date>2017-03-27T16:47:02.90</dc:date><text:p text:style-name="P89"><text:span text:style-name="T41">「係る」「係わる」の読み分けが難しいので「関わる」にしました。</text:span></text:p></office:annotation></text:span><text:change-end text:change-id="ct325049304"/><text:span text:style-name="T12">責任</text:span><text:change-start text:change-id="ct323644776"/><text:span text:style-name="T11">の</text:span><text:change-end text:change-id="ct323644776"/><text:change text:change-id="ct323646648"/><text:span text:style-name="T12">理解</text:span><text:bookmark-end text:name="__RefHeading__1213_563071832"/><text:bookmark-end text:name="_Toc476563267"/><text:change text:change-id="ct323639680"/><text:change text:change-id="ct325050968"/></text:h>
            </text:list-item>
          </text:list>
        </text:list-item>
      </text:list>
      <text:p text:style-name="P6">1.1供給ソフトウェアの<text:change-start text:change-id="ct327539928"/><text:span text:style-name="T15">頒布</text:span><text:change-end text:change-id="ct327539928"/>についてFOSSライセンス<text:change-start text:change-id="ct169209336"/> <text:change-end text:change-id="ct169209336"/>コンプライアンスを統制するFOSSポリシーが書面として存在し、<text:change-start text:change-id="ct325051696"/><text:span text:style-name="T6">少なくとも</text:span><text:change-end text:change-id="ct325051696"/>それが<text:change text:change-id="ct325052736"/>組織内に周知されていること<text:change text:change-id="ct169213600"/><text:change text:change-id="ct325053152"/><text:change text:change-id="ct325053672"/><text:change-start text:change-id="ct325052008"/><text:span text:style-name="T6">。</text:span><text:change-end text:change-id="ct325052008"/><text:change text:change-id="ct325050864"/></text:p>
      <text:p text:style-name="P22"><text:change-start text:change-id="ct169213496"/><text:span text:style-name="T39">適合</text:span><text:change-end text:change-id="ct169213496"/><text:change-start text:change-id="ct327540760"/><text:span text:style-name="T15">証跡</text:span><text:change-end text:change-id="ct327540760"/><text:span text:style-name="T15">： </text:span></text:p>
      <text:list xml:id="list31415639" text:continue-list="list31407461" text:style-name="WWNum5">
        <text:list-item>
          <text:p text:style-name="P27">1.1.1 文書化されたFOSS ポリシー<text:change-start text:change-id="ct325061056"/><text:span text:style-name="T6">が</text:span><text:change-end text:change-id="ct325061056"/><text:change text:change-id="ct325063240"/>存在<text:change-start text:change-id="ct325062928"/><text:span text:style-name="T6">する。</text:span><text:change-end text:change-id="ct325062928"/><text:change-start text:change-id="ct322491400"/></text:p>
        </text:list-item>
        <text:list-item>
          <text:p text:style-name="P8"><text:change-end text:change-id="ct322491400"/><text:change text:change-id="ct322493376"/><text:span text:style-name="T3">1.1.2 </text:span><text:change text:change-id="ct325063864"/><text:span text:style-name="T3">すべてのソフトウェア</text:span><text:change-start text:change-id="ct169212768"/><text:span text:style-name="T3"> </text:span><text:change-end text:change-id="ct169212768"/><text:span text:style-name="T3">スタッフが</text:span><text:change text:change-id="ct169213392"/><text:change-start text:change-id="ct325052112"/><text:span text:style-name="T2">（トレーニングや社内wikiなどの実践的なコミュニケーションを通じて）</text:span><text:change-end text:change-id="ct325052112"/><text:change-start text:change-id="ct325061264"/><text:span text:style-name="T2">FOSSポリシーの存在を</text:span><text:change-end text:change-id="ct325061264"/><text:span text:style-name="T3">知ること</text:span><text:change-start text:change-id="ct169212976"/><text:span text:style-name="T2">の</text:span><text:change-end text:change-id="ct169212976"/><text:change text:change-id="ct169213808"/><text:span text:style-name="T3">できる</text:span><text:change text:change-id="ct169213288"/><text:span text:style-name="T3">文書化された手続き</text:span><text:change-start text:change-id="ct325063448"/><text:span text:style-name="T2">が</text:span><text:change-end text:change-id="ct325063448"/><text:change text:change-id="ct325062824"/><text:span text:style-name="T3">存在</text:span><text:change-start text:change-id="ct325063760"/><text:span text:style-name="T2">する。</text:span><text:change-end text:change-id="ct325063760"/><text:change-start text:change-id="ct325052216"/></text:p>
        </text:list-item>
      </text:list>
      <text:p text:style-name="List_20_Paragraph"><text:change-end text:change-id="ct325052216"/><text:change text:change-id="ct325053464"/><text:span text:style-name="T3"/></text:p>
      <text:p text:style-name="P39">論拠: </text:p>
      <text:p text:style-name="P10"><text:change text:change-id="ct325053880"/><text:change-start text:change-id="ct327561976"/><text:span text:style-name="T6">確実に</text:span><text:change-end text:change-id="ct327561976"/><text:change-start text:change-id="ct323663288"/><office:annotation><dc:creator>Mieko</dc:creator><dc:date>2017-03-28T14:28:00.60</dc:date><text:p text:style-name="P89"><text:span text:style-name="T41">要 検討。</text:span></text:p></office:annotation><text:change-end text:change-id="ct323663288"/>FOSSポリシーを作成<text:span text:style-name="T6">・</text:span>記録<text:change-start text:change-id="ct325051384"/>し<text:change-end text:change-id="ct325051384"/><text:change-start text:change-id="ct325051592"/><text:span text:style-name="T6">、</text:span><text:change-end text:change-id="ct325051592"/><text:change text:change-id="ct325051072"/>ソフトウェア<text:change-start text:change-id="ct169212872"/> <text:change-end text:change-id="ct169212872"/>スタッフ<text:change text:change-id="ct327560520"/><text:change-start text:change-id="ct327560832"/><text:span text:style-name="T6">に</text:span><text:change-end text:change-id="ct327560832"/>FOSSポリシーの存在を周知<text:change-start text:change-id="ct327562704"/><text:span text:style-name="T6">したことを保証</text:span><text:change-end text:change-id="ct327562704"/><text:change-start text:change-id="ct322514592"/><text:span text:style-name="T6">し</text:span><text:change-end text:change-id="ct322514592"/><text:change-start text:change-id="ct327555944"/><text:span text:style-name="T6">ます</text:span><text:change-end text:change-id="ct327555944"/><text:change text:change-id="ct325055024"/><text:change text:change-id="ct323642176"/>。このFOSSポリシーに含<text:change-start text:change-id="ct325053984"/><text:span text:style-name="T6">め</text:span><text:change-end text:change-id="ct325053984"/><text:change text:change-id="ct325052944"/>るべき内容について<text:change-start text:change-id="ct325067296"/>は<text:change-end text:change-id="ct325067296"/><text:span text:style-name="T6">、ここで</text:span><text:change-start text:change-id="ct323660584"/><text:span text:style-name="T6"><office:annotation><dc:creator>Mieko</dc:creator><dc:date>2017-03-27T19:22:51.57</dc:date><text:p text:style-name="P89"><text:span text:style-name="T41">？ 要検討。</text:span></text:p></office:annotation></text:span><text:change-end text:change-id="ct323660584"/><text:change-start text:change-id="ct323629592"/><text:span text:style-name="T6">は</text:span><text:change-end text:change-id="ct323629592"/><text:change text:change-id="ct325056376"/>要件<text:change-start text:change-id="ct323627200"/>を<text:change-end text:change-id="ct323627200"/><text:change text:change-id="ct325055336"/><text:change text:change-id="ct325053048"/>提示<text:change-start text:change-id="ct169213704"/><text:span text:style-name="T6">し</text:span><text:change-end text:change-id="ct169213704"/><text:change text:change-id="ct169212560"/><text:span text:style-name="T6">ていませんが</text:span>、他の節<text:change-start text:change-id="ct169212664"/><text:span text:style-name="T6">の要件</text:span><text:change-end text:change-id="ct169212664"/>で<text:change text:change-id="ct323640512"/>提示<text:change-start text:change-id="ct169206528"/><text:span text:style-name="T6">し</text:span><text:change-end text:change-id="ct169206528"/><text:change-start text:change-id="ct323640824"/><text:span text:style-name="T6">てい</text:span><text:change-end text:change-id="ct323640824"/><text:change text:change-id="ct169208192"/><text:change text:change-id="ct169208504"/><text:change text:change-id="ct169208400"/><text:span text:style-name="T6">ます</text:span>。<text:change text:change-id="ct325052840"/></text:p>
      <text:p text:style-name="P11">1.2 <text:change-start text:change-id="ct169208088"/><text:span text:style-name="T6">すべての</text:span><text:change-end text:change-id="ct169208088"/>ソフトウェア スタッフ<text:change-start text:change-id="ct169207672"/><text:span text:style-name="T6">に</text:span><text:change-end text:change-id="ct169207672"/><text:change-start text:change-id="ct323605568"/><text:span text:style-name="T6">対して</text:span><text:change-end text:change-id="ct323605568"/><text:change text:change-id="ct323603592"/><text:change text:change-id="ct323603072"/><text:change text:change-id="ct169207152"/><text:change-start text:change-id="ct323612744"/><text:span text:style-name="T6">、</text:span><text:change-end text:change-id="ct323612744"/><text:span text:style-name="T6">受</text:span>講必須の<text:change text:change-id="ct169206736"/>トレーニングが存在<text:change-start text:change-id="ct323620336"/><text:span text:style-name="T6">すること。</text:span><text:change-end text:change-id="ct323620336"/><text:change-start text:change-id="ct322492232"/></text:p>
      <text:list xml:id="list31397741" text:continue-list="list31398761" text:style-name="L1">
        <text:list-item>
          <text:p text:style-name="P12"><text:change-end text:change-id="ct322492232"/><text:change text:change-id="ct322491920"/><text:change text:change-id="ct322492648"/><text:change text:change-id="ct323609312"/><text:span text:style-name="T7">トレーニング</text:span><text:change-start text:change-id="ct323622312"/><text:span text:style-name="T8">は</text:span><text:change-end text:change-id="ct323622312"/><text:change text:change-id="ct323622624"/><text:change-start text:change-id="ct323623248"/><text:span text:style-name="T8">少なくとも</text:span><text:change-end text:change-id="ct323623248"/><text:change text:change-id="ct323620752"/><text:span text:style-name="T7">以下に示すトピックを含んでいること</text:span><text:change-start text:change-id="ct323621688"/><text:span text:style-name="T8">。</text:span><text:change-end text:change-id="ct323621688"/><text:change text:change-id="ct323620232"/></text:p>
        </text:list-item>
      </text:list>
      <text:list xml:id="list31395919" text:continue-list="list31422070" text:style-name="WWNum3">
        <text:list-item>
          <text:p text:style-name="P14"><text:s/>FOSSポリシーおよびそ<text:change-start text:change-id="ct169207464"/><text:span text:style-name="T6">れ</text:span><text:change-end text:change-id="ct169207464"/><text:change text:change-id="ct169208296"/>がどこで見つけられるか<text:change text:change-id="ct323621792"/></text:p>
        </text:list-item>
        <text:list-item>
          <text:p text:style-name="P14"><text:s/>FOSSおよびFOSSライセンスに付随する知的財産権関連法令の基礎<text:change text:change-id="ct323620960"/></text:p>
        </text:list-item>
        <text:list-item>
          <text:p text:style-name="P14"><text:s/>FOSSライセンス<text:change text:change-id="ct169208608"/>の概念（コピーレフト<text:change-start text:change-id="ct323621168"/><text:span text:style-name="T6"> ライセンスや</text:span><text:change-end text:change-id="ct323621168"/><text:change text:change-id="ct323607648"/>パーミッシブなライセンスの概念<text:change-start text:change-id="ct323622936"/><text:span text:style-name="T6">など</text:span><text:change-end text:change-id="ct323622936"/><text:change text:change-id="ct323622520"/>）<text:change text:change-id="ct323623144"/></text:p>
        </text:list-item>
        <text:list-item>
          <text:p text:style-name="P14"><text:s/>FOSSプロジェクトのライセンス供与のモデル<text:change-start text:change-id="ct322493896"/></text:p>
        </text:list-item>
        <text:list-item>
          <text:p text:style-name="P14"><text:change-end text:change-id="ct322493896"/><text:change text:change-id="ct323624184"/><text:change text:change-id="ct322494208"/><text:s/><text:change text:change-id="ct169206632"/><text:change text:change-id="ct323625744"/>具体的なFOSSコンプライアンス<text:change-start text:change-id="ct323624288"/><text:span text:style-name="T6">や全体としてのFOSSポリシー</text:span><text:change-end text:change-id="ct323624288"/>に<text:change-start text:change-id="ct323624600"/><text:span text:style-name="T6">関する</text:span><text:change-end text:change-id="ct323624600"/><text:change text:change-id="ct323625328"/><text:change-start text:change-id="ct169208712"/>ソフトウェア スタッフの役割<text:span text:style-name="T6">と</text:span><text:change-end text:change-id="ct169208712"/>責任<text:change text:change-id="ct169207360"/><text:change text:change-id="ct323626680"/></text:p>
        </text:list-item>
        <text:list-item>
          <text:p text:style-name="P14"><text:s/><text:change-start text:change-id="ct169207984"/><text:span text:style-name="T6">供給</text:span><text:change-end text:change-id="ct169207984"/><text:change text:change-id="ct169206320"/>ソフトウェアのFOSSコンポーネントを<text:change-start text:change-id="ct169207776"/><text:span text:style-name="T6">特定</text:span><text:change-end text:change-id="ct169207776"/><text:change text:change-id="ct322516984"/><text:change text:change-id="ct169206216"/>、記録<text:change text:change-id="ct169208816"/>、<text:change text:change-id="ct169206008"/><text:change-start text:change-id="ct322517192"/><text:span text:style-name="T6">および</text:span><text:change-end text:change-id="ct322517192"/>追跡するためのプロセス<text:change text:change-id="ct323624912"/><text:change-start text:change-id="ct323637496"/><text:line-break/><text:change-end text:change-id="ct323637496"/></text:p>
        </text:list-item>
      </text:list>
      <text:list xml:id="list31403446" text:continue-list="list1168548476949366347" text:style-name="WWNum2">
        <text:list-item>
          <text:p text:style-name="P19"><text:span text:style-name="T3"><text:s/></text:span><text:span text:style-name="T7">ソフトウェア</text:span><text:change-start text:change-id="ct169208920"/><text:span text:style-name="T7"> </text:span><text:change-end text:change-id="ct169208920"/><text:span text:style-name="T7">スタッフは</text:span><text:change-start text:change-id="ct323645400"/><text:span text:style-name="T8">、</text:span><text:change-end text:change-id="ct323645400"/><text:span text:style-name="T7">FOSSトレーニングを</text:span><text:change text:change-id="ct323625224"/><text:change text:change-id="ct169207568"/><text:change text:change-id="ct169209024"/><text:change text:change-id="ct323624392"/><text:change text:change-id="ct323626264"/><text:change-start text:change-id="ct323623976"/><text:span text:style-name="T8">過去</text:span><text:change-end text:change-id="ct323623976"/><text:change text:change-id="ct323626056"/><text:span text:style-name="T7">24</text:span><text:change text:change-id="ct323625952"/><text:change-start text:change-id="ct323624080"/><text:span text:style-name="T8">か</text:span><text:change-end text:change-id="ct323624080"/><text:span text:style-name="T7">月以内に</text:span><text:change-start text:change-id="ct323625120"/><text:span text:style-name="T8">（最新の状況に即すとみなされるように）</text:span><text:change-end text:change-id="ct323625120"/><text:span text:style-name="T7">修了してい</text:span><text:change-start text:change-id="ct169207880"/><text:span text:style-name="T8">ること</text:span><text:change-end text:change-id="ct169207880"/><text:change text:change-id="ct169205904"/><text:span text:style-name="T7">。</text:span><text:change text:change-id="ct323622728"/><text:change text:change-id="ct323625640"/><text:change-start text:change-id="ct323626576"/><text:span text:style-name="T7">ソフトウェア スタッフ</text:span><text:span text:style-name="T8">が</text:span><text:change-end text:change-id="ct323626576"/><text:span text:style-name="T7">トレーニング要件を満</text:span><text:change-start text:change-id="ct169206112"/><text:span text:style-name="T8">た</text:span><text:change-end text:change-id="ct169206112"/><text:change-start text:change-id="ct323641136"/><text:span text:style-name="T8">せるように</text:span><text:change-end text:change-id="ct323641136"/><text:change text:change-id="ct323642592"/><text:change text:change-id="ct169206424"/><text:change text:change-id="ct323641760"/><text:change text:change-id="ct323643112"/><text:change text:change-id="ct323623872"/><text:change text:change-id="ct323626368"/><text:change text:change-id="ct169206840"/><text:change text:change-id="ct323626160"/><text:span text:style-name="T7">試験を実施する</text:span><text:change-start text:change-id="ct323643216"/><text:span text:style-name="T8">場合</text:span><text:change-end text:change-id="ct323643216"/><text:change text:change-id="ct323642800"/><text:change-start text:change-id="ct169206944"/><text:span text:style-name="T8">も</text:span><text:change-end text:change-id="ct169206944"/><text:change text:change-id="ct169207048"/><text:change-start text:change-id="ct323640720"/><text:span text:style-name="T8">あ</text:span><text:change-end text:change-id="ct323640720"/><text:change text:change-id="ct323643320"/><text:change-start text:change-id="ct169230312"/><text:span text:style-name="T8">る</text:span><text:change-end text:change-id="ct169230312"/><text:change text:change-id="ct169228960"/><text:span text:style-name="T7">。</text:span><text:change text:change-id="ct323624496"/></text:p>
        </text:list-item>
      </text:list>
      <text:p text:style-name="P22"><text:change-start text:change-id="ct169229168"/><text:span text:style-name="T39">適合</text:span><text:change-end text:change-id="ct169229168"/><text:change-start text:change-id="ct327542008"/><text:span text:style-name="T15">証跡</text:span><text:change-end text:change-id="ct327542008"/><text:span text:style-name="T15">： </text:span></text:p>
      <text:list xml:id="list31425799" text:continue-list="list31415639" text:style-name="WWNum5">
        <text:list-item>
          <text:p text:style-name="P27">1.2.1 上記のトピックを含んだFOSS教材（<text:change text:change-id="ct323623560"/><text:change-start text:change-id="ct325063656"/><text:span text:style-name="T6">たとえば</text:span><text:change-end text:change-id="ct325063656"/>スライド<text:change text:change-id="ct323627304"/><text:change-start text:change-id="ct323626888"/><text:span text:style-name="T6">や</text:span><text:change-end text:change-id="ct323626888"/><text:change text:change-id="ct323625536"/>オンライン<text:change-start text:change-id="ct323626784"/><text:span text:style-name="T6"> </text:span><text:change-end text:change-id="ct323626784"/>コース<text:change text:change-id="ct169229584"/><text:change-start text:change-id="ct325060952"/><text:span text:style-name="T6">など</text:span><text:change-end text:change-id="ct325060952"/><text:change text:change-id="ct325063552"/><text:change-start text:change-id="ct169230104"/><text:span text:style-name="T6">の</text:span><text:change-end text:change-id="ct169230104"/>トレーニング用資料）<text:change-start text:change-id="ct325065216"/>が<text:change-end text:change-id="ct325065216"/><text:change-start text:change-id="ct325061368"/><text:span text:style-name="T6">存在</text:span><text:change-end text:change-id="ct325061368"/><text:change-start text:change-id="ct325066776"/><text:span text:style-name="T6">する。</text:span><text:change-end text:change-id="ct325066776"/><text:change text:change-id="ct323627720"/></text:p>
        </text:list-item>
        <text:list-item>
          <text:p text:style-name="P27">1.2.2 ソフトウェア<text:change-start text:change-id="ct169229480"/> <text:change-end text:change-id="ct169229480"/>スタッフ全員がコースを修了していることを確認する手段<text:change-start text:change-id="ct325065112"/><text:span text:style-name="T6">がある。</text:span><text:change-end text:change-id="ct325065112"/><text:change text:change-id="ct325061472"/></text:p>
        </text:list-item>
        <text:list-item>
          <text:p text:style-name="P27">1.2.3 全ソフトウェア<text:change-start text:change-id="ct169229896"/> <text:change-end text:change-id="ct169229896"/>スタッフのうち少なくとも85%が<text:change-start text:change-id="ct325062512"/><text:span text:style-name="T6">、</text:span><text:change-end text:change-id="ct325062512"/>本節上記<text:change-start text:change-id="ct325061784"/><text:span text:style-name="T6">で</text:span><text:change-end text:change-id="ct325061784"/>定義<text:change-start text:change-id="ct325061160"/><text:span text:style-name="T6">したような</text:span><text:change-end text:change-id="ct325061160"/><text:change text:change-id="ct325062616"/><text:change-start text:change-id="ct169229376"/><text:span text:style-name="T6">最新の状況</text:span><text:change-end text:change-id="ct169229376"/><text:change text:change-id="ct169229272"/>に即した状態にある<text:change text:change-id="ct323645296"/><text:change-start text:change-id="ct325066568"/><text:span text:style-name="T6">。</text:span><text:change-end text:change-id="ct325066568"/></text:p>
        </text:list-item>
      </text:list>
      <text:p text:style-name="P57">論拠: </text:p>
      <text:p text:style-name="P10">ソフトウェア<text:change-start text:change-id="ct169229792"/> <text:change-end text:change-id="ct169229792"/>スタッフが<text:change-start text:change-id="ct169229688"/><text:span text:style-name="T6">最新の</text:span><text:change-end text:change-id="ct169229688"/><text:change text:change-id="ct169230000"/>FOSSトレーニングに参加した<text:change text:change-id="ct325076864"/><text:change text:change-id="ct323636768"/><text:change text:change-id="ct325065320"/><text:change text:change-id="ct323643944"/><text:change-start text:change-id="ct323645920"/>こと、<text:change-end text:change-id="ct323645920"/><text:change-start text:change-id="ct327562184"/><text:span text:style-name="T6">および</text:span><text:change-end text:change-id="ct327562184"/>そのトレーニングでFOSS関連<text:change-start text:change-id="ct169229064"/><text:span text:style-name="T6">の適切な</text:span><text:change-end text:change-id="ct169229064"/><text:change text:change-id="ct169230208"/>トピックが取り扱われていること<text:change-start text:change-id="ct322515528"/>を<text:change-end text:change-id="ct322515528"/><text:change text:change-id="ct325074472"/><text:change-start text:change-id="ct323643840"/>保証<text:change-end text:change-id="ct323643840"/><text:change-start text:change-id="ct322515944"/>し<text:change-end text:change-id="ct322515944"/><text:change-start text:change-id="ct322485888"/>ます<text:change-end text:change-id="ct322485888"/><text:change text:change-id="ct325076968"/>。ここで意図しているのは、<text:change-start text:change-id="ct169225216"/>一連の<text:change-end text:change-id="ct169225216"/>中核的な基本レベル<text:change text:change-id="ct169223344"/>のトピックがカバーされること<text:span text:style-name="T6">です</text:span>が、<text:change-start text:change-id="ct169225320"/><text:span text:style-name="T6">通常</text:span><text:change-end text:change-id="ct169225320"/><text:change-start text:change-id="ct169223656"/><text:span text:style-name="T6">実施されて</text:span><text:change-end text:change-id="ct169223656"/><text:change-start text:change-id="ct325075408"/><text:span text:style-name="T6">い</text:span><text:change-end text:change-id="ct325075408"/><text:change-start text:change-id="ct325074576"/><text:span text:style-name="T6">る</text:span><text:change-end text:change-id="ct325074576"/><text:change text:change-id="ct169223240"/>トレーニング プログラムでは、ここで求められる内容<text:change text:change-id="ct325077072"/>より<text:change text:change-id="ct322505232"/>包括的なものにな<text:change text:change-id="ct322505024"/>ると考えられ<text:span text:style-name="T6">ます</text:span>。<text:change text:change-id="ct322504608"/></text:p>
      <text:p text:style-name="P31"/>
      <text:list xml:id="list31414646" text:continue-list="list31413796" text:style-name="Outline">
        <text:list-item>
          <text:list>
            <text:list-item>
              <text:h text:style-name="P16" text:outline-level="2"><text:bookmark-start text:name="__RefHeading__1215_563071832"/><text:bookmark-start text:name="_Toc476563268"/><text:span text:style-name="T12">G2: コンプライアンス</text:span><text:change-start text:change-id="ct325059912"/><text:span text:style-name="T12">を</text:span><text:change-end text:change-id="ct325059912"/><text:change-start text:change-id="ct169223760"/><text:span text:style-name="T11">履行</text:span><text:change-end text:change-id="ct169223760"/><text:change text:change-id="ct169225424"/><text:change-start text:change-id="ct325063968"/><text:span text:style-name="T11">する</text:span><text:change-end text:change-id="ct325063968"/><text:change text:change-id="ct325057832"/><text:span text:style-name="T12">ための責任者</text:span><text:change text:change-id="ct169223864"/><text:change-start text:change-id="ct325056480"/><text:span text:style-name="T12">の</text:span><text:change-end text:change-id="ct325056480"/><text:change text:change-id="ct169224072"/><text:span text:style-name="T12">アサイン</text:span><text:bookmark-end text:name="__RefHeading__1215_563071832"/><text:bookmark-end text:name="_Toc476563268"/><text:change text:change-id="ct325056688"/></text:h>
            </text:list-item>
          </text:list>
        </text:list-item>
      </text:list>
      <text:p text:style-name="P17"><text:change-start text:change-id="ct327541072"/>2.1 FOSS窓口<text:change-end text:change-id="ct327541072"/><text:change-start text:change-id="ct327544816"/>の<text:change-end text:change-id="ct327544816"/><text:change-start text:change-id="ct327546168"/><text:span text:style-name="T6">職制</text:span><text:change-end text:change-id="ct327546168"/><text:change text:change-id="ct327546272"/><text:change text:change-id="ct327543464"/><text:change-start text:change-id="ct327545336"/>（FOSS窓口）<text:change-end text:change-id="ct327545336"/><text:change-start text:change-id="ct327544712"/>を明確にすること<text:change-end text:change-id="ct327544712"/><text:span text:style-name="T6">。</text:span><text:change text:change-id="ct325055544"/><text:change-start text:change-id="ct327542736"/></text:p>
      <text:list xml:id="list31412802" text:continue-list="list31403446" text:style-name="WWNum2">
        <text:list-item>
          <text:p text:style-name="P85"><text:s/><text:change-end text:change-id="ct327542736"/><text:change text:change-id="ct169224176"/><text:change-start text:change-id="ct169224904"/><text:span text:style-name="T35">FOSS</text:span><text:change-end text:change-id="ct169224904"/><text:change-start text:change-id="ct327540136"/>に<text:change-end text:change-id="ct327540136"/><text:change-start text:change-id="ct325054504"/><text:span text:style-name="T6">関する</text:span><text:change-end text:change-id="ct325054504"/><text:change text:change-id="ct325057000"/><text:change-start text:change-id="ct327541384"/>外部からの問<text:change-end text:change-id="ct327541384"/><text:change-start text:change-id="ct325057312"/><text:span text:style-name="T6">い</text:span><text:change-end text:change-id="ct325057312"/><text:change-start text:change-id="ct327540344"/>合<text:change-end text:change-id="ct327540344"/><text:change-start text:change-id="ct325060224"/><text:span text:style-name="T6">わ</text:span><text:change-end text:change-id="ct325060224"/><text:change-start text:change-id="ct327542632"/>せ<text:change-end text:change-id="ct327542632"/><text:change-start text:change-id="ct325058872"/>に対応する<text:change-end text:change-id="ct325058872"/><text:change text:change-id="ct325058040"/><text:change text:change-id="ct169222824"/><text:change text:change-id="ct325059184"/><text:change-start text:change-id="ct325054192"/><text:span text:style-name="T6">責任者</text:span><text:change-end text:change-id="ct325054192"/><text:change text:change-id="ct325055856"/><text:change-start text:change-id="ct327540240"/>をアサイン<text:change-end text:change-id="ct327540240"/><text:change-start text:change-id="ct325056064"/><text:span text:style-name="T6">すること。</text:span><text:change-end text:change-id="ct325056064"/><text:change text:change-id="ct325056792"/></text:p>
        </text:list-item>
        <text:list-item>
          <text:p text:style-name="P19"><text:span text:style-name="T7"><text:s/>FOSS窓口はFOSSコンプライアンスの問</text:span><text:change-start text:change-id="ct325057208"/><text:span text:style-name="T8">い</text:span><text:change-end text:change-id="ct325057208"/><text:span text:style-name="T7">合</text:span><text:change-start text:change-id="ct325059496"/><text:span text:style-name="T8">わ</text:span><text:change-end text:change-id="ct325059496"/><text:span text:style-name="T7">せに対し</text:span><text:change-start text:change-id="ct169222304"/><text:span text:style-name="T8">、</text:span><text:change-end text:change-id="ct169222304"/><text:change-start text:change-id="ct169223968"/><text:span text:style-name="T7">商業的に</text:span><text:span text:style-name="T8">合理的な</text:span><text:change-end text:change-id="ct169223968"/><text:change-start text:change-id="ct169224488"/><text:span text:style-name="T8">努力を払って</text:span><text:change-end text:change-id="ct169224488"/><text:change text:change-id="ct169224800"/><text:span text:style-name="T7">対応</text:span><text:change-start text:change-id="ct325056168"/><text:span text:style-name="T7">すること。</text:span><text:change-end text:change-id="ct325056168"/><text:change text:change-id="ct169225008"/><text:change text:change-id="ct169222928"/><text:change text:change-id="ct169223552"/><text:change text:change-id="ct169224384"/><text:change text:change-id="ct169223448"/><text:change text:change-id="ct169224696"/><text:change text:change-id="ct169225528"/><text:change text:change-id="ct325056272"/><text:change-start text:change-id="ct325057104"/></text:p>
        </text:list-item>
        <text:list-item>
          <text:p text:style-name="P19"><text:change-end text:change-id="ct325057104"/><text:change text:change-id="ct325056896"/><text:span text:style-name="T7"><text:s/>電子的通信を通じ</text:span><text:change-start text:change-id="ct325057728"/><text:span text:style-name="T8">て</text:span><text:change-end text:change-id="ct325057728"/><text:span text:style-name="T7">FOSS窓口にコンタクトする手段を公</text:span><text:change text:change-id="ct322517712"/><text:change-start text:change-id="ct322515632"/><text:span text:style-name="T8">的</text:span><text:change-end text:change-id="ct322515632"/><text:span text:style-name="T7">に</text:span><text:change text:change-id="ct322516360"/><text:span text:style-name="T7">明らかに</text:span><text:change-start text:change-id="ct325060328"/><text:span text:style-name="T8">すること。</text:span><text:change-end text:change-id="ct325060328"/><text:change text:change-id="ct325054920"/></text:p>
        </text:list-item>
      </text:list>
      <text:p text:style-name="P22"><text:change-start text:change-id="ct169223032"/><text:span text:style-name="T39">適合</text:span><text:change-end text:change-id="ct169223032"/><text:change-start text:change-id="ct327541696"/><text:span text:style-name="T15">証跡</text:span><text:change-end text:change-id="ct327541696"/><text:span text:style-name="T15">： </text:span></text:p>
      <text:list xml:id="list31405592" text:continue-list="list31425799" text:style-name="WWNum5">
        <text:list-item>
          <text:p text:style-name="P81">2.1.1 <text:change text:change-id="ct322484328"/>FOSS窓口<text:change-start text:change-id="ct322479440"/>の<text:change-end text:change-id="ct322479440"/><text:change-start text:change-id="ct323645504"/><text:span text:style-name="T6">職</text:span><text:change-end text:change-id="ct323645504"/><text:change-start text:change-id="ct169224592"/><text:span text:style-name="T6">制</text:span><text:change-end text:change-id="ct169224592"/><text:change-start text:change-id="ct322483496"/><text:span text:style-name="T6">が</text:span><text:change-end text:change-id="ct322483496"/><text:change text:change-id="ct169225112"/><text:change text:change-id="ct325058664"/><text:change-start text:change-id="ct327552200"/><text:span text:style-name="T6">（</text:span><text:change-end text:change-id="ct327552200"/><text:change text:change-id="ct327550536"/><text:change text:change-id="ct325060744"/>電子メールアドレス<text:change-start text:change-id="ct325058352"/><text:span text:style-name="T6">や</text:span><text:change-end text:change-id="ct325058352"/><text:change text:change-id="ct325058248"/>Linux Foundation<text:change text:change-id="ct325059704"/>オープン<text:change-start text:change-id="ct325059600"/><text:span text:style-name="T6"> </text:span><text:change-end text:change-id="ct325059600"/>コンプライアンス<text:change-start text:change-id="ct325060640"/><text:span text:style-name="T6"> </text:span><text:change-end text:change-id="ct325060640"/>ディレクトリ<text:change text:change-id="ct325058456"/><text:change text:change-id="ct322483704"/><text:change-start text:change-id="ct322487240"/><text:span text:style-name="T6">によ</text:span><text:change-end text:change-id="ct322487240"/><text:change-start text:change-id="ct327551888"/><text:span text:style-name="T6">り</text:span><text:change-end text:change-id="ct327551888"/>）<text:change text:change-id="ct322476424"/><text:change-start text:change-id="ct327551160"/><text:span text:style-name="T6">公的に明示されている</text:span><text:change-end text:change-id="ct327551160"/><text:change-start text:change-id="ct325057520"/><text:span text:style-name="T6">。</text:span><text:change-end text:change-id="ct325057520"/><text:change text:change-id="ct325057936"/></text:p>
        </text:list-item>
        <text:list-item>
          <text:p text:style-name="P27">2.1.2 FOSSコンプライアンスの問<text:change-start text:change-id="ct322483808"/><text:span text:style-name="T6">い</text:span><text:change-end text:change-id="ct322483808"/>合<text:change-start text:change-id="ct322481416"/><text:span text:style-name="T6">わ</text:span><text:change-end text:change-id="ct322481416"/>せ<text:change-start text:change-id="ct322482976"/><text:span text:style-name="T6">に対応</text:span><text:change-end text:change-id="ct322482976"/><text:change text:change-id="ct322482456"/><text:change-start text:change-id="ct327551680"/><text:span text:style-name="T6">する</text:span><text:change-end text:change-id="ct327551680"/>責任者をアサインする<text:change-start text:change-id="ct327551784"/><text:span text:style-name="T6">ための</text:span><text:change-end text:change-id="ct327551784"/><text:change text:change-id="ct169222616"/><text:change text:change-id="ct322482144"/>手続き<text:change-start text:change-id="ct322484016"/><text:span text:style-name="T6">が</text:span><text:change-end text:change-id="ct322484016"/><text:change text:change-id="ct322483080"/><text:change-start text:change-id="ct322487656"/><text:span text:style-name="T6">文書化されている</text:span><text:change-end text:change-id="ct322487656"/><text:change text:change-id="ct322484952"/><text:change-start text:change-id="ct322483184"/><text:span text:style-name="T6">。</text:span><text:change-end text:change-id="ct322483184"/><text:change text:change-id="ct322484224"/></text:p>
        </text:list-item>
      </text:list>
      <text:p text:style-name="P22"><text:span text:style-name="T6">論拠: </text:span></text:p>
      <text:p text:style-name="P10">FOSSコンプライアンスの問<text:change-start text:change-id="ct322486616"/><text:span text:style-name="T6">い</text:span><text:change-end text:change-id="ct322486616"/>合<text:change-start text:change-id="ct322484848"/><text:span text:style-name="T6">わ</text:span><text:change-end text:change-id="ct322484848"/>せについて<text:change-start text:change-id="ct169222408"/><text:span text:style-name="T6">、</text:span><text:change-end text:change-id="ct169222408"/>第三者がその組織にコンタクトできる<text:change text:change-id="ct169222512"/>合理的な手段があること<text:change-start text:change-id="ct322516776"/>を<text:change-end text:change-id="ct322516776"/><text:change text:change-id="ct327562080"/><text:change-start text:change-id="ct323644984"/>保証<text:change-end text:change-id="ct323644984"/><text:change-start text:change-id="ct322516152"/>し<text:change-end text:change-id="ct322516152"/><text:change-start text:change-id="ct322479856"/>ます<text:change-end text:change-id="ct322479856"/><text:change text:change-id="ct323643632"/><text:change text:change-id="ct323644256"/>。</text:p>
      <text:p text:style-name="P11">2.2 組織内部におけるFOSSコンプライアンス<text:change text:change-id="ct169222720"/><text:change-start text:change-id="ct327556464"/><text:span text:style-name="T6">履行</text:span><text:change-end text:change-id="ct327556464"/><text:change text:change-id="ct327558960"/><text:change text:change-id="ct327543360"/><text:change-start text:change-id="ct169223136"/><text:span text:style-name="T6">担当者</text:span><text:change-end text:change-id="ct169223136"/><text:change text:change-id="ct169228232"/>を明確にすること<text:change-start text:change-id="ct327543880"/><text:span text:style-name="T6">。</text:span><text:change-end text:change-id="ct327543880"/><text:change text:change-id="ct327545128"/></text:p>
      <text:list xml:id="list31411861" text:continue-list="list31412802" text:style-name="WWNum2">
        <text:list-item>
          <text:p text:style-name="P72"><text:s/>組織内部のFOSSコンプライアンスを管理する責任者をアサインすること。<text:change text:change-id="ct327543152"/>本FOSSコンプライアンス<text:change-start text:change-id="ct327557712"/><text:span text:style-name="T6">履行</text:span><text:change-end text:change-id="ct327557712"/><text:change text:change-id="ct327557192"/><text:change-start text:change-id="ct169227400"/><text:span text:style-name="T6">担当者</text:span><text:change-end text:change-id="ct169227400"/><text:change text:change-id="ct169227296"/>はFOSS窓口<text:change text:change-id="ct327556776"/>を兼ねることがで<text:span text:style-name="T6">き</text:span><text:change-start text:change-id="ct169228856"/><text:span text:style-name="T6">る</text:span><text:change-end text:change-id="ct169228856"/><text:change text:change-id="ct169226672"/>。 </text:p>
        </text:list-item>
        <text:list-item>
          <text:p text:style-name="P72"><text:s/>FOSSコンプライアンス管理に十分な活動資源が提供されていること<text:change-start text:change-id="ct327545440"/><text:span text:style-name="T6">。</text:span><text:change-end text:change-id="ct327545440"/><text:change text:change-id="ct327545232"/></text:p>
        </text:list-item>
      </text:list>
      <text:list xml:id="list31419682" text:continue-list="list31395919" text:style-name="WWNum3">
        <text:list-item>
          <text:p text:style-name="P87"><text:s/><text:change-start text:change-id="ct169227712"/><text:span text:style-name="T6">職務</text:span><text:change-end text:change-id="ct169227712"/><text:change text:change-id="ct169226152"/>を遂行するため<text:change-start text:change-id="ct327548248"/><text:span text:style-name="T6">の時間が</text:span><text:change-end text:change-id="ct327548248"/><text:change text:change-id="ct327546064"/>割り当てられ<text:change-start text:change-id="ct327548040"/><text:span text:style-name="T6">ている。</text:span><text:change-end text:change-id="ct327548040"/><text:change text:change-id="ct327546376"/><text:change text:change-id="ct327543256"/></text:p>
        </text:list-item>
        <text:list-item>
          <text:p text:style-name="P87"><text:s/>商業的に<text:change-start text:change-id="ct169226776"/><text:span text:style-name="T6">合理的な</text:span><text:change-end text:change-id="ct169226776"/><text:change text:change-id="ct169228336"/><text:change-start text:change-id="ct327547208"/><text:span text:style-name="T6">予算が</text:span><text:change-end text:change-id="ct327547208"/><text:change text:change-id="ct327548144"/>配分され<text:change-start text:change-id="ct327546792"/><text:span text:style-name="T6">ている。</text:span><text:change-end text:change-id="ct327546792"/><text:change text:change-id="ct327548664"/><text:change text:change-id="ct327545752"/></text:p>
        </text:list-item>
      </text:list>
      <text:list xml:id="list31423931" text:continue-list="list31411861" text:style-name="WWNum2">
        <text:list-item>
          <text:p text:style-name="P72"><text:s/>FOSSコンプライアンス<text:change-start text:change-id="ct327548560"/><text:span text:style-name="T6">の</text:span><text:change-end text:change-id="ct327548560"/><text:change text:change-id="ct169228544"/>ポリシーとプロセスを策定<text:change-start text:change-id="ct327549392"/><text:span text:style-name="T6">および</text:span><text:change-end text:change-id="ct327549392"/><text:change text:change-id="ct327548352"/><text:change text:change-id="ct169227088"/><text:change text:change-id="ct169227816"/>維持するための責任者をアサインすること<text:change-start text:change-id="ct327547312"/><text:span text:style-name="T6">。</text:span><text:change-end text:change-id="ct327547312"/><text:change text:change-id="ct327547104"/></text:p>
        </text:list-item>
        <text:list-item>
          <text:p text:style-name="P72"><text:s/>FOSSコンプライアンス<text:change text:change-id="ct169228128"/><text:change-start text:change-id="ct169227192"/><text:span text:style-name="T6">の担当者</text:span><text:change-end text:change-id="ct169227192"/><text:change text:change-id="ct169228648"/>がFOSSコンプライアンスに<text:change-start text:change-id="ct327547728"/><text:span text:style-name="T6">関する</text:span><text:change-end text:change-id="ct327547728"/><text:change text:change-id="ct327547520"/>法的な専門知識を（その組織内もしくは組織外で）獲得でき<text:change-start text:change-id="ct327547624"/><text:span text:style-name="T6">ること。</text:span><text:change-end text:change-id="ct327547624"/><text:change text:change-id="ct327547832"/></text:p>
        </text:list-item>
        <text:list-item>
          <text:p text:style-name="P76"><text:span text:style-name="T7"><text:s/>FOSSコンプライアンスに</text:span><text:change-start text:change-id="ct327549496"/><text:span text:style-name="T8">関わる</text:span><text:change-end text:change-id="ct327549496"/><text:change text:change-id="ct327548872"/><text:span text:style-name="T7">諸問題</text:span><text:change-start text:change-id="ct327547416"/><text:span text:style-name="T8">を</text:span><text:change-end text:change-id="ct327547416"/><text:change text:change-id="ct327547936"/><text:span text:style-name="T7">解決</text:span><text:change-start text:change-id="ct327549600"/><text:span text:style-name="T8">する</text:span><text:change-end text:change-id="ct327549600"/><text:change text:change-id="ct327548768"/><text:span text:style-name="T7">ためにエスカレーション</text:span><text:change-start text:change-id="ct327559376"/><text:span text:style-name="T8"> </text:span><text:change-end text:change-id="ct327559376"/><text:span text:style-name="T7">パスが有効となっていること</text:span><text:change-start text:change-id="ct327548456"/><text:span text:style-name="T8">。</text:span><text:change-end text:change-id="ct327548456"/><text:change text:change-id="ct327546896"/></text:p>
        </text:list-item>
      </text:list>
      <text:p text:style-name="P22"><text:change-start text:change-id="ct169226880"/><text:span text:style-name="T39">適合</text:span><text:change-end text:change-id="ct169226880"/><text:span text:style-name="T15">証跡： </text:span></text:p>
      <text:list xml:id="list31414952" text:continue-list="list31405592" text:style-name="WWNum5">
        <text:list-item>
          <text:p text:style-name="P27"><text:change-start text:change-id="ct327544192"/><office:annotation><dc:creator>Mieko</dc:creator><dc:date>2017-03-28T16:22:01.14</dc:date><text:p text:style-name="P89"><text:span text:style-name="T41">この最初の</text:span><text:span text:style-name="T41">2</text:span><text:span text:style-name="T41">つの箇条書きだけ、表現</text:span><text:span text:style-name="T41">(</text:span><text:span text:style-name="T41">英語の文体</text:span><text:span text:style-name="T41">)</text:span><text:span text:style-name="T41">が異なる。</text:span></text:p></office:annotation><text:change-end text:change-id="ct327544192"/>2.2.1 FOSSコンプライアンス<text:change-start text:change-id="ct169228440"/><text:span text:style-name="T6">を担当する</text:span><text:change-end text:change-id="ct169228440"/><text:change text:change-id="ct169227504"/><text:change text:change-id="ct327550952"/>個人<text:change text:change-id="ct327550640"/>、グループ<text:change text:change-id="ct327551056"/><text:change text:change-id="ct327548976"/><text:change-start text:change-id="ct327546480"/><text:span text:style-name="T6">また</text:span><text:change-end text:change-id="ct327546480"/>は<text:change-start text:change-id="ct169228752"/><text:span text:style-name="T6">職制</text:span><text:change-end text:change-id="ct169228752"/><text:change text:change-id="ct169226464"/><text:change-start text:change-id="ct327552408"/><text:span text:style-name="T6">の</text:span><text:change-end text:change-id="ct327552408"/><text:span text:style-name="T6">名</text:span><text:change-start text:change-id="ct327549808"/><text:span text:style-name="T6">が明示されている</text:span><text:change-end text:change-id="ct327549808"/><text:change text:change-id="ct327549080"/><text:change-start text:change-id="ct327546688"/><text:span text:style-name="T6">。</text:span><text:change-end text:change-id="ct327546688"/></text:p>
        </text:list-item>
        <text:list-item>
          <text:p text:style-name="P27">2.2.2 FOSSコンプライアンスの<text:change-start text:change-id="ct169226984"/><text:span text:style-name="T6">担当者</text:span><text:change-end text:change-id="ct169226984"/><text:change text:change-id="ct169227608"/>が利用可能な法的専門知識の情報源<text:change-start text:change-id="ct327552928"/>が特定されている<text:change-end text:change-id="ct327552928"/><text:change-start text:change-id="ct327547000"/><text:span text:style-name="T6">。</text:span><text:change-end text:change-id="ct327547000"/><text:change text:change-id="ct327549288"/></text:p>
        </text:list-item>
        <text:list-item>
          <text:p text:style-name="P27">2.2.3 FOSSコンプライアンスの責任者をアサインする<text:change-start text:change-id="ct327552512"/><text:span text:style-name="T6">手続きが</text:span><text:change-end text:change-id="ct327552512"/><text:change text:change-id="ct169225632"/>文書化され<text:change-start text:change-id="ct327552304"/><text:span text:style-name="T6">ている。</text:span><text:change-end text:change-id="ct327552304"/><text:change text:change-id="ct327551576"/></text:p>
        </text:list-item>
        <text:list-item>
          <text:p text:style-name="P27">2.2.4 問題の解決のためのエスカレーション<text:change-start text:change-id="ct327558024"/><text:span text:style-name="T6"> </text:span><text:change-end text:change-id="ct327558024"/>パスを明確にした<text:change-start text:change-id="ct327550328"/><text:span text:style-name="T6">手続きが</text:span><text:change-end text:change-id="ct327550328"/><text:change text:change-id="ct327550224"/><text:change text:change-id="ct169228024"/>文書化され<text:change-start text:change-id="ct327554904"/><text:span text:style-name="T6">ている</text:span><text:change-end text:change-id="ct327554904"/><text:change text:change-id="ct327550432"/><text:change-start text:change-id="ct327555424"/><text:span text:style-name="T6">。</text:span><text:change-end text:change-id="ct327555424"/><text:change text:change-id="ct327549704"/></text:p>
        </text:list-item>
      </text:list>
      <text:p text:style-name="P22">論拠<text:span text:style-name="T6">:</text:span><text:change text:change-id="ct327556048"/></text:p>
      <text:p text:style-name="P10"><text:s/><text:change text:change-id="ct327553760"/><text:change-start text:change-id="ct327553656"/><text:span text:style-name="T6">特定の</text:span><text:change-end text:change-id="ct327553656"/>FOSS責任者が<text:change-start text:change-id="ct323644152"/><text:span text:style-name="T6">効果的に</text:span><text:change-end text:change-id="ct323644152"/><text:change text:change-id="ct323645816"/>アサインされ<text:change-start text:change-id="ct327554384"/>てい<text:change-end text:change-id="ct327554384"/><text:change-start text:change-id="ct169225736"/><text:span text:style-name="T6">る</text:span><text:change-end text:change-id="ct169225736"/><text:change text:change-id="ct169226256"/>こと<text:change-start text:change-id="ct322515008"/>を<text:change-end text:change-id="ct322515008"/><text:change-start text:change-id="ct327553552"/><text:span text:style-name="T6">保証</text:span><text:change-end text:change-id="ct327553552"/><text:change-start text:change-id="ct322515112"/><text:span text:style-name="T6">し</text:span><text:change-end text:change-id="ct322515112"/><text:change-start text:change-id="ct322486824"/><text:span text:style-name="T6">ます</text:span><text:change-end text:change-id="ct322486824"/><text:change text:change-id="ct327551368"/><text:change text:change-id="ct327552824"/>。<text:change text:change-id="ct327553864"/></text:p>
      <text:p text:style-name="P31"/>
      <text:list xml:id="list31415672" text:continue-list="list31414646" text:style-name="Outline">
        <text:list-item>
          <text:list>
            <text:list-item>
              <text:h text:style-name="P23" text:outline-level="2"><text:bookmark-start text:name="_Toc476563269"/><text:bookmark-start text:name="__RefHeading__1217_563071832"/>G3: FOSSコンテンツ<text:change-start text:change-id="ct327558336"/><text:span text:style-name="T6">の</text:span><text:change-end text:change-id="ct327558336"/><text:change text:change-id="ct327558856"/>レビュー<text:change-start text:change-id="ct327557504"/><text:span text:style-name="T6">と</text:span><text:change-end text:change-id="ct327557504"/><text:change text:change-id="ct327556984"/>承認<text:bookmark-end text:name="_Toc476563269"/><text:bookmark-end text:name="__RefHeading__1217_563071832"/><text:change text:change-id="ct327557296"/></text:h>
            </text:list-item>
          </text:list>
        </text:list-item>
      </text:list>
      <text:p text:style-name="P24"><text:span text:style-name="T7">3.1 供給ソフトウェアに含まれる</text:span><text:change text:change-id="ct169227920"/><text:change-start text:change-id="ct169225840"/><text:span text:style-name="T7">すべて</text:span><text:change-end text:change-id="ct169225840"/><text:span text:style-name="T7">のFOSSコンポーネント（および</text:span><text:change text:change-id="ct169225944"/><text:change text:change-id="ct169226048"/><text:span text:style-name="T7">それぞれの確認</text:span><text:change text:change-id="ct169226360"/><text:span text:style-name="T7">ライセンス）を特定し、追跡し、リストとして保管するプロセスが存在すること</text:span><text:change text:change-id="ct322517296"/><text:change-start text:change-id="ct327558440"/><text:span text:style-name="T2">。</text:span><text:change-end text:change-id="ct327558440"/><text:change text:change-id="ct327557400"/></text:p>
      <text:p text:style-name="P22"><text:change-start text:change-id="ct169226568"/><text:span text:style-name="T39">適合</text:span><text:change-end text:change-id="ct169226568"/><text:change-start text:change-id="ct327557920"/><text:span text:style-name="T15">証跡</text:span><text:change-end text:change-id="ct327557920"/><text:span text:style-name="T15">： </text:span></text:p>
      <text:list xml:id="list31422287" text:continue-list="list31414952" text:style-name="WWNum5">
        <text:list-item>
          <text:p text:style-name="P27">3.1.1 供給ソフトウェアに含まれるすべてのFOSSコンポーネント<text:change text:change-id="ct169234768"/><text:change text:change-id="ct327557816"/><text:change-start text:change-id="ct327559064"/><text:span text:style-name="T6">と</text:span><text:change-end text:change-id="ct327559064"/>それらの確認<text:change text:change-id="ct169234872"/>ライセンスを特定し、追跡し、リストして保管するため<text:change-start text:change-id="ct169234560"/><text:span text:style-name="T6">の</text:span><text:change-end text:change-id="ct169234560"/><text:change-start text:change-id="ct327559480"/><text:span text:style-name="T6">手続きが</text:span><text:change-end text:change-id="ct327559480"/><text:change text:change-id="ct169236432"/>文書化され<text:change-start text:change-id="ct327556672"/><text:span text:style-name="T6">ている。</text:span><text:change-end text:change-id="ct327556672"/><text:change text:change-id="ct327558544"/></text:p>
        </text:list-item>
      </text:list>
      <text:p text:style-name="P22"><text:span text:style-name="T6">論拠:</text:span></text:p>
      <text:p text:style-name="P25"><text:change text:change-id="ct327588392"/><text:span text:style-name="T3">供給</text:span><text:change text:change-id="ct169235912"/><text:span text:style-name="T3">ソフトウェアを構</text:span><text:change-start text:change-id="ct169234976"/><text:span text:style-name="T2">築</text:span><text:change-end text:change-id="ct169234976"/><text:change text:change-id="ct169235184"/><text:span text:style-name="T3">するために用いられる</text:span><text:change text:change-id="ct169234248"/><text:change-start text:change-id="ct169236328"/><text:span text:style-name="T3">すべて</text:span><text:change-end text:change-id="ct169236328"/><text:span text:style-name="T3">のFOSSコンポーネントを特定</text:span><text:change-start text:change-id="ct327562496"/><text:span text:style-name="T2">および</text:span><text:change-end text:change-id="ct327562496"/><text:change text:change-id="ct327561040"/><text:span text:style-name="T3">リスト</text:span><text:change text:change-id="ct169235080"/><text:span text:style-name="T3">するためのプロセスが存在すること</text:span><text:change-start text:change-id="ct322516568"/><text:span text:style-name="T3">を</text:span><text:change-end text:change-id="ct322516568"/><text:change text:change-id="ct327590472"/><text:change-start text:change-id="ct327558752"/><text:span text:style-name="T2">保証します。</text:span><text:change-end text:change-id="ct327558752"/><text:change text:change-id="ct327558232"/><text:change-start text:change-id="ct327559272"/><text:span text:style-name="T2">このインベントリーは、</text:span><text:change-end text:change-id="ct327559272"/><text:change-start text:change-id="ct169236120"/><text:span text:style-name="T2">供給ソフトウェア</text:span><text:change-end text:change-id="ct169236120"/><text:change-start text:change-id="ct327559168"/><text:span text:style-name="T2">に</text:span><text:change-end text:change-id="ct327559168"/><text:change text:change-id="ct327558648"/><text:change-start text:change-id="ct327562392"/><text:span text:style-name="T2">適用される</text:span><text:change-end text:change-id="ct327562392"/><text:change text:change-id="ct327562808"/><text:change text:change-id="ct169236016"/><text:change-start text:change-id="ct327559792"/><text:span text:style-name="T29">頒布</text:span><text:change-end text:change-id="ct327559792"/><text:change-start text:change-id="ct169236224"/><text:span text:style-name="T2">上</text:span><text:change-end text:change-id="ct169236224"/><text:change-start text:change-id="ct169234664"/><text:span text:style-name="T2">の</text:span><text:change-end text:change-id="ct169234664"/><text:change text:change-id="ct169233936"/><text:span text:style-name="T3">義務や制約を理解するために、</text:span><text:change text:change-id="ct169235288"/><text:change text:change-id="ct327560416"/><text:change text:change-id="ct169236536"/><text:change-start text:change-id="ct327560936"/><text:span text:style-name="T3">各</text:span><text:change-end text:change-id="ct327560936"/><text:change-start text:change-id="ct169234144"/><text:span text:style-name="T2">コンポーネントの</text:span><text:change-end text:change-id="ct169234144"/><text:span text:style-name="T3">ライセンス条項</text:span><text:change-start text:change-id="ct322520416"/><text:span text:style-name="T2">を</text:span><text:change-end text:change-id="ct322520416"/><text:change text:change-id="ct322517816"/><text:span text:style-name="T3">体系的</text:span><text:change-start text:change-id="ct322521144"/><text:span text:style-name="T2">に</text:span><text:change-end text:change-id="ct322521144"/><text:change text:change-id="ct322520104"/><text:span text:style-name="T3">レビュー</text:span><text:change-start text:change-id="ct322518024"/><text:span text:style-name="T2">できるように</text:span><text:change-end text:change-id="ct322518024"/><text:change text:change-id="ct322518128"/><text:change-start text:change-id="ct322516464"/><text:span text:style-name="T2">サポート</text:span><text:change-end text:change-id="ct322516464"/><text:change text:change-id="ct322515840"/><text:change text:change-id="ct322515320"/><text:change-start text:change-id="ct322519064"/><text:span text:style-name="T2">しま</text:span><text:change-end text:change-id="ct322519064"/><text:change-start text:change-id="ct327560624"/><text:span text:style-name="T2">す。</text:span><text:change-end text:change-id="ct327560624"/><text:change text:change-id="ct327561144"/><text:change text:change-id="ct169236640"/><text:change text:change-id="ct327559896"/><text:change text:change-id="ct169235392"/><text:change text:change-id="ct327561248"/><text:change-start text:change-id="ct169234456"/><text:span text:style-name="T2">インベントリーの</text:span><text:change-end text:change-id="ct169234456"/><text:span text:style-name="T3">記録</text:span><text:change text:change-id="ct169235496"/><text:span text:style-name="T3">は、そのプロセス</text:span><text:change text:change-id="ct169236744"/><text:change text:change-id="ct169235600"/><text:change-start text:change-id="ct327563120"/><text:span text:style-name="T2">が</text:span><text:change-end text:change-id="ct327563120"/><text:change-start text:change-id="ct327561456"/><text:span text:style-name="T2">実行</text:span><text:change-end text:change-id="ct327561456"/><text:change-start text:change-id="ct327563536"/><text:span text:style-name="T2">され</text:span><text:change-end text:change-id="ct327563536"/><text:change-start text:change-id="ct327561768"/><text:span text:style-name="T2">たこと</text:span><text:change-end text:change-id="ct327561768"/><text:span text:style-name="T3">を示す確証として機能します。</text:span><text:change-start text:change-id="ct327561664"/></text:p>
      <text:p text:style-name="P25"><text:change-end text:change-id="ct327561664"/><text:change text:change-id="ct327560000"/><text:span text:style-name="T3"/></text:p>
      <text:p text:style-name="P25"><text:span text:style-name="T7">3.2 FOSS</text:span><text:change-start text:change-id="ct169235704"/><text:span text:style-name="T8">コンプライアンス </text:span><text:change-end text:change-id="ct169235704"/><text:span text:style-name="T7">プログラム</text:span><text:span text:style-name="T8">は</text:span><text:change-start text:change-id="ct169236848"/><text:span text:style-name="T8">、</text:span><text:change-end text:change-id="ct169236848"/><text:change text:change-id="ct327568736"/><text:change text:change-id="ct327563848"/><text:span text:style-name="T7">ソフトウェア スタッフが</text:span><text:change-start text:change-id="ct327564368"/><text:span text:style-name="T7">扱う</text:span><text:change-end text:change-id="ct327564368"/><text:change-start text:change-id="ct327568632"/><text:span text:style-name="T7">供給ソフトウェアの</text:span><text:change-end text:change-id="ct327568632"/><text:change text:change-id="ct327565200"/><text:change text:change-id="ct169235808"/><text:change text:change-id="ct327563744"/><text:change-start text:change-id="ct322524056"/><text:span text:style-name="T7">代表</text:span><text:change-end text:change-id="ct322524056"/><text:change text:change-id="ct327561560"/><text:span text:style-name="T7">的なFOSSユースケースに対応できること。</text:span><text:change-start text:change-id="ct322521456"/><text:span text:style-name="T8">代表</text:span><text:change-end text:change-id="ct322521456"/><text:change-start text:change-id="ct327569048"/><text:span text:style-name="T7">的なFOSS</text:span><text:change-end text:change-id="ct327569048"/><text:change-start text:change-id="ct327566552"/><text:span text:style-name="T7">ユースケースで</text:span><text:span text:style-name="T8">は、</text:span><text:change-end text:change-id="ct327566552"/><text:change-start text:change-id="ct327564680"/><text:span text:style-name="T8">供給ソフトウェアに</text:span><text:change-end text:change-id="ct327564680"/><text:span text:style-name="T7">以下のような</text:span><text:change-start text:change-id="ct327568528"/><text:span text:style-name="T8">もの</text:span><text:change-end text:change-id="ct327568528"/><text:change-start text:change-id="ct327566968"/><text:span text:style-name="T8">が</text:span><text:change-end text:change-id="ct327566968"/><text:change text:change-id="ct327568424"/><text:change text:change-id="ct327568944"/><text:change-start text:change-id="ct322518232"/><text:span text:style-name="T8">含まれていることがある</text:span><text:change-end text:change-id="ct322518232"/><text:change text:change-id="ct322518752"/><text:change text:change-id="ct322518856"/><text:change text:change-id="ct169233832"/><text:span text:style-name="T7">（</text:span><text:change-start text:change-id="ct327565096"/><text:span text:style-name="T8">ただし</text:span><text:change-end text:change-id="ct327565096"/><text:change text:change-id="ct327563328"/><text:change-start text:change-id="ct327563432"/><text:span text:style-name="T8">これらの</text:span><text:change-end text:change-id="ct327563432"/><text:span text:style-name="T7">リストは網羅的で</text:span><text:change-start text:change-id="ct322520624"/><text:span text:style-name="T8">は</text:span><text:change-end text:change-id="ct322520624"/><text:span text:style-name="T7">な</text:span><text:change-start text:change-id="ct322518440"/><text:span text:style-name="T8">い。また</text:span><text:change-end text:change-id="ct322518440"/><text:change text:change-id="ct322518336"/><text:span text:style-name="T7">組織によっては以下のユースケースが当てはまらないことも</text:span><text:change text:change-id="ct327563640"/><text:change-start text:change-id="ct327570192"/><text:span text:style-name="T8">あ</text:span><text:change-end text:change-id="ct327570192"/><text:span text:style-name="T7">る</text:span><text:change text:change-id="ct327565616"/><text:span text:style-name="T7">）</text:span><text:change text:change-id="ct327565408"/><text:change text:change-id="ct169234040"/><text:change-start text:change-id="ct327565304"/><text:span text:style-name="T8">。</text:span><text:change-end text:change-id="ct327565304"/></text:p>
      <text:list xml:id="list31405618" text:continue-list="list31423931" text:style-name="WWNum2">
        <text:list-item>
          <text:p text:style-name="P72"><text:s/>バイナリ<text:change-start text:change-id="ct327564160"/><text:span text:style-name="T6">形式</text:span><text:change-end text:change-id="ct327564160"/><text:change text:change-id="ct327564576"/>で<text:change-start text:change-id="ct327563952"/><text:span text:style-name="T15">頒布</text:span><text:change-end text:change-id="ct327563952"/>されている<text:change text:change-id="ct327566032"/></text:p>
        </text:list-item>
        <text:list-item>
          <text:p text:style-name="P72"><text:s/>ソースコード<text:change-start text:change-id="ct327563224"/><text:span text:style-name="T6">形式</text:span><text:change-end text:change-id="ct327563224"/><text:change text:change-id="ct327564264"/>で<text:change-start text:change-id="ct327564056"/><text:span text:style-name="T15">頒布</text:span><text:change-end text:change-id="ct327564056"/>されている<text:change text:change-id="ct327565928"/></text:p>
        </text:list-item>
        <text:list-item>
          <text:p text:style-name="P72"><text:s/>コピーレフトの義務を生じうる他のFOSSと統合されている<text:change text:change-id="ct327565512"/></text:p>
        </text:list-item>
        <text:list-item>
          <text:p text:style-name="P72"><text:s/><text:change-start text:change-id="ct327564992"/><text:span text:style-name="T6">改変</text:span><text:change-end text:change-id="ct327564992"/><text:change text:change-id="ct327564784"/>されたFOSSを含んでいる<text:change text:change-id="ct327564888"/></text:p>
        </text:list-item>
        <text:list-item>
          <text:p text:style-name="P79"><text:s/><text:change text:change-id="ct169237784"/>供給ソフトウェア内<text:change text:change-id="ct169237992"/><text:change-start text:change-id="ct169238408"/><text:span text:style-name="T6">の</text:span><text:change-end text:change-id="ct169238408"/>他<text:change-start text:change-id="ct327567592"/><text:span text:style-name="T6">の</text:span><text:change-end text:change-id="ct327567592"/>コンポーネントと<text:change-start text:change-id="ct327566760"/><text:span text:style-name="T6">やりとりする</text:span><text:change-end text:change-id="ct327566760"/><text:change text:change-id="ct327567176"/><text:change text:change-id="ct327560728"/><text:change-start text:change-id="ct327566864"/><text:span text:style-name="T6">両立性のない</text:span><text:change-end text:change-id="ct327566864"/><text:change-start text:change-id="ct327567072"/><text:span text:style-name="T6">ライセンス下のFOSS</text:span><text:change-end text:change-id="ct327567072"/><text:change-start text:change-id="ct327567280"/><text:span text:style-name="T6">やその他のソフトウェアを含んでいる</text:span><text:change-end text:change-id="ct327567280"/><text:change text:change-id="ct169237264"/><text:change text:change-id="ct169237368"/></text:p>
        </text:list-item>
        <text:list-item>
          <text:p text:style-name="P76"><text:span text:style-name="T7"><text:s/>帰属要求のあるFOSSを含んでいる</text:span><text:change-start text:change-id="ct325098080"/><text:span text:style-name="T7"><office:annotation><dc:creator>Mieko</dc:creator><dc:date>2017-03-29T11:21:46.32</dc:date><text:p text:style-name="P89"><text:span text:style-name="T41">このカッコ内の文は残すのか？</text:span></text:p></office:annotation></text:span><text:change-end text:change-id="ct325098080"/><text:change-start text:change-id="ct169237576"/><text:span text:style-name="T13">（謝辞やクレディットの掲載を要する可能性がある）</text:span><text:change-end text:change-id="ct169237576"/><text:change-start text:change-id="ct327585792"/><text:span text:style-name="T27">。</text:span><text:change-end text:change-id="ct327585792"/><text:change text:change-id="ct327583608"/></text:p>
        </text:list-item>
      </text:list>
      <text:p text:style-name="P22"><text:change-start text:change-id="ct169238200"/><text:span text:style-name="T39">適合</text:span><text:change-end text:change-id="ct169238200"/><text:change-start text:change-id="ct327566656"/><text:span text:style-name="T15">証跡</text:span><text:change-end text:change-id="ct327566656"/><text:span text:style-name="T15">： </text:span></text:p>
      <text:list xml:id="list31406791" text:continue-list="list31422287" text:style-name="WWNum5">
        <text:list-item>
          <text:p text:style-name="P27">3.2.1 <text:change text:change-id="ct327569152"/><text:change text:change-id="ct169238304"/><text:change text:change-id="ct327566448"/><text:change text:change-id="ct327568008"/>ソフトウェア スタッフが<text:change-start text:change-id="ct327568320"/>扱う<text:change-end text:change-id="ct327568320"/><text:change-start text:change-id="ct327569880"/>供給ソフトウェアの<text:change-end text:change-id="ct327569880"/><text:change text:change-id="ct327567904"/><text:change text:change-id="ct169237888"/><text:change text:change-id="ct327568112"/><text:change-start text:change-id="ct322522496"/><text:span text:style-name="T6">代表</text:span><text:change-end text:change-id="ct322522496"/>的なFOSS<text:change text:change-id="ct327571232"/>ユースケースに<text:change-start text:change-id="ct327568840"/><text:span text:style-name="T6">対応する</text:span><text:change-end text:change-id="ct327568840"/><text:change text:change-id="ct327567384"/><text:change text:change-id="ct327567696"/>ため<text:change-start text:change-id="ct169237472"/><text:span text:style-name="T6">の</text:span><text:change-end text:change-id="ct169237472"/><text:change text:change-id="ct169237160"/><text:change text:change-id="ct327566344"/>プロセス<text:change-start text:change-id="ct327569360"/>が整備されている<text:change-end text:change-id="ct327569360"/><text:change-start text:change-id="ct327568216"/>。<text:change-end text:change-id="ct327568216"/><text:change text:change-id="ct327567488"/><text:change text:change-id="ct327569568"/><text:change-start text:change-id="ct169233624"/></text:p>
          <text:p text:style-name="P27"><text:change-end text:change-id="ct169233624"/><text:change text:change-id="ct169233104"/></text:p>
        </text:list-item>
      </text:list>
      <text:p text:style-name="P22"><text:span text:style-name="T6">論拠: </text:span></text:p>
      <text:p text:style-name="P10"><text:change text:change-id="ct327580800"/><text:change text:change-id="ct327571752"/>組織の<text:change-start text:change-id="ct327571960"/><text:span text:style-name="T6">業務</text:span><text:change-end text:change-id="ct327571960"/><text:change-start text:change-id="ct327571856"/><text:span text:style-name="T6">の</text:span><text:change-end text:change-id="ct327571856"/><text:change text:change-id="ct327571128"/><text:change-start text:change-id="ct327570608"/><text:span text:style-name="T6">結果である</text:span><text:change-end text:change-id="ct327570608"/><text:change text:change-id="ct327571024"/><text:change text:change-id="ct327570816"/><text:change text:change-id="ct327572584"/><text:change text:change-id="ct327570296"/><text:change-start text:change-id="ct322523224"/><text:span text:style-name="T37">代表的</text:span><text:change-end text:change-id="ct322523224"/>なユースケースに<text:change-start text:change-id="ct327572792"/>対応できる<text:change-end text:change-id="ct327572792"/>十分<text:change-start text:change-id="ct327570400"/><text:span text:style-name="T6">堅固</text:span><text:change-end text:change-id="ct327570400"/><text:change-start text:change-id="ct327572168"/><text:span text:style-name="T6">なFOSSプログラム</text:span><text:change-end text:change-id="ct327572168"/><text:change-start text:change-id="ct323661520"/><text:span text:style-name="T6">になります</text:span><text:change-end text:change-id="ct323661520"/><text:change text:change-id="ct323662352"/><text:change text:change-id="ct327569256"/><text:change text:change-id="ct327572064"/><text:change text:change-id="ct323660688"/><text:change text:change-id="ct327582152"/><text:change text:change-id="ct327569672"/><text:span text:style-name="T6">。</text:span><text:change text:change-id="ct327572272"/></text:p>
      <text:p text:style-name="P31"/>
      <text:list xml:id="list31421960" text:continue-list="list31415672" text:style-name="Outline">
        <text:list-item>
          <text:list>
            <text:list-item>
              <text:h text:style-name="P16" text:outline-level="2"><text:bookmark-start text:name="__RefHeading__1219_563071832"/><text:bookmark-start text:name="_Toc476563270"/><text:span text:style-name="T12">G4: FOSS</text:span><text:change-start text:change-id="ct169233416"/><text:span text:style-name="T11">コンテンツ</text:span><text:change-end text:change-id="ct169233416"/><text:change-start text:change-id="ct169231440"/><text:span text:style-name="T11"> </text:span><text:change-end text:change-id="ct169231440"/><text:span text:style-name="T12">ドキュメント</text:span><text:change-start text:change-id="ct169233312"/><text:span text:style-name="T11">とコンプライアンス証跡資料</text:span><text:change-end text:change-id="ct169233312"/><text:change text:change-id="ct327571648"/><text:change-start text:change-id="ct327570504"/><text:span text:style-name="T11">の</text:span><text:change-end text:change-id="ct327570504"/><text:change-start text:change-id="ct327569776"/><text:span text:style-name="T14">頒布</text:span><text:bookmark-end text:name="__RefHeading__1219_563071832"/><text:bookmark-end text:name="_Toc476563270"/><text:change-end text:change-id="ct327569776"/><text:change text:change-id="ct169233208"/><text:change text:change-id="ct327571336"/></text:h>
            </text:list-item>
          </text:list>
        </text:list-item>
      </text:list>
      <text:p text:style-name="P6">4.1 <text:change-start text:change-id="ct327572896"/><text:span text:style-name="T6">供給</text:span><text:change-end text:change-id="ct327572896"/><text:change text:change-id="ct327572480"/>ソフトウェア<text:change-start text:change-id="ct169232168"/><text:span text:style-name="T6">の</text:span><text:change-end text:change-id="ct169232168"/><text:change text:change-id="ct169233520"/>確認<text:change text:change-id="ct169232792"/>ライセンスに応じ<text:change-start text:change-id="ct169231544"/><text:span text:style-name="T6">て</text:span><text:change-end text:change-id="ct169231544"/>要求される、以下の<text:change-start text:change-id="ct327571440"/><text:span text:style-name="T15">頒布</text:span><text:change-end text:change-id="ct327571440"/><text:change-start text:change-id="ct169233728"/><text:span text:style-name="T6">用</text:span><text:change-end text:change-id="ct169233728"/><text:change text:change-id="ct169231648"/>コンプライアンス<text:change-start text:change-id="ct169232272"/><text:span text:style-name="T6">証跡資料</text:span><text:change-end text:change-id="ct169232272"/><text:change text:change-id="ct169230504"/>が用意されていること<text:change-start text:change-id="ct327574560"/>（<text:span text:style-name="T6">ただし、この限りではない</text:span>）<text:change-end text:change-id="ct327574560"/><text:change-start text:change-id="ct327570088"/><text:span text:style-name="T6">。</text:span><text:change-end text:change-id="ct327570088"/><text:change text:change-id="ct327572376"/></text:p>
      <text:list xml:id="list31425342" text:continue-list="list31405618" text:style-name="WWNum2">
        <text:list-item>
          <text:p text:style-name="P72"><text:s/>著作権<text:change-start text:change-id="ct327575600"/><text:span text:style-name="T6">告知</text:span><text:change-end text:change-id="ct327575600"/><text:change text:change-id="ct327572688"/> </text:p>
        </text:list-item>
        <text:list-item>
          <text:p text:style-name="P72"><text:s/>確認<text:change text:change-id="ct169231856"/>ライセンスの写し </text:p>
        </text:list-item>
        <text:list-item>
          <text:p text:style-name="P72"><text:s/>改<text:change-start text:change-id="ct169230920"/><text:span text:style-name="T6">変</text:span><text:change-end text:change-id="ct169230920"/><text:change text:change-id="ct169232896"/><text:change text:change-id="ct327573936"/><text:change-start text:change-id="ct327573104"/><text:span text:style-name="T6">告知</text:span><text:change-end text:change-id="ct327573104"/> </text:p>
        </text:list-item>
        <text:list-item>
          <text:p text:style-name="P72"><text:s/>帰属<text:change-start text:change-id="ct327573624"/><text:span text:style-name="T6">告知</text:span><text:change-end text:change-id="ct327573624"/><text:change text:change-id="ct327576224"/><text:change text:change-id="ct169231752"/> </text:p>
        </text:list-item>
        <text:list-item>
          <text:p text:style-name="P72"><text:s/>重要<text:change-start text:change-id="ct169231232"/><text:span text:style-name="T6">事項</text:span><text:change-end text:change-id="ct169231232"/><text:change text:change-id="ct169231960"/><text:change-start text:change-id="ct169232064"/><text:span text:style-name="T6">の</text:span><text:change-end text:change-id="ct169232064"/><text:change-start text:change-id="ct169233000"/><text:span text:style-name="T6">告知</text:span><text:change-end text:change-id="ct169233000"/><text:change text:change-id="ct169232376"/> </text:p>
        </text:list-item>
        <text:list-item>
          <text:p text:style-name="P72"><text:s/>ソースコード </text:p>
        </text:list-item>
        <text:list-item>
          <text:p text:style-name="P72"><text:s/><text:change text:change-id="ct327573000"/>必要な<text:change-start text:change-id="ct327573208"/><text:span text:style-name="T6">ビルド</text:span><text:change-end text:change-id="ct327573208"/>手順とスクリプト </text:p>
        </text:list-item>
        <text:list-item>
          <text:p text:style-name="P72"><text:s/>書面による<text:change-start text:change-id="ct327575808"/><text:span text:style-name="T6">提供</text:span><text:change-end text:change-id="ct327575808"/><text:change text:change-id="ct327575704"/></text:p>
        </text:list-item>
      </text:list>
      <text:p text:style-name="P22"><text:change-start text:change-id="ct169232584"/><text:span text:style-name="T39">適合</text:span><text:change-end text:change-id="ct169232584"/><text:change-start text:change-id="ct327574976"/><text:span text:style-name="T15">証跡</text:span><text:change-end text:change-id="ct327574976"/><text:span text:style-name="T15">： </text:span></text:p>
      <text:list xml:id="list31396077" text:continue-list="list31406791" text:style-name="WWNum5">
        <text:list-item>
          <text:list>
            <text:list-item>
              <text:p text:style-name="P81"><text:change-start text:change-id="ct169232480"/><office:annotation><dc:creator>Kunai Takashi</dc:creator><dc:date>2017-03-23T15:51:47.83</dc:date><text:p text:style-name="P88"><text:span text:style-name="T40">箇条書き図形が変わってしまいました。</text:span></text:p></office:annotation><text:change-end text:change-id="ct169232480"/>4.1.1 <text:change text:change-id="ct169230816"/><text:change text:change-id="ct169231024"/>確認<text:change text:change-id="ct169231128"/>ライセンス<text:change-start text:change-id="ct327587976"/><text:span text:style-name="T6">の</text:span><text:change-end text:change-id="ct327587976"/><text:change text:change-id="ct327587040"/>要求<text:change-start text:change-id="ct327586728"/><text:span text:style-name="T6">に</text:span><text:change-end text:change-id="ct327586728"/><text:change-start text:change-id="ct327588600"/><text:span text:style-name="T6">基づいて、</text:span><text:change-end text:change-id="ct327588600"/><text:change text:change-id="ct327587248"/><text:change text:change-id="ct169230608"/><text:change text:change-id="ct169232688"/>コンプライアンス<text:change-start text:change-id="ct169230712"/><text:span text:style-name="T6">証跡資料</text:span><text:change-end text:change-id="ct169230712"/><text:change text:change-id="ct169231336"/>が<text:change-start text:change-id="ct327586832"/>供給ソフトウェアとともに<text:change-end text:change-id="ct327586832"/><text:change text:change-id="ct169363344"/><text:change-start text:change-id="ct327574040"/><text:span text:style-name="T15">頒布</text:span><text:change-end text:change-id="ct327574040"/><text:change text:change-id="ct169361056"/>され<text:change text:change-id="ct169363448"/><text:change text:change-id="ct169362824"/>ることを確実にするための<text:change text:change-id="ct327587664"/>プロセスを<text:change-start text:change-id="ct327573832"/><text:span text:style-name="T6">説明した</text:span><text:change-end text:change-id="ct327573832"/><text:change text:change-id="ct327571544"/><text:change text:change-id="ct327574664"/><text:change text:change-id="ct169361888"/><text:change text:change-id="ct327575080"/><text:change-start text:change-id="ct327579240"/><text:span text:style-name="T6">手続きが</text:span><text:change-end text:change-id="ct327579240"/>文書化され<text:change-start text:change-id="ct327578616"/><text:span text:style-name="T6">ている</text:span><text:change-end text:change-id="ct327578616"/><text:change text:change-id="ct327575392"/><text:change text:change-id="ct327576120"/><text:change text:change-id="ct327574872"/><text:change-start text:change-id="ct327573416"/><text:span text:style-name="T6">。</text:span><text:change-end text:change-id="ct327573416"/><text:change text:change-id="ct327574768"/></text:p>
            </text:list-item>
            <text:list-item>
              <text:p text:style-name="P82"><text:span text:style-name="T3">4.1.2 供給ソフトウェアに</text:span><text:change-start text:change-id="ct327575288"/><text:span text:style-name="T2">関する</text:span><text:change-end text:change-id="ct327575288"/><text:change text:change-id="ct327574456"/><text:change-start text:change-id="ct327573520"/><text:span text:style-name="T29">頒布</text:span><text:change-end text:change-id="ct327573520"/><text:change-start text:change-id="ct169361160"/><text:span text:style-name="T2">用</text:span><text:change-end text:change-id="ct169361160"/><text:change text:change-id="ct169362928"/><text:span text:style-name="T3">コンプライアンス</text:span><text:change-start text:change-id="ct169363656"/><text:span text:style-name="T2">証跡資料</text:span><text:change-end text:change-id="ct169363656"/><text:change text:change-id="ct169363032"/><text:span text:style-name="T3">の</text:span><text:change-start text:change-id="ct169361472"/><text:span text:style-name="T2">コピー</text:span><text:change-end text:change-id="ct169361472"/><text:change-start text:change-id="ct327574248"/><text:span text:style-name="T2">が</text:span><text:change-end text:change-id="ct327574248"/><text:change text:change-id="ct327573312"/><text:change text:change-id="ct327573728"/><text:change-start text:change-id="ct327576016"/><text:span text:style-name="T3">慎重</text:span><text:span text:style-name="T2">に</text:span><text:change-end text:change-id="ct327576016"/><text:span text:style-name="T3">保管され、容易に</text:span><text:change-start text:change-id="ct169361992"/><text:span text:style-name="T2">取り</text:span><text:change-end text:change-id="ct169361992"/><text:change-start text:change-id="ct327575184"/><text:span text:style-name="T2">出</text:span><text:change-end text:change-id="ct327575184"/><text:change text:change-id="ct327574144"/><text:change-start text:change-id="ct327579344"/><text:span text:style-name="T2">すことができ</text:span><text:change-end text:change-id="ct327579344"/><text:change-start text:change-id="ct327578928"/><text:span text:style-name="T2">る</text:span><text:change-end text:change-id="ct327578928"/><text:change text:change-id="ct327575912"/><text:change text:change-id="ct327577576"/><text:change text:change-id="ct169362096"/><text:span text:style-name="T3">（</text:span><text:change text:change-id="ct327578720"/><text:span text:style-name="T3">法的</text:span><text:change-start text:change-id="ct327576744"/><text:span text:style-name="T2">告知</text:span><text:change-end text:change-id="ct327576744"/><text:change text:change-id="ct327574352"/><text:span text:style-name="T3">、ソースコード</text:span><text:change-start text:change-id="ct169362200"/><text:span text:style-name="T2">、</text:span><text:change-end text:change-id="ct169362200"/><text:change text:change-id="ct169362304"/><text:span text:style-name="T3">SPDXドキュメント</text:span><text:change-start text:change-id="ct327577784"/><text:span text:style-name="T2">など</text:span><text:change-end text:change-id="ct327577784"/><text:span text:style-name="T3">）</text:span><text:change-start text:change-id="ct327579136"/><text:span text:style-name="T3">。</text:span><text:change-end text:change-id="ct327579136"/><text:change text:change-id="ct327576848"/><text:change text:change-id="ct327577888"/><text:change text:change-id="ct327577680"/><text:change text:change-id="ct169360952"/><text:change-start text:change-id="ct327576640"/><text:span text:style-name="T2">また、</text:span><text:change-end text:change-id="ct327576640"/><text:change text:change-id="ct327589224"/><text:change text:change-id="ct327576952"/><text:span text:style-name="T2">少なくとも</text:span><text:span text:style-name="T3">当該</text:span><text:change-start text:change-id="ct169362408"/><text:span text:style-name="T2">供給</text:span><text:change-end text:change-id="ct169362408"/><text:change text:change-id="ct169361576"/><text:span text:style-name="T3">ソフトウェアが</text:span><text:change-start text:change-id="ct169362512"/><text:span text:style-name="T2">提供され続けている</text:span><text:change-end text:change-id="ct169362512"/><text:change text:change-id="ct169362616"/><text:span text:style-name="T3">期間、</text:span><text:change text:change-id="ct327577472"/><text:change text:change-id="ct327577992"/><text:change-start text:change-id="ct327578200"/><text:span text:style-name="T2">または</text:span><text:change-end text:change-id="ct327578200"/><text:span text:style-name="T3">確認</text:span><text:change text:change-id="ct169362720"/><text:span text:style-name="T3">ライセンスが要求する期間（</text:span><text:change text:change-id="ct169363240"/><text:span text:style-name="T3">いずれか長い方の期間）</text:span><text:change-start text:change-id="ct327579032"/><text:span text:style-name="T3">は、</text:span><text:change-end text:change-id="ct327579032"/><text:change-start text:change-id="ct327578408"/><text:span text:style-name="T3">本保管物が</text:span><text:change-end text:change-id="ct327578408"/><text:change-start text:change-id="ct327578096"/><text:span text:style-name="T3">存在する</text:span><text:change-end text:change-id="ct327578096"/><text:change text:change-id="ct327579448"/><text:change text:change-id="ct327577056"/><text:change-start text:change-id="ct327579552"/><text:span text:style-name="T2">ように</text:span><text:change-end text:change-id="ct327579552"/><text:change-start text:change-id="ct169360536"/><text:span text:style-name="T2">立案さ</text:span><text:change-end text:change-id="ct169360536"/><text:change text:change-id="ct169360640"/><text:span text:style-name="T3">れ</text:span><text:change-start text:change-id="ct327581112"/><text:span text:style-name="T2">ている。</text:span><text:change-end text:change-id="ct327581112"/><text:change text:change-id="ct327577160"/></text:p>
            </text:list-item>
          </text:list>
        </text:list-item>
      </text:list>
      <text:p text:style-name="P22"><text:span text:style-name="T6">論拠: </text:span></text:p>
      <text:p text:style-name="P10"><text:change text:change-id="ct327586312"/>供給ソフトウェアを統制<text:change-start text:change-id="ct169360744"/><text:span text:style-name="T6">する</text:span><text:change-end text:change-id="ct169360744"/><text:change text:change-id="ct169360848"/>確認<text:change text:change-id="ct169361368"/>ライセンス<text:change-start text:change-id="ct327587768"/><text:span text:style-name="T6">の</text:span><text:change-end text:change-id="ct327587768"/><text:change text:change-id="ct327577368"/>要求<text:change-start text:change-id="ct327588912"/><text:span text:style-name="T6">に基づいて</text:span><text:change-end text:change-id="ct327588912"/><text:change text:change-id="ct327584752"/><text:change text:change-id="ct327589120"/><text:change-start text:change-id="ct327586416"/><text:span text:style-name="T6">、</text:span><text:change-end text:change-id="ct327586416"/>コンプライアンス<text:change-start text:change-id="ct169361784"/><text:span text:style-name="T6">証跡資料</text:span><text:change-end text:change-id="ct169361784"/><text:change-start text:change-id="ct327580592"/><text:span text:style-name="T6">が完備</text:span><text:change-end text:change-id="ct327580592"/><text:change-start text:change-id="ct327582568"/><text:span text:style-name="T6">され、</text:span><text:change-end text:change-id="ct327582568"/><text:change text:change-id="ct169364488"/><text:change text:change-id="ct327581528"/><text:change text:change-id="ct327581736"/><text:change text:change-id="ct169365736"/><text:change text:change-id="ct327581216"/><text:change text:change-id="ct169365840"/><text:change text:change-id="ct169366048"/><text:change-start text:change-id="ct327579864"/><text:span text:style-name="T6">供給ソフトウェアに</text:span><text:change-end text:change-id="ct327579864"/><text:change text:change-id="ct327582256"/>添付され<text:change text:change-id="ct169366256"/>る<text:change-start text:change-id="ct327538160"/>こと<text:span text:style-name="T6">を</text:span><text:change-end text:change-id="ct327538160"/><text:change-start text:change-id="ct327582464"/><text:span text:style-name="T6">保証します。</text:span><text:change-end text:change-id="ct327582464"/><text:change text:change-id="ct327581424"/></text:p>
      <text:p text:style-name="P31"/>
      <text:list xml:id="list31404400" text:continue-list="list31421960" text:style-name="Outline">
        <text:list-item>
          <text:list>
            <text:list-item>
              <text:h text:style-name="P16" text:outline-level="2"><text:bookmark-start text:name="__RefHeading__1221_563071832"/><text:bookmark-start text:name="_Toc476563271"/><text:span text:style-name="T12">G5: FOSSコミュニティ</text:span><text:change text:change-id="ct327587560"/><text:change-start text:change-id="ct327588184"/><text:span text:style-name="T11">へ</text:span><text:change-end text:change-id="ct327588184"/><text:span text:style-name="T12">の（積極的な）関わり方</text:span><text:change-start text:change-id="ct327578512"/><text:span text:style-name="T11">の</text:span><text:change-end text:change-id="ct327578512"/><text:change text:change-id="ct327576328"/><text:span text:style-name="T12">理解</text:span><text:bookmark-end text:name="__RefHeading__1221_563071832"/><text:bookmark-end text:name="_Toc476563271"/><text:change text:change-id="ct327578304"/></text:h>
            </text:list-item>
          </text:list>
        </text:list-item>
      </text:list>
      <text:p text:style-name="P28"><text:span text:style-name="T7">5.1 </text:span><text:change text:change-id="ct327586936"/><text:change-start text:change-id="ct327587456"/><text:span text:style-name="T8">公的に</text:span><text:change-end text:change-id="ct327587456"/><text:span text:style-name="T7">アクセス</text:span><text:change-start text:change-id="ct327583296"/><text:span text:style-name="T8">可能な</text:span><text:change-end text:change-id="ct327583296"/><text:change text:change-id="ct327578824"/><text:span text:style-name="T7">FOSSプロジェクト</text:span><text:change-start text:change-id="ct169365424"/><text:span text:style-name="T8">に</text:span><text:change-end text:change-id="ct169365424"/><text:change-start text:change-id="ct327587872"/><text:span text:style-name="T8">対し</text:span><text:change-end text:change-id="ct327587872"/><text:change-start text:change-id="ct327588704"/><text:span text:style-name="T8">、</text:span><text:change-end text:change-id="ct327588704"/><text:change text:change-id="ct169363864"/><text:span text:style-name="T7">従業員がその企業を代表してコントリビュー</text:span><text:change text:change-id="ct327576432"/><text:change-start text:change-id="ct327582360"/><text:span text:style-name="T8">ト</text:span><text:change-end text:change-id="ct327582360"/><text:span text:style-name="T7">することを統制する</text:span><text:change-start text:change-id="ct327580696"/><text:span text:style-name="T7">ポリシーが</text:span><text:change-end text:change-id="ct327580696"/><text:span text:style-name="T7">文書化され</text:span><text:change-start text:change-id="ct327581632"/><text:span text:style-name="T8">ており、</text:span><text:change-end text:change-id="ct327581632"/><text:change text:change-id="ct327581944"/><text:change text:change-id="ct327582776"/><text:change text:change-id="ct327588496"/><text:change text:change-id="ct327580904"/><text:span text:style-name="T8">最低</text:span><text:change text:change-id="ct327582672"/><text:span text:style-name="T8">限</text:span><text:change-start text:change-id="ct327584128"/><text:span text:style-name="T8">、それが</text:span><text:change-end text:change-id="ct327584128"/><text:span text:style-name="T7">組織内に</text:span><text:change-start text:change-id="ct169363968"/><text:span text:style-name="T8">周知され</text:span><text:change-end text:change-id="ct169363968"/><text:change text:change-id="ct169366776"/><text:change-start text:change-id="ct327579760"/><text:span text:style-name="T8">てい</text:span><text:change-end text:change-id="ct327579760"/><text:span text:style-name="T7">ること</text:span><text:change-start text:change-id="ct327584024"/><text:span text:style-name="T8">。</text:span><text:change-end text:change-id="ct327584024"/><text:change text:change-id="ct327585272"/></text:p>
      <text:p text:style-name="P22"><text:change-start text:change-id="ct169364072"/><text:span text:style-name="T39">適合</text:span><text:change-end text:change-id="ct169364072"/><text:change-start text:change-id="ct327576536"/><text:span text:style-name="T15">証跡</text:span><text:change-end text:change-id="ct327576536"/><text:span text:style-name="T15">： </text:span></text:p>
      <text:list xml:id="list31422198" text:continue-list="list31396077" text:style-name="WWNum5">
        <text:list-item>
          <text:p text:style-name="P27">5.1.1 <text:change text:change-id="ct327579656"/><text:change-start text:change-id="ct327580072"/><text:span text:style-name="T6">FOSS</text:span><text:change-end text:change-id="ct327580072"/>コントリビューション<text:change-start text:change-id="ct327580384"/><text:span text:style-name="T6"> </text:span><text:change-end text:change-id="ct327580384"/>ポリシー<text:change-start text:change-id="ct327580280"/><text:span text:style-name="T6">が文書化されている。</text:span><text:change-end text:change-id="ct327580280"/><text:change text:change-id="ct327586208"/></text:p>
        </text:list-item>
        <text:list-item>
          <text:p text:style-name="P81">5.1.2 FOSSコントリビューション ポリシー<text:change-start text:change-id="ct327581320"/><text:span text:style-name="T6">の存在</text:span><text:change-end text:change-id="ct327581320"/><text:change text:change-id="ct327580488"/>を<text:change-start text:change-id="ct327584856"/>（トレーニング<text:span text:style-name="T6">や</text:span>社内Wikiなどの実践的なコミュニケーションを通じて）<text:change-end text:change-id="ct327584856"/>すべてのソフトウェア スタッフに認知させる手続き<text:change text:change-id="ct327581008"/><text:change text:change-id="ct327582984"/><text:change text:change-id="ct327584648"/><text:change text:change-id="ct327583192"/><text:change text:change-id="ct327585688"/><text:change text:change-id="ct327585584"/><text:change text:change-id="ct327584440"/><text:change text:change-id="ct327583088"/><text:change text:change-id="ct327583712"/><text:change text:change-id="ct327584232"/><text:change text:change-id="ct327583400"/><text:change-start text:change-id="ct327585896"/><text:span text:style-name="T6">が文書化されている</text:span><text:change-end text:change-id="ct327585896"/><text:change-start text:change-id="ct327586000"/><text:span text:style-name="T6">。</text:span><text:change-end text:change-id="ct327586000"/><text:change text:change-id="ct327584544"/></text:p>
        </text:list-item>
      </text:list>
      <text:p text:style-name="P22"><text:span text:style-name="T6">論拠: </text:span></text:p>
      <text:p text:style-name="P25"><text:change text:change-id="ct327588288"/><text:change text:change-id="ct327589328"/><text:span text:style-name="T3">FOSS</text:span><text:change-start text:change-id="ct327589432"/><text:span text:style-name="T2">への公的な</text:span><text:change-end text:change-id="ct327589432"/><text:span text:style-name="T3">コントリビューションに関</text:span><text:change-start text:change-id="ct327586624"/><text:span text:style-name="T2">する</text:span><text:change-end text:change-id="ct327586624"/><text:change text:change-id="ct327588808"/><text:change-start text:change-id="ct327589536"/><text:span text:style-name="T2">ポリシー</text:span><text:change-end text:change-id="ct327589536"/><text:change-start text:change-id="ct327591096"/><text:span text:style-name="T2">の</text:span><text:change-end text:change-id="ct327591096"/><text:change text:change-id="ct327587352"/><text:change-start text:change-id="ct327589016"/><text:span text:style-name="T2">作成</text:span><text:change-end text:change-id="ct327589016"/><text:change text:change-id="ct327591720"/><text:change text:change-id="ct327587144"/><text:span text:style-name="T3">について</text:span><text:change-start text:change-id="ct169366464"/><text:span text:style-name="T2">、</text:span><text:change-end text:change-id="ct169366464"/><text:change-start text:change-id="ct327589848"/><text:span text:style-name="T2">組織</text:span><text:change-end text:change-id="ct327589848"/><text:change-start text:change-id="ct327590160"/><text:span text:style-name="T2">が十分な</text:span><text:change-end text:change-id="ct327590160"/><text:change text:change-id="ct327582880"/><text:span text:style-name="T3">検討を</text:span><text:change text:change-id="ct169365216"/><text:change-start text:change-id="ct169365112"/><text:span text:style-name="T3">行</text:span><text:change-end text:change-id="ct169365112"/><text:change-start text:change-id="ct169366984"/><text:span text:style-name="T2">う</text:span><text:change-end text:change-id="ct169366984"/><text:change text:change-id="ct169364592"/><text:span text:style-name="T3">こと</text:span><text:change-start text:change-id="ct322521040"/><text:span text:style-name="T3">を</text:span><text:change-end text:change-id="ct322521040"/><text:change text:change-id="ct323640928"/><text:change-start text:change-id="ct327592864"/><text:span text:style-name="T2">保証します。</text:span><text:change-end text:change-id="ct327592864"/><text:change text:change-id="ct327577264"/><text:span text:style-name="T3">FOSSコントリビューション ポリシーは、組織</text:span><text:change text:change-id="ct169364696"/><text:span text:style-name="T3">全体</text:span><text:change text:change-id="ct169364280"/><text:span text:style-name="T3">のFOSSポリシーの一部として</text:span><text:change-start text:change-id="ct327592760"/><text:span text:style-name="T2">策定することも</text:span><text:change-end text:change-id="ct327592760"/><text:span text:style-name="T3">、</text:span><text:change text:change-id="ct327586520"/><text:change text:change-id="ct169364384"/><text:span text:style-name="T3">独立したポリシーとして</text:span><text:change-start text:change-id="ct327592344"/><text:span text:style-name="T2">策定することも</text:span><text:change-end text:change-id="ct327592344"/><text:change text:change-id="ct327590784"/><text:span text:style-name="T3">可能です。</text:span><text:change text:change-id="ct327591928"/><text:span text:style-name="T3">コントリビューションが</text:span><text:change-start text:change-id="ct327592552"/><text:span text:style-name="T2">まった</text:span><text:change-end text:change-id="ct327592552"/><text:change text:change-id="ct327591200"/><text:span text:style-name="T3">く許容されていない状況</text:span><text:change-start text:change-id="ct327590264"/><text:span text:style-name="T3">の場合は</text:span><text:change-end text:change-id="ct327590264"/><text:change text:change-id="ct327589952"/><text:span text:style-name="T3">、その立場を明確に示すポリシー</text:span><text:change-start text:change-id="ct327591304"/><text:span text:style-name="T2">の</text:span><text:change-end text:change-id="ct327591304"/><text:change text:change-id="ct327592136"/><text:span text:style-name="T3">存在</text:span><text:change text:change-id="ct327592032"/><text:span text:style-name="T3">が</text:span><text:change-start text:change-id="ct327589640"/><text:span text:style-name="T2">必要です。</text:span><text:change-end text:change-id="ct327589640"/><text:change text:change-id="ct327592240"/></text:p>
      <text:p text:style-name="P29">5.2 FOSSコントリビューション ポリシーが<text:change text:change-id="ct169364800"/>コントリビューションを許容するものである場合、コントリビューションがFOSSコントリビューション ポリシーに忠実に従っていることを確認するため<text:change-start text:change-id="ct327591616"/><text:span text:style-name="T6">に、以下の検討事項を含む</text:span><text:change-end text:change-id="ct327591616"/><text:change text:change-id="ct327592656"/>プロセスが存在していること<text:change-start text:change-id="ct322519688"/><text:span text:style-name="T6">（ただし、この限りではない）</text:span><text:change-end text:change-id="ct322519688"/>。<text:change text:change-id="ct323660896"/><text:change text:change-id="ct327591824"/><text:change text:change-id="ct327590992"/><text:change text:change-id="ct169366672"/><text:change text:change-id="ct327591408"/><text:change text:change-id="ct169365632"/><text:change text:change-id="ct169365944"/><text:change text:change-id="ct323661312"/><text:change text:change-id="ct169366152"/><text:change text:change-id="ct323661936"/><text:change text:change-id="ct169366360"/><text:change text:change-id="ct169367712"/><text:change text:change-id="ct323660792"/><text:change text:change-id="ct327590368"/></text:p>
      <text:list xml:id="list31417915" text:continue-numbering="true" text:style-name="WWNum5">
        <text:list-item>
          <text:p text:style-name="P8"><text:span text:style-name="T3"><text:s/></text:span><text:change-start text:change-id="ct169370104"/><text:span text:style-name="T3"><office:annotation><dc:creator>Kunai Takashi</dc:creator><dc:date>2017-03-23T15:53:14.84</dc:date><text:p text:style-name="P88"><text:span text:style-name="T40">箇条書き図形を■に。</text:span></text:p></office:annotation></text:span><text:change-end text:change-id="ct169370104"/><text:span text:style-name="T7">ライセンスに関する検討結果</text:span><text:change-start text:change-id="ct169369896"/><text:span text:style-name="T8">に対する</text:span><text:change-end text:change-id="ct169369896"/><text:change text:change-id="ct169370416"/><text:span text:style-name="T7">法務面での承認 </text:span></text:p>
        </text:list-item>
        <text:list-item>
          <text:p text:style-name="P74"><text:s/>ビジネス面での合理的根拠<text:change-start text:change-id="ct169369688"/><text:span text:style-name="T6">、</text:span><text:change-end text:change-id="ct169369688"/>もしくは承認 </text:p>
        </text:list-item>
        <text:list-item>
          <text:p text:style-name="P74"><text:s/>コントリビューション<text:change-start text:change-id="ct323624808"/><text:span text:style-name="T6">の</text:span><text:change-end text:change-id="ct323624808"/>対象となるコードの技術的レビュー </text:p>
        </text:list-item>
        <text:list-item>
          <text:p text:style-name="P74"><text:s/>コミュニティ<text:change-start text:change-id="ct169369480"/><text:span text:style-name="T6">への</text:span><text:change-end text:change-id="ct169369480"/><text:change text:change-id="ct169369272"/>積極的<text:change-start text:change-id="ct169370208"/><text:span text:style-name="T6">参加</text:span><text:change-end text:change-id="ct169370208"/><text:change text:change-id="ct169367920"/><text:change-start text:change-id="ct169368232"/><text:span text:style-name="T6">および</text:span><text:change-end text:change-id="ct169368232"/><text:change text:change-id="ct323625016"/><text:change text:change-id="ct169367504"/><text:change-start text:change-id="ct169367608"/><text:span text:style-name="T6">関わり方</text:span><text:change-end text:change-id="ct169367608"/><text:change text:change-id="ct169370000"/><text:change-start text:change-id="ct169369376"/><text:span text:style-name="T6">。</text:span><text:change-end text:change-id="ct169369376"/><text:change text:change-id="ct169369584"/><text:change text:change-id="ct169369792"/><text:change-start text:change-id="ct323646336"/><text:span text:style-name="T6">たとえば</text:span><text:change-end text:change-id="ct323646336"/>プロジェクトの行動規範（Code of Conduct<text:change text:change-id="ct323625432"/>）もしくはそれ<text:change-start text:change-id="ct169368440"/><text:span text:style-name="T6">と</text:span><text:change-end text:change-id="ct169368440"/><text:change text:change-id="ct169368336"/>同等のもの<text:change-start text:change-id="ct323645192"/><text:span text:style-name="T6">など</text:span><text:change-end text:change-id="ct323645192"/><text:change text:change-id="ct323645088"/></text:p>
        </text:list-item>
        <text:list-item>
          <text:p text:style-name="P74"><text:s/>プロジェクト固有のコントリビューション要<text:change-start text:change-id="ct169368544"/><text:span text:style-name="T6">件</text:span><text:change-end text:change-id="ct169368544"/><text:change text:change-id="ct169368648"/>の<text:span text:style-name="T6">遵守</text:span><text:change-start text:change-id="ct323644672"/><text:span text:style-name="T6"><office:annotation><dc:creator>Mieko</dc:creator><dc:date>2017-03-29T09:56:16.41</dc:date><text:p text:style-name="P89"><text:span text:style-name="T41">従来</text:span><text:span text:style-name="T41">LFJ</text:span><text:span text:style-name="T41">では（大手新聞社や</text:span><text:span text:style-name="T41">NHK</text:span><text:span text:style-name="T41">に倣い）「順守」という字を採用していました。</text:span></text:p><text:p text:style-name="P89"><text:span text:style-name="T41">ただし教科書や公用文では「遵守」が使われているようですので、こちらでいきましょう。</text:span></text:p></office:annotation></text:span><text:change-end text:change-id="ct323644672"/><text:change text:change-id="ct327536808"/></text:p>
        </text:list-item>
      </text:list>
      <text:p text:style-name="P22"><text:change-start text:change-id="ct169370312"/><text:span text:style-name="T39">適合</text:span><text:change-end text:change-id="ct169370312"/><text:change-start text:change-id="ct323641240"/><text:span text:style-name="T15">証跡</text:span><text:change-end text:change-id="ct323641240"/><text:span text:style-name="T15">： </text:span></text:p>
      <text:list xml:id="list31423004" text:continue-numbering="true" text:style-name="WWNum5">
        <text:list-item>
          <text:p text:style-name="P27">5.2.1 FOSSコントリビューション ポリシーがコントリビューションを許容するものである場合<text:change text:change-id="ct169367192"/>、FOSSコントリビューションのプロセスを<text:span text:style-name="T6">記載した</text:span><text:change text:change-id="ct322482768"/>手続き<text:change-start text:change-id="ct322487448"/>の文書<text:change-end text:change-id="ct322487448"/><text:change-start text:change-id="ct327539200"/><text:span text:style-name="T6">が</text:span><text:change-end text:change-id="ct327539200"/><text:change text:change-id="ct322481832"/><text:span text:style-name="T6">存在</text:span><text:change-start text:change-id="ct322484640"/><text:span text:style-name="T6">する</text:span><text:change-end text:change-id="ct322484640"/><text:change text:change-id="ct322484744"/><text:change-start text:change-id="ct322487032"/><text:span text:style-name="T6">。</text:span><text:change-end text:change-id="ct322487032"/></text:p>
        </text:list-item>
      </text:list>
      <text:p text:style-name="P22">論拠:</text:p>
      <text:p text:style-name="P10"><text:change text:change-id="ct327539408"/><text:change-start text:change-id="ct327539304"/><text:span text:style-name="T6">組織</text:span><text:change-end text:change-id="ct327539304"/><text:change-start text:change-id="ct327537016"/><text:span text:style-name="T6">が</text:span><text:change-end text:change-id="ct327537016"/>公<text:change-start text:change-id="ct327536912"/><text:span text:style-name="T6">的</text:span><text:change-end text:change-id="ct327536912"/>に<text:change text:change-id="ct169367296"/>FOSS<text:change-start text:change-id="ct327539824"/><text:span text:style-name="T6">に</text:span><text:change-end text:change-id="ct327539824"/><text:change text:change-id="ct327538992"/>コントリビュートする<text:change text:change-id="ct327536704"/><text:change text:change-id="ct327540552"/><text:change-start text:change-id="ct327543568"/><text:span text:style-name="T6">方法</text:span><text:change-end text:change-id="ct327543568"/><text:change text:change-id="ct327542840"/>について文書化されたプロセスを有していること<text:change-start text:change-id="ct322520520"/>を<text:change-end text:change-id="ct322520520"/><text:change-start text:change-id="ct327544400"/><text:span text:style-name="T6">保証し</text:span><text:change-end text:change-id="ct327544400"/><text:change text:change-id="ct327544608"/>ます。<text:change text:change-id="ct322519376"/><text:change text:change-id="ct169367400"/>コントリビューションが許容されてない場合においても<text:change-start text:change-id="ct322520728"/><text:span text:style-name="T6">、</text:span><text:change-end text:change-id="ct322520728"/><text:change-start text:change-id="ct169367816"/>ポリシーは<text:change-end text:change-id="ct169367816"/>存在<text:change-start text:change-id="ct169368752"/><text:span text:style-name="T6">した方が</text:span><text:change-end text:change-id="ct169368752"/><text:change-start text:change-id="ct327543984"/><text:span text:style-name="T6">よ</text:span><text:change-end text:change-id="ct327543984"/><text:change text:change-id="ct327540656"/><text:change-start text:change-id="ct327544920"/><text:span text:style-name="T6">いでしょう</text:span><text:change-end text:change-id="ct327544920"/><text:change text:change-id="ct169368024"/>。そのような<text:change text:change-id="ct169368128"/>状況<text:change-start text:change-id="ct169368856"/><text:span text:style-name="T6">においては、</text:span><text:change-end text:change-id="ct169368856"/><text:change text:change-id="ct169368960"/><text:change-start text:change-id="ct169369064"/><text:span text:style-name="T6">具体的な行動の</text:span><text:change-end text:change-id="ct169369064"/>プロセス<text:change-start text:change-id="ct169369168"/><text:span text:style-name="T6">は</text:span><text:change-end text:change-id="ct169369168"/><text:change text:change-id="ct169372288"/>存在しないと理解され<text:change text:change-id="ct169372080"/>、<text:change text:change-id="ct169372600"/>本要件<text:change text:change-id="ct322520832"/><text:change-start text:change-id="ct322520208"/><text:span text:style-name="T6">が</text:span><text:change-end text:change-id="ct322520208"/>満たさ<text:change-start text:change-id="ct325075200"/>れ<text:change-end text:change-id="ct325075200"/><text:change-start text:change-id="ct169371040"/><text:span text:style-name="T6">た</text:span><text:change-end text:change-id="ct169371040"/><text:change-start text:change-id="ct169372912"/><text:span text:style-name="T6">こ</text:span><text:change-end text:change-id="ct169372912"/><text:change text:change-id="ct169371768"/><text:change text:change-id="ct169372184"/>と<text:change-start text:change-id="ct169373432"/><text:span text:style-name="T6">に</text:span><text:change-end text:change-id="ct169373432"/>なります。</text:p>
      <text:p text:style-name="P31"/>
      <text:list xml:id="list31421930" text:continue-list="list31404400" text:style-name="Outline">
        <text:list-item>
          <text:list>
            <text:list-item>
              <text:h text:style-name="P16" text:outline-level="2"><text:bookmark-start text:name="__RefHeading__1223_563071832"/><text:bookmark-start text:name="_Toc476563272"/><text:span text:style-name="T12">G6: OpenChain</text:span><text:change text:change-id="ct327588080"/><text:span text:style-name="T12">要件</text:span><text:change text:change-id="ct327582048"/><text:change-start text:change-id="ct169371872"/><text:span text:style-name="T11">適合</text:span><text:change-end text:change-id="ct169371872"/><text:change text:change-id="ct169371976"/><text:change text:change-id="ct327590576"/><text:change-start text:change-id="ct327580176"/><text:span text:style-name="T11">の</text:span><text:change-end text:change-id="ct327580176"/><text:change text:change-id="ct327581840"/><text:span text:style-name="T12">認定</text:span><text:bookmark-end text:name="_Toc476563272"/><text:change text:change-id="ct327583920"/><text:span text:style-name="T12"> </text:span><text:bookmark-end text:name="__RefHeading__1223_563071832"/></text:h>
            </text:list-item>
          </text:list>
        </text:list-item>
      </text:list>
      <text:p text:style-name="P28"><text:span text:style-name="T7">6.1 組織がOpenChainに</text:span><text:change-start text:change-id="ct169373016"/><text:span text:style-name="T8">適合している</text:span><text:change-end text:change-id="ct169373016"/><text:change-start text:change-id="ct169372392"/><text:span text:style-name="T8">と</text:span><text:change-end text:change-id="ct169372392"/><text:span text:style-name="T7">認定されるためには、本</text:span><text:change text:change-id="ct169372496"/><text:change-start text:change-id="ct169371144"/><text:span text:style-name="T7">OpenChain</text:span><text:change-end text:change-id="ct169371144"/><text:span text:style-name="T7">適合仕様書第1.0版に記載された基準を満たすFOSS</text:span><text:change-start text:change-id="ct169371352"/><text:span text:style-name="T8">コンプライアンス </text:span><text:change-end text:change-id="ct169371352"/><text:span text:style-name="T7">プログラムを有していることを確認</text:span><text:change-start text:change-id="ct322519168"/><text:span text:style-name="T8">する必要がある</text:span><text:change-end text:change-id="ct322519168"/><text:change text:change-id="ct322519272"/><text:change text:change-id="ct327553240"/><text:span text:style-name="T7">。</text:span><text:change text:change-id="ct322519896"/></text:p>
      <text:p text:style-name="P22"><text:change-start text:change-id="ct169373328"/><text:span text:style-name="T39">適合</text:span><text:change-end text:change-id="ct169373328"/><text:change-start text:change-id="ct325057624"/><text:span text:style-name="T15">証跡</text:span><text:change-end text:change-id="ct325057624"/>： </text:p>
      <text:list xml:id="list31393521" text:continue-list="list31423004" text:style-name="WWNum5">
        <text:list-item>
          <text:p text:style-name="P81">6.1.1 その組織<text:change-start text:change-id="ct169373536"/><text:span text:style-name="T6">に</text:span><text:change-end text:change-id="ct169373536"/><text:change text:change-id="ct169373120"/><text:change text:change-id="ct169373224"/>本OpenChain適合仕様書第1.0版の要件を満たした<text:change-start text:change-id="ct169373640"/><text:span text:style-name="T6">コンプライアンス </text:span><text:change-end text:change-id="ct169373640"/>プログラム<text:change-start text:change-id="ct169373744"/><text:span text:style-name="T6">が</text:span><text:change-end text:change-id="ct169373744"/><text:change text:change-id="ct169370520"/>存在<text:change-start text:change-id="ct169371456"/><text:span text:style-name="T6">することを</text:span><text:change-end text:change-id="ct169371456"/><text:change-start text:change-id="ct169370624"/>確認<text:change-end text:change-id="ct169370624"/><text:change-start text:change-id="ct325059080"/><text:span text:style-name="T6">する。</text:span><text:change-end text:change-id="ct325059080"/></text:p>
        </text:list-item>
      </text:list>
      <text:p text:style-name="P22">論拠: </text:p>
      <text:p text:style-name="P10"><text:s/>組織がOpenChainに適合した<text:change-start text:change-id="ct169370728"/><text:span text:style-name="T6">コンプライアンス</text:span> <text:change-end text:change-id="ct169370728"/>プログラムを有していると宣言した場合<text:change-start text:change-id="ct322519480"/><text:span text:style-name="T6">は</text:span><text:change-end text:change-id="ct322519480"/>、当該プログラムが本仕様書のすべての要件を満たしていることを<text:change-start text:change-id="ct327590888"/><text:span text:style-name="T6">保証</text:span><text:change-end text:change-id="ct327590888"/><text:change text:change-id="ct327570920"/><text:change-start text:change-id="ct322519792"/><text:span text:style-name="T6">する必要があり</text:span><text:change-end text:change-id="ct322519792"/><text:change text:change-id="ct322518648"/>ます。<text:change text:change-id="ct327570712"/>これら<text:change-start text:change-id="ct327537952"/><text:span text:style-name="T6">の</text:span><text:change-end text:change-id="ct327537952"/>要件<text:change-start text:change-id="ct327538576"/><text:span text:style-name="T6">に</text:span><text:change-end text:change-id="ct327538576"/><text:change text:change-id="ct327537848"/>部分的<text:change-start text:change-id="ct327539512"/><text:span text:style-name="T6">に</text:span><text:change-end text:change-id="ct327539512"/><text:change text:change-id="ct327538472"/><text:change-start text:change-id="ct169372704"/><text:span text:style-name="T6">準拠</text:span><text:change-end text:change-id="ct169372704"/><text:change text:change-id="ct169371560"/><text:change-start text:change-id="ct327536496"/><text:span text:style-name="T6">しているだけ</text:span><text:change-end text:change-id="ct327536496"/>では<text:change text:change-id="ct169372808"/><text:change text:change-id="ct169370832"/>OpenChain<text:change-start text:change-id="ct169370936"/><text:span text:style-name="T6">適合</text:span><text:change-end text:change-id="ct169370936"/><text:change-start text:change-id="ct322486928"/><text:span text:style-name="T6">認定</text:span><text:change-end text:change-id="ct322486928"/><text:change text:change-id="ct169371248"/>を保証する<text:change text:change-id="ct322485680"/>に十分なものと<text:change-start text:change-id="ct322487864"/><text:span text:style-name="T6">は</text:span><text:change-end text:change-id="ct322487864"/>みな<text:change-start text:change-id="ct322485472"/><text:span text:style-name="T6">され</text:span><text:change-end text:change-id="ct322485472"/><text:change text:change-id="ct322485264"/>ません。<text:change text:change-id="ct322487552"/><text:change text:change-id="ct1693716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Regular" style:font-pitch="variable" style:font-charset="x-symbol"/>
    <style:font-face style:name="Mangal1" svg:font-family="Mangal"/>
    <style:font-face style:name="OpenSymbol" svg:font-family="OpenSymbol"/>
    <style:font-face style:name="Meiryo UI" svg:font-family="'Meiryo UI'" style:font-family-generic="swiss"/>
    <style:font-face style:name="Yu Gothic UI" svg:font-family="'Yu Gothic UI'" style:font-family-generic="swiss"/>
    <style:font-face style:name="ＭＳ 明朝" svg:font-family="'ＭＳ 明朝'" style:font-adornments="標準" style:font-family-generic="roman" style:font-pitch="fixed"/>
    <style:font-face style:name="Arial1" svg:font-family="Arial" style:font-family-generic="roman" style:font-pitch="variable"/>
    <style:font-face style:name="Century" svg:font-family="Century" style:font-family-generic="roman" style:font-pitch="variable"/>
    <style:font-face style:name="Arial" svg:font-family="Arial" style:font-family-generic="swiss" style:font-pitch="variable"/>
    <style:font-face style:name="Century1" svg:font-family="Century" style:font-family-generic="swiss" style:font-pitch="variable"/>
    <style:font-face style:name="Meiryo UI1" svg:font-family="'Meiryo UI'" style:font-family-generic="swiss" style:font-pitch="variable"/>
    <style:font-face style:name="Arial2" svg:font-family="Arial"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明朝1" svg:font-family="'ＭＳ 明朝'"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5pt" fo:language="en" fo:country="US" style:letter-kerning="true" style:font-size-asian="10.5pt" style:language-asian="ja" style:country-asian="J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style:font-name="Century" fo:font-size="10.5pt" fo:language="en" fo:country="US" style:letter-kerning="true" style:font-name-asian="ＭＳ Ｐ明朝" style:font-size-asian="10.5pt" style:language-asian="ja" style:country-asian="JP"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318cm" fo:margin-bottom="0.318cm" fo:keep-with-next="always"/>
      <style:text-properties fo:color="#1f4e79" fo:font-size="14pt" fo:font-weight="bold" style:font-size-asian="14pt" style:font-weight-asian="bold" style:font-name-complex="Arial2" style:font-size-complex="12pt"/>
    </style:style>
    <style:style style:name="Heading_20_2" style:display-name="Heading 2" style:family="paragraph" style:parent-style-name="Standard" style:next-style-name="Text_20_body" style:default-outline-level="2" style:list-style-name="Outline" style:class="text">
      <style:paragraph-properties fo:keep-with-next="always"/>
      <style:text-properties fo:color="#2e74b5" style:font-name="Arial1" fo:font-size="11pt" fo:font-weight="bold" style:font-size-asian="11pt" style:font-weight-asian="bold"/>
    </style:style>
    <style:style style:name="List_20_Paragraph" style:display-name="List Paragraph" style:family="paragraph" style:parent-style-name="Standard" style:default-outline-level="" style:list-style-name="">
      <style:paragraph-properties fo:margin-left="1.482cm" fo:margin-right="0cm" fo:text-indent="0cm" style:auto-text-indent="false"/>
    </style:style>
    <style:style style:name="Head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7cm" fo:margin-right="0cm" fo:text-indent="0cm" style:auto-text-indent="false">
        <style:tab-stops>
          <style:tab-stop style:position="16.501cm" style:type="right" style:leader-style="dotted" style:leader-text="."/>
        </style:tab-stops>
      </style:paragraph-properties>
    </style:style>
    <style:style style:name="Balloon_20_Text" style:display-name="Balloon Text" style:family="paragraph" style:parent-style-name="Standard" style:default-outline-level="" style:list-style-name="">
      <style:text-properties style:font-name="Arial1" fo:font-size="9pt" style:font-size-asian="9pt" style:font-size-complex="9pt"/>
    </style:style>
    <style:style style:name="Default_20_Paragraph_20_Font" style:display-name="Default Paragraph Font" style:family="text"/>
    <style:style style:name="見出し_20_1_20__28_文字_29_" style:display-name="見出し 1 (文字)" style:family="text" style:parent-style-name="Default_20_Paragraph_20_Font">
      <style:text-properties fo:color="#1f4e79" fo:font-size="14pt" fo:font-weight="bold" style:font-size-asian="14pt" style:font-weight-asian="bold" style:font-name-complex="Arial2" style:font-size-complex="12pt"/>
    </style:style>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見出し_20_2_20__28_文字_29_" style:display-name="見出し 2 (文字)" style:family="text" style:parent-style-name="Default_20_Paragraph_20_Font">
      <style:text-properties fo:color="#2e74b5" style:font-name="Arial1" fo:font-size="11pt" fo:font-weight="bold" style:font-size-asian="11pt" style:font-weight-asian="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吹き出し_20__28_文字_29_" style:display-name="吹き出し (文字)" style:family="text" style:parent-style-name="Default_20_Paragraph_20_Font">
      <style:text-properties style:font-name="Arial1" fo:font-size="9pt" style:font-size-asian="9pt" style:font-size-complex="9pt"/>
    </style:style>
    <style:style style:name="ListLabel_20_1" style:display-name="ListLabel 1" style:family="text">
      <style:text-properties style:font-name-asian="ＭＳ 明朝1"/>
    </style:style>
    <style:style style:name="ListLabel_20_2" style:display-name="ListLabel 2" style:family="text">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741cm" fo:margin-left="0.741cm"/>
        </style:list-level-properties>
        <style:text-properties style:font-name="ＭＳ 明朝"/>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style:font-name="Arial1" style:font-name-complex="Arial2"/>
    </style:style>
    <style:style style:name="MP2" style:family="paragraph" style:parent-style-name="Footer">
      <style:paragraph-properties fo:text-align="end" style:justify-single-word="false"/>
    </style:style>
    <style:style style:name="MT1" style:family="text">
      <style:text-properties style:font-name="Arial1" fo:font-size="9pt" style:font-size-asian="9pt" style:font-name-complex="Arial2"/>
    </style:style>
    <style:page-layout style:name="Mpm1">
      <style:page-layout-properties fo:page-width="21.001cm" fo:page-height="29.7cm" style:num-format="1" style:print-orientation="portrait" fo:margin-top="1.501cm" fo:margin-bottom="1.75cm" fo:margin-left="3cm" fo:margin-right="3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OpenChain Conformance Specification 1.0 </text:p>
      </style:header>
      <style:footer>
        <text:p text:style-name="MP2"><text:page-number text:select-page="current">10</text:page-number><text:span text:style-name="MT1">v2016 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meta:initial-creator>
    <dc:creator>Mieko</dc:creator>
    <meta:editing-cycles>111</meta:editing-cycles>
    <meta:print-date>2017-03-23T16:24:22.88</meta:print-date>
    <meta:creation-date>2017-03-20T22:54:00</meta:creation-date>
    <dc:date>2017-03-29T11:22:27.74</dc:date>
    <meta:editing-duration>P4DT5M16S</meta:editing-duration>
    <meta:generator>OpenOffice/4.1.1$Win32 OpenOffice.org_project/411m6$Build-9775</meta:generator>
    <meta:printed-by>Kunai Takashi</meta:printed-by>
    <meta:document-statistic meta:table-count="0" meta:image-count="0" meta:object-count="0" meta:page-count="10" meta:paragraph-count="944" meta:word-count="9013" meta:character-count="10090"/>
    <meta:user-defined meta:name="AppVersion">15.0000</meta:user-defined>
    <meta:user-defined meta:name="Company">NE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